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eq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ff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eff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ff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eff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ff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ef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i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'1</text:p>
          </table:table-cell>
          <table:table-cell office:value-type="string" calcext:value-type="string">
            <text:p>I'2</text:p>
          </table:table-cell>
          <table:table-cell office:value-type="string" calcext:value-type="string">
            <text:p>I'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3]*SQRT(2)*COS(2*PI()*[.$C$2]*[.A9])" office:value-type="float" office:value="325.269119345812" calcext:value-type="float">
            <text:p>325.2691193458</text:p>
          </table:table-cell>
          <table:table-cell table:formula="of:=[.$C$4]*SQRT(2)*COS(2*PI()*[.$C$2]*[.A9]+2*PI()/3)" office:value-type="float" office:value="-162.634559672906" calcext:value-type="float">
            <text:p>-162.6345596729</text:p>
          </table:table-cell>
          <table:table-cell table:formula="of:=[.$C$5]*SQRT(2)*COS(2*PI()*[.$C$2]*[.A9]+4*PI()/3)" office:value-type="float" office:value="-162.634559672906" calcext:value-type="float">
            <text:p>-162.6345596729</text:p>
          </table:table-cell>
          <table:table-cell table:formula="of:=[.$E$3]*SQRT(2)*COS(2*PI()*[.$C$2]*[.A9]+[.$G$3]*PI()/180)" office:value-type="float" office:value="7.07106781186548" calcext:value-type="float">
            <text:p>7.0710678119</text:p>
          </table:table-cell>
          <table:table-cell table:formula="of:=[.$E$4]*SQRT(2)*COS(2*PI()*[.$C$2]*[.A9]+2*PI()/3+[.$G$4]*PI()/180)" office:value-type="float" office:value="-3.53553390593274" calcext:value-type="float">
            <text:p>-3.5355339059</text:p>
          </table:table-cell>
          <table:table-cell table:formula="of:=[.$E$5]*SQRT(2)*COS(2*PI()*[.$C$2]*[.A9]+4*PI()/3+[.$G$5]*PI()/180)" office:value-type="float" office:value="-3.53553390593274" calcext:value-type="float">
            <text:p>-3.5355339059</text:p>
          </table:table-cell>
          <table:table-cell table:formula="of:=[.$E$3]*SQRT(2)*COS(2*PI()*[.$C$2]*[.A9]+PI()/2+[.$G$3]*PI()/180)" office:value-type="float" office:value="4.32978028117747E-016" calcext:value-type="float">
            <text:p>4.32978028117747E-016</text:p>
          </table:table-cell>
          <table:table-cell table:formula="of:=[.$E$4]*SQRT(2)*COS(2*PI()*[.$C$2]*[.A9]+PI()/2+2*PI()/3+[.$G$4]*PI()/180)" office:value-type="float" office:value="-6.12372435695795" calcext:value-type="float">
            <text:p>-6.123724357</text:p>
          </table:table-cell>
          <table:table-cell table:formula="of:=[.$E$5]*SQRT(2)*COS(2*PI()*[.$C$2]*[.A9]+PI()/2+4*PI()/3+[.$G$5]*PI()/180)" office:value-type="float" office:value="6.12372435695794" calcext:value-type="float">
            <text:p>6.123724357</text:p>
          </table:table-cell>
          <table:table-cell table:formula="of:=[.B9]*[.E9]" office:value-type="float" office:value="2300" calcext:value-type="float">
            <text:p>2300</text:p>
          </table:table-cell>
          <table:table-cell table:formula="of:=[.C9]*[.F9]" office:value-type="float" office:value="575" calcext:value-type="float">
            <text:p>575</text:p>
          </table:table-cell>
          <table:table-cell table:formula="of:=[.D9]*[.G9]" office:value-type="float" office:value="575.000000000001" calcext:value-type="float">
            <text:p>575</text:p>
          </table:table-cell>
          <table:table-cell table:formula="of:=[.B9]*[.H9]" office:value-type="float" office:value="0.000000000000140834381901946" calcext:value-type="float">
            <text:p>1.40834381901946E-013</text:p>
          </table:table-cell>
          <table:table-cell table:formula="of:=[.C9]*[.I9]" office:value-type="float" office:value="995.929214352104" calcext:value-type="float">
            <text:p>995.9292143521</text:p>
          </table:table-cell>
          <table:table-cell table:formula="of:=[.D9]*[.J9]" office:value-type="float" office:value="-995.929214352105" calcext:value-type="float">
            <text:p>-995.9292143521</text:p>
          </table:table-cell>
          <table:table-cell table:number-columns-repeated="1008"/>
        </table:table-row>
        <table:table-row table:style-name="ro1">
          <table:table-cell table:formula="of:=[.A9]+1/([.$C$2]*80)" office:value-type="float" office:value="0.00025" calcext:value-type="float">
            <text:p>0.00025</text:p>
          </table:table-cell>
          <table:table-cell table:formula="of:=[.$C$3]*SQRT(2)*COS(2*PI()*[.$C$2]*[.A10])" office:value-type="float" office:value="324.266423203949" calcext:value-type="float">
            <text:p>324.266423204</text:p>
          </table:table-cell>
          <table:table-cell table:formula="of:=[.$C$4]*SQRT(2)*COS(2*PI()*[.$C$2]*[.A10]+2*PI()/3)" office:value-type="float" office:value="-184.234457876516" calcext:value-type="float">
            <text:p>-184.2344578765</text:p>
          </table:table-cell>
          <table:table-cell table:formula="of:=[.$C$5]*SQRT(2)*COS(2*PI()*[.$C$2]*[.A10]+4*PI()/3)" office:value-type="float" office:value="-140.031965327434" calcext:value-type="float">
            <text:p>-140.0319653274</text:p>
          </table:table-cell>
          <table:table-cell table:formula="of:=[.$E$3]*SQRT(2)*COS(2*PI()*[.$C$2]*[.A10]+[.$G$3]*PI()/180)" office:value-type="float" office:value="7.04927006965107" calcext:value-type="float">
            <text:p>7.0492700697</text:p>
          </table:table-cell>
          <table:table-cell table:formula="of:=[.$E$4]*SQRT(2)*COS(2*PI()*[.$C$2]*[.A10]+2*PI()/3+[.$G$4]*PI()/180)" office:value-type="float" office:value="-4.00509691035903" calcext:value-type="float">
            <text:p>-4.0050969104</text:p>
          </table:table-cell>
          <table:table-cell table:formula="of:=[.$E$5]*SQRT(2)*COS(2*PI()*[.$C$2]*[.A10]+4*PI()/3+[.$G$5]*PI()/180)" office:value-type="float" office:value="-3.04417315929204" calcext:value-type="float">
            <text:p>-3.0441731593</text:p>
          </table:table-cell>
          <table:table-cell table:formula="of:=[.$E$3]*SQRT(2)*COS(2*PI()*[.$C$2]*[.A10]+PI()/2+[.$G$3]*PI()/180)" office:value-type="float" office:value="-0.554789586349236" calcext:value-type="float">
            <text:p>-0.5547895863</text:p>
          </table:table-cell>
          <table:table-cell table:formula="of:=[.$E$4]*SQRT(2)*COS(2*PI()*[.$C$2]*[.A10]+PI()/2+2*PI()/3+[.$G$4]*PI()/180)" office:value-type="float" office:value="-5.82745216528051" calcext:value-type="float">
            <text:p>-5.8274521653</text:p>
          </table:table-cell>
          <table:table-cell table:formula="of:=[.$E$5]*SQRT(2)*COS(2*PI()*[.$C$2]*[.A10]+PI()/2+4*PI()/3+[.$G$5]*PI()/180)" office:value-type="float" office:value="6.38224175162974" calcext:value-type="float">
            <text:p>6.3822417516</text:p>
          </table:table-cell>
          <table:table-cell table:formula="of:=[.B10]*[.E10]" office:value-type="float" office:value="2285.84159168441" calcext:value-type="float">
            <text:p>2285.8415916844</text:p>
          </table:table-cell>
          <table:table-cell table:formula="of:=[.C10]*[.F10]" office:value-type="float" office:value="737.876858022904" calcext:value-type="float">
            <text:p>737.8768580229</text:p>
          </table:table-cell>
          <table:table-cell table:formula="of:=[.D10]*[.G10]" office:value-type="float" office:value="426.281550292689" calcext:value-type="float">
            <text:p>426.2815502927</text:p>
          </table:table-cell>
          <table:table-cell table:formula="of:=[.B10]*[.H10]" office:value-type="float" office:value="-179.899634796265" calcext:value-type="float">
            <text:p>-179.8996347963</text:p>
          </table:table-cell>
          <table:table-cell table:formula="of:=[.C10]*[.I10]" office:value-type="float" office:value="1073.61749047178" calcext:value-type="float">
            <text:p>1073.6174904718</text:p>
          </table:table-cell>
          <table:table-cell table:formula="of:=[.D10]*[.J10]" office:value-type="float" office:value="-893.717855675518" calcext:value-type="float">
            <text:p>-893.7178556755</text:p>
          </table:table-cell>
          <table:table-cell table:number-columns-repeated="1008"/>
        </table:table-row>
        <table:table-row table:style-name="ro1">
          <table:table-cell table:formula="of:=[.A10]+1/([.$C$2]*80)" office:value-type="float" office:value="0.0005" calcext:value-type="float">
            <text:p>0.0005</text:p>
          </table:table-cell>
          <table:table-cell table:formula="of:=[.$C$3]*SQRT(2)*COS(2*PI()*[.$C$2]*[.A11])" office:value-type="float" office:value="321.264516733507" calcext:value-type="float">
            <text:p>321.2645167335</text:p>
          </table:table-cell>
          <table:table-cell table:formula="of:=[.$C$4]*SQRT(2)*COS(2*PI()*[.$C$2]*[.A11]+2*PI()/3)" office:value-type="float" office:value="-204.698489383142" calcext:value-type="float">
            <text:p>-204.6984893831</text:p>
          </table:table-cell>
          <table:table-cell table:formula="of:=[.$C$5]*SQRT(2)*COS(2*PI()*[.$C$2]*[.A11]+4*PI()/3)" office:value-type="float" office:value="-116.566027350364" calcext:value-type="float">
            <text:p>-116.5660273504</text:p>
          </table:table-cell>
          <table:table-cell table:formula="of:=[.$E$3]*SQRT(2)*COS(2*PI()*[.$C$2]*[.A11]+[.$G$3]*PI()/180)" office:value-type="float" office:value="6.9840112333371" calcext:value-type="float">
            <text:p>6.9840112333</text:p>
          </table:table-cell>
          <table:table-cell table:formula="of:=[.$E$4]*SQRT(2)*COS(2*PI()*[.$C$2]*[.A11]+2*PI()/3+[.$G$4]*PI()/180)" office:value-type="float" office:value="-4.4499671605031" calcext:value-type="float">
            <text:p>-4.4499671605</text:p>
          </table:table-cell>
          <table:table-cell table:formula="of:=[.$E$5]*SQRT(2)*COS(2*PI()*[.$C$2]*[.A11]+4*PI()/3+[.$G$5]*PI()/180)" office:value-type="float" office:value="-2.53404407283401" calcext:value-type="float">
            <text:p>-2.5340440728</text:p>
          </table:table-cell>
          <table:table-cell table:formula="of:=[.$E$3]*SQRT(2)*COS(2*PI()*[.$C$2]*[.A11]+PI()/2+[.$G$3]*PI()/180)" office:value-type="float" office:value="-1.10615871041237" calcext:value-type="float">
            <text:p>-1.1061587104</text:p>
          </table:table-cell>
          <table:table-cell table:formula="of:=[.$E$4]*SQRT(2)*COS(2*PI()*[.$C$2]*[.A11]+PI()/2+2*PI()/3+[.$G$4]*PI()/180)" office:value-type="float" office:value="-5.49525179317964" calcext:value-type="float">
            <text:p>-5.4952517932</text:p>
          </table:table-cell>
          <table:table-cell table:formula="of:=[.$E$5]*SQRT(2)*COS(2*PI()*[.$C$2]*[.A11]+PI()/2+4*PI()/3+[.$G$5]*PI()/180)" office:value-type="float" office:value="6.601410503592" calcext:value-type="float">
            <text:p>6.6014105036</text:p>
          </table:table-cell>
          <table:table-cell table:formula="of:=[.B11]*[.E11]" office:value-type="float" office:value="2243.71499373943" calcext:value-type="float">
            <text:p>2243.7149937394</text:p>
          </table:table-cell>
          <table:table-cell table:formula="of:=[.C11]*[.F11]" office:value-type="float" office:value="910.901555559576" calcext:value-type="float">
            <text:p>910.9015555596</text:p>
          </table:table-cell>
          <table:table-cell table:formula="of:=[.D11]*[.G11]" office:value-type="float" office:value="295.383450700997" calcext:value-type="float">
            <text:p>295.383450701</text:p>
          </table:table-cell>
          <table:table-cell table:formula="of:=[.B11]*[.H11]" office:value-type="float" office:value="-355.369543531189" calcext:value-type="float">
            <text:p>-355.3695435312</text:p>
          </table:table-cell>
          <table:table-cell table:formula="of:=[.C11]*[.I11]" office:value-type="float" office:value="1124.86974084388" calcext:value-type="float">
            <text:p>1124.8697408439</text:p>
          </table:table-cell>
          <table:table-cell table:formula="of:=[.D11]*[.J11]" office:value-type="float" office:value="-769.500197312688" calcext:value-type="float">
            <text:p>-769.5001973127</text:p>
          </table:table-cell>
          <table:table-cell table:number-columns-repeated="1008"/>
        </table:table-row>
        <table:table-row table:style-name="ro1">
          <table:table-cell table:formula="of:=[.A11]+1/([.$C$2]*80)" office:value-type="float" office:value="0.00075" calcext:value-type="float">
            <text:p>0.00075</text:p>
          </table:table-cell>
          <table:table-cell table:formula="of:=[.$C$3]*SQRT(2)*COS(2*PI()*[.$C$2]*[.A12])" office:value-type="float" office:value="316.281907686109" calcext:value-type="float">
            <text:p>316.2819076861</text:p>
          </table:table-cell>
          <table:table-cell table:formula="of:=[.$C$4]*SQRT(2)*COS(2*PI()*[.$C$2]*[.A12]+2*PI()/3)" office:value-type="float" office:value="-223.900486633567" calcext:value-type="float">
            <text:p>-223.9004866336</text:p>
          </table:table-cell>
          <table:table-cell table:formula="of:=[.$C$5]*SQRT(2)*COS(2*PI()*[.$C$2]*[.A12]+4*PI()/3)" office:value-type="float" office:value="-92.3814210525421" calcext:value-type="float">
            <text:p>-92.3814210525</text:p>
          </table:table-cell>
          <table:table-cell table:formula="of:=[.$E$3]*SQRT(2)*COS(2*PI()*[.$C$2]*[.A12]+[.$G$3]*PI()/180)" office:value-type="float" office:value="6.87569364535021" calcext:value-type="float">
            <text:p>6.8756936454</text:p>
          </table:table-cell>
          <table:table-cell table:formula="of:=[.$E$4]*SQRT(2)*COS(2*PI()*[.$C$2]*[.A12]+2*PI()/3+[.$G$4]*PI()/180)" office:value-type="float" office:value="-4.86740188333842" calcext:value-type="float">
            <text:p>-4.8674018833</text:p>
          </table:table-cell>
          <table:table-cell table:formula="of:=[.$E$5]*SQRT(2)*COS(2*PI()*[.$C$2]*[.A12]+4*PI()/3+[.$G$5]*PI()/180)" office:value-type="float" office:value="-2.00829176201178" calcext:value-type="float">
            <text:p>-2.008291762</text:p>
          </table:table-cell>
          <table:table-cell table:formula="of:=[.$E$3]*SQRT(2)*COS(2*PI()*[.$C$2]*[.A12]+PI()/2+[.$G$3]*PI()/180)" office:value-type="float" office:value="-1.65070799819072" calcext:value-type="float">
            <text:p>-1.6507079982</text:p>
          </table:table-cell>
          <table:table-cell table:formula="of:=[.$E$4]*SQRT(2)*COS(2*PI()*[.$C$2]*[.A12]+PI()/2+2*PI()/3+[.$G$4]*PI()/180)" office:value-type="float" office:value="-5.12917136641715" calcext:value-type="float">
            <text:p>-5.1291713664</text:p>
          </table:table-cell>
          <table:table-cell table:formula="of:=[.$E$5]*SQRT(2)*COS(2*PI()*[.$C$2]*[.A12]+PI()/2+4*PI()/3+[.$G$5]*PI()/180)" office:value-type="float" office:value="6.77987936460787" calcext:value-type="float">
            <text:p>6.7798793646</text:p>
          </table:table-cell>
          <table:table-cell table:formula="of:=[.B12]*[.E12]" office:value-type="float" office:value="2174.65750281662" calcext:value-type="float">
            <text:p>2174.6575028166</text:p>
          </table:table-cell>
          <table:table-cell table:formula="of:=[.C12]*[.F12]" office:value-type="float" office:value="1089.81365032061" calcext:value-type="float">
            <text:p>1089.8136503206</text:p>
          </table:table-cell>
          <table:table-cell table:formula="of:=[.D12]*[.G12]" office:value-type="float" office:value="185.528846862762" calcext:value-type="float">
            <text:p>185.5288468628</text:p>
          </table:table-cell>
          <table:table-cell table:formula="of:=[.B12]*[.H12]" office:value-type="float" office:value="-522.089074700479" calcext:value-type="float">
            <text:p>-522.0890747005</text:p>
          </table:table-cell>
          <table:table-cell table:formula="of:=[.C12]*[.I12]" office:value-type="float" office:value="1148.42396496776" calcext:value-type="float">
            <text:p>1148.4239649678</text:p>
          </table:table-cell>
          <table:table-cell table:formula="of:=[.D12]*[.J12]" office:value-type="float" office:value="-626.334890267281" calcext:value-type="float">
            <text:p>-626.3348902673</text:p>
          </table:table-cell>
          <table:table-cell table:number-columns-repeated="1008"/>
        </table:table-row>
        <table:table-row table:style-name="ro1">
          <table:table-cell table:formula="of:=[.A12]+1/([.$C$2]*80)" office:value-type="float" office:value="0.001" calcext:value-type="float">
            <text:p>0.001</text:p>
          </table:table-cell>
          <table:table-cell table:formula="of:=[.$C$3]*SQRT(2)*COS(2*PI()*[.$C$2]*[.A13])" office:value-type="float" office:value="309.34931550342" calcext:value-type="float">
            <text:p>309.3493155034</text:p>
          </table:table-cell>
          <table:table-cell table:formula="of:=[.$C$4]*SQRT(2)*COS(2*PI()*[.$C$2]*[.A13]+2*PI()/3)" office:value-type="float" office:value="-241.722062929429" calcext:value-type="float">
            <text:p>-241.7220629294</text:p>
          </table:table-cell>
          <table:table-cell table:formula="of:=[.$C$5]*SQRT(2)*COS(2*PI()*[.$C$2]*[.A13]+4*PI()/3)" office:value-type="float" office:value="-67.6272525739914" calcext:value-type="float">
            <text:p>-67.627252574</text:p>
          </table:table-cell>
          <table:table-cell table:formula="of:=[.$E$3]*SQRT(2)*COS(2*PI()*[.$C$2]*[.A13]+[.$G$3]*PI()/180)" office:value-type="float" office:value="6.72498511963957" calcext:value-type="float">
            <text:p>6.7249851196</text:p>
          </table:table-cell>
          <table:table-cell table:formula="of:=[.$E$4]*SQRT(2)*COS(2*PI()*[.$C$2]*[.A13]+2*PI()/3+[.$G$4]*PI()/180)" office:value-type="float" office:value="-5.25482745498759" calcext:value-type="float">
            <text:p>-5.254827455</text:p>
          </table:table-cell>
          <table:table-cell table:formula="of:=[.$E$5]*SQRT(2)*COS(2*PI()*[.$C$2]*[.A13]+4*PI()/3+[.$G$5]*PI()/180)" office:value-type="float" office:value="-1.47015766465199" calcext:value-type="float">
            <text:p>-1.4701576647</text:p>
          </table:table-cell>
          <table:table-cell table:formula="of:=[.$E$3]*SQRT(2)*COS(2*PI()*[.$C$2]*[.A13]+PI()/2+[.$G$3]*PI()/180)" office:value-type="float" office:value="-2.1850801222441" calcext:value-type="float">
            <text:p>-2.1850801222</text:p>
          </table:table-cell>
          <table:table-cell table:formula="of:=[.$E$4]*SQRT(2)*COS(2*PI()*[.$C$2]*[.A13]+PI()/2+2*PI()/3+[.$G$4]*PI()/180)" office:value-type="float" office:value="-4.73146789255815" calcext:value-type="float">
            <text:p>-4.7314678926</text:p>
          </table:table-cell>
          <table:table-cell table:formula="of:=[.$E$5]*SQRT(2)*COS(2*PI()*[.$C$2]*[.A13]+PI()/2+4*PI()/3+[.$G$5]*PI()/180)" office:value-type="float" office:value="6.91654801480226" calcext:value-type="float">
            <text:p>6.9165480148</text:p>
          </table:table-cell>
          <table:table-cell table:formula="of:=[.B13]*[.E13]" office:value-type="float" office:value="2080.36954353119" calcext:value-type="float">
            <text:p>2080.3695435312</text:p>
          </table:table-cell>
          <table:table-cell table:formula="of:=[.C13]*[.F13]" office:value-type="float" office:value="1270.2077327578" calcext:value-type="float">
            <text:p>1270.2077327578</text:p>
          </table:table-cell>
          <table:table-cell table:formula="of:=[.D13]*[.G13]" office:value-type="float" office:value="99.4227237110094" calcext:value-type="float">
            <text:p>99.422723711</text:p>
          </table:table-cell>
          <table:table-cell table:formula="of:=[.B13]*[.H13]" office:value-type="float" office:value="-675.953040136344" calcext:value-type="float">
            <text:p>-675.9530401363</text:p>
          </table:table-cell>
          <table:table-cell table:formula="of:=[.C13]*[.I13]" office:value-type="float" office:value="1143.70017967351" calcext:value-type="float">
            <text:p>1143.7001796735</text:p>
          </table:table-cell>
          <table:table-cell table:formula="of:=[.D13]*[.J13]" office:value-type="float" office:value="-467.747139537171" calcext:value-type="float">
            <text:p>-467.7471395372</text:p>
          </table:table-cell>
          <table:table-cell table:number-columns-repeated="1008"/>
        </table:table-row>
        <table:table-row table:style-name="ro1">
          <table:table-cell table:formula="of:=[.A13]+1/([.$C$2]*80)" office:value-type="float" office:value="0.00125" calcext:value-type="float">
            <text:p>0.00125</text:p>
          </table:table-cell>
          <table:table-cell table:formula="of:=[.$C$3]*SQRT(2)*COS(2*PI()*[.$C$2]*[.A14])" office:value-type="float" office:value="300.509481921567" calcext:value-type="float">
            <text:p>300.5094819216</text:p>
          </table:table-cell>
          <table:table-cell table:formula="of:=[.$C$4]*SQRT(2)*COS(2*PI()*[.$C$2]*[.A14]+2*PI()/3)" office:value-type="float" office:value="-258.053342326588" calcext:value-type="float">
            <text:p>-258.0533423266</text:p>
          </table:table-cell>
          <table:table-cell table:formula="of:=[.$C$5]*SQRT(2)*COS(2*PI()*[.$C$2]*[.A14]+4*PI()/3)" office:value-type="float" office:value="-42.4561395949786" calcext:value-type="float">
            <text:p>-42.456139595</text:p>
          </table:table-cell>
          <table:table-cell table:formula="of:=[.$E$3]*SQRT(2)*COS(2*PI()*[.$C$2]*[.A14]+[.$G$3]*PI()/180)" office:value-type="float" office:value="6.53281482438188" calcext:value-type="float">
            <text:p>6.5328148244</text:p>
          </table:table-cell>
          <table:table-cell table:formula="of:=[.$E$4]*SQRT(2)*COS(2*PI()*[.$C$2]*[.A14]+2*PI()/3+[.$G$4]*PI()/180)" office:value-type="float" office:value="-5.60985526796931" calcext:value-type="float">
            <text:p>-5.609855268</text:p>
          </table:table-cell>
          <table:table-cell table:formula="of:=[.$E$5]*SQRT(2)*COS(2*PI()*[.$C$2]*[.A14]+4*PI()/3+[.$G$5]*PI()/180)" office:value-type="float" office:value="-0.922959556412579" calcext:value-type="float">
            <text:p>-0.9229595564</text:p>
          </table:table-cell>
          <table:table-cell table:formula="of:=[.$E$3]*SQRT(2)*COS(2*PI()*[.$C$2]*[.A14]+PI()/2+[.$G$3]*PI()/180)" office:value-type="float" office:value="-2.70598050073098" calcext:value-type="float">
            <text:p>-2.7059805007</text:p>
          </table:table-cell>
          <table:table-cell table:formula="of:=[.$E$4]*SQRT(2)*COS(2*PI()*[.$C$2]*[.A14]+PI()/2+2*PI()/3+[.$G$4]*PI()/180)" office:value-type="float" office:value="-4.3045933457688" calcext:value-type="float">
            <text:p>-4.3045933458</text:p>
          </table:table-cell>
          <table:table-cell table:formula="of:=[.$E$5]*SQRT(2)*COS(2*PI()*[.$C$2]*[.A14]+PI()/2+4*PI()/3+[.$G$5]*PI()/180)" office:value-type="float" office:value="7.01057384649978" calcext:value-type="float">
            <text:p>7.0105738465</text:p>
          </table:table-cell>
          <table:table-cell table:formula="of:=[.B14]*[.E14]" office:value-type="float" office:value="1963.17279836453" calcext:value-type="float">
            <text:p>1963.1727983645</text:p>
          </table:table-cell>
          <table:table-cell table:formula="of:=[.C14]*[.F14]" office:value-type="float" office:value="1447.6419018679" calcext:value-type="float">
            <text:p>1447.6419018679</text:p>
          </table:table-cell>
          <table:table-cell table:formula="of:=[.D14]*[.G14]" office:value-type="float" office:value="39.185299767572" calcext:value-type="float">
            <text:p>39.1852997676</text:p>
          </table:table-cell>
          <table:table-cell table:formula="of:=[.B14]*[.H14]" office:value-type="float" office:value="-813.17279836453" calcext:value-type="float">
            <text:p>-813.1727983645</text:p>
          </table:table-cell>
          <table:table-cell table:formula="of:=[.C14]*[.I14]" office:value-type="float" office:value="1110.81470023243" calcext:value-type="float">
            <text:p>1110.8147002324</text:p>
          </table:table-cell>
          <table:table-cell table:formula="of:=[.D14]*[.J14]" office:value-type="float" office:value="-297.641901867901" calcext:value-type="float">
            <text:p>-297.6419018679</text:p>
          </table:table-cell>
          <table:table-cell table:number-columns-repeated="1008"/>
        </table:table-row>
        <table:table-row table:style-name="ro1">
          <table:table-cell table:formula="of:=[.A14]+1/([.$C$2]*80)" office:value-type="float" office:value="0.0015" calcext:value-type="float">
            <text:p>0.0015</text:p>
          </table:table-cell>
          <table:table-cell table:formula="of:=[.$C$3]*SQRT(2)*COS(2*PI()*[.$C$2]*[.A15])" office:value-type="float" office:value="289.816907454123" calcext:value-type="float">
            <text:p>289.8169074541</text:p>
          </table:table-cell>
          <table:table-cell table:formula="of:=[.$C$4]*SQRT(2)*COS(2*PI()*[.$C$2]*[.A15]+2*PI()/3)" office:value-type="float" office:value="-272.79363705686" calcext:value-type="float">
            <text:p>-272.7936370569</text:p>
          </table:table-cell>
          <table:table-cell table:formula="of:=[.$C$5]*SQRT(2)*COS(2*PI()*[.$C$2]*[.A15]+4*PI()/3)" office:value-type="float" office:value="-17.0232703972634" calcext:value-type="float">
            <text:p>-17.0232703973</text:p>
          </table:table-cell>
          <table:table-cell table:formula="of:=[.$E$3]*SQRT(2)*COS(2*PI()*[.$C$2]*[.A15]+[.$G$3]*PI()/180)" office:value-type="float" office:value="6.30036755335051" calcext:value-type="float">
            <text:p>6.3003675534</text:p>
          </table:table-cell>
          <table:table-cell table:formula="of:=[.$E$4]*SQRT(2)*COS(2*PI()*[.$C$2]*[.A15]+2*PI()/3+[.$G$4]*PI()/180)" office:value-type="float" office:value="-5.93029645775783" calcext:value-type="float">
            <text:p>-5.9302964578</text:p>
          </table:table-cell>
          <table:table-cell table:formula="of:=[.$E$5]*SQRT(2)*COS(2*PI()*[.$C$2]*[.A15]+4*PI()/3+[.$G$5]*PI()/180)" office:value-type="float" office:value="-0.370071095592683" calcext:value-type="float">
            <text:p>-0.3700710956</text:p>
          </table:table-cell>
          <table:table-cell table:formula="of:=[.$E$3]*SQRT(2)*COS(2*PI()*[.$C$2]*[.A15]+PI()/2+[.$G$3]*PI()/180)" office:value-type="float" office:value="-3.21019760960103" calcext:value-type="float">
            <text:p>-3.2101976096</text:p>
          </table:table-cell>
          <table:table-cell table:formula="of:=[.$E$4]*SQRT(2)*COS(2*PI()*[.$C$2]*[.A15]+PI()/2+2*PI()/3+[.$G$4]*PI()/180)" office:value-type="float" office:value="-3.85117954958023" calcext:value-type="float">
            <text:p>-3.8511795496</text:p>
          </table:table-cell>
          <table:table-cell table:formula="of:=[.$E$5]*SQRT(2)*COS(2*PI()*[.$C$2]*[.A15]+PI()/2+4*PI()/3+[.$G$5]*PI()/180)" office:value-type="float" office:value="7.06137715918126" calcext:value-type="float">
            <text:p>7.0613771592</text:p>
          </table:table-cell>
          <table:table-cell table:formula="of:=[.B15]*[.E15]" office:value-type="float" office:value="1825.95304013634" calcext:value-type="float">
            <text:p>1825.9530401364</text:p>
          </table:table-cell>
          <table:table-cell table:formula="of:=[.C15]*[.F15]" office:value-type="float" office:value="1617.74713953717" calcext:value-type="float">
            <text:p>1617.7471395372</text:p>
          </table:table-cell>
          <table:table-cell table:formula="of:=[.D15]*[.G15]" office:value-type="float" office:value="6.29982032648578" calcext:value-type="float">
            <text:p>6.2998203265</text:p>
          </table:table-cell>
          <table:table-cell table:formula="of:=[.B15]*[.H15]" office:value-type="float" office:value="-930.369543531189" calcext:value-type="float">
            <text:p>-930.3695435312</text:p>
          </table:table-cell>
          <table:table-cell table:formula="of:=[.C15]*[.I15]" office:value-type="float" office:value="1050.57727628899" calcext:value-type="float">
            <text:p>1050.577276289</text:p>
          </table:table-cell>
          <table:table-cell table:formula="of:=[.D15]*[.J15]" office:value-type="float" office:value="-120.207732757803" calcext:value-type="float">
            <text:p>-120.2077327578</text:p>
          </table:table-cell>
          <table:table-cell table:number-columns-repeated="1008"/>
        </table:table-row>
        <table:table-row table:style-name="ro1">
          <table:table-cell table:formula="of:=[.A15]+1/([.$C$2]*80)" office:value-type="float" office:value="0.00175" calcext:value-type="float">
            <text:p>0.00175</text:p>
          </table:table-cell>
          <table:table-cell table:formula="of:=[.$C$3]*SQRT(2)*COS(2*PI()*[.$C$2]*[.A16])" office:value-type="float" office:value="277.337515378324" calcext:value-type="float">
            <text:p>277.3375153783</text:p>
          </table:table-cell>
          <table:table-cell table:formula="of:=[.$C$4]*SQRT(2)*COS(2*PI()*[.$C$2]*[.A16]+2*PI()/3)" office:value-type="float" office:value="-285.852068301587" calcext:value-type="float">
            <text:p>-285.8520683016</text:p>
          </table:table-cell>
          <table:table-cell table:formula="of:=[.$C$5]*SQRT(2)*COS(2*PI()*[.$C$2]*[.A16]+4*PI()/3)" office:value-type="float" office:value="8.51455292326273" calcext:value-type="float">
            <text:p>8.5145529233</text:p>
          </table:table-cell>
          <table:table-cell table:formula="of:=[.$E$3]*SQRT(2)*COS(2*PI()*[.$C$2]*[.A16]+[.$G$3]*PI()/180)" office:value-type="float" office:value="6.02907642126791" calcext:value-type="float">
            <text:p>6.0290764213</text:p>
          </table:table-cell>
          <table:table-cell table:formula="of:=[.$E$4]*SQRT(2)*COS(2*PI()*[.$C$2]*[.A16]+2*PI()/3+[.$G$4]*PI()/180)" office:value-type="float" office:value="-6.21417539786058" calcext:value-type="float">
            <text:p>-6.2141753979</text:p>
          </table:table-cell>
          <table:table-cell table:formula="of:=[.$E$5]*SQRT(2)*COS(2*PI()*[.$C$2]*[.A16]+4*PI()/3+[.$G$5]*PI()/180)" office:value-type="float" office:value="0.185098976592668" calcext:value-type="float">
            <text:p>0.1850989766</text:p>
          </table:table-cell>
          <table:table-cell table:formula="of:=[.$E$3]*SQRT(2)*COS(2*PI()*[.$C$2]*[.A16]+PI()/2+[.$G$3]*PI()/180)" office:value-type="float" office:value="-3.69462278270886" calcext:value-type="float">
            <text:p>-3.6946227827</text:p>
          </table:table-cell>
          <table:table-cell table:formula="of:=[.$E$4]*SQRT(2)*COS(2*PI()*[.$C$2]*[.A16]+PI()/2+2*PI()/3+[.$G$4]*PI()/180)" office:value-type="float" office:value="-3.37402195082135" calcext:value-type="float">
            <text:p>-3.3740219508</text:p>
          </table:table-cell>
          <table:table-cell table:formula="of:=[.$E$5]*SQRT(2)*COS(2*PI()*[.$C$2]*[.A16]+PI()/2+4*PI()/3+[.$G$5]*PI()/180)" office:value-type="float" office:value="7.06864473353021" calcext:value-type="float">
            <text:p>7.0686447335</text:p>
          </table:table-cell>
          <table:table-cell table:formula="of:=[.B16]*[.E16]" office:value-type="float" office:value="1672.08907470048" calcext:value-type="float">
            <text:p>1672.0890747005</text:p>
          </table:table-cell>
          <table:table-cell table:formula="of:=[.C16]*[.F16]" office:value-type="float" office:value="1776.33489026728" calcext:value-type="float">
            <text:p>1776.3348902673</text:p>
          </table:table-cell>
          <table:table-cell table:formula="of:=[.D16]*[.G16]" office:value-type="float" office:value="1.57603503224004" calcext:value-type="float">
            <text:p>1.5760350322</text:p>
          </table:table-cell>
          <table:table-cell table:formula="of:=[.B16]*[.H16]" office:value-type="float" office:value="-1024.65750281662" calcext:value-type="float">
            <text:p>-1024.6575028166</text:p>
          </table:table-cell>
          <table:table-cell table:formula="of:=[.C16]*[.I16]" office:value-type="float" office:value="964.471153137238" calcext:value-type="float">
            <text:p>964.4711531372</text:p>
          </table:table-cell>
          <table:table-cell table:formula="of:=[.D16]*[.J16]" office:value-type="float" office:value="60.1863496793853" calcext:value-type="float">
            <text:p>60.1863496794</text:p>
          </table:table-cell>
          <table:table-cell table:number-columns-repeated="1008"/>
        </table:table-row>
        <table:table-row table:style-name="ro1">
          <table:table-cell table:formula="of:=[.A16]+1/([.$C$2]*80)" office:value-type="float" office:value="0.002" calcext:value-type="float">
            <text:p>0.002</text:p>
          </table:table-cell>
          <table:table-cell table:formula="of:=[.$C$3]*SQRT(2)*COS(2*PI()*[.$C$2]*[.A17])" office:value-type="float" office:value="263.148245296135" calcext:value-type="float">
            <text:p>263.1482452961</text:p>
          </table:table-cell>
          <table:table-cell table:formula="of:=[.$C$4]*SQRT(2)*COS(2*PI()*[.$C$2]*[.A17]+2*PI()/3)" office:value-type="float" office:value="-297.148126489775" calcext:value-type="float">
            <text:p>-297.1481264898</text:p>
          </table:table-cell>
          <table:table-cell table:formula="of:=[.$C$5]*SQRT(2)*COS(2*PI()*[.$C$2]*[.A17]+4*PI()/3)" office:value-type="float" office:value="33.9998811936405" calcext:value-type="float">
            <text:p>33.9998811936</text:p>
          </table:table-cell>
          <table:table-cell table:formula="of:=[.$E$3]*SQRT(2)*COS(2*PI()*[.$C$2]*[.A17]+[.$G$3]*PI()/180)" office:value-type="float" office:value="5.72061402817684" calcext:value-type="float">
            <text:p>5.7206140282</text:p>
          </table:table-cell>
          <table:table-cell table:formula="of:=[.$E$4]*SQRT(2)*COS(2*PI()*[.$C$2]*[.A17]+2*PI()/3+[.$G$4]*PI()/180)" office:value-type="float" office:value="-6.45974188021251" calcext:value-type="float">
            <text:p>-6.4597418802</text:p>
          </table:table-cell>
          <table:table-cell table:formula="of:=[.$E$5]*SQRT(2)*COS(2*PI()*[.$C$2]*[.A17]+4*PI()/3+[.$G$5]*PI()/180)" office:value-type="float" office:value="0.739127852035664" calcext:value-type="float">
            <text:p>0.739127852</text:p>
          </table:table-cell>
          <table:table-cell table:formula="of:=[.$E$3]*SQRT(2)*COS(2*PI()*[.$C$2]*[.A17]+PI()/2+[.$G$3]*PI()/180)" office:value-type="float" office:value="-4.15626937777453" calcext:value-type="float">
            <text:p>-4.1562693778</text:p>
          </table:table-cell>
          <table:table-cell table:formula="of:=[.$E$4]*SQRT(2)*COS(2*PI()*[.$C$2]*[.A17]+PI()/2+2*PI()/3+[.$G$4]*PI()/180)" office:value-type="float" office:value="-2.87606238475951" calcext:value-type="float">
            <text:p>-2.8760623848</text:p>
          </table:table-cell>
          <table:table-cell table:formula="of:=[.$E$5]*SQRT(2)*COS(2*PI()*[.$C$2]*[.A17]+PI()/2+4*PI()/3+[.$G$5]*PI()/180)" office:value-type="float" office:value="7.03233176253404" calcext:value-type="float">
            <text:p>7.0323317625</text:p>
          </table:table-cell>
          <table:table-cell table:formula="of:=[.B17]*[.E17]" office:value-type="float" office:value="1505.36954353119" calcext:value-type="float">
            <text:p>1505.3695435312</text:p>
          </table:table-cell>
          <table:table-cell table:formula="of:=[.C17]*[.F17]" office:value-type="float" office:value="1919.50019731269" calcext:value-type="float">
            <text:p>1919.5001973127</text:p>
          </table:table-cell>
          <table:table-cell table:formula="of:=[.D17]*[.G17]" office:value-type="float" office:value="25.1302591561233" calcext:value-type="float">
            <text:p>25.1302591561</text:p>
          </table:table-cell>
          <table:table-cell table:formula="of:=[.B17]*[.H17]" office:value-type="float" office:value="-1093.71499373943" calcext:value-type="float">
            <text:p>-1093.7149937394</text:p>
          </table:table-cell>
          <table:table-cell table:formula="of:=[.C17]*[.I17]" office:value-type="float" office:value="854.616549299005" calcext:value-type="float">
            <text:p>854.616549299</text:p>
          </table:table-cell>
          <table:table-cell table:formula="of:=[.D17]*[.J17]" office:value-type="float" office:value="239.098444440422" calcext:value-type="float">
            <text:p>239.0984444404</text:p>
          </table:table-cell>
          <table:table-cell table:number-columns-repeated="1008"/>
        </table:table-row>
        <table:table-row table:style-name="ro1">
          <table:table-cell table:formula="of:=[.A17]+1/([.$C$2]*80)" office:value-type="float" office:value="0.00225" calcext:value-type="float">
            <text:p>0.00225</text:p>
          </table:table-cell>
          <table:table-cell table:formula="of:=[.$C$3]*SQRT(2)*COS(2*PI()*[.$C$2]*[.A18])" office:value-type="float" office:value="247.336578776024" calcext:value-type="float">
            <text:p>247.336578776</text:p>
          </table:table-cell>
          <table:table-cell table:formula="of:=[.$C$4]*SQRT(2)*COS(2*PI()*[.$C$2]*[.A18]+2*PI()/3)" office:value-type="float" office:value="-306.612167666376" calcext:value-type="float">
            <text:p>-306.6121676664</text:p>
          </table:table-cell>
          <table:table-cell table:formula="of:=[.$C$5]*SQRT(2)*COS(2*PI()*[.$C$2]*[.A18]+4*PI()/3)" office:value-type="float" office:value="59.275588890352" calcext:value-type="float">
            <text:p>59.2755888904</text:p>
          </table:table-cell>
          <table:table-cell table:formula="of:=[.$E$3]*SQRT(2)*COS(2*PI()*[.$C$2]*[.A18]+[.$G$3]*PI()/180)" office:value-type="float" office:value="5.37688214730486" calcext:value-type="float">
            <text:p>5.3768821473</text:p>
          </table:table-cell>
          <table:table-cell table:formula="of:=[.$E$4]*SQRT(2)*COS(2*PI()*[.$C$2]*[.A18]+2*PI()/3+[.$G$4]*PI()/180)" office:value-type="float" office:value="-6.66548190579078" calcext:value-type="float">
            <text:p>-6.6654819058</text:p>
          </table:table-cell>
          <table:table-cell table:formula="of:=[.$E$5]*SQRT(2)*COS(2*PI()*[.$C$2]*[.A18]+4*PI()/3+[.$G$5]*PI()/180)" office:value-type="float" office:value="1.28859975848591" calcext:value-type="float">
            <text:p>1.2885997585</text:p>
          </table:table-cell>
          <table:table-cell table:formula="of:=[.$E$3]*SQRT(2)*COS(2*PI()*[.$C$2]*[.A18]+PI()/2+[.$G$3]*PI()/180)" office:value-type="float" office:value="-4.59229119002641" calcext:value-type="float">
            <text:p>-4.59229119</text:p>
          </table:table-cell>
          <table:table-cell table:formula="of:=[.$E$4]*SQRT(2)*COS(2*PI()*[.$C$2]*[.A18]+PI()/2+2*PI()/3+[.$G$4]*PI()/180)" office:value-type="float" office:value="-2.36037093770783" calcext:value-type="float">
            <text:p>-2.3603709377</text:p>
          </table:table-cell>
          <table:table-cell table:formula="of:=[.$E$5]*SQRT(2)*COS(2*PI()*[.$C$2]*[.A18]+PI()/2+4*PI()/3+[.$G$5]*PI()/180)" office:value-type="float" office:value="6.95266212773424" calcext:value-type="float">
            <text:p>6.9526621277</text:p>
          </table:table-cell>
          <table:table-cell table:formula="of:=[.B18]*[.E18]" office:value-type="float" office:value="1329.89963479627" calcext:value-type="float">
            <text:p>1329.8996347963</text:p>
          </table:table-cell>
          <table:table-cell table:formula="of:=[.C18]*[.F18]" office:value-type="float" office:value="2043.71785567552" calcext:value-type="float">
            <text:p>2043.7178556755</text:p>
          </table:table-cell>
          <table:table-cell table:formula="of:=[.D18]*[.G18]" office:value-type="float" office:value="76.382509528218" calcext:value-type="float">
            <text:p>76.3825095282</text:p>
          </table:table-cell>
          <table:table-cell table:formula="of:=[.B18]*[.H18]" office:value-type="float" office:value="-1135.84159168441" calcext:value-type="float">
            <text:p>-1135.8415916844</text:p>
          </table:table-cell>
          <table:table-cell table:formula="of:=[.C18]*[.I18]" office:value-type="float" office:value="723.718449707314" calcext:value-type="float">
            <text:p>723.7184497073</text:p>
          </table:table-cell>
          <table:table-cell table:formula="of:=[.D18]*[.J18]" office:value-type="float" office:value="412.123141977095" calcext:value-type="float">
            <text:p>412.1231419771</text:p>
          </table:table-cell>
          <table:table-cell table:number-columns-repeated="1008"/>
        </table:table-row>
        <table:table-row table:style-name="ro1">
          <table:table-cell table:formula="of:=[.A18]+1/([.$C$2]*80)" office:value-type="float" office:value="0.0025" calcext:value-type="float">
            <text:p>0.0025</text:p>
          </table:table-cell>
          <table:table-cell table:formula="of:=[.$C$3]*SQRT(2)*COS(2*PI()*[.$C$2]*[.A19])" office:value-type="float" office:value="230" calcext:value-type="float">
            <text:p>230</text:p>
          </table:table-cell>
          <table:table-cell table:formula="of:=[.$C$4]*SQRT(2)*COS(2*PI()*[.$C$2]*[.A19]+2*PI()/3)" office:value-type="float" office:value="-314.185842870421" calcext:value-type="float">
            <text:p>-314.1858428704</text:p>
          </table:table-cell>
          <table:table-cell table:formula="of:=[.$C$5]*SQRT(2)*COS(2*PI()*[.$C$2]*[.A19]+4*PI()/3)" office:value-type="float" office:value="84.1858428704207" calcext:value-type="float">
            <text:p>84.1858428704</text:p>
          </table:table-cell>
          <table:table-cell table:formula="of:=[.$E$3]*SQRT(2)*COS(2*PI()*[.$C$2]*[.A19]+[.$G$3]*PI()/180)" office:value-type="float" office:value="5" calcext:value-type="float">
            <text:p>5</text:p>
          </table:table-cell>
          <table:table-cell table:formula="of:=[.$E$4]*SQRT(2)*COS(2*PI()*[.$C$2]*[.A19]+2*PI()/3+[.$G$4]*PI()/180)" office:value-type="float" office:value="-6.83012701892219" calcext:value-type="float">
            <text:p>-6.8301270189</text:p>
          </table:table-cell>
          <table:table-cell table:formula="of:=[.$E$5]*SQRT(2)*COS(2*PI()*[.$C$2]*[.A19]+4*PI()/3+[.$G$5]*PI()/180)" office:value-type="float" office:value="1.83012701892219" calcext:value-type="float">
            <text:p>1.8301270189</text:p>
          </table:table-cell>
          <table:table-cell table:formula="of:=[.$E$3]*SQRT(2)*COS(2*PI()*[.$C$2]*[.A19]+PI()/2+[.$G$3]*PI()/180)" office:value-type="float" office:value="-5" calcext:value-type="float">
            <text:p>-5</text:p>
          </table:table-cell>
          <table:table-cell table:formula="of:=[.$E$4]*SQRT(2)*COS(2*PI()*[.$C$2]*[.A19]+PI()/2+2*PI()/3+[.$G$4]*PI()/180)" office:value-type="float" office:value="-1.83012701892219" calcext:value-type="float">
            <text:p>-1.8301270189</text:p>
          </table:table-cell>
          <table:table-cell table:formula="of:=[.$E$5]*SQRT(2)*COS(2*PI()*[.$C$2]*[.A19]+PI()/2+4*PI()/3+[.$G$5]*PI()/180)" office:value-type="float" office:value="6.83012701892219" calcext:value-type="float">
            <text:p>6.8301270189</text:p>
          </table:table-cell>
          <table:table-cell table:formula="of:=[.B19]*[.E19]" office:value-type="float" office:value="1150" calcext:value-type="float">
            <text:p>1150</text:p>
          </table:table-cell>
          <table:table-cell table:formula="of:=[.C19]*[.F19]" office:value-type="float" office:value="2145.9292143521" calcext:value-type="float">
            <text:p>2145.9292143521</text:p>
          </table:table-cell>
          <table:table-cell table:formula="of:=[.D19]*[.G19]" office:value-type="float" office:value="154.070785647895" calcext:value-type="float">
            <text:p>154.0707856479</text:p>
          </table:table-cell>
          <table:table-cell table:formula="of:=[.B19]*[.H19]" office:value-type="float" office:value="-1150" calcext:value-type="float">
            <text:p>-1150</text:p>
          </table:table-cell>
          <table:table-cell table:formula="of:=[.C19]*[.I19]" office:value-type="float" office:value="575" calcext:value-type="float">
            <text:p>575</text:p>
          </table:table-cell>
          <table:table-cell table:formula="of:=[.D19]*[.J19]" office:value-type="float" office:value="574.999999999999" calcext:value-type="float">
            <text:p>575</text:p>
          </table:table-cell>
          <table:table-cell table:number-columns-repeated="1008"/>
        </table:table-row>
        <table:table-row table:style-name="ro1">
          <table:table-cell table:formula="of:=[.A19]+1/([.$C$2]*80)" office:value-type="float" office:value="0.00275" calcext:value-type="float">
            <text:p>0.00275</text:p>
          </table:table-cell>
          <table:table-cell table:formula="of:=[.$C$3]*SQRT(2)*COS(2*PI()*[.$C$2]*[.A20])" office:value-type="float" office:value="211.245394741215" calcext:value-type="float">
            <text:p>211.2453947412</text:p>
          </table:table-cell>
          <table:table-cell table:formula="of:=[.$C$4]*SQRT(2)*COS(2*PI()*[.$C$2]*[.A20]+2*PI()/3)" office:value-type="float" office:value="-319.822457875775" calcext:value-type="float">
            <text:p>-319.8224578758</text:p>
          </table:table-cell>
          <table:table-cell table:formula="of:=[.$C$5]*SQRT(2)*COS(2*PI()*[.$C$2]*[.A20]+4*PI()/3)" office:value-type="float" office:value="108.57706313456" calcext:value-type="float">
            <text:p>108.5770631346</text:p>
          </table:table-cell>
          <table:table-cell table:formula="of:=[.$E$3]*SQRT(2)*COS(2*PI()*[.$C$2]*[.A20]+[.$G$3]*PI()/180)" office:value-type="float" office:value="4.59229119002641" calcext:value-type="float">
            <text:p>4.59229119</text:p>
          </table:table-cell>
          <table:table-cell table:formula="of:=[.$E$4]*SQRT(2)*COS(2*PI()*[.$C$2]*[.A20]+2*PI()/3+[.$G$4]*PI()/180)" office:value-type="float" office:value="-6.95266212773424" calcext:value-type="float">
            <text:p>-6.9526621277</text:p>
          </table:table-cell>
          <table:table-cell table:formula="of:=[.$E$5]*SQRT(2)*COS(2*PI()*[.$C$2]*[.A20]+4*PI()/3+[.$G$5]*PI()/180)" office:value-type="float" office:value="2.36037093770783" calcext:value-type="float">
            <text:p>2.3603709377</text:p>
          </table:table-cell>
          <table:table-cell table:formula="of:=[.$E$3]*SQRT(2)*COS(2*PI()*[.$C$2]*[.A20]+PI()/2+[.$G$3]*PI()/180)" office:value-type="float" office:value="-5.37688214730487" calcext:value-type="float">
            <text:p>-5.3768821473</text:p>
          </table:table-cell>
          <table:table-cell table:formula="of:=[.$E$4]*SQRT(2)*COS(2*PI()*[.$C$2]*[.A20]+PI()/2+2*PI()/3+[.$G$4]*PI()/180)" office:value-type="float" office:value="-1.28859975848591" calcext:value-type="float">
            <text:p>-1.2885997585</text:p>
          </table:table-cell>
          <table:table-cell table:formula="of:=[.$E$5]*SQRT(2)*COS(2*PI()*[.$C$2]*[.A20]+PI()/2+4*PI()/3+[.$G$5]*PI()/180)" office:value-type="float" office:value="6.66548190579078" calcext:value-type="float">
            <text:p>6.6654819058</text:p>
          </table:table-cell>
          <table:table-cell table:formula="of:=[.B20]*[.E20]" office:value-type="float" office:value="970.100365203734" calcext:value-type="float">
            <text:p>970.1003652037</text:p>
          </table:table-cell>
          <table:table-cell table:formula="of:=[.C20]*[.F20]" office:value-type="float" office:value="2223.61749047178" calcext:value-type="float">
            <text:p>2223.6174904718</text:p>
          </table:table-cell>
          <table:table-cell table:formula="of:=[.D20]*[.G20]" office:value-type="float" office:value="256.282144324483" calcext:value-type="float">
            <text:p>256.2821443245</text:p>
          </table:table-cell>
          <table:table-cell table:formula="of:=[.B20]*[.H20]" office:value-type="float" office:value="-1135.84159168441" calcext:value-type="float">
            <text:p>-1135.8415916844</text:p>
          </table:table-cell>
          <table:table-cell table:formula="of:=[.C20]*[.I20]" office:value-type="float" office:value="412.123141977094" calcext:value-type="float">
            <text:p>412.1231419771</text:p>
          </table:table-cell>
          <table:table-cell table:formula="of:=[.D20]*[.J20]" office:value-type="float" office:value="723.718449707313" calcext:value-type="float">
            <text:p>723.7184497073</text:p>
          </table:table-cell>
          <table:table-cell table:number-columns-repeated="1008"/>
        </table:table-row>
        <table:table-row table:style-name="ro1">
          <table:table-cell table:formula="of:=[.A20]+1/([.$C$2]*80)" office:value-type="float" office:value="0.003" calcext:value-type="float">
            <text:p>0.003</text:p>
          </table:table-cell>
          <table:table-cell table:formula="of:=[.$C$3]*SQRT(2)*COS(2*PI()*[.$C$2]*[.A21])" office:value-type="float" office:value="191.188391377629" calcext:value-type="float">
            <text:p>191.1883913776</text:p>
          </table:table-cell>
          <table:table-cell table:formula="of:=[.$C$4]*SQRT(2)*COS(2*PI()*[.$C$2]*[.A21]+2*PI()/3)" office:value-type="float" office:value="-323.487261076566" calcext:value-type="float">
            <text:p>-323.4872610766</text:p>
          </table:table-cell>
          <table:table-cell table:formula="of:=[.$C$5]*SQRT(2)*COS(2*PI()*[.$C$2]*[.A21]+4*PI()/3)" office:value-type="float" office:value="132.298869698937" calcext:value-type="float">
            <text:p>132.2988696989</text:p>
          </table:table-cell>
          <table:table-cell table:formula="of:=[.$E$3]*SQRT(2)*COS(2*PI()*[.$C$2]*[.A21]+[.$G$3]*PI()/180)" office:value-type="float" office:value="4.15626937777453" calcext:value-type="float">
            <text:p>4.1562693778</text:p>
          </table:table-cell>
          <table:table-cell table:formula="of:=[.$E$4]*SQRT(2)*COS(2*PI()*[.$C$2]*[.A21]+2*PI()/3+[.$G$4]*PI()/180)" office:value-type="float" office:value="-7.03233176253404" calcext:value-type="float">
            <text:p>-7.0323317625</text:p>
          </table:table-cell>
          <table:table-cell table:formula="of:=[.$E$5]*SQRT(2)*COS(2*PI()*[.$C$2]*[.A21]+4*PI()/3+[.$G$5]*PI()/180)" office:value-type="float" office:value="2.8760623847595" calcext:value-type="float">
            <text:p>2.8760623848</text:p>
          </table:table-cell>
          <table:table-cell table:formula="of:=[.$E$3]*SQRT(2)*COS(2*PI()*[.$C$2]*[.A21]+PI()/2+[.$G$3]*PI()/180)" office:value-type="float" office:value="-5.72061402817685" calcext:value-type="float">
            <text:p>-5.7206140282</text:p>
          </table:table-cell>
          <table:table-cell table:formula="of:=[.$E$4]*SQRT(2)*COS(2*PI()*[.$C$2]*[.A21]+PI()/2+2*PI()/3+[.$G$4]*PI()/180)" office:value-type="float" office:value="-0.739127852035666" calcext:value-type="float">
            <text:p>-0.739127852</text:p>
          </table:table-cell>
          <table:table-cell table:formula="of:=[.$E$5]*SQRT(2)*COS(2*PI()*[.$C$2]*[.A21]+PI()/2+4*PI()/3+[.$G$5]*PI()/180)" office:value-type="float" office:value="6.45974188021251" calcext:value-type="float">
            <text:p>6.4597418802</text:p>
          </table:table-cell>
          <table:table-cell table:formula="of:=[.B21]*[.E21]" office:value-type="float" office:value="794.63045646881" calcext:value-type="float">
            <text:p>794.6304564688</text:p>
          </table:table-cell>
          <table:table-cell table:formula="of:=[.C21]*[.F21]" office:value-type="float" office:value="2274.86974084388" calcext:value-type="float">
            <text:p>2274.8697408439</text:p>
          </table:table-cell>
          <table:table-cell table:formula="of:=[.D21]*[.G21]" office:value-type="float" office:value="380.499802687312" calcext:value-type="float">
            <text:p>380.4998026873</text:p>
          </table:table-cell>
          <table:table-cell table:formula="of:=[.B21]*[.H21]" office:value-type="float" office:value="-1093.71499373943" calcext:value-type="float">
            <text:p>-1093.7149937394</text:p>
          </table:table-cell>
          <table:table-cell table:formula="of:=[.C21]*[.I21]" office:value-type="float" office:value="239.098444440423" calcext:value-type="float">
            <text:p>239.0984444404</text:p>
          </table:table-cell>
          <table:table-cell table:formula="of:=[.D21]*[.J21]" office:value-type="float" office:value="854.616549299002" calcext:value-type="float">
            <text:p>854.616549299</text:p>
          </table:table-cell>
          <table:table-cell table:number-columns-repeated="1008"/>
        </table:table-row>
        <table:table-row table:style-name="ro1">
          <table:table-cell table:formula="of:=[.A21]+1/([.$C$2]*80)" office:value-type="float" office:value="0.00325" calcext:value-type="float">
            <text:p>0.00325</text:p>
          </table:table-cell>
          <table:table-cell table:formula="of:=[.$C$3]*SQRT(2)*COS(2*PI()*[.$C$2]*[.A22])" office:value-type="float" office:value="169.952648004607" calcext:value-type="float">
            <text:p>169.9526480046</text:p>
          </table:table-cell>
          <table:table-cell table:formula="of:=[.$C$4]*SQRT(2)*COS(2*PI()*[.$C$2]*[.A22]+2*PI()/3)" office:value-type="float" office:value="-325.15765774239" calcext:value-type="float">
            <text:p>-325.1576577424</text:p>
          </table:table-cell>
          <table:table-cell table:formula="of:=[.$C$5]*SQRT(2)*COS(2*PI()*[.$C$2]*[.A22]+4*PI()/3)" office:value-type="float" office:value="155.205009737782" calcext:value-type="float">
            <text:p>155.2050097378</text:p>
          </table:table-cell>
          <table:table-cell table:formula="of:=[.$E$3]*SQRT(2)*COS(2*PI()*[.$C$2]*[.A22]+[.$G$3]*PI()/180)" office:value-type="float" office:value="3.69462278270885" calcext:value-type="float">
            <text:p>3.6946227827</text:p>
          </table:table-cell>
          <table:table-cell table:formula="of:=[.$E$4]*SQRT(2)*COS(2*PI()*[.$C$2]*[.A22]+2*PI()/3+[.$G$4]*PI()/180)" office:value-type="float" office:value="-7.06864473353021" calcext:value-type="float">
            <text:p>-7.0686447335</text:p>
          </table:table-cell>
          <table:table-cell table:formula="of:=[.$E$5]*SQRT(2)*COS(2*PI()*[.$C$2]*[.A22]+4*PI()/3+[.$G$5]*PI()/180)" office:value-type="float" office:value="3.37402195082135" calcext:value-type="float">
            <text:p>3.3740219508</text:p>
          </table:table-cell>
          <table:table-cell table:formula="of:=[.$E$3]*SQRT(2)*COS(2*PI()*[.$C$2]*[.A22]+PI()/2+[.$G$3]*PI()/180)" office:value-type="float" office:value="-6.02907642126791" calcext:value-type="float">
            <text:p>-6.0290764213</text:p>
          </table:table-cell>
          <table:table-cell table:formula="of:=[.$E$4]*SQRT(2)*COS(2*PI()*[.$C$2]*[.A22]+PI()/2+2*PI()/3+[.$G$4]*PI()/180)" office:value-type="float" office:value="-0.185098976592671" calcext:value-type="float">
            <text:p>-0.1850989766</text:p>
          </table:table-cell>
          <table:table-cell table:formula="of:=[.$E$5]*SQRT(2)*COS(2*PI()*[.$C$2]*[.A22]+PI()/2+4*PI()/3+[.$G$5]*PI()/180)" office:value-type="float" office:value="6.21417539786058" calcext:value-type="float">
            <text:p>6.2141753979</text:p>
          </table:table-cell>
          <table:table-cell table:formula="of:=[.B22]*[.E22]" office:value-type="float" office:value="627.91092529952" calcext:value-type="float">
            <text:p>627.9109252995</text:p>
          </table:table-cell>
          <table:table-cell table:formula="of:=[.C22]*[.F22]" office:value-type="float" office:value="2298.42396496776" calcext:value-type="float">
            <text:p>2298.4239649678</text:p>
          </table:table-cell>
          <table:table-cell table:formula="of:=[.D22]*[.G22]" office:value-type="float" office:value="523.665109732719" calcext:value-type="float">
            <text:p>523.6651097327</text:p>
          </table:table-cell>
          <table:table-cell table:formula="of:=[.B22]*[.H22]" office:value-type="float" office:value="-1024.65750281662" calcext:value-type="float">
            <text:p>-1024.6575028166</text:p>
          </table:table-cell>
          <table:table-cell table:formula="of:=[.C22]*[.I22]" office:value-type="float" office:value="60.1863496793862" calcext:value-type="float">
            <text:p>60.1863496794</text:p>
          </table:table-cell>
          <table:table-cell table:formula="of:=[.D22]*[.J22]" office:value-type="float" office:value="964.471153137237" calcext:value-type="float">
            <text:p>964.4711531372</text:p>
          </table:table-cell>
          <table:table-cell table:number-columns-repeated="1008"/>
        </table:table-row>
        <table:table-row table:style-name="ro1">
          <table:table-cell table:formula="of:=[.A22]+1/([.$C$2]*80)" office:value-type="float" office:value="0.0035" calcext:value-type="float">
            <text:p>0.0035</text:p>
          </table:table-cell>
          <table:table-cell table:formula="of:=[.$C$3]*SQRT(2)*COS(2*PI()*[.$C$2]*[.A23])" office:value-type="float" office:value="147.669090041647" calcext:value-type="float">
            <text:p>147.6690900416</text:p>
          </table:table-cell>
          <table:table-cell table:formula="of:=[.$C$4]*SQRT(2)*COS(2*PI()*[.$C$2]*[.A23]+2*PI()/3)" office:value-type="float" office:value="-324.823349322338" calcext:value-type="float">
            <text:p>-324.8233493223</text:p>
          </table:table-cell>
          <table:table-cell table:formula="of:=[.$C$5]*SQRT(2)*COS(2*PI()*[.$C$2]*[.A23]+4*PI()/3)" office:value-type="float" office:value="177.154259280691" calcext:value-type="float">
            <text:p>177.1542592807</text:p>
          </table:table-cell>
          <table:table-cell table:formula="of:=[.$E$3]*SQRT(2)*COS(2*PI()*[.$C$2]*[.A23]+[.$G$3]*PI()/180)" office:value-type="float" office:value="3.21019760960103" calcext:value-type="float">
            <text:p>3.2101976096</text:p>
          </table:table-cell>
          <table:table-cell table:formula="of:=[.$E$4]*SQRT(2)*COS(2*PI()*[.$C$2]*[.A23]+2*PI()/3+[.$G$4]*PI()/180)" office:value-type="float" office:value="-7.06137715918126" calcext:value-type="float">
            <text:p>-7.0613771592</text:p>
          </table:table-cell>
          <table:table-cell table:formula="of:=[.$E$5]*SQRT(2)*COS(2*PI()*[.$C$2]*[.A23]+4*PI()/3+[.$G$5]*PI()/180)" office:value-type="float" office:value="3.85117954958023" calcext:value-type="float">
            <text:p>3.8511795496</text:p>
          </table:table-cell>
          <table:table-cell table:formula="of:=[.$E$3]*SQRT(2)*COS(2*PI()*[.$C$2]*[.A23]+PI()/2+[.$G$3]*PI()/180)" office:value-type="float" office:value="-6.30036755335051" calcext:value-type="float">
            <text:p>-6.3003675534</text:p>
          </table:table-cell>
          <table:table-cell table:formula="of:=[.$E$4]*SQRT(2)*COS(2*PI()*[.$C$2]*[.A23]+PI()/2+2*PI()/3+[.$G$4]*PI()/180)" office:value-type="float" office:value="0.370071095592681" calcext:value-type="float">
            <text:p>0.3700710956</text:p>
          </table:table-cell>
          <table:table-cell table:formula="of:=[.$E$5]*SQRT(2)*COS(2*PI()*[.$C$2]*[.A23]+PI()/2+4*PI()/3+[.$G$5]*PI()/180)" office:value-type="float" office:value="5.93029645775783" calcext:value-type="float">
            <text:p>5.9302964578</text:p>
          </table:table-cell>
          <table:table-cell table:formula="of:=[.B23]*[.E23]" office:value-type="float" office:value="474.046959863655" calcext:value-type="float">
            <text:p>474.0469598637</text:p>
          </table:table-cell>
          <table:table-cell table:formula="of:=[.C23]*[.F23]" office:value-type="float" office:value="2293.70017967351" calcext:value-type="float">
            <text:p>2293.7001796735</text:p>
          </table:table-cell>
          <table:table-cell table:formula="of:=[.D23]*[.G23]" office:value-type="float" office:value="682.252860462829" calcext:value-type="float">
            <text:p>682.2528604628</text:p>
          </table:table-cell>
          <table:table-cell table:formula="of:=[.B23]*[.H23]" office:value-type="float" office:value="-930.369543531189" calcext:value-type="float">
            <text:p>-930.3695435312</text:p>
          </table:table-cell>
          <table:table-cell table:formula="of:=[.C23]*[.I23]" office:value-type="float" office:value="-120.207732757802" calcext:value-type="float">
            <text:p>-120.2077327578</text:p>
          </table:table-cell>
          <table:table-cell table:formula="of:=[.D23]*[.J23]" office:value-type="float" office:value="1050.57727628899" calcext:value-type="float">
            <text:p>1050.577276289</text:p>
          </table:table-cell>
          <table:table-cell table:number-columns-repeated="1008"/>
        </table:table-row>
        <table:table-row table:style-name="ro1">
          <table:table-cell table:formula="of:=[.A23]+1/([.$C$2]*80)" office:value-type="float" office:value="0.00375" calcext:value-type="float">
            <text:p>0.00375</text:p>
          </table:table-cell>
          <table:table-cell table:formula="of:=[.$C$3]*SQRT(2)*COS(2*PI()*[.$C$2]*[.A24])" office:value-type="float" office:value="124.475103033625" calcext:value-type="float">
            <text:p>124.4751030336</text:p>
          </table:table-cell>
          <table:table-cell table:formula="of:=[.$C$4]*SQRT(2)*COS(2*PI()*[.$C$2]*[.A24]+2*PI()/3)" office:value-type="float" office:value="-322.48639693899" calcext:value-type="float">
            <text:p>-322.486396939</text:p>
          </table:table-cell>
          <table:table-cell table:formula="of:=[.$C$5]*SQRT(2)*COS(2*PI()*[.$C$2]*[.A24]+4*PI()/3)" office:value-type="float" office:value="198.011293905365" calcext:value-type="float">
            <text:p>198.0112939054</text:p>
          </table:table-cell>
          <table:table-cell table:formula="of:=[.$E$3]*SQRT(2)*COS(2*PI()*[.$C$2]*[.A24]+[.$G$3]*PI()/180)" office:value-type="float" office:value="2.70598050073098" calcext:value-type="float">
            <text:p>2.7059805007</text:p>
          </table:table-cell>
          <table:table-cell table:formula="of:=[.$E$4]*SQRT(2)*COS(2*PI()*[.$C$2]*[.A24]+2*PI()/3+[.$G$4]*PI()/180)" office:value-type="float" office:value="-7.01057384649978" calcext:value-type="float">
            <text:p>-7.0105738465</text:p>
          </table:table-cell>
          <table:table-cell table:formula="of:=[.$E$5]*SQRT(2)*COS(2*PI()*[.$C$2]*[.A24]+4*PI()/3+[.$G$5]*PI()/180)" office:value-type="float" office:value="4.30459334576879" calcext:value-type="float">
            <text:p>4.3045933458</text:p>
          </table:table-cell>
          <table:table-cell table:formula="of:=[.$E$3]*SQRT(2)*COS(2*PI()*[.$C$2]*[.A24]+PI()/2+[.$G$3]*PI()/180)" office:value-type="float" office:value="-6.53281482438188" calcext:value-type="float">
            <text:p>-6.5328148244</text:p>
          </table:table-cell>
          <table:table-cell table:formula="of:=[.$E$4]*SQRT(2)*COS(2*PI()*[.$C$2]*[.A24]+PI()/2+2*PI()/3+[.$G$4]*PI()/180)" office:value-type="float" office:value="0.922959556412576" calcext:value-type="float">
            <text:p>0.9229595564</text:p>
          </table:table-cell>
          <table:table-cell table:formula="of:=[.$E$5]*SQRT(2)*COS(2*PI()*[.$C$2]*[.A24]+PI()/2+4*PI()/3+[.$G$5]*PI()/180)" office:value-type="float" office:value="5.60985526796931" calcext:value-type="float">
            <text:p>5.609855268</text:p>
          </table:table-cell>
          <table:table-cell table:formula="of:=[.B24]*[.E24]" office:value-type="float" office:value="336.82720163547" calcext:value-type="float">
            <text:p>336.8272016355</text:p>
          </table:table-cell>
          <table:table-cell table:formula="of:=[.C24]*[.F24]" office:value-type="float" office:value="2260.81470023243" calcext:value-type="float">
            <text:p>2260.8147002324</text:p>
          </table:table-cell>
          <table:table-cell table:formula="of:=[.D24]*[.G24]" office:value-type="float" office:value="852.358098132101" calcext:value-type="float">
            <text:p>852.3580981321</text:p>
          </table:table-cell>
          <table:table-cell table:formula="of:=[.B24]*[.H24]" office:value-type="float" office:value="-813.172798364529" calcext:value-type="float">
            <text:p>-813.1727983645</text:p>
          </table:table-cell>
          <table:table-cell table:formula="of:=[.C24]*[.I24]" office:value-type="float" office:value="-297.6419018679" calcext:value-type="float">
            <text:p>-297.6419018679</text:p>
          </table:table-cell>
          <table:table-cell table:formula="of:=[.D24]*[.J24]" office:value-type="float" office:value="1110.81470023243" calcext:value-type="float">
            <text:p>1110.8147002324</text:p>
          </table:table-cell>
          <table:table-cell table:number-columns-repeated="1008"/>
        </table:table-row>
        <table:table-row table:style-name="ro1">
          <table:table-cell table:formula="of:=[.A24]+1/([.$C$2]*80)" office:value-type="float" office:value="0.004" calcext:value-type="float">
            <text:p>0.004</text:p>
          </table:table-cell>
          <table:table-cell table:formula="of:=[.$C$3]*SQRT(2)*COS(2*PI()*[.$C$2]*[.A25])" office:value-type="float" office:value="100.513685623229" calcext:value-type="float">
            <text:p>100.5136856232</text:p>
          </table:table-cell>
          <table:table-cell table:formula="of:=[.$C$4]*SQRT(2)*COS(2*PI()*[.$C$2]*[.A25]+2*PI()/3)" office:value-type="float" office:value="-318.161208680904" calcext:value-type="float">
            <text:p>-318.1612086809</text:p>
          </table:table-cell>
          <table:table-cell table:formula="of:=[.$C$5]*SQRT(2)*COS(2*PI()*[.$C$2]*[.A25]+4*PI()/3)" office:value-type="float" office:value="217.647523057675" calcext:value-type="float">
            <text:p>217.6475230577</text:p>
          </table:table-cell>
          <table:table-cell table:formula="of:=[.$E$3]*SQRT(2)*COS(2*PI()*[.$C$2]*[.A25]+[.$G$3]*PI()/180)" office:value-type="float" office:value="2.1850801222441" calcext:value-type="float">
            <text:p>2.1850801222</text:p>
          </table:table-cell>
          <table:table-cell table:formula="of:=[.$E$4]*SQRT(2)*COS(2*PI()*[.$C$2]*[.A25]+2*PI()/3+[.$G$4]*PI()/180)" office:value-type="float" office:value="-6.91654801480226" calcext:value-type="float">
            <text:p>-6.9165480148</text:p>
          </table:table-cell>
          <table:table-cell table:formula="of:=[.$E$5]*SQRT(2)*COS(2*PI()*[.$C$2]*[.A25]+4*PI()/3+[.$G$5]*PI()/180)" office:value-type="float" office:value="4.73146789255815" calcext:value-type="float">
            <text:p>4.7314678926</text:p>
          </table:table-cell>
          <table:table-cell table:formula="of:=[.$E$3]*SQRT(2)*COS(2*PI()*[.$C$2]*[.A25]+PI()/2+[.$G$3]*PI()/180)" office:value-type="float" office:value="-6.72498511963958" calcext:value-type="float">
            <text:p>-6.7249851196</text:p>
          </table:table-cell>
          <table:table-cell table:formula="of:=[.$E$4]*SQRT(2)*COS(2*PI()*[.$C$2]*[.A25]+PI()/2+2*PI()/3+[.$G$4]*PI()/180)" office:value-type="float" office:value="1.47015766465199" calcext:value-type="float">
            <text:p>1.4701576647</text:p>
          </table:table-cell>
          <table:table-cell table:formula="of:=[.$E$5]*SQRT(2)*COS(2*PI()*[.$C$2]*[.A25]+PI()/2+4*PI()/3+[.$G$5]*PI()/180)" office:value-type="float" office:value="5.25482745498759" calcext:value-type="float">
            <text:p>5.254827455</text:p>
          </table:table-cell>
          <table:table-cell table:formula="of:=[.B25]*[.E25]" office:value-type="float" office:value="219.63045646881" calcext:value-type="float">
            <text:p>219.6304564688</text:p>
          </table:table-cell>
          <table:table-cell table:formula="of:=[.C25]*[.F25]" office:value-type="float" office:value="2200.57727628899" calcext:value-type="float">
            <text:p>2200.577276289</text:p>
          </table:table-cell>
          <table:table-cell table:formula="of:=[.D25]*[.G25]" office:value-type="float" office:value="1029.7922672422" calcext:value-type="float">
            <text:p>1029.7922672422</text:p>
          </table:table-cell>
          <table:table-cell table:formula="of:=[.B25]*[.H25]" office:value-type="float" office:value="-675.953040136343" calcext:value-type="float">
            <text:p>-675.9530401363</text:p>
          </table:table-cell>
          <table:table-cell table:formula="of:=[.C25]*[.I25]" office:value-type="float" office:value="-467.747139537172" calcext:value-type="float">
            <text:p>-467.7471395372</text:p>
          </table:table-cell>
          <table:table-cell table:formula="of:=[.D25]*[.J25]" office:value-type="float" office:value="1143.70017967351" calcext:value-type="float">
            <text:p>1143.7001796735</text:p>
          </table:table-cell>
          <table:table-cell table:number-columns-repeated="1008"/>
        </table:table-row>
        <table:table-row table:style-name="ro1">
          <table:table-cell table:formula="of:=[.A25]+1/([.$C$2]*80)" office:value-type="float" office:value="0.00425" calcext:value-type="float">
            <text:p>0.00425</text:p>
          </table:table-cell>
          <table:table-cell table:formula="of:=[.$C$3]*SQRT(2)*COS(2*PI()*[.$C$2]*[.A26])" office:value-type="float" office:value="75.9325679167728" calcext:value-type="float">
            <text:p>75.9325679168</text:p>
          </table:table-cell>
          <table:table-cell table:formula="of:=[.$C$4]*SQRT(2)*COS(2*PI()*[.$C$2]*[.A26]+2*PI()/3)" office:value-type="float" office:value="-311.874450771962" calcext:value-type="float">
            <text:p>-311.874450772</text:p>
          </table:table-cell>
          <table:table-cell table:formula="of:=[.$C$5]*SQRT(2)*COS(2*PI()*[.$C$2]*[.A26]+4*PI()/3)" office:value-type="float" office:value="235.941882855189" calcext:value-type="float">
            <text:p>235.9418828552</text:p>
          </table:table-cell>
          <table:table-cell table:formula="of:=[.$E$3]*SQRT(2)*COS(2*PI()*[.$C$2]*[.A26]+[.$G$3]*PI()/180)" office:value-type="float" office:value="1.65070799819071" calcext:value-type="float">
            <text:p>1.6507079982</text:p>
          </table:table-cell>
          <table:table-cell table:formula="of:=[.$E$4]*SQRT(2)*COS(2*PI()*[.$C$2]*[.A26]+2*PI()/3+[.$G$4]*PI()/180)" office:value-type="float" office:value="-6.77987936460787" calcext:value-type="float">
            <text:p>-6.7798793646</text:p>
          </table:table-cell>
          <table:table-cell table:formula="of:=[.$E$5]*SQRT(2)*COS(2*PI()*[.$C$2]*[.A26]+4*PI()/3+[.$G$5]*PI()/180)" office:value-type="float" office:value="5.12917136641715" calcext:value-type="float">
            <text:p>5.1291713664</text:p>
          </table:table-cell>
          <table:table-cell table:formula="of:=[.$E$3]*SQRT(2)*COS(2*PI()*[.$C$2]*[.A26]+PI()/2+[.$G$3]*PI()/180)" office:value-type="float" office:value="-6.87569364535021" calcext:value-type="float">
            <text:p>-6.8756936454</text:p>
          </table:table-cell>
          <table:table-cell table:formula="of:=[.$E$4]*SQRT(2)*COS(2*PI()*[.$C$2]*[.A26]+PI()/2+2*PI()/3+[.$G$4]*PI()/180)" office:value-type="float" office:value="2.00829176201178" calcext:value-type="float">
            <text:p>2.008291762</text:p>
          </table:table-cell>
          <table:table-cell table:formula="of:=[.$E$5]*SQRT(2)*COS(2*PI()*[.$C$2]*[.A26]+PI()/2+4*PI()/3+[.$G$5]*PI()/180)" office:value-type="float" office:value="4.86740188333842" calcext:value-type="float">
            <text:p>4.8674018833</text:p>
          </table:table-cell>
          <table:table-cell table:formula="of:=[.B26]*[.E26]" office:value-type="float" office:value="125.342497183376" calcext:value-type="float">
            <text:p>125.3424971834</text:p>
          </table:table-cell>
          <table:table-cell table:formula="of:=[.C26]*[.F26]" office:value-type="float" office:value="2114.47115313724" calcext:value-type="float">
            <text:p>2114.4711531372</text:p>
          </table:table-cell>
          <table:table-cell table:formula="of:=[.D26]*[.G26]" office:value-type="float" office:value="1210.18634967939" calcext:value-type="float">
            <text:p>1210.1863496794</text:p>
          </table:table-cell>
          <table:table-cell table:formula="of:=[.B26]*[.H26]" office:value-type="float" office:value="-522.089074700478" calcext:value-type="float">
            <text:p>-522.0890747005</text:p>
          </table:table-cell>
          <table:table-cell table:formula="of:=[.C26]*[.I26]" office:value-type="float" office:value="-626.33489026728" calcext:value-type="float">
            <text:p>-626.3348902673</text:p>
          </table:table-cell>
          <table:table-cell table:formula="of:=[.D26]*[.J26]" office:value-type="float" office:value="1148.42396496776" calcext:value-type="float">
            <text:p>1148.4239649678</text:p>
          </table:table-cell>
          <table:table-cell table:number-columns-repeated="1008"/>
        </table:table-row>
        <table:table-row table:style-name="ro1">
          <table:table-cell table:formula="of:=[.A26]+1/([.$C$2]*80)" office:value-type="float" office:value="0.0045" calcext:value-type="float">
            <text:p>0.0045</text:p>
          </table:table-cell>
          <table:table-cell table:formula="of:=[.$C$3]*SQRT(2)*COS(2*PI()*[.$C$2]*[.A27])" office:value-type="float" office:value="50.8833006789689" calcext:value-type="float">
            <text:p>50.883300679</text:p>
          </table:table-cell>
          <table:table-cell table:formula="of:=[.$C$4]*SQRT(2)*COS(2*PI()*[.$C$2]*[.A27]+2*PI()/3)" office:value-type="float" office:value="-303.664883165232" calcext:value-type="float">
            <text:p>-303.6648831652</text:p>
          </table:table-cell>
          <table:table-cell table:formula="of:=[.$C$5]*SQRT(2)*COS(2*PI()*[.$C$2]*[.A27]+4*PI()/3)" office:value-type="float" office:value="252.781582486263" calcext:value-type="float">
            <text:p>252.7815824863</text:p>
          </table:table-cell>
          <table:table-cell table:formula="of:=[.$E$3]*SQRT(2)*COS(2*PI()*[.$C$2]*[.A27]+[.$G$3]*PI()/180)" office:value-type="float" office:value="1.10615871041237" calcext:value-type="float">
            <text:p>1.1061587104</text:p>
          </table:table-cell>
          <table:table-cell table:formula="of:=[.$E$4]*SQRT(2)*COS(2*PI()*[.$C$2]*[.A27]+2*PI()/3+[.$G$4]*PI()/180)" office:value-type="float" office:value="-6.60141050359201" calcext:value-type="float">
            <text:p>-6.6014105036</text:p>
          </table:table-cell>
          <table:table-cell table:formula="of:=[.$E$5]*SQRT(2)*COS(2*PI()*[.$C$2]*[.A27]+4*PI()/3+[.$G$5]*PI()/180)" office:value-type="float" office:value="5.49525179317964" calcext:value-type="float">
            <text:p>5.4952517932</text:p>
          </table:table-cell>
          <table:table-cell table:formula="of:=[.$E$3]*SQRT(2)*COS(2*PI()*[.$C$2]*[.A27]+PI()/2+[.$G$3]*PI()/180)" office:value-type="float" office:value="-6.9840112333371" calcext:value-type="float">
            <text:p>-6.9840112333</text:p>
          </table:table-cell>
          <table:table-cell table:formula="of:=[.$E$4]*SQRT(2)*COS(2*PI()*[.$C$2]*[.A27]+PI()/2+2*PI()/3+[.$G$4]*PI()/180)" office:value-type="float" office:value="2.534044072834" calcext:value-type="float">
            <text:p>2.5340440728</text:p>
          </table:table-cell>
          <table:table-cell table:formula="of:=[.$E$5]*SQRT(2)*COS(2*PI()*[.$C$2]*[.A27]+PI()/2+4*PI()/3+[.$G$5]*PI()/180)" office:value-type="float" office:value="4.4499671605031" calcext:value-type="float">
            <text:p>4.4499671605</text:p>
          </table:table-cell>
          <table:table-cell table:formula="of:=[.B27]*[.E27]" office:value-type="float" office:value="56.285006260573" calcext:value-type="float">
            <text:p>56.2850062606</text:p>
          </table:table-cell>
          <table:table-cell table:formula="of:=[.C27]*[.F27]" office:value-type="float" office:value="2004.616549299" calcext:value-type="float">
            <text:p>2004.616549299</text:p>
          </table:table-cell>
          <table:table-cell table:formula="of:=[.D27]*[.G27]" office:value-type="float" office:value="1389.09844444042" calcext:value-type="float">
            <text:p>1389.0984444404</text:p>
          </table:table-cell>
          <table:table-cell table:formula="of:=[.B27]*[.H27]" office:value-type="float" office:value="-355.369543531188" calcext:value-type="float">
            <text:p>-355.3695435312</text:p>
          </table:table-cell>
          <table:table-cell table:formula="of:=[.C27]*[.I27]" office:value-type="float" office:value="-769.500197312687" calcext:value-type="float">
            <text:p>-769.5001973127</text:p>
          </table:table-cell>
          <table:table-cell table:formula="of:=[.D27]*[.J27]" office:value-type="float" office:value="1124.86974084388" calcext:value-type="float">
            <text:p>1124.8697408439</text:p>
          </table:table-cell>
          <table:table-cell table:number-columns-repeated="1008"/>
        </table:table-row>
        <table:table-row table:style-name="ro1">
          <table:table-cell table:formula="of:=[.A27]+1/([.$C$2]*80)" office:value-type="float" office:value="0.00475" calcext:value-type="float">
            <text:p>0.00475</text:p>
          </table:table-cell>
          <table:table-cell table:formula="of:=[.$C$3]*SQRT(2)*COS(2*PI()*[.$C$2]*[.A28])" office:value-type="float" office:value="25.5203209720646" calcext:value-type="float">
            <text:p>25.5203209721</text:p>
          </table:table-cell>
          <table:table-cell table:formula="of:=[.$C$4]*SQRT(2)*COS(2*PI()*[.$C$2]*[.A28]+2*PI()/3)" office:value-type="float" office:value="-293.583120574968" calcext:value-type="float">
            <text:p>-293.583120575</text:p>
          </table:table-cell>
          <table:table-cell table:formula="of:=[.$C$5]*SQRT(2)*COS(2*PI()*[.$C$2]*[.A28]+4*PI()/3)" office:value-type="float" office:value="268.062799602903" calcext:value-type="float">
            <text:p>268.0627996029</text:p>
          </table:table-cell>
          <table:table-cell table:formula="of:=[.$E$3]*SQRT(2)*COS(2*PI()*[.$C$2]*[.A28]+[.$G$3]*PI()/180)" office:value-type="float" office:value="0.554789586349231" calcext:value-type="float">
            <text:p>0.5547895863</text:p>
          </table:table-cell>
          <table:table-cell table:formula="of:=[.$E$4]*SQRT(2)*COS(2*PI()*[.$C$2]*[.A28]+2*PI()/3+[.$G$4]*PI()/180)" office:value-type="float" office:value="-6.38224175162975" calcext:value-type="float">
            <text:p>-6.3822417516</text:p>
          </table:table-cell>
          <table:table-cell table:formula="of:=[.$E$5]*SQRT(2)*COS(2*PI()*[.$C$2]*[.A28]+4*PI()/3+[.$G$5]*PI()/180)" office:value-type="float" office:value="5.82745216528051" calcext:value-type="float">
            <text:p>5.8274521653</text:p>
          </table:table-cell>
          <table:table-cell table:formula="of:=[.$E$3]*SQRT(2)*COS(2*PI()*[.$C$2]*[.A28]+PI()/2+[.$G$3]*PI()/180)" office:value-type="float" office:value="-7.04927006965107" calcext:value-type="float">
            <text:p>-7.0492700697</text:p>
          </table:table-cell>
          <table:table-cell table:formula="of:=[.$E$4]*SQRT(2)*COS(2*PI()*[.$C$2]*[.A28]+PI()/2+2*PI()/3+[.$G$4]*PI()/180)" office:value-type="float" office:value="3.04417315929204" calcext:value-type="float">
            <text:p>3.0441731593</text:p>
          </table:table-cell>
          <table:table-cell table:formula="of:=[.$E$5]*SQRT(2)*COS(2*PI()*[.$C$2]*[.A28]+PI()/2+4*PI()/3+[.$G$5]*PI()/180)" office:value-type="float" office:value="4.00509691035904" calcext:value-type="float">
            <text:p>4.0050969104</text:p>
          </table:table-cell>
          <table:table-cell table:formula="of:=[.B28]*[.E28]" office:value-type="float" office:value="14.1584083155913" calcext:value-type="float">
            <text:p>14.1584083156</text:p>
          </table:table-cell>
          <table:table-cell table:formula="of:=[.C28]*[.F28]" office:value-type="float" office:value="1873.71844970731" calcext:value-type="float">
            <text:p>1873.7184497073</text:p>
          </table:table-cell>
          <table:table-cell table:formula="of:=[.D28]*[.G28]" office:value-type="float" office:value="1562.1231419771" calcext:value-type="float">
            <text:p>1562.1231419771</text:p>
          </table:table-cell>
          <table:table-cell table:formula="of:=[.B28]*[.H28]" office:value-type="float" office:value="-179.899634796264" calcext:value-type="float">
            <text:p>-179.8996347963</text:p>
          </table:table-cell>
          <table:table-cell table:formula="of:=[.C28]*[.I28]" office:value-type="float" office:value="-893.717855675517" calcext:value-type="float">
            <text:p>-893.7178556755</text:p>
          </table:table-cell>
          <table:table-cell table:formula="of:=[.D28]*[.J28]" office:value-type="float" office:value="1073.61749047178" calcext:value-type="float">
            <text:p>1073.6174904718</text:p>
          </table:table-cell>
          <table:table-cell table:number-columns-repeated="1008"/>
        </table:table-row>
        <table:table-row table:style-name="ro1">
          <table:table-cell table:formula="of:=[.A28]+1/([.$C$2]*80)" office:value-type="float" office:value="0.005" calcext:value-type="float">
            <text:p>0.005</text:p>
          </table:table-cell>
          <table:table-cell table:formula="of:=[.$C$3]*SQRT(2)*COS(2*PI()*[.$C$2]*[.A29])" office:value-type="float" office:value="-0.000000000000268980023104398" calcext:value-type="float">
            <text:p>-2.68980023104398E-013</text:p>
          </table:table-cell>
          <table:table-cell table:formula="of:=[.$C$4]*SQRT(2)*COS(2*PI()*[.$C$2]*[.A29]+2*PI()/3)" office:value-type="float" office:value="-281.691320420065" calcext:value-type="float">
            <text:p>-281.6913204201</text:p>
          </table:table-cell>
          <table:table-cell table:formula="of:=[.$C$5]*SQRT(2)*COS(2*PI()*[.$C$2]*[.A29]+4*PI()/3)" office:value-type="float" office:value="281.691320420066" calcext:value-type="float">
            <text:p>281.6913204201</text:p>
          </table:table-cell>
          <table:table-cell table:formula="of:=[.$E$3]*SQRT(2)*COS(2*PI()*[.$C$2]*[.A29]+[.$G$3]*PI()/180)" office:value-type="float" office:value="-5.84739180661735E-015" calcext:value-type="float">
            <text:p>-5.84739180661735E-015</text:p>
          </table:table-cell>
          <table:table-cell table:formula="of:=[.$E$4]*SQRT(2)*COS(2*PI()*[.$C$2]*[.A29]+2*PI()/3+[.$G$4]*PI()/180)" office:value-type="float" office:value="-6.12372435695794" calcext:value-type="float">
            <text:p>-6.123724357</text:p>
          </table:table-cell>
          <table:table-cell table:formula="of:=[.$E$5]*SQRT(2)*COS(2*PI()*[.$C$2]*[.A29]+4*PI()/3+[.$G$5]*PI()/180)" office:value-type="float" office:value="6.12372435695795" calcext:value-type="float">
            <text:p>6.123724357</text:p>
          </table:table-cell>
          <table:table-cell table:formula="of:=[.$E$3]*SQRT(2)*COS(2*PI()*[.$C$2]*[.A29]+PI()/2+[.$G$3]*PI()/180)" office:value-type="float" office:value="-7.07106781186548" calcext:value-type="float">
            <text:p>-7.0710678119</text:p>
          </table:table-cell>
          <table:table-cell table:formula="of:=[.$E$4]*SQRT(2)*COS(2*PI()*[.$C$2]*[.A29]+PI()/2+2*PI()/3+[.$G$4]*PI()/180)" office:value-type="float" office:value="3.53553390593274" calcext:value-type="float">
            <text:p>3.5355339059</text:p>
          </table:table-cell>
          <table:table-cell table:formula="of:=[.$E$5]*SQRT(2)*COS(2*PI()*[.$C$2]*[.A29]+PI()/2+4*PI()/3+[.$G$5]*PI()/180)" office:value-type="float" office:value="3.53553390593274" calcext:value-type="float">
            <text:p>3.5355339059</text:p>
          </table:table-cell>
          <table:table-cell table:formula="of:=[.B29]*[.E29]" office:value-type="float" office:value="1.57283158324441E-027" calcext:value-type="float">
            <text:p>1.57283158324441E-027</text:p>
          </table:table-cell>
          <table:table-cell table:formula="of:=[.C29]*[.F29]" office:value-type="float" office:value="1725" calcext:value-type="float">
            <text:p>1725</text:p>
          </table:table-cell>
          <table:table-cell table:formula="of:=[.D29]*[.G29]" office:value-type="float" office:value="1725" calcext:value-type="float">
            <text:p>1725</text:p>
          </table:table-cell>
          <table:table-cell table:formula="of:=[.B29]*[.H29]" office:value-type="float" office:value="0.00000000000190197598340834" calcext:value-type="float">
            <text:p>1.90197598340834E-012</text:p>
          </table:table-cell>
          <table:table-cell table:formula="of:=[.C29]*[.I29]" office:value-type="float" office:value="-995.929214352106" calcext:value-type="float">
            <text:p>-995.9292143521</text:p>
          </table:table-cell>
          <table:table-cell table:formula="of:=[.D29]*[.J29]" office:value-type="float" office:value="995.929214352104" calcext:value-type="float">
            <text:p>995.9292143521</text:p>
          </table:table-cell>
          <table:table-cell table:number-columns-repeated="1008"/>
        </table:table-row>
        <table:table-row table:style-name="ro1">
          <table:table-cell table:formula="of:=[.A29]+1/([.$C$2]*80)" office:value-type="float" office:value="0.00525" calcext:value-type="float">
            <text:p>0.00525</text:p>
          </table:table-cell>
          <table:table-cell table:formula="of:=[.$C$3]*SQRT(2)*COS(2*PI()*[.$C$2]*[.A30])" office:value-type="float" office:value="-25.5203209720651" calcext:value-type="float">
            <text:p>-25.5203209721</text:p>
          </table:table-cell>
          <table:table-cell table:formula="of:=[.$C$4]*SQRT(2)*COS(2*PI()*[.$C$2]*[.A30]+2*PI()/3)" office:value-type="float" office:value="-268.062799602903" calcext:value-type="float">
            <text:p>-268.0627996029</text:p>
          </table:table-cell>
          <table:table-cell table:formula="of:=[.$C$5]*SQRT(2)*COS(2*PI()*[.$C$2]*[.A30]+4*PI()/3)" office:value-type="float" office:value="293.583120574968" calcext:value-type="float">
            <text:p>293.583120575</text:p>
          </table:table-cell>
          <table:table-cell table:formula="of:=[.$E$3]*SQRT(2)*COS(2*PI()*[.$C$2]*[.A30]+[.$G$3]*PI()/180)" office:value-type="float" office:value="-0.554789586349242" calcext:value-type="float">
            <text:p>-0.5547895863</text:p>
          </table:table-cell>
          <table:table-cell table:formula="of:=[.$E$4]*SQRT(2)*COS(2*PI()*[.$C$2]*[.A30]+2*PI()/3+[.$G$4]*PI()/180)" office:value-type="float" office:value="-5.82745216528051" calcext:value-type="float">
            <text:p>-5.8274521653</text:p>
          </table:table-cell>
          <table:table-cell table:formula="of:=[.$E$5]*SQRT(2)*COS(2*PI()*[.$C$2]*[.A30]+4*PI()/3+[.$G$5]*PI()/180)" office:value-type="float" office:value="6.38224175162975" calcext:value-type="float">
            <text:p>6.3822417516</text:p>
          </table:table-cell>
          <table:table-cell table:formula="of:=[.$E$3]*SQRT(2)*COS(2*PI()*[.$C$2]*[.A30]+PI()/2+[.$G$3]*PI()/180)" office:value-type="float" office:value="-7.04927006965107" calcext:value-type="float">
            <text:p>-7.0492700697</text:p>
          </table:table-cell>
          <table:table-cell table:formula="of:=[.$E$4]*SQRT(2)*COS(2*PI()*[.$C$2]*[.A30]+PI()/2+2*PI()/3+[.$G$4]*PI()/180)" office:value-type="float" office:value="4.00509691035904" calcext:value-type="float">
            <text:p>4.0050969104</text:p>
          </table:table-cell>
          <table:table-cell table:formula="of:=[.$E$5]*SQRT(2)*COS(2*PI()*[.$C$2]*[.A30]+PI()/2+4*PI()/3+[.$G$5]*PI()/180)" office:value-type="float" office:value="3.04417315929203" calcext:value-type="float">
            <text:p>3.0441731593</text:p>
          </table:table-cell>
          <table:table-cell table:formula="of:=[.B30]*[.E30]" office:value-type="float" office:value="14.1584083155919" calcext:value-type="float">
            <text:p>14.1584083156</text:p>
          </table:table-cell>
          <table:table-cell table:formula="of:=[.C30]*[.F30]" office:value-type="float" office:value="1562.12314197709" calcext:value-type="float">
            <text:p>1562.1231419771</text:p>
          </table:table-cell>
          <table:table-cell table:formula="of:=[.D30]*[.G30]" office:value-type="float" office:value="1873.71844970731" calcext:value-type="float">
            <text:p>1873.7184497073</text:p>
          </table:table-cell>
          <table:table-cell table:formula="of:=[.B30]*[.H30]" office:value-type="float" office:value="179.899634796267" calcext:value-type="float">
            <text:p>179.8996347963</text:p>
          </table:table-cell>
          <table:table-cell table:formula="of:=[.C30]*[.I30]" office:value-type="float" office:value="-1073.61749047178" calcext:value-type="float">
            <text:p>-1073.6174904718</text:p>
          </table:table-cell>
          <table:table-cell table:formula="of:=[.D30]*[.J30]" office:value-type="float" office:value="893.717855675516" calcext:value-type="float">
            <text:p>893.7178556755</text:p>
          </table:table-cell>
          <table:table-cell table:number-columns-repeated="1008"/>
        </table:table-row>
        <table:table-row table:style-name="ro1">
          <table:table-cell table:formula="of:=[.A30]+1/([.$C$2]*80)" office:value-type="float" office:value="0.0055" calcext:value-type="float">
            <text:p>0.0055</text:p>
          </table:table-cell>
          <table:table-cell table:formula="of:=[.$C$3]*SQRT(2)*COS(2*PI()*[.$C$2]*[.A31])" office:value-type="float" office:value="-50.8833006789694" calcext:value-type="float">
            <text:p>-50.883300679</text:p>
          </table:table-cell>
          <table:table-cell table:formula="of:=[.$C$4]*SQRT(2)*COS(2*PI()*[.$C$2]*[.A31]+2*PI()/3)" office:value-type="float" office:value="-252.781582486263" calcext:value-type="float">
            <text:p>-252.7815824863</text:p>
          </table:table-cell>
          <table:table-cell table:formula="of:=[.$C$5]*SQRT(2)*COS(2*PI()*[.$C$2]*[.A31]+4*PI()/3)" office:value-type="float" office:value="303.664883165232" calcext:value-type="float">
            <text:p>303.6648831652</text:p>
          </table:table-cell>
          <table:table-cell table:formula="of:=[.$E$3]*SQRT(2)*COS(2*PI()*[.$C$2]*[.A31]+[.$G$3]*PI()/180)" office:value-type="float" office:value="-1.10615871041238" calcext:value-type="float">
            <text:p>-1.1061587104</text:p>
          </table:table-cell>
          <table:table-cell table:formula="of:=[.$E$4]*SQRT(2)*COS(2*PI()*[.$C$2]*[.A31]+2*PI()/3+[.$G$4]*PI()/180)" office:value-type="float" office:value="-5.49525179317963" calcext:value-type="float">
            <text:p>-5.4952517932</text:p>
          </table:table-cell>
          <table:table-cell table:formula="of:=[.$E$5]*SQRT(2)*COS(2*PI()*[.$C$2]*[.A31]+4*PI()/3+[.$G$5]*PI()/180)" office:value-type="float" office:value="6.60141050359201" calcext:value-type="float">
            <text:p>6.6014105036</text:p>
          </table:table-cell>
          <table:table-cell table:formula="of:=[.$E$3]*SQRT(2)*COS(2*PI()*[.$C$2]*[.A31]+PI()/2+[.$G$3]*PI()/180)" office:value-type="float" office:value="-6.9840112333371" calcext:value-type="float">
            <text:p>-6.9840112333</text:p>
          </table:table-cell>
          <table:table-cell table:formula="of:=[.$E$4]*SQRT(2)*COS(2*PI()*[.$C$2]*[.A31]+PI()/2+2*PI()/3+[.$G$4]*PI()/180)" office:value-type="float" office:value="4.4499671605031" calcext:value-type="float">
            <text:p>4.4499671605</text:p>
          </table:table-cell>
          <table:table-cell table:formula="of:=[.$E$5]*SQRT(2)*COS(2*PI()*[.$C$2]*[.A31]+PI()/2+4*PI()/3+[.$G$5]*PI()/180)" office:value-type="float" office:value="2.534044072834" calcext:value-type="float">
            <text:p>2.5340440728</text:p>
          </table:table-cell>
          <table:table-cell table:formula="of:=[.B31]*[.E31]" office:value-type="float" office:value="56.2850062605741" calcext:value-type="float">
            <text:p>56.2850062606</text:p>
          </table:table-cell>
          <table:table-cell table:formula="of:=[.C31]*[.F31]" office:value-type="float" office:value="1389.09844444042" calcext:value-type="float">
            <text:p>1389.0984444404</text:p>
          </table:table-cell>
          <table:table-cell table:formula="of:=[.D31]*[.G31]" office:value-type="float" office:value="2004.616549299" calcext:value-type="float">
            <text:p>2004.616549299</text:p>
          </table:table-cell>
          <table:table-cell table:formula="of:=[.B31]*[.H31]" office:value-type="float" office:value="355.369543531192" calcext:value-type="float">
            <text:p>355.3695435312</text:p>
          </table:table-cell>
          <table:table-cell table:formula="of:=[.C31]*[.I31]" office:value-type="float" office:value="-1124.86974084388" calcext:value-type="float">
            <text:p>-1124.8697408439</text:p>
          </table:table-cell>
          <table:table-cell table:formula="of:=[.D31]*[.J31]" office:value-type="float" office:value="769.500197312687" calcext:value-type="float">
            <text:p>769.5001973127</text:p>
          </table:table-cell>
          <table:table-cell table:number-columns-repeated="1008"/>
        </table:table-row>
        <table:table-row table:style-name="ro1">
          <table:table-cell table:formula="of:=[.A31]+1/([.$C$2]*80)" office:value-type="float" office:value="0.00575" calcext:value-type="float">
            <text:p>0.00575</text:p>
          </table:table-cell>
          <table:table-cell table:formula="of:=[.$C$3]*SQRT(2)*COS(2*PI()*[.$C$2]*[.A32])" office:value-type="float" office:value="-75.9325679167733" calcext:value-type="float">
            <text:p>-75.9325679168</text:p>
          </table:table-cell>
          <table:table-cell table:formula="of:=[.$C$4]*SQRT(2)*COS(2*PI()*[.$C$2]*[.A32]+2*PI()/3)" office:value-type="float" office:value="-235.941882855189" calcext:value-type="float">
            <text:p>-235.9418828552</text:p>
          </table:table-cell>
          <table:table-cell table:formula="of:=[.$C$5]*SQRT(2)*COS(2*PI()*[.$C$2]*[.A32]+4*PI()/3)" office:value-type="float" office:value="311.874450771962" calcext:value-type="float">
            <text:p>311.874450772</text:p>
          </table:table-cell>
          <table:table-cell table:formula="of:=[.$E$3]*SQRT(2)*COS(2*PI()*[.$C$2]*[.A32]+[.$G$3]*PI()/180)" office:value-type="float" office:value="-1.65070799819072" calcext:value-type="float">
            <text:p>-1.6507079982</text:p>
          </table:table-cell>
          <table:table-cell table:formula="of:=[.$E$4]*SQRT(2)*COS(2*PI()*[.$C$2]*[.A32]+2*PI()/3+[.$G$4]*PI()/180)" office:value-type="float" office:value="-5.12917136641715" calcext:value-type="float">
            <text:p>-5.1291713664</text:p>
          </table:table-cell>
          <table:table-cell table:formula="of:=[.$E$5]*SQRT(2)*COS(2*PI()*[.$C$2]*[.A32]+4*PI()/3+[.$G$5]*PI()/180)" office:value-type="float" office:value="6.77987936460787" calcext:value-type="float">
            <text:p>6.7798793646</text:p>
          </table:table-cell>
          <table:table-cell table:formula="of:=[.$E$3]*SQRT(2)*COS(2*PI()*[.$C$2]*[.A32]+PI()/2+[.$G$3]*PI()/180)" office:value-type="float" office:value="-6.8756936453502" calcext:value-type="float">
            <text:p>-6.8756936454</text:p>
          </table:table-cell>
          <table:table-cell table:formula="of:=[.$E$4]*SQRT(2)*COS(2*PI()*[.$C$2]*[.A32]+PI()/2+2*PI()/3+[.$G$4]*PI()/180)" office:value-type="float" office:value="4.86740188333842" calcext:value-type="float">
            <text:p>4.8674018833</text:p>
          </table:table-cell>
          <table:table-cell table:formula="of:=[.$E$5]*SQRT(2)*COS(2*PI()*[.$C$2]*[.A32]+PI()/2+4*PI()/3+[.$G$5]*PI()/180)" office:value-type="float" office:value="2.00829176201178" calcext:value-type="float">
            <text:p>2.008291762</text:p>
          </table:table-cell>
          <table:table-cell table:formula="of:=[.B32]*[.E32]" office:value-type="float" office:value="125.342497183378" calcext:value-type="float">
            <text:p>125.3424971834</text:p>
          </table:table-cell>
          <table:table-cell table:formula="of:=[.C32]*[.F32]" office:value-type="float" office:value="1210.18634967938" calcext:value-type="float">
            <text:p>1210.1863496794</text:p>
          </table:table-cell>
          <table:table-cell table:formula="of:=[.D32]*[.G32]" office:value-type="float" office:value="2114.47115313724" calcext:value-type="float">
            <text:p>2114.4711531372</text:p>
          </table:table-cell>
          <table:table-cell table:formula="of:=[.B32]*[.H32]" office:value-type="float" office:value="522.089074700481" calcext:value-type="float">
            <text:p>522.0890747005</text:p>
          </table:table-cell>
          <table:table-cell table:formula="of:=[.C32]*[.I32]" office:value-type="float" office:value="-1148.42396496776" calcext:value-type="float">
            <text:p>-1148.4239649678</text:p>
          </table:table-cell>
          <table:table-cell table:formula="of:=[.D32]*[.J32]" office:value-type="float" office:value="626.33489026728" calcext:value-type="float">
            <text:p>626.3348902673</text:p>
          </table:table-cell>
          <table:table-cell table:number-columns-repeated="1008"/>
        </table:table-row>
        <table:table-row table:style-name="ro1">
          <table:table-cell table:formula="of:=[.A32]+1/([.$C$2]*80)" office:value-type="float" office:value="0.006" calcext:value-type="float">
            <text:p>0.006</text:p>
          </table:table-cell>
          <table:table-cell table:formula="of:=[.$C$3]*SQRT(2)*COS(2*PI()*[.$C$2]*[.A33])" office:value-type="float" office:value="-100.513685623229" calcext:value-type="float">
            <text:p>-100.5136856232</text:p>
          </table:table-cell>
          <table:table-cell table:formula="of:=[.$C$4]*SQRT(2)*COS(2*PI()*[.$C$2]*[.A33]+2*PI()/3)" office:value-type="float" office:value="-217.647523057675" calcext:value-type="float">
            <text:p>-217.6475230577</text:p>
          </table:table-cell>
          <table:table-cell table:formula="of:=[.$C$5]*SQRT(2)*COS(2*PI()*[.$C$2]*[.A33]+4*PI()/3)" office:value-type="float" office:value="318.161208680904" calcext:value-type="float">
            <text:p>318.1612086809</text:p>
          </table:table-cell>
          <table:table-cell table:formula="of:=[.$E$3]*SQRT(2)*COS(2*PI()*[.$C$2]*[.A33]+[.$G$3]*PI()/180)" office:value-type="float" office:value="-2.18508012224411" calcext:value-type="float">
            <text:p>-2.1850801222</text:p>
          </table:table-cell>
          <table:table-cell table:formula="of:=[.$E$4]*SQRT(2)*COS(2*PI()*[.$C$2]*[.A33]+2*PI()/3+[.$G$4]*PI()/180)" office:value-type="float" office:value="-4.73146789255815" calcext:value-type="float">
            <text:p>-4.7314678926</text:p>
          </table:table-cell>
          <table:table-cell table:formula="of:=[.$E$5]*SQRT(2)*COS(2*PI()*[.$C$2]*[.A33]+4*PI()/3+[.$G$5]*PI()/180)" office:value-type="float" office:value="6.91654801480226" calcext:value-type="float">
            <text:p>6.9165480148</text:p>
          </table:table-cell>
          <table:table-cell table:formula="of:=[.$E$3]*SQRT(2)*COS(2*PI()*[.$C$2]*[.A33]+PI()/2+[.$G$3]*PI()/180)" office:value-type="float" office:value="-6.72498511963957" calcext:value-type="float">
            <text:p>-6.7249851196</text:p>
          </table:table-cell>
          <table:table-cell table:formula="of:=[.$E$4]*SQRT(2)*COS(2*PI()*[.$C$2]*[.A33]+PI()/2+2*PI()/3+[.$G$4]*PI()/180)" office:value-type="float" office:value="5.25482745498759" calcext:value-type="float">
            <text:p>5.254827455</text:p>
          </table:table-cell>
          <table:table-cell table:formula="of:=[.$E$5]*SQRT(2)*COS(2*PI()*[.$C$2]*[.A33]+PI()/2+4*PI()/3+[.$G$5]*PI()/180)" office:value-type="float" office:value="1.47015766465198" calcext:value-type="float">
            <text:p>1.4701576647</text:p>
          </table:table-cell>
          <table:table-cell table:formula="of:=[.B33]*[.E33]" office:value-type="float" office:value="219.630456468812" calcext:value-type="float">
            <text:p>219.6304564688</text:p>
          </table:table-cell>
          <table:table-cell table:formula="of:=[.C33]*[.F33]" office:value-type="float" office:value="1029.7922672422" calcext:value-type="float">
            <text:p>1029.7922672422</text:p>
          </table:table-cell>
          <table:table-cell table:formula="of:=[.D33]*[.G33]" office:value-type="float" office:value="2200.57727628899" calcext:value-type="float">
            <text:p>2200.577276289</text:p>
          </table:table-cell>
          <table:table-cell table:formula="of:=[.B33]*[.H33]" office:value-type="float" office:value="675.953040136346" calcext:value-type="float">
            <text:p>675.9530401363</text:p>
          </table:table-cell>
          <table:table-cell table:formula="of:=[.C33]*[.I33]" office:value-type="float" office:value="-1143.70017967351" calcext:value-type="float">
            <text:p>-1143.7001796735</text:p>
          </table:table-cell>
          <table:table-cell table:formula="of:=[.D33]*[.J33]" office:value-type="float" office:value="467.74713953717" calcext:value-type="float">
            <text:p>467.7471395372</text:p>
          </table:table-cell>
          <table:table-cell table:number-columns-repeated="1008"/>
        </table:table-row>
        <table:table-row table:style-name="ro1">
          <table:table-cell table:formula="of:=[.A33]+1/([.$C$2]*80)" office:value-type="float" office:value="0.00625" calcext:value-type="float">
            <text:p>0.00625</text:p>
          </table:table-cell>
          <table:table-cell table:formula="of:=[.$C$3]*SQRT(2)*COS(2*PI()*[.$C$2]*[.A34])" office:value-type="float" office:value="-124.475103033626" calcext:value-type="float">
            <text:p>-124.4751030336</text:p>
          </table:table-cell>
          <table:table-cell table:formula="of:=[.$C$4]*SQRT(2)*COS(2*PI()*[.$C$2]*[.A34]+2*PI()/3)" office:value-type="float" office:value="-198.011293905364" calcext:value-type="float">
            <text:p>-198.0112939054</text:p>
          </table:table-cell>
          <table:table-cell table:formula="of:=[.$C$5]*SQRT(2)*COS(2*PI()*[.$C$2]*[.A34]+4*PI()/3)" office:value-type="float" office:value="322.48639693899" calcext:value-type="float">
            <text:p>322.486396939</text:p>
          </table:table-cell>
          <table:table-cell table:formula="of:=[.$E$3]*SQRT(2)*COS(2*PI()*[.$C$2]*[.A34]+[.$G$3]*PI()/180)" office:value-type="float" office:value="-2.70598050073099" calcext:value-type="float">
            <text:p>-2.7059805007</text:p>
          </table:table-cell>
          <table:table-cell table:formula="of:=[.$E$4]*SQRT(2)*COS(2*PI()*[.$C$2]*[.A34]+2*PI()/3+[.$G$4]*PI()/180)" office:value-type="float" office:value="-4.30459334576879" calcext:value-type="float">
            <text:p>-4.3045933458</text:p>
          </table:table-cell>
          <table:table-cell table:formula="of:=[.$E$5]*SQRT(2)*COS(2*PI()*[.$C$2]*[.A34]+4*PI()/3+[.$G$5]*PI()/180)" office:value-type="float" office:value="7.01057384649978" calcext:value-type="float">
            <text:p>7.0105738465</text:p>
          </table:table-cell>
          <table:table-cell table:formula="of:=[.$E$3]*SQRT(2)*COS(2*PI()*[.$C$2]*[.A34]+PI()/2+[.$G$3]*PI()/180)" office:value-type="float" office:value="-6.53281482438188" calcext:value-type="float">
            <text:p>-6.5328148244</text:p>
          </table:table-cell>
          <table:table-cell table:formula="of:=[.$E$4]*SQRT(2)*COS(2*PI()*[.$C$2]*[.A34]+PI()/2+2*PI()/3+[.$G$4]*PI()/180)" office:value-type="float" office:value="5.60985526796932" calcext:value-type="float">
            <text:p>5.609855268</text:p>
          </table:table-cell>
          <table:table-cell table:formula="of:=[.$E$5]*SQRT(2)*COS(2*PI()*[.$C$2]*[.A34]+PI()/2+4*PI()/3+[.$G$5]*PI()/180)" office:value-type="float" office:value="0.922959556412567" calcext:value-type="float">
            <text:p>0.9229595564</text:p>
          </table:table-cell>
          <table:table-cell table:formula="of:=[.B34]*[.E34]" office:value-type="float" office:value="336.827201635472" calcext:value-type="float">
            <text:p>336.8272016355</text:p>
          </table:table-cell>
          <table:table-cell table:formula="of:=[.C34]*[.F34]" office:value-type="float" office:value="852.358098132098" calcext:value-type="float">
            <text:p>852.3580981321</text:p>
          </table:table-cell>
          <table:table-cell table:formula="of:=[.D34]*[.G34]" office:value-type="float" office:value="2260.81470023243" calcext:value-type="float">
            <text:p>2260.8147002324</text:p>
          </table:table-cell>
          <table:table-cell table:formula="of:=[.B34]*[.H34]" office:value-type="float" office:value="813.172798364532" calcext:value-type="float">
            <text:p>813.1727983645</text:p>
          </table:table-cell>
          <table:table-cell table:formula="of:=[.C34]*[.I34]" office:value-type="float" office:value="-1110.81470023243" calcext:value-type="float">
            <text:p>-1110.8147002324</text:p>
          </table:table-cell>
          <table:table-cell table:formula="of:=[.D34]*[.J34]" office:value-type="float" office:value="297.641901867897" calcext:value-type="float">
            <text:p>297.6419018679</text:p>
          </table:table-cell>
          <table:table-cell table:number-columns-repeated="1008"/>
        </table:table-row>
        <table:table-row table:style-name="ro1">
          <table:table-cell table:formula="of:=[.A34]+1/([.$C$2]*80)" office:value-type="float" office:value="0.0065" calcext:value-type="float">
            <text:p>0.0065</text:p>
          </table:table-cell>
          <table:table-cell table:formula="of:=[.$C$3]*SQRT(2)*COS(2*PI()*[.$C$2]*[.A35])" office:value-type="float" office:value="-147.669090041648" calcext:value-type="float">
            <text:p>-147.6690900416</text:p>
          </table:table-cell>
          <table:table-cell table:formula="of:=[.$C$4]*SQRT(2)*COS(2*PI()*[.$C$2]*[.A35]+2*PI()/3)" office:value-type="float" office:value="-177.15425928069" calcext:value-type="float">
            <text:p>-177.1542592807</text:p>
          </table:table-cell>
          <table:table-cell table:formula="of:=[.$C$5]*SQRT(2)*COS(2*PI()*[.$C$2]*[.A35]+4*PI()/3)" office:value-type="float" office:value="324.823349322338" calcext:value-type="float">
            <text:p>324.8233493223</text:p>
          </table:table-cell>
          <table:table-cell table:formula="of:=[.$E$3]*SQRT(2)*COS(2*PI()*[.$C$2]*[.A35]+[.$G$3]*PI()/180)" office:value-type="float" office:value="-3.21019760960104" calcext:value-type="float">
            <text:p>-3.2101976096</text:p>
          </table:table-cell>
          <table:table-cell table:formula="of:=[.$E$4]*SQRT(2)*COS(2*PI()*[.$C$2]*[.A35]+2*PI()/3+[.$G$4]*PI()/180)" office:value-type="float" office:value="-3.85117954958023" calcext:value-type="float">
            <text:p>-3.8511795496</text:p>
          </table:table-cell>
          <table:table-cell table:formula="of:=[.$E$5]*SQRT(2)*COS(2*PI()*[.$C$2]*[.A35]+4*PI()/3+[.$G$5]*PI()/180)" office:value-type="float" office:value="7.06137715918126" calcext:value-type="float">
            <text:p>7.0613771592</text:p>
          </table:table-cell>
          <table:table-cell table:formula="of:=[.$E$3]*SQRT(2)*COS(2*PI()*[.$C$2]*[.A35]+PI()/2+[.$G$3]*PI()/180)" office:value-type="float" office:value="-6.3003675533505" calcext:value-type="float">
            <text:p>-6.3003675534</text:p>
          </table:table-cell>
          <table:table-cell table:formula="of:=[.$E$4]*SQRT(2)*COS(2*PI()*[.$C$2]*[.A35]+PI()/2+2*PI()/3+[.$G$4]*PI()/180)" office:value-type="float" office:value="5.93029645775783" calcext:value-type="float">
            <text:p>5.9302964578</text:p>
          </table:table-cell>
          <table:table-cell table:formula="of:=[.$E$5]*SQRT(2)*COS(2*PI()*[.$C$2]*[.A35]+PI()/2+4*PI()/3+[.$G$5]*PI()/180)" office:value-type="float" office:value="0.370071095592672" calcext:value-type="float">
            <text:p>0.3700710956</text:p>
          </table:table-cell>
          <table:table-cell table:formula="of:=[.B35]*[.E35]" office:value-type="float" office:value="474.046959863658" calcext:value-type="float">
            <text:p>474.0469598637</text:p>
          </table:table-cell>
          <table:table-cell table:formula="of:=[.C35]*[.F35]" office:value-type="float" office:value="682.252860462828" calcext:value-type="float">
            <text:p>682.2528604628</text:p>
          </table:table-cell>
          <table:table-cell table:formula="of:=[.D35]*[.G35]" office:value-type="float" office:value="2293.70017967351" calcext:value-type="float">
            <text:p>2293.7001796735</text:p>
          </table:table-cell>
          <table:table-cell table:formula="of:=[.B35]*[.H35]" office:value-type="float" office:value="930.369543531191" calcext:value-type="float">
            <text:p>930.3695435312</text:p>
          </table:table-cell>
          <table:table-cell table:formula="of:=[.C35]*[.I35]" office:value-type="float" office:value="-1050.57727628899" calcext:value-type="float">
            <text:p>-1050.577276289</text:p>
          </table:table-cell>
          <table:table-cell table:formula="of:=[.D35]*[.J35]" office:value-type="float" office:value="120.207732757799" calcext:value-type="float">
            <text:p>120.2077327578</text:p>
          </table:table-cell>
          <table:table-cell table:number-columns-repeated="1008"/>
        </table:table-row>
        <table:table-row table:style-name="ro1">
          <table:table-cell table:formula="of:=[.A35]+1/([.$C$2]*80)" office:value-type="float" office:value="0.00675" calcext:value-type="float">
            <text:p>0.00675</text:p>
          </table:table-cell>
          <table:table-cell table:formula="of:=[.$C$3]*SQRT(2)*COS(2*PI()*[.$C$2]*[.A36])" office:value-type="float" office:value="-169.952648004608" calcext:value-type="float">
            <text:p>-169.9526480046</text:p>
          </table:table-cell>
          <table:table-cell table:formula="of:=[.$C$4]*SQRT(2)*COS(2*PI()*[.$C$2]*[.A36]+2*PI()/3)" office:value-type="float" office:value="-155.205009737782" calcext:value-type="float">
            <text:p>-155.2050097378</text:p>
          </table:table-cell>
          <table:table-cell table:formula="of:=[.$C$5]*SQRT(2)*COS(2*PI()*[.$C$2]*[.A36]+4*PI()/3)" office:value-type="float" office:value="325.15765774239" calcext:value-type="float">
            <text:p>325.1576577424</text:p>
          </table:table-cell>
          <table:table-cell table:formula="of:=[.$E$3]*SQRT(2)*COS(2*PI()*[.$C$2]*[.A36]+[.$G$3]*PI()/180)" office:value-type="float" office:value="-3.69462278270886" calcext:value-type="float">
            <text:p>-3.6946227827</text:p>
          </table:table-cell>
          <table:table-cell table:formula="of:=[.$E$4]*SQRT(2)*COS(2*PI()*[.$C$2]*[.A36]+2*PI()/3+[.$G$4]*PI()/180)" office:value-type="float" office:value="-3.37402195082135" calcext:value-type="float">
            <text:p>-3.3740219508</text:p>
          </table:table-cell>
          <table:table-cell table:formula="of:=[.$E$5]*SQRT(2)*COS(2*PI()*[.$C$2]*[.A36]+4*PI()/3+[.$G$5]*PI()/180)" office:value-type="float" office:value="7.06864473353021" calcext:value-type="float">
            <text:p>7.0686447335</text:p>
          </table:table-cell>
          <table:table-cell table:formula="of:=[.$E$3]*SQRT(2)*COS(2*PI()*[.$C$2]*[.A36]+PI()/2+[.$G$3]*PI()/180)" office:value-type="float" office:value="-6.02907642126791" calcext:value-type="float">
            <text:p>-6.0290764213</text:p>
          </table:table-cell>
          <table:table-cell table:formula="of:=[.$E$4]*SQRT(2)*COS(2*PI()*[.$C$2]*[.A36]+PI()/2+2*PI()/3+[.$G$4]*PI()/180)" office:value-type="float" office:value="6.21417539786058" calcext:value-type="float">
            <text:p>6.2141753979</text:p>
          </table:table-cell>
          <table:table-cell table:formula="of:=[.$E$5]*SQRT(2)*COS(2*PI()*[.$C$2]*[.A36]+PI()/2+4*PI()/3+[.$G$5]*PI()/180)" office:value-type="float" office:value="-0.185098976592673" calcext:value-type="float">
            <text:p>-0.1850989766</text:p>
          </table:table-cell>
          <table:table-cell table:formula="of:=[.B36]*[.E36]" office:value-type="float" office:value="627.910925299524" calcext:value-type="float">
            <text:p>627.9109252995</text:p>
          </table:table-cell>
          <table:table-cell table:formula="of:=[.C36]*[.F36]" office:value-type="float" office:value="523.665109732718" calcext:value-type="float">
            <text:p>523.6651097327</text:p>
          </table:table-cell>
          <table:table-cell table:formula="of:=[.D36]*[.G36]" office:value-type="float" office:value="2298.42396496776" calcext:value-type="float">
            <text:p>2298.4239649678</text:p>
          </table:table-cell>
          <table:table-cell table:formula="of:=[.B36]*[.H36]" office:value-type="float" office:value="1024.65750281662" calcext:value-type="float">
            <text:p>1024.6575028166</text:p>
          </table:table-cell>
          <table:table-cell table:formula="of:=[.C36]*[.I36]" office:value-type="float" office:value="-964.471153137237" calcext:value-type="float">
            <text:p>-964.4711531372</text:p>
          </table:table-cell>
          <table:table-cell table:formula="of:=[.D36]*[.J36]" office:value-type="float" office:value="-60.1863496793871" calcext:value-type="float">
            <text:p>-60.1863496794</text:p>
          </table:table-cell>
          <table:table-cell table:number-columns-repeated="1008"/>
        </table:table-row>
        <table:table-row table:style-name="ro1">
          <table:table-cell table:formula="of:=[.A36]+1/([.$C$2]*80)" office:value-type="float" office:value="0.007" calcext:value-type="float">
            <text:p>0.007</text:p>
          </table:table-cell>
          <table:table-cell table:formula="of:=[.$C$3]*SQRT(2)*COS(2*PI()*[.$C$2]*[.A37])" office:value-type="float" office:value="-191.188391377629" calcext:value-type="float">
            <text:p>-191.1883913776</text:p>
          </table:table-cell>
          <table:table-cell table:formula="of:=[.$C$4]*SQRT(2)*COS(2*PI()*[.$C$2]*[.A37]+2*PI()/3)" office:value-type="float" office:value="-132.298869698937" calcext:value-type="float">
            <text:p>-132.2988696989</text:p>
          </table:table-cell>
          <table:table-cell table:formula="of:=[.$C$5]*SQRT(2)*COS(2*PI()*[.$C$2]*[.A37]+4*PI()/3)" office:value-type="float" office:value="323.487261076566" calcext:value-type="float">
            <text:p>323.4872610766</text:p>
          </table:table-cell>
          <table:table-cell table:formula="of:=[.$E$3]*SQRT(2)*COS(2*PI()*[.$C$2]*[.A37]+[.$G$3]*PI()/180)" office:value-type="float" office:value="-4.15626937777454" calcext:value-type="float">
            <text:p>-4.1562693778</text:p>
          </table:table-cell>
          <table:table-cell table:formula="of:=[.$E$4]*SQRT(2)*COS(2*PI()*[.$C$2]*[.A37]+2*PI()/3+[.$G$4]*PI()/180)" office:value-type="float" office:value="-2.8760623847595" calcext:value-type="float">
            <text:p>-2.8760623848</text:p>
          </table:table-cell>
          <table:table-cell table:formula="of:=[.$E$5]*SQRT(2)*COS(2*PI()*[.$C$2]*[.A37]+4*PI()/3+[.$G$5]*PI()/180)" office:value-type="float" office:value="7.03233176253404" calcext:value-type="float">
            <text:p>7.0323317625</text:p>
          </table:table-cell>
          <table:table-cell table:formula="of:=[.$E$3]*SQRT(2)*COS(2*PI()*[.$C$2]*[.A37]+PI()/2+[.$G$3]*PI()/180)" office:value-type="float" office:value="-5.72061402817684" calcext:value-type="float">
            <text:p>-5.7206140282</text:p>
          </table:table-cell>
          <table:table-cell table:formula="of:=[.$E$4]*SQRT(2)*COS(2*PI()*[.$C$2]*[.A37]+PI()/2+2*PI()/3+[.$G$4]*PI()/180)" office:value-type="float" office:value="6.45974188021251" calcext:value-type="float">
            <text:p>6.4597418802</text:p>
          </table:table-cell>
          <table:table-cell table:formula="of:=[.$E$5]*SQRT(2)*COS(2*PI()*[.$C$2]*[.A37]+PI()/2+4*PI()/3+[.$G$5]*PI()/180)" office:value-type="float" office:value="-0.739127852035669" calcext:value-type="float">
            <text:p>-0.739127852</text:p>
          </table:table-cell>
          <table:table-cell table:formula="of:=[.B37]*[.E37]" office:value-type="float" office:value="794.630456468813" calcext:value-type="float">
            <text:p>794.6304564688</text:p>
          </table:table-cell>
          <table:table-cell table:formula="of:=[.C37]*[.F37]" office:value-type="float" office:value="380.499802687311" calcext:value-type="float">
            <text:p>380.4998026873</text:p>
          </table:table-cell>
          <table:table-cell table:formula="of:=[.D37]*[.G37]" office:value-type="float" office:value="2274.86974084388" calcext:value-type="float">
            <text:p>2274.8697408439</text:p>
          </table:table-cell>
          <table:table-cell table:formula="of:=[.B37]*[.H37]" office:value-type="float" office:value="1093.71499373943" calcext:value-type="float">
            <text:p>1093.7149937394</text:p>
          </table:table-cell>
          <table:table-cell table:formula="of:=[.C37]*[.I37]" office:value-type="float" office:value="-854.616549299002" calcext:value-type="float">
            <text:p>-854.616549299</text:p>
          </table:table-cell>
          <table:table-cell table:formula="of:=[.D37]*[.J37]" office:value-type="float" office:value="-239.098444440424" calcext:value-type="float">
            <text:p>-239.0984444404</text:p>
          </table:table-cell>
          <table:table-cell table:number-columns-repeated="1008"/>
        </table:table-row>
        <table:table-row table:style-name="ro1">
          <table:table-cell table:formula="of:=[.A37]+1/([.$C$2]*80)" office:value-type="float" office:value="0.00725" calcext:value-type="float">
            <text:p>0.00725</text:p>
          </table:table-cell>
          <table:table-cell table:formula="of:=[.$C$3]*SQRT(2)*COS(2*PI()*[.$C$2]*[.A38])" office:value-type="float" office:value="-211.245394741216" calcext:value-type="float">
            <text:p>-211.2453947412</text:p>
          </table:table-cell>
          <table:table-cell table:formula="of:=[.$C$4]*SQRT(2)*COS(2*PI()*[.$C$2]*[.A38]+2*PI()/3)" office:value-type="float" office:value="-108.57706313456" calcext:value-type="float">
            <text:p>-108.5770631346</text:p>
          </table:table-cell>
          <table:table-cell table:formula="of:=[.$C$5]*SQRT(2)*COS(2*PI()*[.$C$2]*[.A38]+4*PI()/3)" office:value-type="float" office:value="319.822457875775" calcext:value-type="float">
            <text:p>319.8224578758</text:p>
          </table:table-cell>
          <table:table-cell table:formula="of:=[.$E$3]*SQRT(2)*COS(2*PI()*[.$C$2]*[.A38]+[.$G$3]*PI()/180)" office:value-type="float" office:value="-4.59229119002643" calcext:value-type="float">
            <text:p>-4.59229119</text:p>
          </table:table-cell>
          <table:table-cell table:formula="of:=[.$E$4]*SQRT(2)*COS(2*PI()*[.$C$2]*[.A38]+2*PI()/3+[.$G$4]*PI()/180)" office:value-type="float" office:value="-2.36037093770782" calcext:value-type="float">
            <text:p>-2.3603709377</text:p>
          </table:table-cell>
          <table:table-cell table:formula="of:=[.$E$5]*SQRT(2)*COS(2*PI()*[.$C$2]*[.A38]+4*PI()/3+[.$G$5]*PI()/180)" office:value-type="float" office:value="6.95266212773424" calcext:value-type="float">
            <text:p>6.9526621277</text:p>
          </table:table-cell>
          <table:table-cell table:formula="of:=[.$E$3]*SQRT(2)*COS(2*PI()*[.$C$2]*[.A38]+PI()/2+[.$G$3]*PI()/180)" office:value-type="float" office:value="-5.37688214730486" calcext:value-type="float">
            <text:p>-5.3768821473</text:p>
          </table:table-cell>
          <table:table-cell table:formula="of:=[.$E$4]*SQRT(2)*COS(2*PI()*[.$C$2]*[.A38]+PI()/2+2*PI()/3+[.$G$4]*PI()/180)" office:value-type="float" office:value="6.66548190579078" calcext:value-type="float">
            <text:p>6.6654819058</text:p>
          </table:table-cell>
          <table:table-cell table:formula="of:=[.$E$5]*SQRT(2)*COS(2*PI()*[.$C$2]*[.A38]+PI()/2+4*PI()/3+[.$G$5]*PI()/180)" office:value-type="float" office:value="-1.28859975848592" calcext:value-type="float">
            <text:p>-1.2885997585</text:p>
          </table:table-cell>
          <table:table-cell table:formula="of:=[.B38]*[.E38]" office:value-type="float" office:value="970.100365203739" calcext:value-type="float">
            <text:p>970.1003652037</text:p>
          </table:table-cell>
          <table:table-cell table:formula="of:=[.C38]*[.F38]" office:value-type="float" office:value="256.282144324481" calcext:value-type="float">
            <text:p>256.2821443245</text:p>
          </table:table-cell>
          <table:table-cell table:formula="of:=[.D38]*[.G38]" office:value-type="float" office:value="2223.61749047178" calcext:value-type="float">
            <text:p>2223.6174904718</text:p>
          </table:table-cell>
          <table:table-cell table:formula="of:=[.B38]*[.H38]" office:value-type="float" office:value="1135.84159168441" calcext:value-type="float">
            <text:p>1135.8415916844</text:p>
          </table:table-cell>
          <table:table-cell table:formula="of:=[.C38]*[.I38]" office:value-type="float" office:value="-723.718449707311" calcext:value-type="float">
            <text:p>-723.7184497073</text:p>
          </table:table-cell>
          <table:table-cell table:formula="of:=[.D38]*[.J38]" office:value-type="float" office:value="-412.123141977097" calcext:value-type="float">
            <text:p>-412.1231419771</text:p>
          </table:table-cell>
          <table:table-cell table:number-columns-repeated="1008"/>
        </table:table-row>
        <table:table-row table:style-name="ro1">
          <table:table-cell table:formula="of:=[.A38]+1/([.$C$2]*80)" office:value-type="float" office:value="0.0075" calcext:value-type="float">
            <text:p>0.0075</text:p>
          </table:table-cell>
          <table:table-cell table:formula="of:=[.$C$3]*SQRT(2)*COS(2*PI()*[.$C$2]*[.A39])" office:value-type="float" office:value="-230" calcext:value-type="float">
            <text:p>-230</text:p>
          </table:table-cell>
          <table:table-cell table:formula="of:=[.$C$4]*SQRT(2)*COS(2*PI()*[.$C$2]*[.A39]+2*PI()/3)" office:value-type="float" office:value="-84.1858428704203" calcext:value-type="float">
            <text:p>-84.1858428704</text:p>
          </table:table-cell>
          <table:table-cell table:formula="of:=[.$C$5]*SQRT(2)*COS(2*PI()*[.$C$2]*[.A39]+4*PI()/3)" office:value-type="float" office:value="314.185842870421" calcext:value-type="float">
            <text:p>314.1858428704</text:p>
          </table:table-cell>
          <table:table-cell table:formula="of:=[.$E$3]*SQRT(2)*COS(2*PI()*[.$C$2]*[.A39]+[.$G$3]*PI()/180)" office:value-type="float" office:value="-5.00000000000001" calcext:value-type="float">
            <text:p>-5</text:p>
          </table:table-cell>
          <table:table-cell table:formula="of:=[.$E$4]*SQRT(2)*COS(2*PI()*[.$C$2]*[.A39]+2*PI()/3+[.$G$4]*PI()/180)" office:value-type="float" office:value="-1.83012701892218" calcext:value-type="float">
            <text:p>-1.8301270189</text:p>
          </table:table-cell>
          <table:table-cell table:formula="of:=[.$E$5]*SQRT(2)*COS(2*PI()*[.$C$2]*[.A39]+4*PI()/3+[.$G$5]*PI()/180)" office:value-type="float" office:value="6.83012701892219" calcext:value-type="float">
            <text:p>6.8301270189</text:p>
          </table:table-cell>
          <table:table-cell table:formula="of:=[.$E$3]*SQRT(2)*COS(2*PI()*[.$C$2]*[.A39]+PI()/2+[.$G$3]*PI()/180)" office:value-type="float" office:value="-4.99999999999999" calcext:value-type="float">
            <text:p>-5</text:p>
          </table:table-cell>
          <table:table-cell table:formula="of:=[.$E$4]*SQRT(2)*COS(2*PI()*[.$C$2]*[.A39]+PI()/2+2*PI()/3+[.$G$4]*PI()/180)" office:value-type="float" office:value="6.8301270189222" calcext:value-type="float">
            <text:p>6.8301270189</text:p>
          </table:table-cell>
          <table:table-cell table:formula="of:=[.$E$5]*SQRT(2)*COS(2*PI()*[.$C$2]*[.A39]+PI()/2+4*PI()/3+[.$G$5]*PI()/180)" office:value-type="float" office:value="-1.8301270189222" calcext:value-type="float">
            <text:p>-1.8301270189</text:p>
          </table:table-cell>
          <table:table-cell table:formula="of:=[.B39]*[.E39]" office:value-type="float" office:value="1150" calcext:value-type="float">
            <text:p>1150</text:p>
          </table:table-cell>
          <table:table-cell table:formula="of:=[.C39]*[.F39]" office:value-type="float" office:value="154.070785647893" calcext:value-type="float">
            <text:p>154.0707856479</text:p>
          </table:table-cell>
          <table:table-cell table:formula="of:=[.D39]*[.G39]" office:value-type="float" office:value="2145.9292143521" calcext:value-type="float">
            <text:p>2145.9292143521</text:p>
          </table:table-cell>
          <table:table-cell table:formula="of:=[.B39]*[.H39]" office:value-type="float" office:value="1150" calcext:value-type="float">
            <text:p>1150</text:p>
          </table:table-cell>
          <table:table-cell table:formula="of:=[.C39]*[.I39]" office:value-type="float" office:value="-574.999999999996" calcext:value-type="float">
            <text:p>-575</text:p>
          </table:table-cell>
          <table:table-cell table:formula="of:=[.D39]*[.J39]" office:value-type="float" office:value="-575.000000000002" calcext:value-type="float">
            <text:p>-575</text:p>
          </table:table-cell>
          <table:table-cell table:number-columns-repeated="1008"/>
        </table:table-row>
        <table:table-row table:style-name="ro1">
          <table:table-cell table:formula="of:=[.A39]+1/([.$C$2]*80)" office:value-type="float" office:value="0.00775000000000001" calcext:value-type="float">
            <text:p>0.00775</text:p>
          </table:table-cell>
          <table:table-cell table:formula="of:=[.$C$3]*SQRT(2)*COS(2*PI()*[.$C$2]*[.A40])" office:value-type="float" office:value="-247.336578776024" calcext:value-type="float">
            <text:p>-247.336578776</text:p>
          </table:table-cell>
          <table:table-cell table:formula="of:=[.$C$4]*SQRT(2)*COS(2*PI()*[.$C$2]*[.A40]+2*PI()/3)" office:value-type="float" office:value="-59.2755888903516" calcext:value-type="float">
            <text:p>-59.2755888904</text:p>
          </table:table-cell>
          <table:table-cell table:formula="of:=[.$C$5]*SQRT(2)*COS(2*PI()*[.$C$2]*[.A40]+4*PI()/3)" office:value-type="float" office:value="306.612167666376" calcext:value-type="float">
            <text:p>306.6121676664</text:p>
          </table:table-cell>
          <table:table-cell table:formula="of:=[.$E$3]*SQRT(2)*COS(2*PI()*[.$C$2]*[.A40]+[.$G$3]*PI()/180)" office:value-type="float" office:value="-5.37688214730487" calcext:value-type="float">
            <text:p>-5.3768821473</text:p>
          </table:table-cell>
          <table:table-cell table:formula="of:=[.$E$4]*SQRT(2)*COS(2*PI()*[.$C$2]*[.A40]+2*PI()/3+[.$G$4]*PI()/180)" office:value-type="float" office:value="-1.2885997584859" calcext:value-type="float">
            <text:p>-1.2885997585</text:p>
          </table:table-cell>
          <table:table-cell table:formula="of:=[.$E$5]*SQRT(2)*COS(2*PI()*[.$C$2]*[.A40]+4*PI()/3+[.$G$5]*PI()/180)" office:value-type="float" office:value="6.66548190579078" calcext:value-type="float">
            <text:p>6.6654819058</text:p>
          </table:table-cell>
          <table:table-cell table:formula="of:=[.$E$3]*SQRT(2)*COS(2*PI()*[.$C$2]*[.A40]+PI()/2+[.$G$3]*PI()/180)" office:value-type="float" office:value="-4.59229119002641" calcext:value-type="float">
            <text:p>-4.59229119</text:p>
          </table:table-cell>
          <table:table-cell table:formula="of:=[.$E$4]*SQRT(2)*COS(2*PI()*[.$C$2]*[.A40]+PI()/2+2*PI()/3+[.$G$4]*PI()/180)" office:value-type="float" office:value="6.95266212773424" calcext:value-type="float">
            <text:p>6.9526621277</text:p>
          </table:table-cell>
          <table:table-cell table:formula="of:=[.$E$5]*SQRT(2)*COS(2*PI()*[.$C$2]*[.A40]+PI()/2+4*PI()/3+[.$G$5]*PI()/180)" office:value-type="float" office:value="-2.36037093770783" calcext:value-type="float">
            <text:p>-2.3603709377</text:p>
          </table:table-cell>
          <table:table-cell table:formula="of:=[.B40]*[.E40]" office:value-type="float" office:value="1329.89963479627" calcext:value-type="float">
            <text:p>1329.8996347963</text:p>
          </table:table-cell>
          <table:table-cell table:formula="of:=[.C40]*[.F40]" office:value-type="float" office:value="76.3825095282168" calcext:value-type="float">
            <text:p>76.3825095282</text:p>
          </table:table-cell>
          <table:table-cell table:formula="of:=[.D40]*[.G40]" office:value-type="float" office:value="2043.71785567551" calcext:value-type="float">
            <text:p>2043.7178556755</text:p>
          </table:table-cell>
          <table:table-cell table:formula="of:=[.B40]*[.H40]" office:value-type="float" office:value="1135.84159168441" calcext:value-type="float">
            <text:p>1135.8415916844</text:p>
          </table:table-cell>
          <table:table-cell table:formula="of:=[.C40]*[.I40]" office:value-type="float" office:value="-412.123141977092" calcext:value-type="float">
            <text:p>-412.1231419771</text:p>
          </table:table-cell>
          <table:table-cell table:formula="of:=[.D40]*[.J40]" office:value-type="float" office:value="-723.718449707313" calcext:value-type="float">
            <text:p>-723.7184497073</text:p>
          </table:table-cell>
          <table:table-cell table:number-columns-repeated="1008"/>
        </table:table-row>
        <table:table-row table:style-name="ro1">
          <table:table-cell table:formula="of:=[.A40]+1/([.$C$2]*80)" office:value-type="float" office:value="0.00800000000000001" calcext:value-type="float">
            <text:p>0.008</text:p>
          </table:table-cell>
          <table:table-cell table:formula="of:=[.$C$3]*SQRT(2)*COS(2*PI()*[.$C$2]*[.A41])" office:value-type="float" office:value="-263.148245296135" calcext:value-type="float">
            <text:p>-263.1482452961</text:p>
          </table:table-cell>
          <table:table-cell table:formula="of:=[.$C$4]*SQRT(2)*COS(2*PI()*[.$C$2]*[.A41]+2*PI()/3)" office:value-type="float" office:value="-33.9998811936404" calcext:value-type="float">
            <text:p>-33.9998811936</text:p>
          </table:table-cell>
          <table:table-cell table:formula="of:=[.$C$5]*SQRT(2)*COS(2*PI()*[.$C$2]*[.A41]+4*PI()/3)" office:value-type="float" office:value="297.148126489775" calcext:value-type="float">
            <text:p>297.1481264898</text:p>
          </table:table-cell>
          <table:table-cell table:formula="of:=[.$E$3]*SQRT(2)*COS(2*PI()*[.$C$2]*[.A41]+[.$G$3]*PI()/180)" office:value-type="float" office:value="-5.72061402817685" calcext:value-type="float">
            <text:p>-5.7206140282</text:p>
          </table:table-cell>
          <table:table-cell table:formula="of:=[.$E$4]*SQRT(2)*COS(2*PI()*[.$C$2]*[.A41]+2*PI()/3+[.$G$4]*PI()/180)" office:value-type="float" office:value="-0.73912785203566" calcext:value-type="float">
            <text:p>-0.739127852</text:p>
          </table:table-cell>
          <table:table-cell table:formula="of:=[.$E$5]*SQRT(2)*COS(2*PI()*[.$C$2]*[.A41]+4*PI()/3+[.$G$5]*PI()/180)" office:value-type="float" office:value="6.45974188021251" calcext:value-type="float">
            <text:p>6.4597418802</text:p>
          </table:table-cell>
          <table:table-cell table:formula="of:=[.$E$3]*SQRT(2)*COS(2*PI()*[.$C$2]*[.A41]+PI()/2+[.$G$3]*PI()/180)" office:value-type="float" office:value="-4.15626937777453" calcext:value-type="float">
            <text:p>-4.1562693778</text:p>
          </table:table-cell>
          <table:table-cell table:formula="of:=[.$E$4]*SQRT(2)*COS(2*PI()*[.$C$2]*[.A41]+PI()/2+2*PI()/3+[.$G$4]*PI()/180)" office:value-type="float" office:value="7.03233176253404" calcext:value-type="float">
            <text:p>7.0323317625</text:p>
          </table:table-cell>
          <table:table-cell table:formula="of:=[.$E$5]*SQRT(2)*COS(2*PI()*[.$C$2]*[.A41]+PI()/2+4*PI()/3+[.$G$5]*PI()/180)" office:value-type="float" office:value="-2.87606238475951" calcext:value-type="float">
            <text:p>-2.8760623848</text:p>
          </table:table-cell>
          <table:table-cell table:formula="of:=[.B41]*[.E41]" office:value-type="float" office:value="1505.36954353119" calcext:value-type="float">
            <text:p>1505.3695435312</text:p>
          </table:table-cell>
          <table:table-cell table:formula="of:=[.C41]*[.F41]" office:value-type="float" office:value="25.130259156123" calcext:value-type="float">
            <text:p>25.1302591561</text:p>
          </table:table-cell>
          <table:table-cell table:formula="of:=[.D41]*[.G41]" office:value-type="float" office:value="1919.50019731269" calcext:value-type="float">
            <text:p>1919.5001973127</text:p>
          </table:table-cell>
          <table:table-cell table:formula="of:=[.B41]*[.H41]" office:value-type="float" office:value="1093.71499373943" calcext:value-type="float">
            <text:p>1093.7149937394</text:p>
          </table:table-cell>
          <table:table-cell table:formula="of:=[.C41]*[.I41]" office:value-type="float" office:value="-239.098444440421" calcext:value-type="float">
            <text:p>-239.0984444404</text:p>
          </table:table-cell>
          <table:table-cell table:formula="of:=[.D41]*[.J41]" office:value-type="float" office:value="-854.616549299004" calcext:value-type="float">
            <text:p>-854.616549299</text:p>
          </table:table-cell>
          <table:table-cell table:number-columns-repeated="1008"/>
        </table:table-row>
        <table:table-row table:style-name="ro1">
          <table:table-cell table:formula="of:=[.A41]+1/([.$C$2]*80)" office:value-type="float" office:value="0.00825000000000001" calcext:value-type="float">
            <text:p>0.00825</text:p>
          </table:table-cell>
          <table:table-cell table:formula="of:=[.$C$3]*SQRT(2)*COS(2*PI()*[.$C$2]*[.A42])" office:value-type="float" office:value="-277.337515378324" calcext:value-type="float">
            <text:p>-277.3375153783</text:p>
          </table:table-cell>
          <table:table-cell table:formula="of:=[.$C$4]*SQRT(2)*COS(2*PI()*[.$C$2]*[.A42]+2*PI()/3)" office:value-type="float" office:value="-8.51455292326227" calcext:value-type="float">
            <text:p>-8.5145529233</text:p>
          </table:table-cell>
          <table:table-cell table:formula="of:=[.$C$5]*SQRT(2)*COS(2*PI()*[.$C$2]*[.A42]+4*PI()/3)" office:value-type="float" office:value="285.852068301586" calcext:value-type="float">
            <text:p>285.8520683016</text:p>
          </table:table-cell>
          <table:table-cell table:formula="of:=[.$E$3]*SQRT(2)*COS(2*PI()*[.$C$2]*[.A42]+[.$G$3]*PI()/180)" office:value-type="float" office:value="-6.02907642126792" calcext:value-type="float">
            <text:p>-6.0290764213</text:p>
          </table:table-cell>
          <table:table-cell table:formula="of:=[.$E$4]*SQRT(2)*COS(2*PI()*[.$C$2]*[.A42]+2*PI()/3+[.$G$4]*PI()/180)" office:value-type="float" office:value="-0.185098976592658" calcext:value-type="float">
            <text:p>-0.1850989766</text:p>
          </table:table-cell>
          <table:table-cell table:formula="of:=[.$E$5]*SQRT(2)*COS(2*PI()*[.$C$2]*[.A42]+4*PI()/3+[.$G$5]*PI()/180)" office:value-type="float" office:value="6.21417539786058" calcext:value-type="float">
            <text:p>6.2141753979</text:p>
          </table:table-cell>
          <table:table-cell table:formula="of:=[.$E$3]*SQRT(2)*COS(2*PI()*[.$C$2]*[.A42]+PI()/2+[.$G$3]*PI()/180)" office:value-type="float" office:value="-3.69462278270884" calcext:value-type="float">
            <text:p>-3.6946227827</text:p>
          </table:table-cell>
          <table:table-cell table:formula="of:=[.$E$4]*SQRT(2)*COS(2*PI()*[.$C$2]*[.A42]+PI()/2+2*PI()/3+[.$G$4]*PI()/180)" office:value-type="float" office:value="7.06864473353021" calcext:value-type="float">
            <text:p>7.0686447335</text:p>
          </table:table-cell>
          <table:table-cell table:formula="of:=[.$E$5]*SQRT(2)*COS(2*PI()*[.$C$2]*[.A42]+PI()/2+4*PI()/3+[.$G$5]*PI()/180)" office:value-type="float" office:value="-3.37402195082136" calcext:value-type="float">
            <text:p>-3.3740219508</text:p>
          </table:table-cell>
          <table:table-cell table:formula="of:=[.B42]*[.E42]" office:value-type="float" office:value="1672.08907470048" calcext:value-type="float">
            <text:p>1672.0890747005</text:p>
          </table:table-cell>
          <table:table-cell table:formula="of:=[.C42]*[.F42]" office:value-type="float" office:value="1.57603503223987" calcext:value-type="float">
            <text:p>1.5760350322</text:p>
          </table:table-cell>
          <table:table-cell table:formula="of:=[.D42]*[.G42]" office:value-type="float" office:value="1776.33489026728" calcext:value-type="float">
            <text:p>1776.3348902673</text:p>
          </table:table-cell>
          <table:table-cell table:formula="of:=[.B42]*[.H42]" office:value-type="float" office:value="1024.65750281662" calcext:value-type="float">
            <text:p>1024.6575028166</text:p>
          </table:table-cell>
          <table:table-cell table:formula="of:=[.C42]*[.I42]" office:value-type="float" office:value="-60.1863496793821" calcext:value-type="float">
            <text:p>-60.1863496794</text:p>
          </table:table-cell>
          <table:table-cell table:formula="of:=[.D42]*[.J42]" office:value-type="float" office:value="-964.471153137239" calcext:value-type="float">
            <text:p>-964.4711531372</text:p>
          </table:table-cell>
          <table:table-cell table:number-columns-repeated="1008"/>
        </table:table-row>
        <table:table-row table:style-name="ro1">
          <table:table-cell table:formula="of:=[.A42]+1/([.$C$2]*80)" office:value-type="float" office:value="0.00850000000000001" calcext:value-type="float">
            <text:p>0.0085</text:p>
          </table:table-cell>
          <table:table-cell table:formula="of:=[.$C$3]*SQRT(2)*COS(2*PI()*[.$C$2]*[.A43])" office:value-type="float" office:value="-289.816907454124" calcext:value-type="float">
            <text:p>-289.8169074541</text:p>
          </table:table-cell>
          <table:table-cell table:formula="of:=[.$C$4]*SQRT(2)*COS(2*PI()*[.$C$2]*[.A43]+2*PI()/3)" office:value-type="float" office:value="17.0232703972639" calcext:value-type="float">
            <text:p>17.0232703973</text:p>
          </table:table-cell>
          <table:table-cell table:formula="of:=[.$C$5]*SQRT(2)*COS(2*PI()*[.$C$2]*[.A43]+4*PI()/3)" office:value-type="float" office:value="272.79363705686" calcext:value-type="float">
            <text:p>272.7936370569</text:p>
          </table:table-cell>
          <table:table-cell table:formula="of:=[.$E$3]*SQRT(2)*COS(2*PI()*[.$C$2]*[.A43]+[.$G$3]*PI()/180)" office:value-type="float" office:value="-6.30036755335051" calcext:value-type="float">
            <text:p>-6.3003675534</text:p>
          </table:table-cell>
          <table:table-cell table:formula="of:=[.$E$4]*SQRT(2)*COS(2*PI()*[.$C$2]*[.A43]+2*PI()/3+[.$G$4]*PI()/180)" office:value-type="float" office:value="0.370071095592693" calcext:value-type="float">
            <text:p>0.3700710956</text:p>
          </table:table-cell>
          <table:table-cell table:formula="of:=[.$E$5]*SQRT(2)*COS(2*PI()*[.$C$2]*[.A43]+4*PI()/3+[.$G$5]*PI()/180)" office:value-type="float" office:value="5.93029645775782" calcext:value-type="float">
            <text:p>5.9302964578</text:p>
          </table:table-cell>
          <table:table-cell table:formula="of:=[.$E$3]*SQRT(2)*COS(2*PI()*[.$C$2]*[.A43]+PI()/2+[.$G$3]*PI()/180)" office:value-type="float" office:value="-3.21019760960102" calcext:value-type="float">
            <text:p>-3.2101976096</text:p>
          </table:table-cell>
          <table:table-cell table:formula="of:=[.$E$4]*SQRT(2)*COS(2*PI()*[.$C$2]*[.A43]+PI()/2+2*PI()/3+[.$G$4]*PI()/180)" office:value-type="float" office:value="7.06137715918126" calcext:value-type="float">
            <text:p>7.0613771592</text:p>
          </table:table-cell>
          <table:table-cell table:formula="of:=[.$E$5]*SQRT(2)*COS(2*PI()*[.$C$2]*[.A43]+PI()/2+4*PI()/3+[.$G$5]*PI()/180)" office:value-type="float" office:value="-3.85117954958024" calcext:value-type="float">
            <text:p>-3.8511795496</text:p>
          </table:table-cell>
          <table:table-cell table:formula="of:=[.B43]*[.E43]" office:value-type="float" office:value="1825.95304013635" calcext:value-type="float">
            <text:p>1825.9530401364</text:p>
          </table:table-cell>
          <table:table-cell table:formula="of:=[.C43]*[.F43]" office:value-type="float" office:value="6.29982032648612" calcext:value-type="float">
            <text:p>6.2998203265</text:p>
          </table:table-cell>
          <table:table-cell table:formula="of:=[.D43]*[.G43]" office:value-type="float" office:value="1617.74713953717" calcext:value-type="float">
            <text:p>1617.7471395372</text:p>
          </table:table-cell>
          <table:table-cell table:formula="of:=[.B43]*[.H43]" office:value-type="float" office:value="930.369543531188" calcext:value-type="float">
            <text:p>930.3695435312</text:p>
          </table:table-cell>
          <table:table-cell table:formula="of:=[.C43]*[.I43]" office:value-type="float" office:value="120.207732757806" calcext:value-type="float">
            <text:p>120.2077327578</text:p>
          </table:table-cell>
          <table:table-cell table:formula="of:=[.D43]*[.J43]" office:value-type="float" office:value="-1050.57727628899" calcext:value-type="float">
            <text:p>-1050.577276289</text:p>
          </table:table-cell>
          <table:table-cell table:number-columns-repeated="1008"/>
        </table:table-row>
        <table:table-row table:style-name="ro1">
          <table:table-cell table:formula="of:=[.A43]+1/([.$C$2]*80)" office:value-type="float" office:value="0.00875000000000001" calcext:value-type="float">
            <text:p>0.00875</text:p>
          </table:table-cell>
          <table:table-cell table:formula="of:=[.$C$3]*SQRT(2)*COS(2*PI()*[.$C$2]*[.A44])" office:value-type="float" office:value="-300.509481921567" calcext:value-type="float">
            <text:p>-300.5094819216</text:p>
          </table:table-cell>
          <table:table-cell table:formula="of:=[.$C$4]*SQRT(2)*COS(2*PI()*[.$C$2]*[.A44]+2*PI()/3)" office:value-type="float" office:value="42.4561395949791" calcext:value-type="float">
            <text:p>42.456139595</text:p>
          </table:table-cell>
          <table:table-cell table:formula="of:=[.$C$5]*SQRT(2)*COS(2*PI()*[.$C$2]*[.A44]+4*PI()/3)" office:value-type="float" office:value="258.053342326588" calcext:value-type="float">
            <text:p>258.0533423266</text:p>
          </table:table-cell>
          <table:table-cell table:formula="of:=[.$E$3]*SQRT(2)*COS(2*PI()*[.$C$2]*[.A44]+[.$G$3]*PI()/180)" office:value-type="float" office:value="-6.53281482438189" calcext:value-type="float">
            <text:p>-6.5328148244</text:p>
          </table:table-cell>
          <table:table-cell table:formula="of:=[.$E$4]*SQRT(2)*COS(2*PI()*[.$C$2]*[.A44]+2*PI()/3+[.$G$4]*PI()/180)" office:value-type="float" office:value="0.922959556412589" calcext:value-type="float">
            <text:p>0.9229595564</text:p>
          </table:table-cell>
          <table:table-cell table:formula="of:=[.$E$5]*SQRT(2)*COS(2*PI()*[.$C$2]*[.A44]+4*PI()/3+[.$G$5]*PI()/180)" office:value-type="float" office:value="5.6098552679693" calcext:value-type="float">
            <text:p>5.609855268</text:p>
          </table:table-cell>
          <table:table-cell table:formula="of:=[.$E$3]*SQRT(2)*COS(2*PI()*[.$C$2]*[.A44]+PI()/2+[.$G$3]*PI()/180)" office:value-type="float" office:value="-2.70598050073097" calcext:value-type="float">
            <text:p>-2.7059805007</text:p>
          </table:table-cell>
          <table:table-cell table:formula="of:=[.$E$4]*SQRT(2)*COS(2*PI()*[.$C$2]*[.A44]+PI()/2+2*PI()/3+[.$G$4]*PI()/180)" office:value-type="float" office:value="7.01057384649978" calcext:value-type="float">
            <text:p>7.0105738465</text:p>
          </table:table-cell>
          <table:table-cell table:formula="of:=[.$E$5]*SQRT(2)*COS(2*PI()*[.$C$2]*[.A44]+PI()/2+4*PI()/3+[.$G$5]*PI()/180)" office:value-type="float" office:value="-4.3045933457688" calcext:value-type="float">
            <text:p>-4.3045933458</text:p>
          </table:table-cell>
          <table:table-cell table:formula="of:=[.B44]*[.E44]" office:value-type="float" office:value="1963.17279836453" calcext:value-type="float">
            <text:p>1963.1727983645</text:p>
          </table:table-cell>
          <table:table-cell table:formula="of:=[.C44]*[.F44]" office:value-type="float" office:value="39.1852997675729" calcext:value-type="float">
            <text:p>39.1852997676</text:p>
          </table:table-cell>
          <table:table-cell table:formula="of:=[.D44]*[.G44]" office:value-type="float" office:value="1447.6419018679" calcext:value-type="float">
            <text:p>1447.6419018679</text:p>
          </table:table-cell>
          <table:table-cell table:formula="of:=[.B44]*[.H44]" office:value-type="float" office:value="813.172798364526" calcext:value-type="float">
            <text:p>813.1727983645</text:p>
          </table:table-cell>
          <table:table-cell table:formula="of:=[.C44]*[.I44]" office:value-type="float" office:value="297.641901867904" calcext:value-type="float">
            <text:p>297.6419018679</text:p>
          </table:table-cell>
          <table:table-cell table:formula="of:=[.D44]*[.J44]" office:value-type="float" office:value="-1110.81470023243" calcext:value-type="float">
            <text:p>-1110.8147002324</text:p>
          </table:table-cell>
          <table:table-cell table:number-columns-repeated="1008"/>
        </table:table-row>
        <table:table-row table:style-name="ro1">
          <table:table-cell table:formula="of:=[.A44]+1/([.$C$2]*80)" office:value-type="float" office:value="0.00900000000000001" calcext:value-type="float">
            <text:p>0.009</text:p>
          </table:table-cell>
          <table:table-cell table:formula="of:=[.$C$3]*SQRT(2)*COS(2*PI()*[.$C$2]*[.A45])" office:value-type="float" office:value="-309.349315503421" calcext:value-type="float">
            <text:p>-309.3493155034</text:p>
          </table:table-cell>
          <table:table-cell table:formula="of:=[.$C$4]*SQRT(2)*COS(2*PI()*[.$C$2]*[.A45]+2*PI()/3)" office:value-type="float" office:value="67.6272525739919" calcext:value-type="float">
            <text:p>67.627252574</text:p>
          </table:table-cell>
          <table:table-cell table:formula="of:=[.$C$5]*SQRT(2)*COS(2*PI()*[.$C$2]*[.A45]+4*PI()/3)" office:value-type="float" office:value="241.722062929429" calcext:value-type="float">
            <text:p>241.7220629294</text:p>
          </table:table-cell>
          <table:table-cell table:formula="of:=[.$E$3]*SQRT(2)*COS(2*PI()*[.$C$2]*[.A45]+[.$G$3]*PI()/180)" office:value-type="float" office:value="-6.72498511963958" calcext:value-type="float">
            <text:p>-6.7249851196</text:p>
          </table:table-cell>
          <table:table-cell table:formula="of:=[.$E$4]*SQRT(2)*COS(2*PI()*[.$C$2]*[.A45]+2*PI()/3+[.$G$4]*PI()/180)" office:value-type="float" office:value="1.470157664652" calcext:value-type="float">
            <text:p>1.4701576647</text:p>
          </table:table-cell>
          <table:table-cell table:formula="of:=[.$E$5]*SQRT(2)*COS(2*PI()*[.$C$2]*[.A45]+4*PI()/3+[.$G$5]*PI()/180)" office:value-type="float" office:value="5.25482745498758" calcext:value-type="float">
            <text:p>5.254827455</text:p>
          </table:table-cell>
          <table:table-cell table:formula="of:=[.$E$3]*SQRT(2)*COS(2*PI()*[.$C$2]*[.A45]+PI()/2+[.$G$3]*PI()/180)" office:value-type="float" office:value="-2.18508012224409" calcext:value-type="float">
            <text:p>-2.1850801222</text:p>
          </table:table-cell>
          <table:table-cell table:formula="of:=[.$E$4]*SQRT(2)*COS(2*PI()*[.$C$2]*[.A45]+PI()/2+2*PI()/3+[.$G$4]*PI()/180)" office:value-type="float" office:value="6.91654801480225" calcext:value-type="float">
            <text:p>6.9165480148</text:p>
          </table:table-cell>
          <table:table-cell table:formula="of:=[.$E$5]*SQRT(2)*COS(2*PI()*[.$C$2]*[.A45]+PI()/2+4*PI()/3+[.$G$5]*PI()/180)" office:value-type="float" office:value="-4.73146789255816" calcext:value-type="float">
            <text:p>-4.7314678926</text:p>
          </table:table-cell>
          <table:table-cell table:formula="of:=[.B45]*[.E45]" office:value-type="float" office:value="2080.36954353119" calcext:value-type="float">
            <text:p>2080.3695435312</text:p>
          </table:table-cell>
          <table:table-cell table:formula="of:=[.C45]*[.F45]" office:value-type="float" office:value="99.4227237110107" calcext:value-type="float">
            <text:p>99.422723711</text:p>
          </table:table-cell>
          <table:table-cell table:formula="of:=[.D45]*[.G45]" office:value-type="float" office:value="1270.2077327578" calcext:value-type="float">
            <text:p>1270.2077327578</text:p>
          </table:table-cell>
          <table:table-cell table:formula="of:=[.B45]*[.H45]" office:value-type="float" office:value="675.953040136341" calcext:value-type="float">
            <text:p>675.9530401363</text:p>
          </table:table-cell>
          <table:table-cell table:formula="of:=[.C45]*[.I45]" office:value-type="float" office:value="467.747139537174" calcext:value-type="float">
            <text:p>467.7471395372</text:p>
          </table:table-cell>
          <table:table-cell table:formula="of:=[.D45]*[.J45]" office:value-type="float" office:value="-1143.70017967351" calcext:value-type="float">
            <text:p>-1143.7001796735</text:p>
          </table:table-cell>
          <table:table-cell table:number-columns-repeated="1008"/>
        </table:table-row>
        <table:table-row table:style-name="ro1">
          <table:table-cell table:formula="of:=[.A45]+1/([.$C$2]*80)" office:value-type="float" office:value="0.00925000000000001" calcext:value-type="float">
            <text:p>0.00925</text:p>
          </table:table-cell>
          <table:table-cell table:formula="of:=[.$C$3]*SQRT(2)*COS(2*PI()*[.$C$2]*[.A46])" office:value-type="float" office:value="-316.28190768611" calcext:value-type="float">
            <text:p>-316.2819076861</text:p>
          </table:table-cell>
          <table:table-cell table:formula="of:=[.$C$4]*SQRT(2)*COS(2*PI()*[.$C$2]*[.A46]+2*PI()/3)" office:value-type="float" office:value="92.3814210525426" calcext:value-type="float">
            <text:p>92.3814210525</text:p>
          </table:table-cell>
          <table:table-cell table:formula="of:=[.$C$5]*SQRT(2)*COS(2*PI()*[.$C$2]*[.A46]+4*PI()/3)" office:value-type="float" office:value="223.900486633567" calcext:value-type="float">
            <text:p>223.9004866336</text:p>
          </table:table-cell>
          <table:table-cell table:formula="of:=[.$E$3]*SQRT(2)*COS(2*PI()*[.$C$2]*[.A46]+[.$G$3]*PI()/180)" office:value-type="float" office:value="-6.87569364535021" calcext:value-type="float">
            <text:p>-6.8756936454</text:p>
          </table:table-cell>
          <table:table-cell table:formula="of:=[.$E$4]*SQRT(2)*COS(2*PI()*[.$C$2]*[.A46]+2*PI()/3+[.$G$4]*PI()/180)" office:value-type="float" office:value="2.00829176201179" calcext:value-type="float">
            <text:p>2.008291762</text:p>
          </table:table-cell>
          <table:table-cell table:formula="of:=[.$E$5]*SQRT(2)*COS(2*PI()*[.$C$2]*[.A46]+4*PI()/3+[.$G$5]*PI()/180)" office:value-type="float" office:value="4.86740188333841" calcext:value-type="float">
            <text:p>4.8674018833</text:p>
          </table:table-cell>
          <table:table-cell table:formula="of:=[.$E$3]*SQRT(2)*COS(2*PI()*[.$C$2]*[.A46]+PI()/2+[.$G$3]*PI()/180)" office:value-type="float" office:value="-1.6507079981907" calcext:value-type="float">
            <text:p>-1.6507079982</text:p>
          </table:table-cell>
          <table:table-cell table:formula="of:=[.$E$4]*SQRT(2)*COS(2*PI()*[.$C$2]*[.A46]+PI()/2+2*PI()/3+[.$G$4]*PI()/180)" office:value-type="float" office:value="6.77987936460787" calcext:value-type="float">
            <text:p>6.7798793646</text:p>
          </table:table-cell>
          <table:table-cell table:formula="of:=[.$E$5]*SQRT(2)*COS(2*PI()*[.$C$2]*[.A46]+PI()/2+4*PI()/3+[.$G$5]*PI()/180)" office:value-type="float" office:value="-5.12917136641716" calcext:value-type="float">
            <text:p>-5.1291713664</text:p>
          </table:table-cell>
          <table:table-cell table:formula="of:=[.B46]*[.E46]" office:value-type="float" office:value="2174.65750281663" calcext:value-type="float">
            <text:p>2174.6575028166</text:p>
          </table:table-cell>
          <table:table-cell table:formula="of:=[.C46]*[.F46]" office:value-type="float" office:value="185.528846862764" calcext:value-type="float">
            <text:p>185.5288468628</text:p>
          </table:table-cell>
          <table:table-cell table:formula="of:=[.D46]*[.G46]" office:value-type="float" office:value="1089.81365032061" calcext:value-type="float">
            <text:p>1089.8136503206</text:p>
          </table:table-cell>
          <table:table-cell table:formula="of:=[.B46]*[.H46]" office:value-type="float" office:value="522.089074700475" calcext:value-type="float">
            <text:p>522.0890747005</text:p>
          </table:table-cell>
          <table:table-cell table:formula="of:=[.C46]*[.I46]" office:value-type="float" office:value="626.334890267284" calcext:value-type="float">
            <text:p>626.3348902673</text:p>
          </table:table-cell>
          <table:table-cell table:formula="of:=[.D46]*[.J46]" office:value-type="float" office:value="-1148.42396496776" calcext:value-type="float">
            <text:p>-1148.4239649678</text:p>
          </table:table-cell>
          <table:table-cell table:number-columns-repeated="1008"/>
        </table:table-row>
        <table:table-row table:style-name="ro1">
          <table:table-cell table:formula="of:=[.A46]+1/([.$C$2]*80)" office:value-type="float" office:value="0.00950000000000001" calcext:value-type="float">
            <text:p>0.0095</text:p>
          </table:table-cell>
          <table:table-cell table:formula="of:=[.$C$3]*SQRT(2)*COS(2*PI()*[.$C$2]*[.A47])" office:value-type="float" office:value="-321.264516733507" calcext:value-type="float">
            <text:p>-321.2645167335</text:p>
          </table:table-cell>
          <table:table-cell table:formula="of:=[.$C$4]*SQRT(2)*COS(2*PI()*[.$C$2]*[.A47]+2*PI()/3)" office:value-type="float" office:value="116.566027350365" calcext:value-type="float">
            <text:p>116.5660273504</text:p>
          </table:table-cell>
          <table:table-cell table:formula="of:=[.$C$5]*SQRT(2)*COS(2*PI()*[.$C$2]*[.A47]+4*PI()/3)" office:value-type="float" office:value="204.698489383142" calcext:value-type="float">
            <text:p>204.6984893831</text:p>
          </table:table-cell>
          <table:table-cell table:formula="of:=[.$E$3]*SQRT(2)*COS(2*PI()*[.$C$2]*[.A47]+[.$G$3]*PI()/180)" office:value-type="float" office:value="-6.98401123333711" calcext:value-type="float">
            <text:p>-6.9840112333</text:p>
          </table:table-cell>
          <table:table-cell table:formula="of:=[.$E$4]*SQRT(2)*COS(2*PI()*[.$C$2]*[.A47]+2*PI()/3+[.$G$4]*PI()/180)" office:value-type="float" office:value="2.53404407283402" calcext:value-type="float">
            <text:p>2.5340440728</text:p>
          </table:table-cell>
          <table:table-cell table:formula="of:=[.$E$5]*SQRT(2)*COS(2*PI()*[.$C$2]*[.A47]+4*PI()/3+[.$G$5]*PI()/180)" office:value-type="float" office:value="4.44996716050309" calcext:value-type="float">
            <text:p>4.4499671605</text:p>
          </table:table-cell>
          <table:table-cell table:formula="of:=[.$E$3]*SQRT(2)*COS(2*PI()*[.$C$2]*[.A47]+PI()/2+[.$G$3]*PI()/180)" office:value-type="float" office:value="-1.10615871041235" calcext:value-type="float">
            <text:p>-1.1061587104</text:p>
          </table:table-cell>
          <table:table-cell table:formula="of:=[.$E$4]*SQRT(2)*COS(2*PI()*[.$C$2]*[.A47]+PI()/2+2*PI()/3+[.$G$4]*PI()/180)" office:value-type="float" office:value="6.601410503592" calcext:value-type="float">
            <text:p>6.6014105036</text:p>
          </table:table-cell>
          <table:table-cell table:formula="of:=[.$E$5]*SQRT(2)*COS(2*PI()*[.$C$2]*[.A47]+PI()/2+4*PI()/3+[.$G$5]*PI()/180)" office:value-type="float" office:value="-5.49525179317965" calcext:value-type="float">
            <text:p>-5.4952517932</text:p>
          </table:table-cell>
          <table:table-cell table:formula="of:=[.B47]*[.E47]" office:value-type="float" office:value="2243.71499373943" calcext:value-type="float">
            <text:p>2243.7149937394</text:p>
          </table:table-cell>
          <table:table-cell table:formula="of:=[.C47]*[.F47]" office:value-type="float" office:value="295.383450701" calcext:value-type="float">
            <text:p>295.383450701</text:p>
          </table:table-cell>
          <table:table-cell table:formula="of:=[.D47]*[.G47]" office:value-type="float" office:value="910.901555559574" calcext:value-type="float">
            <text:p>910.9015555596</text:p>
          </table:table-cell>
          <table:table-cell table:formula="of:=[.B47]*[.H47]" office:value-type="float" office:value="355.369543531184" calcext:value-type="float">
            <text:p>355.3695435312</text:p>
          </table:table-cell>
          <table:table-cell table:formula="of:=[.C47]*[.I47]" office:value-type="float" office:value="769.50019731269" calcext:value-type="float">
            <text:p>769.5001973127</text:p>
          </table:table-cell>
          <table:table-cell table:formula="of:=[.D47]*[.J47]" office:value-type="float" office:value="-1124.86974084388" calcext:value-type="float">
            <text:p>-1124.8697408439</text:p>
          </table:table-cell>
          <table:table-cell table:number-columns-repeated="1008"/>
        </table:table-row>
        <table:table-row table:style-name="ro1">
          <table:table-cell table:formula="of:=[.A47]+1/([.$C$2]*80)" office:value-type="float" office:value="0.00975000000000001" calcext:value-type="float">
            <text:p>0.00975</text:p>
          </table:table-cell>
          <table:table-cell table:formula="of:=[.$C$3]*SQRT(2)*COS(2*PI()*[.$C$2]*[.A48])" office:value-type="float" office:value="-324.266423203949" calcext:value-type="float">
            <text:p>-324.266423204</text:p>
          </table:table-cell>
          <table:table-cell table:formula="of:=[.$C$4]*SQRT(2)*COS(2*PI()*[.$C$2]*[.A48]+2*PI()/3)" office:value-type="float" office:value="140.031965327434" calcext:value-type="float">
            <text:p>140.0319653274</text:p>
          </table:table-cell>
          <table:table-cell table:formula="of:=[.$C$5]*SQRT(2)*COS(2*PI()*[.$C$2]*[.A48]+4*PI()/3)" office:value-type="float" office:value="184.234457876515" calcext:value-type="float">
            <text:p>184.2344578765</text:p>
          </table:table-cell>
          <table:table-cell table:formula="of:=[.$E$3]*SQRT(2)*COS(2*PI()*[.$C$2]*[.A48]+[.$G$3]*PI()/180)" office:value-type="float" office:value="-7.04927006965108" calcext:value-type="float">
            <text:p>-7.0492700697</text:p>
          </table:table-cell>
          <table:table-cell table:formula="of:=[.$E$4]*SQRT(2)*COS(2*PI()*[.$C$2]*[.A48]+2*PI()/3+[.$G$4]*PI()/180)" office:value-type="float" office:value="3.04417315929205" calcext:value-type="float">
            <text:p>3.0441731593</text:p>
          </table:table-cell>
          <table:table-cell table:formula="of:=[.$E$5]*SQRT(2)*COS(2*PI()*[.$C$2]*[.A48]+4*PI()/3+[.$G$5]*PI()/180)" office:value-type="float" office:value="4.00509691035903" calcext:value-type="float">
            <text:p>4.0050969104</text:p>
          </table:table-cell>
          <table:table-cell table:formula="of:=[.$E$3]*SQRT(2)*COS(2*PI()*[.$C$2]*[.A48]+PI()/2+[.$G$3]*PI()/180)" office:value-type="float" office:value="-0.554789586349222" calcext:value-type="float">
            <text:p>-0.5547895863</text:p>
          </table:table-cell>
          <table:table-cell table:formula="of:=[.$E$4]*SQRT(2)*COS(2*PI()*[.$C$2]*[.A48]+PI()/2+2*PI()/3+[.$G$4]*PI()/180)" office:value-type="float" office:value="6.38224175162974" calcext:value-type="float">
            <text:p>6.3822417516</text:p>
          </table:table-cell>
          <table:table-cell table:formula="of:=[.$E$5]*SQRT(2)*COS(2*PI()*[.$C$2]*[.A48]+PI()/2+4*PI()/3+[.$G$5]*PI()/180)" office:value-type="float" office:value="-5.82745216528052" calcext:value-type="float">
            <text:p>-5.8274521653</text:p>
          </table:table-cell>
          <table:table-cell table:formula="of:=[.B48]*[.E48]" office:value-type="float" office:value="2285.84159168441" calcext:value-type="float">
            <text:p>2285.8415916844</text:p>
          </table:table-cell>
          <table:table-cell table:formula="of:=[.C48]*[.F48]" office:value-type="float" office:value="426.281550292691" calcext:value-type="float">
            <text:p>426.2815502927</text:p>
          </table:table-cell>
          <table:table-cell table:formula="of:=[.D48]*[.G48]" office:value-type="float" office:value="737.876858022901" calcext:value-type="float">
            <text:p>737.8768580229</text:p>
          </table:table-cell>
          <table:table-cell table:formula="of:=[.B48]*[.H48]" office:value-type="float" office:value="179.899634796261" calcext:value-type="float">
            <text:p>179.8996347963</text:p>
          </table:table-cell>
          <table:table-cell table:formula="of:=[.C48]*[.I48]" office:value-type="float" office:value="893.71785567552" calcext:value-type="float">
            <text:p>893.7178556755</text:p>
          </table:table-cell>
          <table:table-cell table:formula="of:=[.D48]*[.J48]" office:value-type="float" office:value="-1073.61749047178" calcext:value-type="float">
            <text:p>-1073.6174904718</text:p>
          </table:table-cell>
          <table:table-cell table:number-columns-repeated="1008"/>
        </table:table-row>
        <table:table-row table:style-name="ro1">
          <table:table-cell table:formula="of:=[.A48]+1/([.$C$2]*80)" office:value-type="float" office:value="0.01" calcext:value-type="float">
            <text:p>0.01</text:p>
          </table:table-cell>
          <table:table-cell table:formula="of:=[.$C$3]*SQRT(2)*COS(2*PI()*[.$C$2]*[.A49])" office:value-type="float" office:value="-325.269119345812" calcext:value-type="float">
            <text:p>-325.2691193458</text:p>
          </table:table-cell>
          <table:table-cell table:formula="of:=[.$C$4]*SQRT(2)*COS(2*PI()*[.$C$2]*[.A49]+2*PI()/3)" office:value-type="float" office:value="162.634559672906" calcext:value-type="float">
            <text:p>162.6345596729</text:p>
          </table:table-cell>
          <table:table-cell table:formula="of:=[.$C$5]*SQRT(2)*COS(2*PI()*[.$C$2]*[.A49]+4*PI()/3)" office:value-type="float" office:value="162.634559672905" calcext:value-type="float">
            <text:p>162.6345596729</text:p>
          </table:table-cell>
          <table:table-cell table:formula="of:=[.$E$3]*SQRT(2)*COS(2*PI()*[.$C$2]*[.A49]+[.$G$3]*PI()/180)" office:value-type="float" office:value="-7.07106781186548" calcext:value-type="float">
            <text:p>-7.0710678119</text:p>
          </table:table-cell>
          <table:table-cell table:formula="of:=[.$E$4]*SQRT(2)*COS(2*PI()*[.$C$2]*[.A49]+2*PI()/3+[.$G$4]*PI()/180)" office:value-type="float" office:value="3.53553390593275" calcext:value-type="float">
            <text:p>3.5355339059</text:p>
          </table:table-cell>
          <table:table-cell table:formula="of:=[.$E$5]*SQRT(2)*COS(2*PI()*[.$C$2]*[.A49]+4*PI()/3+[.$G$5]*PI()/180)" office:value-type="float" office:value="3.53553390593273" calcext:value-type="float">
            <text:p>3.5355339059</text:p>
          </table:table-cell>
          <table:table-cell table:formula="of:=[.$E$3]*SQRT(2)*COS(2*PI()*[.$C$2]*[.A49]+PI()/2+[.$G$3]*PI()/180)" office:value-type="float" office:value="0.000000000000011261805585117" calcext:value-type="float">
            <text:p>1.1261805585117E-014</text:p>
          </table:table-cell>
          <table:table-cell table:formula="of:=[.$E$4]*SQRT(2)*COS(2*PI()*[.$C$2]*[.A49]+PI()/2+2*PI()/3+[.$G$4]*PI()/180)" office:value-type="float" office:value="6.12372435695794" calcext:value-type="float">
            <text:p>6.123724357</text:p>
          </table:table-cell>
          <table:table-cell table:formula="of:=[.$E$5]*SQRT(2)*COS(2*PI()*[.$C$2]*[.A49]+PI()/2+4*PI()/3+[.$G$5]*PI()/180)" office:value-type="float" office:value="-6.12372435695795" calcext:value-type="float">
            <text:p>-6.123724357</text:p>
          </table:table-cell>
          <table:table-cell table:formula="of:=[.B49]*[.E49]" office:value-type="float" office:value="2300" calcext:value-type="float">
            <text:p>2300</text:p>
          </table:table-cell>
          <table:table-cell table:formula="of:=[.C49]*[.F49]" office:value-type="float" office:value="575.000000000004" calcext:value-type="float">
            <text:p>575</text:p>
          </table:table-cell>
          <table:table-cell table:formula="of:=[.D49]*[.G49]" office:value-type="float" office:value="574.999999999996" calcext:value-type="float">
            <text:p>575</text:p>
          </table:table-cell>
          <table:table-cell table:formula="of:=[.B49]*[.H49]" office:value-type="float" office:value="-0.00000000000366311758491474" calcext:value-type="float">
            <text:p>-3.66311758491474E-012</text:p>
          </table:table-cell>
          <table:table-cell table:formula="of:=[.C49]*[.I49]" office:value-type="float" office:value="995.929214352107" calcext:value-type="float">
            <text:p>995.9292143521</text:p>
          </table:table-cell>
          <table:table-cell table:formula="of:=[.D49]*[.J49]" office:value-type="float" office:value="-995.929214352101" calcext:value-type="float">
            <text:p>-995.9292143521</text:p>
          </table:table-cell>
          <table:table-cell table:number-columns-repeated="1008"/>
        </table:table-row>
        <table:table-row table:style-name="ro1">
          <table:table-cell table:formula="of:=[.A49]+1/([.$C$2]*80)" office:value-type="float" office:value="0.01025" calcext:value-type="float">
            <text:p>0.01025</text:p>
          </table:table-cell>
          <table:table-cell table:formula="of:=[.$C$3]*SQRT(2)*COS(2*PI()*[.$C$2]*[.A50])" office:value-type="float" office:value="-324.266423203949" calcext:value-type="float">
            <text:p>-324.266423204</text:p>
          </table:table-cell>
          <table:table-cell table:formula="of:=[.$C$4]*SQRT(2)*COS(2*PI()*[.$C$2]*[.A50]+2*PI()/3)" office:value-type="float" office:value="184.234457876516" calcext:value-type="float">
            <text:p>184.2344578765</text:p>
          </table:table-cell>
          <table:table-cell table:formula="of:=[.$C$5]*SQRT(2)*COS(2*PI()*[.$C$2]*[.A50]+4*PI()/3)" office:value-type="float" office:value="140.031965327433" calcext:value-type="float">
            <text:p>140.0319653274</text:p>
          </table:table-cell>
          <table:table-cell table:formula="of:=[.$E$3]*SQRT(2)*COS(2*PI()*[.$C$2]*[.A50]+[.$G$3]*PI()/180)" office:value-type="float" office:value="-7.04927006965107" calcext:value-type="float">
            <text:p>-7.0492700697</text:p>
          </table:table-cell>
          <table:table-cell table:formula="of:=[.$E$4]*SQRT(2)*COS(2*PI()*[.$C$2]*[.A50]+2*PI()/3+[.$G$4]*PI()/180)" office:value-type="float" office:value="4.00509691035905" calcext:value-type="float">
            <text:p>4.0050969104</text:p>
          </table:table-cell>
          <table:table-cell table:formula="of:=[.$E$5]*SQRT(2)*COS(2*PI()*[.$C$2]*[.A50]+4*PI()/3+[.$G$5]*PI()/180)" office:value-type="float" office:value="3.04417315929202" calcext:value-type="float">
            <text:p>3.0441731593</text:p>
          </table:table-cell>
          <table:table-cell table:formula="of:=[.$E$3]*SQRT(2)*COS(2*PI()*[.$C$2]*[.A50]+PI()/2+[.$G$3]*PI()/180)" office:value-type="float" office:value="0.554789586349251" calcext:value-type="float">
            <text:p>0.5547895863</text:p>
          </table:table-cell>
          <table:table-cell table:formula="of:=[.$E$4]*SQRT(2)*COS(2*PI()*[.$C$2]*[.A50]+PI()/2+2*PI()/3+[.$G$4]*PI()/180)" office:value-type="float" office:value="5.82745216528051" calcext:value-type="float">
            <text:p>5.8274521653</text:p>
          </table:table-cell>
          <table:table-cell table:formula="of:=[.$E$5]*SQRT(2)*COS(2*PI()*[.$C$2]*[.A50]+PI()/2+4*PI()/3+[.$G$5]*PI()/180)" office:value-type="float" office:value="-6.38224175162975" calcext:value-type="float">
            <text:p>-6.3822417516</text:p>
          </table:table-cell>
          <table:table-cell table:formula="of:=[.B50]*[.E50]" office:value-type="float" office:value="2285.84159168441" calcext:value-type="float">
            <text:p>2285.8415916844</text:p>
          </table:table-cell>
          <table:table-cell table:formula="of:=[.C50]*[.F50]" office:value-type="float" office:value="737.87685802291" calcext:value-type="float">
            <text:p>737.8768580229</text:p>
          </table:table-cell>
          <table:table-cell table:formula="of:=[.D50]*[.G50]" office:value-type="float" office:value="426.281550292682" calcext:value-type="float">
            <text:p>426.2815502927</text:p>
          </table:table-cell>
          <table:table-cell table:formula="of:=[.B50]*[.H50]" office:value-type="float" office:value="-179.89963479627" calcext:value-type="float">
            <text:p>-179.8996347963</text:p>
          </table:table-cell>
          <table:table-cell table:formula="of:=[.C50]*[.I50]" office:value-type="float" office:value="1073.61749047178" calcext:value-type="float">
            <text:p>1073.6174904718</text:p>
          </table:table-cell>
          <table:table-cell table:formula="of:=[.D50]*[.J50]" office:value-type="float" office:value="-893.717855675512" calcext:value-type="float">
            <text:p>-893.7178556755</text:p>
          </table:table-cell>
          <table:table-cell table:number-columns-repeated="1008"/>
        </table:table-row>
        <table:table-row table:style-name="ro1">
          <table:table-cell table:formula="of:=[.A50]+1/([.$C$2]*80)" office:value-type="float" office:value="0.0105" calcext:value-type="float">
            <text:p>0.0105</text:p>
          </table:table-cell>
          <table:table-cell table:formula="of:=[.$C$3]*SQRT(2)*COS(2*PI()*[.$C$2]*[.A51])" office:value-type="float" office:value="-321.264516733507" calcext:value-type="float">
            <text:p>-321.2645167335</text:p>
          </table:table-cell>
          <table:table-cell table:formula="of:=[.$C$4]*SQRT(2)*COS(2*PI()*[.$C$2]*[.A51]+2*PI()/3)" office:value-type="float" office:value="204.698489383143" calcext:value-type="float">
            <text:p>204.6984893831</text:p>
          </table:table-cell>
          <table:table-cell table:formula="of:=[.$C$5]*SQRT(2)*COS(2*PI()*[.$C$2]*[.A51]+4*PI()/3)" office:value-type="float" office:value="116.566027350364" calcext:value-type="float">
            <text:p>116.5660273504</text:p>
          </table:table-cell>
          <table:table-cell table:formula="of:=[.$E$3]*SQRT(2)*COS(2*PI()*[.$C$2]*[.A51]+[.$G$3]*PI()/180)" office:value-type="float" office:value="-6.9840112333371" calcext:value-type="float">
            <text:p>-6.9840112333</text:p>
          </table:table-cell>
          <table:table-cell table:formula="of:=[.$E$4]*SQRT(2)*COS(2*PI()*[.$C$2]*[.A51]+2*PI()/3+[.$G$4]*PI()/180)" office:value-type="float" office:value="4.44996716050311" calcext:value-type="float">
            <text:p>4.4499671605</text:p>
          </table:table-cell>
          <table:table-cell table:formula="of:=[.$E$5]*SQRT(2)*COS(2*PI()*[.$C$2]*[.A51]+4*PI()/3+[.$G$5]*PI()/180)" office:value-type="float" office:value="2.53404407283399" calcext:value-type="float">
            <text:p>2.5340440728</text:p>
          </table:table-cell>
          <table:table-cell table:formula="of:=[.$E$3]*SQRT(2)*COS(2*PI()*[.$C$2]*[.A51]+PI()/2+[.$G$3]*PI()/180)" office:value-type="float" office:value="1.10615871041239" calcext:value-type="float">
            <text:p>1.1061587104</text:p>
          </table:table-cell>
          <table:table-cell table:formula="of:=[.$E$4]*SQRT(2)*COS(2*PI()*[.$C$2]*[.A51]+PI()/2+2*PI()/3+[.$G$4]*PI()/180)" office:value-type="float" office:value="5.49525179317963" calcext:value-type="float">
            <text:p>5.4952517932</text:p>
          </table:table-cell>
          <table:table-cell table:formula="of:=[.$E$5]*SQRT(2)*COS(2*PI()*[.$C$2]*[.A51]+PI()/2+4*PI()/3+[.$G$5]*PI()/180)" office:value-type="float" office:value="-6.60141050359201" calcext:value-type="float">
            <text:p>-6.6014105036</text:p>
          </table:table-cell>
          <table:table-cell table:formula="of:=[.B51]*[.E51]" office:value-type="float" office:value="2243.71499373942" calcext:value-type="float">
            <text:p>2243.7149937394</text:p>
          </table:table-cell>
          <table:table-cell table:formula="of:=[.C51]*[.F51]" office:value-type="float" office:value="910.901555559581" calcext:value-type="float">
            <text:p>910.9015555596</text:p>
          </table:table-cell>
          <table:table-cell table:formula="of:=[.D51]*[.G51]" office:value-type="float" office:value="295.383450700993" calcext:value-type="float">
            <text:p>295.383450701</text:p>
          </table:table-cell>
          <table:table-cell table:formula="of:=[.B51]*[.H51]" office:value-type="float" office:value="-355.369543531195" calcext:value-type="float">
            <text:p>-355.3695435312</text:p>
          </table:table-cell>
          <table:table-cell table:formula="of:=[.C51]*[.I51]" office:value-type="float" office:value="1124.86974084388" calcext:value-type="float">
            <text:p>1124.8697408439</text:p>
          </table:table-cell>
          <table:table-cell table:formula="of:=[.D51]*[.J51]" office:value-type="float" office:value="-769.500197312683" calcext:value-type="float">
            <text:p>-769.5001973127</text:p>
          </table:table-cell>
          <table:table-cell table:number-columns-repeated="1008"/>
        </table:table-row>
        <table:table-row table:style-name="ro1">
          <table:table-cell table:formula="of:=[.A51]+1/([.$C$2]*80)" office:value-type="float" office:value="0.01075" calcext:value-type="float">
            <text:p>0.01075</text:p>
          </table:table-cell>
          <table:table-cell table:formula="of:=[.$C$3]*SQRT(2)*COS(2*PI()*[.$C$2]*[.A52])" office:value-type="float" office:value="-316.281907686109" calcext:value-type="float">
            <text:p>-316.2819076861</text:p>
          </table:table-cell>
          <table:table-cell table:formula="of:=[.$C$4]*SQRT(2)*COS(2*PI()*[.$C$2]*[.A52]+2*PI()/3)" office:value-type="float" office:value="223.900486633568" calcext:value-type="float">
            <text:p>223.9004866336</text:p>
          </table:table-cell>
          <table:table-cell table:formula="of:=[.$C$5]*SQRT(2)*COS(2*PI()*[.$C$2]*[.A52]+4*PI()/3)" office:value-type="float" office:value="92.3814210525416" calcext:value-type="float">
            <text:p>92.3814210525</text:p>
          </table:table-cell>
          <table:table-cell table:formula="of:=[.$E$3]*SQRT(2)*COS(2*PI()*[.$C$2]*[.A52]+[.$G$3]*PI()/180)" office:value-type="float" office:value="-6.8756936453502" calcext:value-type="float">
            <text:p>-6.8756936454</text:p>
          </table:table-cell>
          <table:table-cell table:formula="of:=[.$E$4]*SQRT(2)*COS(2*PI()*[.$C$2]*[.A52]+2*PI()/3+[.$G$4]*PI()/180)" office:value-type="float" office:value="4.86740188333843" calcext:value-type="float">
            <text:p>4.8674018833</text:p>
          </table:table-cell>
          <table:table-cell table:formula="of:=[.$E$5]*SQRT(2)*COS(2*PI()*[.$C$2]*[.A52]+4*PI()/3+[.$G$5]*PI()/180)" office:value-type="float" office:value="2.00829176201177" calcext:value-type="float">
            <text:p>2.008291762</text:p>
          </table:table-cell>
          <table:table-cell table:formula="of:=[.$E$3]*SQRT(2)*COS(2*PI()*[.$C$2]*[.A52]+PI()/2+[.$G$3]*PI()/180)" office:value-type="float" office:value="1.65070799819074" calcext:value-type="float">
            <text:p>1.6507079982</text:p>
          </table:table-cell>
          <table:table-cell table:formula="of:=[.$E$4]*SQRT(2)*COS(2*PI()*[.$C$2]*[.A52]+PI()/2+2*PI()/3+[.$G$4]*PI()/180)" office:value-type="float" office:value="5.12917136641714" calcext:value-type="float">
            <text:p>5.1291713664</text:p>
          </table:table-cell>
          <table:table-cell table:formula="of:=[.$E$5]*SQRT(2)*COS(2*PI()*[.$C$2]*[.A52]+PI()/2+4*PI()/3+[.$G$5]*PI()/180)" office:value-type="float" office:value="-6.77987936460787" calcext:value-type="float">
            <text:p>-6.7798793646</text:p>
          </table:table-cell>
          <table:table-cell table:formula="of:=[.B52]*[.E52]" office:value-type="float" office:value="2174.65750281662" calcext:value-type="float">
            <text:p>2174.6575028166</text:p>
          </table:table-cell>
          <table:table-cell table:formula="of:=[.C52]*[.F52]" office:value-type="float" office:value="1089.81365032062" calcext:value-type="float">
            <text:p>1089.8136503206</text:p>
          </table:table-cell>
          <table:table-cell table:formula="of:=[.D52]*[.G52]" office:value-type="float" office:value="185.52884686276" calcext:value-type="float">
            <text:p>185.5288468628</text:p>
          </table:table-cell>
          <table:table-cell table:formula="of:=[.B52]*[.H52]" office:value-type="float" office:value="-522.089074700485" calcext:value-type="float">
            <text:p>-522.0890747005</text:p>
          </table:table-cell>
          <table:table-cell table:formula="of:=[.C52]*[.I52]" office:value-type="float" office:value="1148.42396496776" calcext:value-type="float">
            <text:p>1148.4239649678</text:p>
          </table:table-cell>
          <table:table-cell table:formula="of:=[.D52]*[.J52]" office:value-type="float" office:value="-626.334890267278" calcext:value-type="float">
            <text:p>-626.3348902673</text:p>
          </table:table-cell>
          <table:table-cell table:number-columns-repeated="1008"/>
        </table:table-row>
        <table:table-row table:style-name="ro1">
          <table:table-cell table:formula="of:=[.A52]+1/([.$C$2]*80)" office:value-type="float" office:value="0.011" calcext:value-type="float">
            <text:p>0.011</text:p>
          </table:table-cell>
          <table:table-cell table:formula="of:=[.$C$3]*SQRT(2)*COS(2*PI()*[.$C$2]*[.A53])" office:value-type="float" office:value="-309.34931550342" calcext:value-type="float">
            <text:p>-309.3493155034</text:p>
          </table:table-cell>
          <table:table-cell table:formula="of:=[.$C$4]*SQRT(2)*COS(2*PI()*[.$C$2]*[.A53]+2*PI()/3)" office:value-type="float" office:value="241.72206292943" calcext:value-type="float">
            <text:p>241.7220629294</text:p>
          </table:table-cell>
          <table:table-cell table:formula="of:=[.$C$5]*SQRT(2)*COS(2*PI()*[.$C$2]*[.A53]+4*PI()/3)" office:value-type="float" office:value="67.6272525739906" calcext:value-type="float">
            <text:p>67.627252574</text:p>
          </table:table-cell>
          <table:table-cell table:formula="of:=[.$E$3]*SQRT(2)*COS(2*PI()*[.$C$2]*[.A53]+[.$G$3]*PI()/180)" office:value-type="float" office:value="-6.72498511963957" calcext:value-type="float">
            <text:p>-6.7249851196</text:p>
          </table:table-cell>
          <table:table-cell table:formula="of:=[.$E$4]*SQRT(2)*COS(2*PI()*[.$C$2]*[.A53]+2*PI()/3+[.$G$4]*PI()/180)" office:value-type="float" office:value="5.2548274549876" calcext:value-type="float">
            <text:p>5.254827455</text:p>
          </table:table-cell>
          <table:table-cell table:formula="of:=[.$E$5]*SQRT(2)*COS(2*PI()*[.$C$2]*[.A53]+4*PI()/3+[.$G$5]*PI()/180)" office:value-type="float" office:value="1.47015766465197" calcext:value-type="float">
            <text:p>1.4701576647</text:p>
          </table:table-cell>
          <table:table-cell table:formula="of:=[.$E$3]*SQRT(2)*COS(2*PI()*[.$C$2]*[.A53]+PI()/2+[.$G$3]*PI()/180)" office:value-type="float" office:value="2.18508012224412" calcext:value-type="float">
            <text:p>2.1850801222</text:p>
          </table:table-cell>
          <table:table-cell table:formula="of:=[.$E$4]*SQRT(2)*COS(2*PI()*[.$C$2]*[.A53]+PI()/2+2*PI()/3+[.$G$4]*PI()/180)" office:value-type="float" office:value="4.73146789255814" calcext:value-type="float">
            <text:p>4.7314678926</text:p>
          </table:table-cell>
          <table:table-cell table:formula="of:=[.$E$5]*SQRT(2)*COS(2*PI()*[.$C$2]*[.A53]+PI()/2+4*PI()/3+[.$G$5]*PI()/180)" office:value-type="float" office:value="-6.91654801480226" calcext:value-type="float">
            <text:p>-6.9165480148</text:p>
          </table:table-cell>
          <table:table-cell table:formula="of:=[.B53]*[.E53]" office:value-type="float" office:value="2080.36954353119" calcext:value-type="float">
            <text:p>2080.3695435312</text:p>
          </table:table-cell>
          <table:table-cell table:formula="of:=[.C53]*[.F53]" office:value-type="float" office:value="1270.20773275781" calcext:value-type="float">
            <text:p>1270.2077327578</text:p>
          </table:table-cell>
          <table:table-cell table:formula="of:=[.D53]*[.G53]" office:value-type="float" office:value="99.4227237110071" calcext:value-type="float">
            <text:p>99.422723711</text:p>
          </table:table-cell>
          <table:table-cell table:formula="of:=[.B53]*[.H53]" office:value-type="float" office:value="-675.953040136349" calcext:value-type="float">
            <text:p>-675.9530401363</text:p>
          </table:table-cell>
          <table:table-cell table:formula="of:=[.C53]*[.I53]" office:value-type="float" office:value="1143.70017967351" calcext:value-type="float">
            <text:p>1143.7001796735</text:p>
          </table:table-cell>
          <table:table-cell table:formula="of:=[.D53]*[.J53]" office:value-type="float" office:value="-467.747139537166" calcext:value-type="float">
            <text:p>-467.7471395372</text:p>
          </table:table-cell>
          <table:table-cell table:number-columns-repeated="1008"/>
        </table:table-row>
        <table:table-row table:style-name="ro1">
          <table:table-cell table:formula="of:=[.A53]+1/([.$C$2]*80)" office:value-type="float" office:value="0.01125" calcext:value-type="float">
            <text:p>0.01125</text:p>
          </table:table-cell>
          <table:table-cell table:formula="of:=[.$C$3]*SQRT(2)*COS(2*PI()*[.$C$2]*[.A54])" office:value-type="float" office:value="-300.509481921566" calcext:value-type="float">
            <text:p>-300.5094819216</text:p>
          </table:table-cell>
          <table:table-cell table:formula="of:=[.$C$4]*SQRT(2)*COS(2*PI()*[.$C$2]*[.A54]+2*PI()/3)" office:value-type="float" office:value="258.053342326589" calcext:value-type="float">
            <text:p>258.0533423266</text:p>
          </table:table-cell>
          <table:table-cell table:formula="of:=[.$C$5]*SQRT(2)*COS(2*PI()*[.$C$2]*[.A54]+4*PI()/3)" office:value-type="float" office:value="42.4561395949775" calcext:value-type="float">
            <text:p>42.456139595</text:p>
          </table:table-cell>
          <table:table-cell table:formula="of:=[.$E$3]*SQRT(2)*COS(2*PI()*[.$C$2]*[.A54]+[.$G$3]*PI()/180)" office:value-type="float" office:value="-6.53281482438188" calcext:value-type="float">
            <text:p>-6.5328148244</text:p>
          </table:table-cell>
          <table:table-cell table:formula="of:=[.$E$4]*SQRT(2)*COS(2*PI()*[.$C$2]*[.A54]+2*PI()/3+[.$G$4]*PI()/180)" office:value-type="float" office:value="5.60985526796932" calcext:value-type="float">
            <text:p>5.609855268</text:p>
          </table:table-cell>
          <table:table-cell table:formula="of:=[.$E$5]*SQRT(2)*COS(2*PI()*[.$C$2]*[.A54]+4*PI()/3+[.$G$5]*PI()/180)" office:value-type="float" office:value="0.922959556412555" calcext:value-type="float">
            <text:p>0.9229595564</text:p>
          </table:table-cell>
          <table:table-cell table:formula="of:=[.$E$3]*SQRT(2)*COS(2*PI()*[.$C$2]*[.A54]+PI()/2+[.$G$3]*PI()/180)" office:value-type="float" office:value="2.705980500731" calcext:value-type="float">
            <text:p>2.7059805007</text:p>
          </table:table-cell>
          <table:table-cell table:formula="of:=[.$E$4]*SQRT(2)*COS(2*PI()*[.$C$2]*[.A54]+PI()/2+2*PI()/3+[.$G$4]*PI()/180)" office:value-type="float" office:value="4.30459334576879" calcext:value-type="float">
            <text:p>4.3045933458</text:p>
          </table:table-cell>
          <table:table-cell table:formula="of:=[.$E$5]*SQRT(2)*COS(2*PI()*[.$C$2]*[.A54]+PI()/2+4*PI()/3+[.$G$5]*PI()/180)" office:value-type="float" office:value="-7.01057384649978" calcext:value-type="float">
            <text:p>-7.0105738465</text:p>
          </table:table-cell>
          <table:table-cell table:formula="of:=[.B54]*[.E54]" office:value-type="float" office:value="1963.17279836453" calcext:value-type="float">
            <text:p>1963.1727983645</text:p>
          </table:table-cell>
          <table:table-cell table:formula="of:=[.C54]*[.F54]" office:value-type="float" office:value="1447.6419018679" calcext:value-type="float">
            <text:p>1447.6419018679</text:p>
          </table:table-cell>
          <table:table-cell table:formula="of:=[.D54]*[.G54]" office:value-type="float" office:value="39.18529976757" calcext:value-type="float">
            <text:p>39.1852997676</text:p>
          </table:table-cell>
          <table:table-cell table:formula="of:=[.B54]*[.H54]" office:value-type="float" office:value="-813.172798364533" calcext:value-type="float">
            <text:p>-813.1727983645</text:p>
          </table:table-cell>
          <table:table-cell table:formula="of:=[.C54]*[.I54]" office:value-type="float" office:value="1110.81470023243" calcext:value-type="float">
            <text:p>1110.8147002324</text:p>
          </table:table-cell>
          <table:table-cell table:formula="of:=[.D54]*[.J54]" office:value-type="float" office:value="-297.641901867893" calcext:value-type="float">
            <text:p>-297.6419018679</text:p>
          </table:table-cell>
          <table:table-cell table:number-columns-repeated="1008"/>
        </table:table-row>
        <table:table-row table:style-name="ro1">
          <table:table-cell table:formula="of:=[.A54]+1/([.$C$2]*80)" office:value-type="float" office:value="0.0115" calcext:value-type="float">
            <text:p>0.0115</text:p>
          </table:table-cell>
          <table:table-cell table:formula="of:=[.$C$3]*SQRT(2)*COS(2*PI()*[.$C$2]*[.A55])" office:value-type="float" office:value="-289.816907454123" calcext:value-type="float">
            <text:p>-289.8169074541</text:p>
          </table:table-cell>
          <table:table-cell table:formula="of:=[.$C$4]*SQRT(2)*COS(2*PI()*[.$C$2]*[.A55]+2*PI()/3)" office:value-type="float" office:value="272.79363705686" calcext:value-type="float">
            <text:p>272.7936370569</text:p>
          </table:table-cell>
          <table:table-cell table:formula="of:=[.$C$5]*SQRT(2)*COS(2*PI()*[.$C$2]*[.A55]+4*PI()/3)" office:value-type="float" office:value="17.0232703972626" calcext:value-type="float">
            <text:p>17.0232703973</text:p>
          </table:table-cell>
          <table:table-cell table:formula="of:=[.$E$3]*SQRT(2)*COS(2*PI()*[.$C$2]*[.A55]+[.$G$3]*PI()/180)" office:value-type="float" office:value="-6.3003675533505" calcext:value-type="float">
            <text:p>-6.3003675534</text:p>
          </table:table-cell>
          <table:table-cell table:formula="of:=[.$E$4]*SQRT(2)*COS(2*PI()*[.$C$2]*[.A55]+2*PI()/3+[.$G$4]*PI()/180)" office:value-type="float" office:value="5.93029645775783" calcext:value-type="float">
            <text:p>5.9302964578</text:p>
          </table:table-cell>
          <table:table-cell table:formula="of:=[.$E$5]*SQRT(2)*COS(2*PI()*[.$C$2]*[.A55]+4*PI()/3+[.$G$5]*PI()/180)" office:value-type="float" office:value="0.370071095592665" calcext:value-type="float">
            <text:p>0.3700710956</text:p>
          </table:table-cell>
          <table:table-cell table:formula="of:=[.$E$3]*SQRT(2)*COS(2*PI()*[.$C$2]*[.A55]+PI()/2+[.$G$3]*PI()/180)" office:value-type="float" office:value="3.21019760960105" calcext:value-type="float">
            <text:p>3.2101976096</text:p>
          </table:table-cell>
          <table:table-cell table:formula="of:=[.$E$4]*SQRT(2)*COS(2*PI()*[.$C$2]*[.A55]+PI()/2+2*PI()/3+[.$G$4]*PI()/180)" office:value-type="float" office:value="3.85117954958022" calcext:value-type="float">
            <text:p>3.8511795496</text:p>
          </table:table-cell>
          <table:table-cell table:formula="of:=[.$E$5]*SQRT(2)*COS(2*PI()*[.$C$2]*[.A55]+PI()/2+4*PI()/3+[.$G$5]*PI()/180)" office:value-type="float" office:value="-7.06137715918126" calcext:value-type="float">
            <text:p>-7.0613771592</text:p>
          </table:table-cell>
          <table:table-cell table:formula="of:=[.B55]*[.E55]" office:value-type="float" office:value="1825.95304013634" calcext:value-type="float">
            <text:p>1825.9530401363</text:p>
          </table:table-cell>
          <table:table-cell table:formula="of:=[.C55]*[.F55]" office:value-type="float" office:value="1617.74713953717" calcext:value-type="float">
            <text:p>1617.7471395372</text:p>
          </table:table-cell>
          <table:table-cell table:formula="of:=[.D55]*[.G55]" office:value-type="float" office:value="6.29982032648517" calcext:value-type="float">
            <text:p>6.2998203265</text:p>
          </table:table-cell>
          <table:table-cell table:formula="of:=[.B55]*[.H55]" office:value-type="float" office:value="-930.369543531193" calcext:value-type="float">
            <text:p>-930.3695435312</text:p>
          </table:table-cell>
          <table:table-cell table:formula="of:=[.C55]*[.I55]" office:value-type="float" office:value="1050.57727628899" calcext:value-type="float">
            <text:p>1050.577276289</text:p>
          </table:table-cell>
          <table:table-cell table:formula="of:=[.D55]*[.J55]" office:value-type="float" office:value="-120.207732757797" calcext:value-type="float">
            <text:p>-120.2077327578</text:p>
          </table:table-cell>
          <table:table-cell table:number-columns-repeated="1008"/>
        </table:table-row>
        <table:table-row table:style-name="ro1">
          <table:table-cell table:formula="of:=[.A55]+1/([.$C$2]*80)" office:value-type="float" office:value="0.01175" calcext:value-type="float">
            <text:p>0.01175</text:p>
          </table:table-cell>
          <table:table-cell table:formula="of:=[.$C$3]*SQRT(2)*COS(2*PI()*[.$C$2]*[.A56])" office:value-type="float" office:value="-277.337515378323" calcext:value-type="float">
            <text:p>-277.3375153783</text:p>
          </table:table-cell>
          <table:table-cell table:formula="of:=[.$C$4]*SQRT(2)*COS(2*PI()*[.$C$2]*[.A56]+2*PI()/3)" office:value-type="float" office:value="285.852068301587" calcext:value-type="float">
            <text:p>285.8520683016</text:p>
          </table:table-cell>
          <table:table-cell table:formula="of:=[.$C$5]*SQRT(2)*COS(2*PI()*[.$C$2]*[.A56]+4*PI()/3)" office:value-type="float" office:value="-8.51455292326355" calcext:value-type="float">
            <text:p>-8.5145529233</text:p>
          </table:table-cell>
          <table:table-cell table:formula="of:=[.$E$3]*SQRT(2)*COS(2*PI()*[.$C$2]*[.A56]+[.$G$3]*PI()/180)" office:value-type="float" office:value="-6.0290764212679" calcext:value-type="float">
            <text:p>-6.0290764213</text:p>
          </table:table-cell>
          <table:table-cell table:formula="of:=[.$E$4]*SQRT(2)*COS(2*PI()*[.$C$2]*[.A56]+2*PI()/3+[.$G$4]*PI()/180)" office:value-type="float" office:value="6.21417539786059" calcext:value-type="float">
            <text:p>6.2141753979</text:p>
          </table:table-cell>
          <table:table-cell table:formula="of:=[.$E$5]*SQRT(2)*COS(2*PI()*[.$C$2]*[.A56]+4*PI()/3+[.$G$5]*PI()/180)" office:value-type="float" office:value="-0.185098976592686" calcext:value-type="float">
            <text:p>-0.1850989766</text:p>
          </table:table-cell>
          <table:table-cell table:formula="of:=[.$E$3]*SQRT(2)*COS(2*PI()*[.$C$2]*[.A56]+PI()/2+[.$G$3]*PI()/180)" office:value-type="float" office:value="3.69462278270887" calcext:value-type="float">
            <text:p>3.6946227827</text:p>
          </table:table-cell>
          <table:table-cell table:formula="of:=[.$E$4]*SQRT(2)*COS(2*PI()*[.$C$2]*[.A56]+PI()/2+2*PI()/3+[.$G$4]*PI()/180)" office:value-type="float" office:value="3.37402195082134" calcext:value-type="float">
            <text:p>3.3740219508</text:p>
          </table:table-cell>
          <table:table-cell table:formula="of:=[.$E$5]*SQRT(2)*COS(2*PI()*[.$C$2]*[.A56]+PI()/2+4*PI()/3+[.$G$5]*PI()/180)" office:value-type="float" office:value="-7.06864473353021" calcext:value-type="float">
            <text:p>-7.0686447335</text:p>
          </table:table-cell>
          <table:table-cell table:formula="of:=[.B56]*[.E56]" office:value-type="float" office:value="1672.08907470047" calcext:value-type="float">
            <text:p>1672.0890747005</text:p>
          </table:table-cell>
          <table:table-cell table:formula="of:=[.C56]*[.F56]" office:value-type="float" office:value="1776.33489026729" calcext:value-type="float">
            <text:p>1776.3348902673</text:p>
          </table:table-cell>
          <table:table-cell table:formula="of:=[.D56]*[.G56]" office:value-type="float" office:value="1.57603503224035" calcext:value-type="float">
            <text:p>1.5760350322</text:p>
          </table:table-cell>
          <table:table-cell table:formula="of:=[.B56]*[.H56]" office:value-type="float" office:value="-1024.65750281663" calcext:value-type="float">
            <text:p>-1024.6575028166</text:p>
          </table:table-cell>
          <table:table-cell table:formula="of:=[.C56]*[.I56]" office:value-type="float" office:value="964.471153137235" calcext:value-type="float">
            <text:p>964.4711531372</text:p>
          </table:table-cell>
          <table:table-cell table:formula="of:=[.D56]*[.J56]" office:value-type="float" office:value="60.1863496793912" calcext:value-type="float">
            <text:p>60.1863496794</text:p>
          </table:table-cell>
          <table:table-cell table:number-columns-repeated="1008"/>
        </table:table-row>
        <table:table-row table:style-name="ro1">
          <table:table-cell table:formula="of:=[.A56]+1/([.$C$2]*80)" office:value-type="float" office:value="0.012" calcext:value-type="float">
            <text:p>0.012</text:p>
          </table:table-cell>
          <table:table-cell table:formula="of:=[.$C$3]*SQRT(2)*COS(2*PI()*[.$C$2]*[.A57])" office:value-type="float" office:value="-263.148245296134" calcext:value-type="float">
            <text:p>-263.1482452961</text:p>
          </table:table-cell>
          <table:table-cell table:formula="of:=[.$C$4]*SQRT(2)*COS(2*PI()*[.$C$2]*[.A57]+2*PI()/3)" office:value-type="float" office:value="297.148126489776" calcext:value-type="float">
            <text:p>297.1481264898</text:p>
          </table:table-cell>
          <table:table-cell table:formula="of:=[.$C$5]*SQRT(2)*COS(2*PI()*[.$C$2]*[.A57]+4*PI()/3)" office:value-type="float" office:value="-33.9998811936414" calcext:value-type="float">
            <text:p>-33.9998811936</text:p>
          </table:table-cell>
          <table:table-cell table:formula="of:=[.$E$3]*SQRT(2)*COS(2*PI()*[.$C$2]*[.A57]+[.$G$3]*PI()/180)" office:value-type="float" office:value="-5.72061402817683" calcext:value-type="float">
            <text:p>-5.7206140282</text:p>
          </table:table-cell>
          <table:table-cell table:formula="of:=[.$E$4]*SQRT(2)*COS(2*PI()*[.$C$2]*[.A57]+2*PI()/3+[.$G$4]*PI()/180)" office:value-type="float" office:value="6.45974188021252" calcext:value-type="float">
            <text:p>6.4597418802</text:p>
          </table:table-cell>
          <table:table-cell table:formula="of:=[.$E$5]*SQRT(2)*COS(2*PI()*[.$C$2]*[.A57]+4*PI()/3+[.$G$5]*PI()/180)" office:value-type="float" office:value="-0.739127852035682" calcext:value-type="float">
            <text:p>-0.739127852</text:p>
          </table:table-cell>
          <table:table-cell table:formula="of:=[.$E$3]*SQRT(2)*COS(2*PI()*[.$C$2]*[.A57]+PI()/2+[.$G$3]*PI()/180)" office:value-type="float" office:value="4.15626937777455" calcext:value-type="float">
            <text:p>4.1562693778</text:p>
          </table:table-cell>
          <table:table-cell table:formula="of:=[.$E$4]*SQRT(2)*COS(2*PI()*[.$C$2]*[.A57]+PI()/2+2*PI()/3+[.$G$4]*PI()/180)" office:value-type="float" office:value="2.87606238475949" calcext:value-type="float">
            <text:p>2.8760623848</text:p>
          </table:table-cell>
          <table:table-cell table:formula="of:=[.$E$5]*SQRT(2)*COS(2*PI()*[.$C$2]*[.A57]+PI()/2+4*PI()/3+[.$G$5]*PI()/180)" office:value-type="float" office:value="-7.03233176253404" calcext:value-type="float">
            <text:p>-7.0323317625</text:p>
          </table:table-cell>
          <table:table-cell table:formula="of:=[.B57]*[.E57]" office:value-type="float" office:value="1505.36954353118" calcext:value-type="float">
            <text:p>1505.3695435312</text:p>
          </table:table-cell>
          <table:table-cell table:formula="of:=[.C57]*[.F57]" office:value-type="float" office:value="1919.50019731269" calcext:value-type="float">
            <text:p>1919.5001973127</text:p>
          </table:table-cell>
          <table:table-cell table:formula="of:=[.D57]*[.G57]" office:value-type="float" office:value="25.1302591561245" calcext:value-type="float">
            <text:p>25.1302591561</text:p>
          </table:table-cell>
          <table:table-cell table:formula="of:=[.B57]*[.H57]" office:value-type="float" office:value="-1093.71499373943" calcext:value-type="float">
            <text:p>-1093.7149937394</text:p>
          </table:table-cell>
          <table:table-cell table:formula="of:=[.C57]*[.I57]" office:value-type="float" office:value="854.616549298999" calcext:value-type="float">
            <text:p>854.616549299</text:p>
          </table:table-cell>
          <table:table-cell table:formula="of:=[.D57]*[.J57]" office:value-type="float" office:value="239.098444440428" calcext:value-type="float">
            <text:p>239.0984444404</text:p>
          </table:table-cell>
          <table:table-cell table:number-columns-repeated="1008"/>
        </table:table-row>
        <table:table-row table:style-name="ro1">
          <table:table-cell table:formula="of:=[.A57]+1/([.$C$2]*80)" office:value-type="float" office:value="0.01225" calcext:value-type="float">
            <text:p>0.01225</text:p>
          </table:table-cell>
          <table:table-cell table:formula="of:=[.$C$3]*SQRT(2)*COS(2*PI()*[.$C$2]*[.A58])" office:value-type="float" office:value="-247.336578776023" calcext:value-type="float">
            <text:p>-247.336578776</text:p>
          </table:table-cell>
          <table:table-cell table:formula="of:=[.$C$4]*SQRT(2)*COS(2*PI()*[.$C$2]*[.A58]+2*PI()/3)" office:value-type="float" office:value="306.612167666376" calcext:value-type="float">
            <text:p>306.6121676664</text:p>
          </table:table-cell>
          <table:table-cell table:formula="of:=[.$C$5]*SQRT(2)*COS(2*PI()*[.$C$2]*[.A58]+4*PI()/3)" office:value-type="float" office:value="-59.2755888903529" calcext:value-type="float">
            <text:p>-59.2755888904</text:p>
          </table:table-cell>
          <table:table-cell table:formula="of:=[.$E$3]*SQRT(2)*COS(2*PI()*[.$C$2]*[.A58]+[.$G$3]*PI()/180)" office:value-type="float" office:value="-5.37688214730485" calcext:value-type="float">
            <text:p>-5.3768821473</text:p>
          </table:table-cell>
          <table:table-cell table:formula="of:=[.$E$4]*SQRT(2)*COS(2*PI()*[.$C$2]*[.A58]+2*PI()/3+[.$G$4]*PI()/180)" office:value-type="float" office:value="6.66548190579079" calcext:value-type="float">
            <text:p>6.6654819058</text:p>
          </table:table-cell>
          <table:table-cell table:formula="of:=[.$E$5]*SQRT(2)*COS(2*PI()*[.$C$2]*[.A58]+4*PI()/3+[.$G$5]*PI()/180)" office:value-type="float" office:value="-1.28859975848593" calcext:value-type="float">
            <text:p>-1.2885997585</text:p>
          </table:table-cell>
          <table:table-cell table:formula="of:=[.$E$3]*SQRT(2)*COS(2*PI()*[.$C$2]*[.A58]+PI()/2+[.$G$3]*PI()/180)" office:value-type="float" office:value="4.59229119002643" calcext:value-type="float">
            <text:p>4.59229119</text:p>
          </table:table-cell>
          <table:table-cell table:formula="of:=[.$E$4]*SQRT(2)*COS(2*PI()*[.$C$2]*[.A58]+PI()/2+2*PI()/3+[.$G$4]*PI()/180)" office:value-type="float" office:value="2.36037093770781" calcext:value-type="float">
            <text:p>2.3603709377</text:p>
          </table:table-cell>
          <table:table-cell table:formula="of:=[.$E$5]*SQRT(2)*COS(2*PI()*[.$C$2]*[.A58]+PI()/2+4*PI()/3+[.$G$5]*PI()/180)" office:value-type="float" office:value="-6.95266212773424" calcext:value-type="float">
            <text:p>-6.9526621277</text:p>
          </table:table-cell>
          <table:table-cell table:formula="of:=[.B58]*[.E58]" office:value-type="float" office:value="1329.89963479626" calcext:value-type="float">
            <text:p>1329.8996347963</text:p>
          </table:table-cell>
          <table:table-cell table:formula="of:=[.C58]*[.F58]" office:value-type="float" office:value="2043.71785567552" calcext:value-type="float">
            <text:p>2043.7178556755</text:p>
          </table:table-cell>
          <table:table-cell table:formula="of:=[.D58]*[.G58]" office:value-type="float" office:value="76.3825095282201" calcext:value-type="float">
            <text:p>76.3825095282</text:p>
          </table:table-cell>
          <table:table-cell table:formula="of:=[.B58]*[.H58]" office:value-type="float" office:value="-1135.84159168441" calcext:value-type="float">
            <text:p>-1135.8415916844</text:p>
          </table:table-cell>
          <table:table-cell table:formula="of:=[.C58]*[.I58]" office:value-type="float" office:value="723.718449707308" calcext:value-type="float">
            <text:p>723.7184497073</text:p>
          </table:table-cell>
          <table:table-cell table:formula="of:=[.D58]*[.J58]" office:value-type="float" office:value="412.123141977101" calcext:value-type="float">
            <text:p>412.1231419771</text:p>
          </table:table-cell>
          <table:table-cell table:number-columns-repeated="1008"/>
        </table:table-row>
        <table:table-row table:style-name="ro1">
          <table:table-cell table:formula="of:=[.A58]+1/([.$C$2]*80)" office:value-type="float" office:value="0.0125" calcext:value-type="float">
            <text:p>0.0125</text:p>
          </table:table-cell>
          <table:table-cell table:formula="of:=[.$C$3]*SQRT(2)*COS(2*PI()*[.$C$2]*[.A59])" office:value-type="float" office:value="-229.999999999999" calcext:value-type="float">
            <text:p>-230</text:p>
          </table:table-cell>
          <table:table-cell table:formula="of:=[.$C$4]*SQRT(2)*COS(2*PI()*[.$C$2]*[.A59]+2*PI()/3)" office:value-type="float" office:value="314.185842870421" calcext:value-type="float">
            <text:p>314.1858428704</text:p>
          </table:table-cell>
          <table:table-cell table:formula="of:=[.$C$5]*SQRT(2)*COS(2*PI()*[.$C$2]*[.A59]+4*PI()/3)" office:value-type="float" office:value="-84.1858428704218" calcext:value-type="float">
            <text:p>-84.1858428704</text:p>
          </table:table-cell>
          <table:table-cell table:formula="of:=[.$E$3]*SQRT(2)*COS(2*PI()*[.$C$2]*[.A59]+[.$G$3]*PI()/180)" office:value-type="float" office:value="-4.99999999999999" calcext:value-type="float">
            <text:p>-5</text:p>
          </table:table-cell>
          <table:table-cell table:formula="of:=[.$E$4]*SQRT(2)*COS(2*PI()*[.$C$2]*[.A59]+2*PI()/3+[.$G$4]*PI()/180)" office:value-type="float" office:value="6.8301270189222" calcext:value-type="float">
            <text:p>6.8301270189</text:p>
          </table:table-cell>
          <table:table-cell table:formula="of:=[.$E$5]*SQRT(2)*COS(2*PI()*[.$C$2]*[.A59]+4*PI()/3+[.$G$5]*PI()/180)" office:value-type="float" office:value="-1.83012701892221" calcext:value-type="float">
            <text:p>-1.8301270189</text:p>
          </table:table-cell>
          <table:table-cell table:formula="of:=[.$E$3]*SQRT(2)*COS(2*PI()*[.$C$2]*[.A59]+PI()/2+[.$G$3]*PI()/180)" office:value-type="float" office:value="5.00000000000001" calcext:value-type="float">
            <text:p>5</text:p>
          </table:table-cell>
          <table:table-cell table:formula="of:=[.$E$4]*SQRT(2)*COS(2*PI()*[.$C$2]*[.A59]+PI()/2+2*PI()/3+[.$G$4]*PI()/180)" office:value-type="float" office:value="1.83012701892218" calcext:value-type="float">
            <text:p>1.8301270189</text:p>
          </table:table-cell>
          <table:table-cell table:formula="of:=[.$E$5]*SQRT(2)*COS(2*PI()*[.$C$2]*[.A59]+PI()/2+4*PI()/3+[.$G$5]*PI()/180)" office:value-type="float" office:value="-6.83012701892219" calcext:value-type="float">
            <text:p>-6.8301270189</text:p>
          </table:table-cell>
          <table:table-cell table:formula="of:=[.B59]*[.E59]" office:value-type="float" office:value="1149.99999999999" calcext:value-type="float">
            <text:p>1150</text:p>
          </table:table-cell>
          <table:table-cell table:formula="of:=[.C59]*[.F59]" office:value-type="float" office:value="2145.92921435211" calcext:value-type="float">
            <text:p>2145.9292143521</text:p>
          </table:table-cell>
          <table:table-cell table:formula="of:=[.D59]*[.G59]" office:value-type="float" office:value="154.070785647899" calcext:value-type="float">
            <text:p>154.0707856479</text:p>
          </table:table-cell>
          <table:table-cell table:formula="of:=[.B59]*[.H59]" office:value-type="float" office:value="-1150" calcext:value-type="float">
            <text:p>-1150</text:p>
          </table:table-cell>
          <table:table-cell table:formula="of:=[.C59]*[.I59]" office:value-type="float" office:value="574.999999999997" calcext:value-type="float">
            <text:p>575</text:p>
          </table:table-cell>
          <table:table-cell table:formula="of:=[.D59]*[.J59]" office:value-type="float" office:value="575.000000000006" calcext:value-type="float">
            <text:p>575</text:p>
          </table:table-cell>
          <table:table-cell table:number-columns-repeated="1008"/>
        </table:table-row>
        <table:table-row table:style-name="ro1">
          <table:table-cell table:formula="of:=[.A59]+1/([.$C$2]*80)" office:value-type="float" office:value="0.01275" calcext:value-type="float">
            <text:p>0.01275</text:p>
          </table:table-cell>
          <table:table-cell table:formula="of:=[.$C$3]*SQRT(2)*COS(2*PI()*[.$C$2]*[.A60])" office:value-type="float" office:value="-211.245394741214" calcext:value-type="float">
            <text:p>-211.2453947412</text:p>
          </table:table-cell>
          <table:table-cell table:formula="of:=[.$C$4]*SQRT(2)*COS(2*PI()*[.$C$2]*[.A60]+2*PI()/3)" office:value-type="float" office:value="319.822457875775" calcext:value-type="float">
            <text:p>319.8224578758</text:p>
          </table:table-cell>
          <table:table-cell table:formula="of:=[.$C$5]*SQRT(2)*COS(2*PI()*[.$C$2]*[.A60]+4*PI()/3)" office:value-type="float" office:value="-108.577063134561" calcext:value-type="float">
            <text:p>-108.5770631346</text:p>
          </table:table-cell>
          <table:table-cell table:formula="of:=[.$E$3]*SQRT(2)*COS(2*PI()*[.$C$2]*[.A60]+[.$G$3]*PI()/180)" office:value-type="float" office:value="-4.5922911900264" calcext:value-type="float">
            <text:p>-4.59229119</text:p>
          </table:table-cell>
          <table:table-cell table:formula="of:=[.$E$4]*SQRT(2)*COS(2*PI()*[.$C$2]*[.A60]+2*PI()/3+[.$G$4]*PI()/180)" office:value-type="float" office:value="6.95266212773425" calcext:value-type="float">
            <text:p>6.9526621277</text:p>
          </table:table-cell>
          <table:table-cell table:formula="of:=[.$E$5]*SQRT(2)*COS(2*PI()*[.$C$2]*[.A60]+4*PI()/3+[.$G$5]*PI()/180)" office:value-type="float" office:value="-2.36037093770785" calcext:value-type="float">
            <text:p>-2.3603709377</text:p>
          </table:table-cell>
          <table:table-cell table:formula="of:=[.$E$3]*SQRT(2)*COS(2*PI()*[.$C$2]*[.A60]+PI()/2+[.$G$3]*PI()/180)" office:value-type="float" office:value="5.37688214730488" calcext:value-type="float">
            <text:p>5.3768821473</text:p>
          </table:table-cell>
          <table:table-cell table:formula="of:=[.$E$4]*SQRT(2)*COS(2*PI()*[.$C$2]*[.A60]+PI()/2+2*PI()/3+[.$G$4]*PI()/180)" office:value-type="float" office:value="1.2885997584859" calcext:value-type="float">
            <text:p>1.2885997585</text:p>
          </table:table-cell>
          <table:table-cell table:formula="of:=[.$E$5]*SQRT(2)*COS(2*PI()*[.$C$2]*[.A60]+PI()/2+4*PI()/3+[.$G$5]*PI()/180)" office:value-type="float" office:value="-6.66548190579078" calcext:value-type="float">
            <text:p>-6.6654819058</text:p>
          </table:table-cell>
          <table:table-cell table:formula="of:=[.B60]*[.E60]" office:value-type="float" office:value="970.100365203728" calcext:value-type="float">
            <text:p>970.1003652037</text:p>
          </table:table-cell>
          <table:table-cell table:formula="of:=[.C60]*[.F60]" office:value-type="float" office:value="2223.61749047178" calcext:value-type="float">
            <text:p>2223.6174904718</text:p>
          </table:table-cell>
          <table:table-cell table:formula="of:=[.D60]*[.G60]" office:value-type="float" office:value="256.282144324488" calcext:value-type="float">
            <text:p>256.2821443245</text:p>
          </table:table-cell>
          <table:table-cell table:formula="of:=[.B60]*[.H60]" office:value-type="float" office:value="-1135.84159168441" calcext:value-type="float">
            <text:p>-1135.8415916844</text:p>
          </table:table-cell>
          <table:table-cell table:formula="of:=[.C60]*[.I60]" office:value-type="float" office:value="412.123141977091" calcext:value-type="float">
            <text:p>412.1231419771</text:p>
          </table:table-cell>
          <table:table-cell table:formula="of:=[.D60]*[.J60]" office:value-type="float" office:value="723.71844970732" calcext:value-type="float">
            <text:p>723.7184497073</text:p>
          </table:table-cell>
          <table:table-cell table:number-columns-repeated="1008"/>
        </table:table-row>
        <table:table-row table:style-name="ro1">
          <table:table-cell table:formula="of:=[.A60]+1/([.$C$2]*80)" office:value-type="float" office:value="0.013" calcext:value-type="float">
            <text:p>0.013</text:p>
          </table:table-cell>
          <table:table-cell table:formula="of:=[.$C$3]*SQRT(2)*COS(2*PI()*[.$C$2]*[.A61])" office:value-type="float" office:value="-191.188391377628" calcext:value-type="float">
            <text:p>-191.1883913776</text:p>
          </table:table-cell>
          <table:table-cell table:formula="of:=[.$C$4]*SQRT(2)*COS(2*PI()*[.$C$2]*[.A61]+2*PI()/3)" office:value-type="float" office:value="323.487261076566" calcext:value-type="float">
            <text:p>323.4872610766</text:p>
          </table:table-cell>
          <table:table-cell table:formula="of:=[.$C$5]*SQRT(2)*COS(2*PI()*[.$C$2]*[.A61]+4*PI()/3)" office:value-type="float" office:value="-132.298869698939" calcext:value-type="float">
            <text:p>-132.2988696989</text:p>
          </table:table-cell>
          <table:table-cell table:formula="of:=[.$E$3]*SQRT(2)*COS(2*PI()*[.$C$2]*[.A61]+[.$G$3]*PI()/180)" office:value-type="float" office:value="-4.15626937777452" calcext:value-type="float">
            <text:p>-4.1562693778</text:p>
          </table:table-cell>
          <table:table-cell table:formula="of:=[.$E$4]*SQRT(2)*COS(2*PI()*[.$C$2]*[.A61]+2*PI()/3+[.$G$4]*PI()/180)" office:value-type="float" office:value="7.03233176253404" calcext:value-type="float">
            <text:p>7.0323317625</text:p>
          </table:table-cell>
          <table:table-cell table:formula="of:=[.$E$5]*SQRT(2)*COS(2*PI()*[.$C$2]*[.A61]+4*PI()/3+[.$G$5]*PI()/180)" office:value-type="float" office:value="-2.87606238475953" calcext:value-type="float">
            <text:p>-2.8760623848</text:p>
          </table:table-cell>
          <table:table-cell table:formula="of:=[.$E$3]*SQRT(2)*COS(2*PI()*[.$C$2]*[.A61]+PI()/2+[.$G$3]*PI()/180)" office:value-type="float" office:value="5.72061402817686" calcext:value-type="float">
            <text:p>5.7206140282</text:p>
          </table:table-cell>
          <table:table-cell table:formula="of:=[.$E$4]*SQRT(2)*COS(2*PI()*[.$C$2]*[.A61]+PI()/2+2*PI()/3+[.$G$4]*PI()/180)" office:value-type="float" office:value="0.739127852035649" calcext:value-type="float">
            <text:p>0.739127852</text:p>
          </table:table-cell>
          <table:table-cell table:formula="of:=[.$E$5]*SQRT(2)*COS(2*PI()*[.$C$2]*[.A61]+PI()/2+4*PI()/3+[.$G$5]*PI()/180)" office:value-type="float" office:value="-6.45974188021251" calcext:value-type="float">
            <text:p>-6.4597418802</text:p>
          </table:table-cell>
          <table:table-cell table:formula="of:=[.B61]*[.E61]" office:value-type="float" office:value="794.630456468803" calcext:value-type="float">
            <text:p>794.6304564688</text:p>
          </table:table-cell>
          <table:table-cell table:formula="of:=[.C61]*[.F61]" office:value-type="float" office:value="2274.86974084388" calcext:value-type="float">
            <text:p>2274.8697408439</text:p>
          </table:table-cell>
          <table:table-cell table:formula="of:=[.D61]*[.G61]" office:value-type="float" office:value="380.49980268732" calcext:value-type="float">
            <text:p>380.4998026873</text:p>
          </table:table-cell>
          <table:table-cell table:formula="of:=[.B61]*[.H61]" office:value-type="float" office:value="-1093.71499373942" calcext:value-type="float">
            <text:p>-1093.7149937394</text:p>
          </table:table-cell>
          <table:table-cell table:formula="of:=[.C61]*[.I61]" office:value-type="float" office:value="239.098444440417" calcext:value-type="float">
            <text:p>239.0984444404</text:p>
          </table:table-cell>
          <table:table-cell table:formula="of:=[.D61]*[.J61]" office:value-type="float" office:value="854.61654929901" calcext:value-type="float">
            <text:p>854.616549299</text:p>
          </table:table-cell>
          <table:table-cell table:number-columns-repeated="1008"/>
        </table:table-row>
        <table:table-row table:style-name="ro1">
          <table:table-cell table:formula="of:=[.A61]+1/([.$C$2]*80)" office:value-type="float" office:value="0.01325" calcext:value-type="float">
            <text:p>0.01325</text:p>
          </table:table-cell>
          <table:table-cell table:formula="of:=[.$C$3]*SQRT(2)*COS(2*PI()*[.$C$2]*[.A62])" office:value-type="float" office:value="-169.952648004607" calcext:value-type="float">
            <text:p>-169.9526480046</text:p>
          </table:table-cell>
          <table:table-cell table:formula="of:=[.$C$4]*SQRT(2)*COS(2*PI()*[.$C$2]*[.A62]+2*PI()/3)" office:value-type="float" office:value="325.15765774239" calcext:value-type="float">
            <text:p>325.1576577424</text:p>
          </table:table-cell>
          <table:table-cell table:formula="of:=[.$C$5]*SQRT(2)*COS(2*PI()*[.$C$2]*[.A62]+4*PI()/3)" office:value-type="float" office:value="-155.205009737783" calcext:value-type="float">
            <text:p>-155.2050097378</text:p>
          </table:table-cell>
          <table:table-cell table:formula="of:=[.$E$3]*SQRT(2)*COS(2*PI()*[.$C$2]*[.A62]+[.$G$3]*PI()/180)" office:value-type="float" office:value="-3.69462278270884" calcext:value-type="float">
            <text:p>-3.6946227827</text:p>
          </table:table-cell>
          <table:table-cell table:formula="of:=[.$E$4]*SQRT(2)*COS(2*PI()*[.$C$2]*[.A62]+2*PI()/3+[.$G$4]*PI()/180)" office:value-type="float" office:value="7.06864473353021" calcext:value-type="float">
            <text:p>7.0686447335</text:p>
          </table:table-cell>
          <table:table-cell table:formula="of:=[.$E$5]*SQRT(2)*COS(2*PI()*[.$C$2]*[.A62]+4*PI()/3+[.$G$5]*PI()/180)" office:value-type="float" office:value="-3.37402195082137" calcext:value-type="float">
            <text:p>-3.3740219508</text:p>
          </table:table-cell>
          <table:table-cell table:formula="of:=[.$E$3]*SQRT(2)*COS(2*PI()*[.$C$2]*[.A62]+PI()/2+[.$G$3]*PI()/180)" office:value-type="float" office:value="6.02907642126792" calcext:value-type="float">
            <text:p>6.0290764213</text:p>
          </table:table-cell>
          <table:table-cell table:formula="of:=[.$E$4]*SQRT(2)*COS(2*PI()*[.$C$2]*[.A62]+PI()/2+2*PI()/3+[.$G$4]*PI()/180)" office:value-type="float" office:value="0.185098976592646" calcext:value-type="float">
            <text:p>0.1850989766</text:p>
          </table:table-cell>
          <table:table-cell table:formula="of:=[.$E$5]*SQRT(2)*COS(2*PI()*[.$C$2]*[.A62]+PI()/2+4*PI()/3+[.$G$5]*PI()/180)" office:value-type="float" office:value="-6.21417539786057" calcext:value-type="float">
            <text:p>-6.2141753979</text:p>
          </table:table-cell>
          <table:table-cell table:formula="of:=[.B62]*[.E62]" office:value-type="float" office:value="627.910925299515" calcext:value-type="float">
            <text:p>627.9109252995</text:p>
          </table:table-cell>
          <table:table-cell table:formula="of:=[.C62]*[.F62]" office:value-type="float" office:value="2298.42396496776" calcext:value-type="float">
            <text:p>2298.4239649678</text:p>
          </table:table-cell>
          <table:table-cell table:formula="of:=[.D62]*[.G62]" office:value-type="float" office:value="523.665109732724" calcext:value-type="float">
            <text:p>523.6651097327</text:p>
          </table:table-cell>
          <table:table-cell table:formula="of:=[.B62]*[.H62]" office:value-type="float" office:value="-1024.65750281662" calcext:value-type="float">
            <text:p>-1024.6575028166</text:p>
          </table:table-cell>
          <table:table-cell table:formula="of:=[.C62]*[.I62]" office:value-type="float" office:value="60.1863496793783" calcext:value-type="float">
            <text:p>60.1863496794</text:p>
          </table:table-cell>
          <table:table-cell table:formula="of:=[.D62]*[.J62]" office:value-type="float" office:value="964.471153137241" calcext:value-type="float">
            <text:p>964.4711531372</text:p>
          </table:table-cell>
          <table:table-cell table:number-columns-repeated="1008"/>
        </table:table-row>
        <table:table-row table:style-name="ro1">
          <table:table-cell table:formula="of:=[.A62]+1/([.$C$2]*80)" office:value-type="float" office:value="0.0135" calcext:value-type="float">
            <text:p>0.0135</text:p>
          </table:table-cell>
          <table:table-cell table:formula="of:=[.$C$3]*SQRT(2)*COS(2*PI()*[.$C$2]*[.A63])" office:value-type="float" office:value="-147.669090041646" calcext:value-type="float">
            <text:p>-147.6690900416</text:p>
          </table:table-cell>
          <table:table-cell table:formula="of:=[.$C$4]*SQRT(2)*COS(2*PI()*[.$C$2]*[.A63]+2*PI()/3)" office:value-type="float" office:value="324.823349322338" calcext:value-type="float">
            <text:p>324.8233493223</text:p>
          </table:table-cell>
          <table:table-cell table:formula="of:=[.$C$5]*SQRT(2)*COS(2*PI()*[.$C$2]*[.A63]+4*PI()/3)" office:value-type="float" office:value="-177.154259280691" calcext:value-type="float">
            <text:p>-177.1542592807</text:p>
          </table:table-cell>
          <table:table-cell table:formula="of:=[.$E$3]*SQRT(2)*COS(2*PI()*[.$C$2]*[.A63]+[.$G$3]*PI()/180)" office:value-type="float" office:value="-3.21019760960101" calcext:value-type="float">
            <text:p>-3.2101976096</text:p>
          </table:table-cell>
          <table:table-cell table:formula="of:=[.$E$4]*SQRT(2)*COS(2*PI()*[.$C$2]*[.A63]+2*PI()/3+[.$G$4]*PI()/180)" office:value-type="float" office:value="7.06137715918126" calcext:value-type="float">
            <text:p>7.0613771592</text:p>
          </table:table-cell>
          <table:table-cell table:formula="of:=[.$E$5]*SQRT(2)*COS(2*PI()*[.$C$2]*[.A63]+4*PI()/3+[.$G$5]*PI()/180)" office:value-type="float" office:value="-3.85117954958025" calcext:value-type="float">
            <text:p>-3.8511795496</text:p>
          </table:table-cell>
          <table:table-cell table:formula="of:=[.$E$3]*SQRT(2)*COS(2*PI()*[.$C$2]*[.A63]+PI()/2+[.$G$3]*PI()/180)" office:value-type="float" office:value="6.30036755335052" calcext:value-type="float">
            <text:p>6.3003675534</text:p>
          </table:table-cell>
          <table:table-cell table:formula="of:=[.$E$4]*SQRT(2)*COS(2*PI()*[.$C$2]*[.A63]+PI()/2+2*PI()/3+[.$G$4]*PI()/180)" office:value-type="float" office:value="-0.370071095592705" calcext:value-type="float">
            <text:p>-0.3700710956</text:p>
          </table:table-cell>
          <table:table-cell table:formula="of:=[.$E$5]*SQRT(2)*COS(2*PI()*[.$C$2]*[.A63]+PI()/2+4*PI()/3+[.$G$5]*PI()/180)" office:value-type="float" office:value="-5.93029645775781" calcext:value-type="float">
            <text:p>-5.9302964578</text:p>
          </table:table-cell>
          <table:table-cell table:formula="of:=[.B63]*[.E63]" office:value-type="float" office:value="474.04695986365" calcext:value-type="float">
            <text:p>474.0469598637</text:p>
          </table:table-cell>
          <table:table-cell table:formula="of:=[.C63]*[.F63]" office:value-type="float" office:value="2293.70017967351" calcext:value-type="float">
            <text:p>2293.7001796735</text:p>
          </table:table-cell>
          <table:table-cell table:formula="of:=[.D63]*[.G63]" office:value-type="float" office:value="682.252860462836" calcext:value-type="float">
            <text:p>682.2528604628</text:p>
          </table:table-cell>
          <table:table-cell table:formula="of:=[.B63]*[.H63]" office:value-type="float" office:value="-930.369543531185" calcext:value-type="float">
            <text:p>-930.3695435312</text:p>
          </table:table-cell>
          <table:table-cell table:formula="of:=[.C63]*[.I63]" office:value-type="float" office:value="-120.20773275781" calcext:value-type="float">
            <text:p>-120.2077327578</text:p>
          </table:table-cell>
          <table:table-cell table:formula="of:=[.D63]*[.J63]" office:value-type="float" office:value="1050.57727628899" calcext:value-type="float">
            <text:p>1050.577276289</text:p>
          </table:table-cell>
          <table:table-cell table:number-columns-repeated="1008"/>
        </table:table-row>
        <table:table-row table:style-name="ro1">
          <table:table-cell table:formula="of:=[.A63]+1/([.$C$2]*80)" office:value-type="float" office:value="0.01375" calcext:value-type="float">
            <text:p>0.01375</text:p>
          </table:table-cell>
          <table:table-cell table:formula="of:=[.$C$3]*SQRT(2)*COS(2*PI()*[.$C$2]*[.A64])" office:value-type="float" office:value="-124.475103033624" calcext:value-type="float">
            <text:p>-124.4751030336</text:p>
          </table:table-cell>
          <table:table-cell table:formula="of:=[.$C$4]*SQRT(2)*COS(2*PI()*[.$C$2]*[.A64]+2*PI()/3)" office:value-type="float" office:value="322.48639693899" calcext:value-type="float">
            <text:p>322.486396939</text:p>
          </table:table-cell>
          <table:table-cell table:formula="of:=[.$C$5]*SQRT(2)*COS(2*PI()*[.$C$2]*[.A64]+4*PI()/3)" office:value-type="float" office:value="-198.011293905365" calcext:value-type="float">
            <text:p>-198.0112939054</text:p>
          </table:table-cell>
          <table:table-cell table:formula="of:=[.$E$3]*SQRT(2)*COS(2*PI()*[.$C$2]*[.A64]+[.$G$3]*PI()/180)" office:value-type="float" office:value="-2.70598050073097" calcext:value-type="float">
            <text:p>-2.7059805007</text:p>
          </table:table-cell>
          <table:table-cell table:formula="of:=[.$E$4]*SQRT(2)*COS(2*PI()*[.$C$2]*[.A64]+2*PI()/3+[.$G$4]*PI()/180)" office:value-type="float" office:value="7.01057384649978" calcext:value-type="float">
            <text:p>7.0105738465</text:p>
          </table:table-cell>
          <table:table-cell table:formula="of:=[.$E$5]*SQRT(2)*COS(2*PI()*[.$C$2]*[.A64]+4*PI()/3+[.$G$5]*PI()/180)" office:value-type="float" office:value="-4.3045933457688" calcext:value-type="float">
            <text:p>-4.3045933458</text:p>
          </table:table-cell>
          <table:table-cell table:formula="of:=[.$E$3]*SQRT(2)*COS(2*PI()*[.$C$2]*[.A64]+PI()/2+[.$G$3]*PI()/180)" office:value-type="float" office:value="6.53281482438189" calcext:value-type="float">
            <text:p>6.5328148244</text:p>
          </table:table-cell>
          <table:table-cell table:formula="of:=[.$E$4]*SQRT(2)*COS(2*PI()*[.$C$2]*[.A64]+PI()/2+2*PI()/3+[.$G$4]*PI()/180)" office:value-type="float" office:value="-0.922959556412588" calcext:value-type="float">
            <text:p>-0.9229595564</text:p>
          </table:table-cell>
          <table:table-cell table:formula="of:=[.$E$5]*SQRT(2)*COS(2*PI()*[.$C$2]*[.A64]+PI()/2+4*PI()/3+[.$G$5]*PI()/180)" office:value-type="float" office:value="-5.6098552679693" calcext:value-type="float">
            <text:p>-5.609855268</text:p>
          </table:table-cell>
          <table:table-cell table:formula="of:=[.B64]*[.E64]" office:value-type="float" office:value="336.827201635466" calcext:value-type="float">
            <text:p>336.8272016355</text:p>
          </table:table-cell>
          <table:table-cell table:formula="of:=[.C64]*[.F64]" office:value-type="float" office:value="2260.81470023243" calcext:value-type="float">
            <text:p>2260.8147002324</text:p>
          </table:table-cell>
          <table:table-cell table:formula="of:=[.D64]*[.G64]" office:value-type="float" office:value="852.358098132105" calcext:value-type="float">
            <text:p>852.3580981321</text:p>
          </table:table-cell>
          <table:table-cell table:formula="of:=[.B64]*[.H64]" office:value-type="float" office:value="-813.172798364525" calcext:value-type="float">
            <text:p>-813.1727983645</text:p>
          </table:table-cell>
          <table:table-cell table:formula="of:=[.C64]*[.I64]" office:value-type="float" office:value="-297.641901867904" calcext:value-type="float">
            <text:p>-297.6419018679</text:p>
          </table:table-cell>
          <table:table-cell table:formula="of:=[.D64]*[.J64]" office:value-type="float" office:value="1110.81470023243" calcext:value-type="float">
            <text:p>1110.8147002324</text:p>
          </table:table-cell>
          <table:table-cell table:number-columns-repeated="1008"/>
        </table:table-row>
        <table:table-row table:style-name="ro1">
          <table:table-cell table:formula="of:=[.A64]+1/([.$C$2]*80)" office:value-type="float" office:value="0.014" calcext:value-type="float">
            <text:p>0.014</text:p>
          </table:table-cell>
          <table:table-cell table:formula="of:=[.$C$3]*SQRT(2)*COS(2*PI()*[.$C$2]*[.A65])" office:value-type="float" office:value="-100.513685623228" calcext:value-type="float">
            <text:p>-100.5136856232</text:p>
          </table:table-cell>
          <table:table-cell table:formula="of:=[.$C$4]*SQRT(2)*COS(2*PI()*[.$C$2]*[.A65]+2*PI()/3)" office:value-type="float" office:value="318.161208680904" calcext:value-type="float">
            <text:p>318.1612086809</text:p>
          </table:table-cell>
          <table:table-cell table:formula="of:=[.$C$5]*SQRT(2)*COS(2*PI()*[.$C$2]*[.A65]+4*PI()/3)" office:value-type="float" office:value="-217.647523057675" calcext:value-type="float">
            <text:p>-217.6475230577</text:p>
          </table:table-cell>
          <table:table-cell table:formula="of:=[.$E$3]*SQRT(2)*COS(2*PI()*[.$C$2]*[.A65]+[.$G$3]*PI()/180)" office:value-type="float" office:value="-2.18508012224408" calcext:value-type="float">
            <text:p>-2.1850801222</text:p>
          </table:table-cell>
          <table:table-cell table:formula="of:=[.$E$4]*SQRT(2)*COS(2*PI()*[.$C$2]*[.A65]+2*PI()/3+[.$G$4]*PI()/180)" office:value-type="float" office:value="6.91654801480225" calcext:value-type="float">
            <text:p>6.9165480148</text:p>
          </table:table-cell>
          <table:table-cell table:formula="of:=[.$E$5]*SQRT(2)*COS(2*PI()*[.$C$2]*[.A65]+4*PI()/3+[.$G$5]*PI()/180)" office:value-type="float" office:value="-4.73146789255816" calcext:value-type="float">
            <text:p>-4.7314678926</text:p>
          </table:table-cell>
          <table:table-cell table:formula="of:=[.$E$3]*SQRT(2)*COS(2*PI()*[.$C$2]*[.A65]+PI()/2+[.$G$3]*PI()/180)" office:value-type="float" office:value="6.72498511963958" calcext:value-type="float">
            <text:p>6.7249851196</text:p>
          </table:table-cell>
          <table:table-cell table:formula="of:=[.$E$4]*SQRT(2)*COS(2*PI()*[.$C$2]*[.A65]+PI()/2+2*PI()/3+[.$G$4]*PI()/180)" office:value-type="float" office:value="-1.470157664652" calcext:value-type="float">
            <text:p>-1.4701576647</text:p>
          </table:table-cell>
          <table:table-cell table:formula="of:=[.$E$5]*SQRT(2)*COS(2*PI()*[.$C$2]*[.A65]+PI()/2+4*PI()/3+[.$G$5]*PI()/180)" office:value-type="float" office:value="-5.25482745498757" calcext:value-type="float">
            <text:p>-5.254827455</text:p>
          </table:table-cell>
          <table:table-cell table:formula="of:=[.B65]*[.E65]" office:value-type="float" office:value="219.630456468806" calcext:value-type="float">
            <text:p>219.6304564688</text:p>
          </table:table-cell>
          <table:table-cell table:formula="of:=[.C65]*[.F65]" office:value-type="float" office:value="2200.57727628899" calcext:value-type="float">
            <text:p>2200.577276289</text:p>
          </table:table-cell>
          <table:table-cell table:formula="of:=[.D65]*[.G65]" office:value-type="float" office:value="1029.7922672422" calcext:value-type="float">
            <text:p>1029.7922672422</text:p>
          </table:table-cell>
          <table:table-cell table:formula="of:=[.B65]*[.H65]" office:value-type="float" office:value="-675.953040136338" calcext:value-type="float">
            <text:p>-675.9530401363</text:p>
          </table:table-cell>
          <table:table-cell table:formula="of:=[.C65]*[.I65]" office:value-type="float" office:value="-467.747139537176" calcext:value-type="float">
            <text:p>-467.7471395372</text:p>
          </table:table-cell>
          <table:table-cell table:formula="of:=[.D65]*[.J65]" office:value-type="float" office:value="1143.70017967351" calcext:value-type="float">
            <text:p>1143.7001796735</text:p>
          </table:table-cell>
          <table:table-cell table:number-columns-repeated="1008"/>
        </table:table-row>
        <table:table-row table:style-name="ro1">
          <table:table-cell table:formula="of:=[.A65]+1/([.$C$2]*80)" office:value-type="float" office:value="0.01425" calcext:value-type="float">
            <text:p>0.01425</text:p>
          </table:table-cell>
          <table:table-cell table:formula="of:=[.$C$3]*SQRT(2)*COS(2*PI()*[.$C$2]*[.A66])" office:value-type="float" office:value="-75.9325679167718" calcext:value-type="float">
            <text:p>-75.9325679168</text:p>
          </table:table-cell>
          <table:table-cell table:formula="of:=[.$C$4]*SQRT(2)*COS(2*PI()*[.$C$2]*[.A66]+2*PI()/3)" office:value-type="float" office:value="311.874450771962" calcext:value-type="float">
            <text:p>311.874450772</text:p>
          </table:table-cell>
          <table:table-cell table:formula="of:=[.$C$5]*SQRT(2)*COS(2*PI()*[.$C$2]*[.A66]+4*PI()/3)" office:value-type="float" office:value="-235.94188285519" calcext:value-type="float">
            <text:p>-235.9418828552</text:p>
          </table:table-cell>
          <table:table-cell table:formula="of:=[.$E$3]*SQRT(2)*COS(2*PI()*[.$C$2]*[.A66]+[.$G$3]*PI()/180)" office:value-type="float" office:value="-1.65070799819069" calcext:value-type="float">
            <text:p>-1.6507079982</text:p>
          </table:table-cell>
          <table:table-cell table:formula="of:=[.$E$4]*SQRT(2)*COS(2*PI()*[.$C$2]*[.A66]+2*PI()/3+[.$G$4]*PI()/180)" office:value-type="float" office:value="6.77987936460786" calcext:value-type="float">
            <text:p>6.7798793646</text:p>
          </table:table-cell>
          <table:table-cell table:formula="of:=[.$E$5]*SQRT(2)*COS(2*PI()*[.$C$2]*[.A66]+4*PI()/3+[.$G$5]*PI()/180)" office:value-type="float" office:value="-5.12917136641716" calcext:value-type="float">
            <text:p>-5.1291713664</text:p>
          </table:table-cell>
          <table:table-cell table:formula="of:=[.$E$3]*SQRT(2)*COS(2*PI()*[.$C$2]*[.A66]+PI()/2+[.$G$3]*PI()/180)" office:value-type="float" office:value="6.87569364535021" calcext:value-type="float">
            <text:p>6.8756936454</text:p>
          </table:table-cell>
          <table:table-cell table:formula="of:=[.$E$4]*SQRT(2)*COS(2*PI()*[.$C$2]*[.A66]+PI()/2+2*PI()/3+[.$G$4]*PI()/180)" office:value-type="float" office:value="-2.00829176201181" calcext:value-type="float">
            <text:p>-2.008291762</text:p>
          </table:table-cell>
          <table:table-cell table:formula="of:=[.$E$5]*SQRT(2)*COS(2*PI()*[.$C$2]*[.A66]+PI()/2+4*PI()/3+[.$G$5]*PI()/180)" office:value-type="float" office:value="-4.8674018833384" calcext:value-type="float">
            <text:p>-4.8674018833</text:p>
          </table:table-cell>
          <table:table-cell table:formula="of:=[.B66]*[.E66]" office:value-type="float" office:value="125.342497183373" calcext:value-type="float">
            <text:p>125.3424971834</text:p>
          </table:table-cell>
          <table:table-cell table:formula="of:=[.C66]*[.F66]" office:value-type="float" office:value="2114.47115313723" calcext:value-type="float">
            <text:p>2114.4711531372</text:p>
          </table:table-cell>
          <table:table-cell table:formula="of:=[.D66]*[.G66]" office:value-type="float" office:value="1210.18634967939" calcext:value-type="float">
            <text:p>1210.1863496794</text:p>
          </table:table-cell>
          <table:table-cell table:formula="of:=[.B66]*[.H66]" office:value-type="float" office:value="-522.089074700471" calcext:value-type="float">
            <text:p>-522.0890747005</text:p>
          </table:table-cell>
          <table:table-cell table:formula="of:=[.C66]*[.I66]" office:value-type="float" office:value="-626.334890267287" calcext:value-type="float">
            <text:p>-626.3348902673</text:p>
          </table:table-cell>
          <table:table-cell table:formula="of:=[.D66]*[.J66]" office:value-type="float" office:value="1148.42396496776" calcext:value-type="float">
            <text:p>1148.4239649678</text:p>
          </table:table-cell>
          <table:table-cell table:number-columns-repeated="1008"/>
        </table:table-row>
        <table:table-row table:style-name="ro1">
          <table:table-cell table:formula="of:=[.A66]+1/([.$C$2]*80)" office:value-type="float" office:value="0.0145" calcext:value-type="float">
            <text:p>0.0145</text:p>
          </table:table-cell>
          <table:table-cell table:formula="of:=[.$C$3]*SQRT(2)*COS(2*PI()*[.$C$2]*[.A67])" office:value-type="float" office:value="-50.883300678968" calcext:value-type="float">
            <text:p>-50.883300679</text:p>
          </table:table-cell>
          <table:table-cell table:formula="of:=[.$C$4]*SQRT(2)*COS(2*PI()*[.$C$2]*[.A67]+2*PI()/3)" office:value-type="float" office:value="303.664883165232" calcext:value-type="float">
            <text:p>303.6648831652</text:p>
          </table:table-cell>
          <table:table-cell table:formula="of:=[.$C$5]*SQRT(2)*COS(2*PI()*[.$C$2]*[.A67]+4*PI()/3)" office:value-type="float" office:value="-252.781582486264" calcext:value-type="float">
            <text:p>-252.7815824863</text:p>
          </table:table-cell>
          <table:table-cell table:formula="of:=[.$E$3]*SQRT(2)*COS(2*PI()*[.$C$2]*[.A67]+[.$G$3]*PI()/180)" office:value-type="float" office:value="-1.10615871041235" calcext:value-type="float">
            <text:p>-1.1061587104</text:p>
          </table:table-cell>
          <table:table-cell table:formula="of:=[.$E$4]*SQRT(2)*COS(2*PI()*[.$C$2]*[.A67]+2*PI()/3+[.$G$4]*PI()/180)" office:value-type="float" office:value="6.601410503592" calcext:value-type="float">
            <text:p>6.6014105036</text:p>
          </table:table-cell>
          <table:table-cell table:formula="of:=[.$E$5]*SQRT(2)*COS(2*PI()*[.$C$2]*[.A67]+4*PI()/3+[.$G$5]*PI()/180)" office:value-type="float" office:value="-5.49525179317965" calcext:value-type="float">
            <text:p>-5.4952517932</text:p>
          </table:table-cell>
          <table:table-cell table:formula="of:=[.$E$3]*SQRT(2)*COS(2*PI()*[.$C$2]*[.A67]+PI()/2+[.$G$3]*PI()/180)" office:value-type="float" office:value="6.98401123333711" calcext:value-type="float">
            <text:p>6.9840112333</text:p>
          </table:table-cell>
          <table:table-cell table:formula="of:=[.$E$4]*SQRT(2)*COS(2*PI()*[.$C$2]*[.A67]+PI()/2+2*PI()/3+[.$G$4]*PI()/180)" office:value-type="float" office:value="-2.53404407283403" calcext:value-type="float">
            <text:p>-2.5340440728</text:p>
          </table:table-cell>
          <table:table-cell table:formula="of:=[.$E$5]*SQRT(2)*COS(2*PI()*[.$C$2]*[.A67]+PI()/2+4*PI()/3+[.$G$5]*PI()/180)" office:value-type="float" office:value="-4.44996716050308" calcext:value-type="float">
            <text:p>-4.4499671605</text:p>
          </table:table-cell>
          <table:table-cell table:formula="of:=[.B67]*[.E67]" office:value-type="float" office:value="56.285006260571" calcext:value-type="float">
            <text:p>56.2850062606</text:p>
          </table:table-cell>
          <table:table-cell table:formula="of:=[.C67]*[.F67]" office:value-type="float" office:value="2004.616549299" calcext:value-type="float">
            <text:p>2004.616549299</text:p>
          </table:table-cell>
          <table:table-cell table:formula="of:=[.D67]*[.G67]" office:value-type="float" office:value="1389.09844444043" calcext:value-type="float">
            <text:p>1389.0984444404</text:p>
          </table:table-cell>
          <table:table-cell table:formula="of:=[.B67]*[.H67]" office:value-type="float" office:value="-355.369543531182" calcext:value-type="float">
            <text:p>-355.3695435312</text:p>
          </table:table-cell>
          <table:table-cell table:formula="of:=[.C67]*[.I67]" office:value-type="float" office:value="-769.500197312693" calcext:value-type="float">
            <text:p>-769.5001973127</text:p>
          </table:table-cell>
          <table:table-cell table:formula="of:=[.D67]*[.J67]" office:value-type="float" office:value="1124.86974084388" calcext:value-type="float">
            <text:p>1124.8697408439</text:p>
          </table:table-cell>
          <table:table-cell table:number-columns-repeated="1008"/>
        </table:table-row>
        <table:table-row table:style-name="ro1">
          <table:table-cell table:formula="of:=[.A67]+1/([.$C$2]*80)" office:value-type="float" office:value="0.01475" calcext:value-type="float">
            <text:p>0.01475</text:p>
          </table:table-cell>
          <table:table-cell table:formula="of:=[.$C$3]*SQRT(2)*COS(2*PI()*[.$C$2]*[.A68])" office:value-type="float" office:value="-25.5203209720636" calcext:value-type="float">
            <text:p>-25.5203209721</text:p>
          </table:table-cell>
          <table:table-cell table:formula="of:=[.$C$4]*SQRT(2)*COS(2*PI()*[.$C$2]*[.A68]+2*PI()/3)" office:value-type="float" office:value="293.583120574968" calcext:value-type="float">
            <text:p>293.583120575</text:p>
          </table:table-cell>
          <table:table-cell table:formula="of:=[.$C$5]*SQRT(2)*COS(2*PI()*[.$C$2]*[.A68]+4*PI()/3)" office:value-type="float" office:value="-268.062799602904" calcext:value-type="float">
            <text:p>-268.0627996029</text:p>
          </table:table-cell>
          <table:table-cell table:formula="of:=[.$E$3]*SQRT(2)*COS(2*PI()*[.$C$2]*[.A68]+[.$G$3]*PI()/180)" office:value-type="float" office:value="-0.554789586349209" calcext:value-type="float">
            <text:p>-0.5547895863</text:p>
          </table:table-cell>
          <table:table-cell table:formula="of:=[.$E$4]*SQRT(2)*COS(2*PI()*[.$C$2]*[.A68]+2*PI()/3+[.$G$4]*PI()/180)" office:value-type="float" office:value="6.38224175162973" calcext:value-type="float">
            <text:p>6.3822417516</text:p>
          </table:table-cell>
          <table:table-cell table:formula="of:=[.$E$5]*SQRT(2)*COS(2*PI()*[.$C$2]*[.A68]+4*PI()/3+[.$G$5]*PI()/180)" office:value-type="float" office:value="-5.82745216528052" calcext:value-type="float">
            <text:p>-5.8274521653</text:p>
          </table:table-cell>
          <table:table-cell table:formula="of:=[.$E$3]*SQRT(2)*COS(2*PI()*[.$C$2]*[.A68]+PI()/2+[.$G$3]*PI()/180)" office:value-type="float" office:value="7.04927006965108" calcext:value-type="float">
            <text:p>7.0492700697</text:p>
          </table:table-cell>
          <table:table-cell table:formula="of:=[.$E$4]*SQRT(2)*COS(2*PI()*[.$C$2]*[.A68]+PI()/2+2*PI()/3+[.$G$4]*PI()/180)" office:value-type="float" office:value="-3.04417315929206" calcext:value-type="float">
            <text:p>-3.0441731593</text:p>
          </table:table-cell>
          <table:table-cell table:formula="of:=[.$E$5]*SQRT(2)*COS(2*PI()*[.$C$2]*[.A68]+PI()/2+4*PI()/3+[.$G$5]*PI()/180)" office:value-type="float" office:value="-4.00509691035902" calcext:value-type="float">
            <text:p>-4.0050969104</text:p>
          </table:table-cell>
          <table:table-cell table:formula="of:=[.B68]*[.E68]" office:value-type="float" office:value="14.1584083155902" calcext:value-type="float">
            <text:p>14.1584083156</text:p>
          </table:table-cell>
          <table:table-cell table:formula="of:=[.C68]*[.F68]" office:value-type="float" office:value="1873.71844970731" calcext:value-type="float">
            <text:p>1873.7184497073</text:p>
          </table:table-cell>
          <table:table-cell table:formula="of:=[.D68]*[.G68]" office:value-type="float" office:value="1562.1231419771" calcext:value-type="float">
            <text:p>1562.1231419771</text:p>
          </table:table-cell>
          <table:table-cell table:formula="of:=[.B68]*[.H68]" office:value-type="float" office:value="-179.899634796257" calcext:value-type="float">
            <text:p>-179.8996347963</text:p>
          </table:table-cell>
          <table:table-cell table:formula="of:=[.C68]*[.I68]" office:value-type="float" office:value="-893.717855675522" calcext:value-type="float">
            <text:p>-893.7178556755</text:p>
          </table:table-cell>
          <table:table-cell table:formula="of:=[.D68]*[.J68]" office:value-type="float" office:value="1073.61749047178" calcext:value-type="float">
            <text:p>1073.6174904718</text:p>
          </table:table-cell>
          <table:table-cell table:number-columns-repeated="1008"/>
        </table:table-row>
        <table:table-row table:style-name="ro1">
          <table:table-cell table:formula="of:=[.A68]+1/([.$C$2]*80)" office:value-type="float" office:value="0.015" calcext:value-type="float">
            <text:p>0.015</text:p>
          </table:table-cell>
          <table:table-cell table:formula="of:=[.$C$3]*SQRT(2)*COS(2*PI()*[.$C$2]*[.A69])" office:value-type="float" office:value="0.00000000000109583708171101" calcext:value-type="float">
            <text:p>1.09583708171101E-012</text:p>
          </table:table-cell>
          <table:table-cell table:formula="of:=[.$C$4]*SQRT(2)*COS(2*PI()*[.$C$2]*[.A69]+2*PI()/3)" office:value-type="float" office:value="281.691320420065" calcext:value-type="float">
            <text:p>281.6913204201</text:p>
          </table:table-cell>
          <table:table-cell table:formula="of:=[.$C$5]*SQRT(2)*COS(2*PI()*[.$C$2]*[.A69]+4*PI()/3)" office:value-type="float" office:value="-281.691320420066" calcext:value-type="float">
            <text:p>-281.6913204201</text:p>
          </table:table-cell>
          <table:table-cell table:formula="of:=[.$E$3]*SQRT(2)*COS(2*PI()*[.$C$2]*[.A69]+[.$G$3]*PI()/180)" office:value-type="float" office:value="0.0000000000000238225452545872" calcext:value-type="float">
            <text:p>2.38225452545872E-014</text:p>
          </table:table-cell>
          <table:table-cell table:formula="of:=[.$E$4]*SQRT(2)*COS(2*PI()*[.$C$2]*[.A69]+2*PI()/3+[.$G$4]*PI()/180)" office:value-type="float" office:value="6.12372435695794" calcext:value-type="float">
            <text:p>6.123724357</text:p>
          </table:table-cell>
          <table:table-cell table:formula="of:=[.$E$5]*SQRT(2)*COS(2*PI()*[.$C$2]*[.A69]+4*PI()/3+[.$G$5]*PI()/180)" office:value-type="float" office:value="-6.12372435695796" calcext:value-type="float">
            <text:p>-6.123724357</text:p>
          </table:table-cell>
          <table:table-cell table:formula="of:=[.$E$3]*SQRT(2)*COS(2*PI()*[.$C$2]*[.A69]+PI()/2+[.$G$3]*PI()/180)" office:value-type="float" office:value="7.07106781186548" calcext:value-type="float">
            <text:p>7.0710678119</text:p>
          </table:table-cell>
          <table:table-cell table:formula="of:=[.$E$4]*SQRT(2)*COS(2*PI()*[.$C$2]*[.A69]+PI()/2+2*PI()/3+[.$G$4]*PI()/180)" office:value-type="float" office:value="-3.53553390593275" calcext:value-type="float">
            <text:p>-3.5355339059</text:p>
          </table:table-cell>
          <table:table-cell table:formula="of:=[.$E$5]*SQRT(2)*COS(2*PI()*[.$C$2]*[.A69]+PI()/2+4*PI()/3+[.$G$5]*PI()/180)" office:value-type="float" office:value="-3.53553390593273" calcext:value-type="float">
            <text:p>-3.5355339059</text:p>
          </table:table-cell>
          <table:table-cell table:formula="of:=[.B69]*[.E69]" office:value-type="float" office:value="2.61056284707153E-026" calcext:value-type="float">
            <text:p>2.61056284707153E-026</text:p>
          </table:table-cell>
          <table:table-cell table:formula="of:=[.C69]*[.F69]" office:value-type="float" office:value="1724.99999999999" calcext:value-type="float">
            <text:p>1725</text:p>
          </table:table-cell>
          <table:table-cell table:formula="of:=[.D69]*[.G69]" office:value-type="float" office:value="1725.00000000001" calcext:value-type="float">
            <text:p>1725</text:p>
          </table:table-cell>
          <table:table-cell table:formula="of:=[.B69]*[.H69]" office:value-type="float" office:value="0.00000000000774873831553532" calcext:value-type="float">
            <text:p>7.74873831553532E-012</text:p>
          </table:table-cell>
          <table:table-cell table:formula="of:=[.C69]*[.I69]" office:value-type="float" office:value="-995.929214352108" calcext:value-type="float">
            <text:p>-995.9292143521</text:p>
          </table:table-cell>
          <table:table-cell table:formula="of:=[.D69]*[.J69]" office:value-type="float" office:value="995.929214352103" calcext:value-type="float">
            <text:p>995.9292143521</text:p>
          </table:table-cell>
          <table:table-cell table:number-columns-repeated="1008"/>
        </table:table-row>
        <table:table-row table:style-name="ro1">
          <table:table-cell table:formula="of:=[.A69]+1/([.$C$2]*80)" office:value-type="float" office:value="0.01525" calcext:value-type="float">
            <text:p>0.01525</text:p>
          </table:table-cell>
          <table:table-cell table:formula="of:=[.$C$3]*SQRT(2)*COS(2*PI()*[.$C$2]*[.A70])" office:value-type="float" office:value="25.5203209720661" calcext:value-type="float">
            <text:p>25.5203209721</text:p>
          </table:table-cell>
          <table:table-cell table:formula="of:=[.$C$4]*SQRT(2)*COS(2*PI()*[.$C$2]*[.A70]+2*PI()/3)" office:value-type="float" office:value="268.062799602903" calcext:value-type="float">
            <text:p>268.0627996029</text:p>
          </table:table-cell>
          <table:table-cell table:formula="of:=[.$C$5]*SQRT(2)*COS(2*PI()*[.$C$2]*[.A70]+4*PI()/3)" office:value-type="float" office:value="-293.583120574969" calcext:value-type="float">
            <text:p>-293.583120575</text:p>
          </table:table-cell>
          <table:table-cell table:formula="of:=[.$E$3]*SQRT(2)*COS(2*PI()*[.$C$2]*[.A70]+[.$G$3]*PI()/180)" office:value-type="float" office:value="0.554789586349263" calcext:value-type="float">
            <text:p>0.5547895863</text:p>
          </table:table-cell>
          <table:table-cell table:formula="of:=[.$E$4]*SQRT(2)*COS(2*PI()*[.$C$2]*[.A70]+2*PI()/3+[.$G$4]*PI()/180)" office:value-type="float" office:value="5.8274521652805" calcext:value-type="float">
            <text:p>5.8274521653</text:p>
          </table:table-cell>
          <table:table-cell table:formula="of:=[.$E$5]*SQRT(2)*COS(2*PI()*[.$C$2]*[.A70]+4*PI()/3+[.$G$5]*PI()/180)" office:value-type="float" office:value="-6.38224175162976" calcext:value-type="float">
            <text:p>-6.3822417516</text:p>
          </table:table-cell>
          <table:table-cell table:formula="of:=[.$E$3]*SQRT(2)*COS(2*PI()*[.$C$2]*[.A70]+PI()/2+[.$G$3]*PI()/180)" office:value-type="float" office:value="7.04927006965107" calcext:value-type="float">
            <text:p>7.0492700697</text:p>
          </table:table-cell>
          <table:table-cell table:formula="of:=[.$E$4]*SQRT(2)*COS(2*PI()*[.$C$2]*[.A70]+PI()/2+2*PI()/3+[.$G$4]*PI()/180)" office:value-type="float" office:value="-4.00509691035905" calcext:value-type="float">
            <text:p>-4.0050969104</text:p>
          </table:table-cell>
          <table:table-cell table:formula="of:=[.$E$5]*SQRT(2)*COS(2*PI()*[.$C$2]*[.A70]+PI()/2+4*PI()/3+[.$G$5]*PI()/180)" office:value-type="float" office:value="-3.04417315929202" calcext:value-type="float">
            <text:p>-3.0441731593</text:p>
          </table:table-cell>
          <table:table-cell table:formula="of:=[.B70]*[.E70]" office:value-type="float" office:value="14.158408315593" calcext:value-type="float">
            <text:p>14.1584083156</text:p>
          </table:table-cell>
          <table:table-cell table:formula="of:=[.C70]*[.F70]" office:value-type="float" office:value="1562.12314197709" calcext:value-type="float">
            <text:p>1562.1231419771</text:p>
          </table:table-cell>
          <table:table-cell table:formula="of:=[.D70]*[.G70]" office:value-type="float" office:value="1873.71844970732" calcext:value-type="float">
            <text:p>1873.7184497073</text:p>
          </table:table-cell>
          <table:table-cell table:formula="of:=[.B70]*[.H70]" office:value-type="float" office:value="179.899634796274" calcext:value-type="float">
            <text:p>179.8996347963</text:p>
          </table:table-cell>
          <table:table-cell table:formula="of:=[.C70]*[.I70]" office:value-type="float" office:value="-1073.61749047178" calcext:value-type="float">
            <text:p>-1073.6174904718</text:p>
          </table:table-cell>
          <table:table-cell table:formula="of:=[.D70]*[.J70]" office:value-type="float" office:value="893.717855675514" calcext:value-type="float">
            <text:p>893.7178556755</text:p>
          </table:table-cell>
          <table:table-cell table:number-columns-repeated="1008"/>
        </table:table-row>
        <table:table-row table:style-name="ro1">
          <table:table-cell table:formula="of:=[.A70]+1/([.$C$2]*80)" office:value-type="float" office:value="0.0155" calcext:value-type="float">
            <text:p>0.0155</text:p>
          </table:table-cell>
          <table:table-cell table:formula="of:=[.$C$3]*SQRT(2)*COS(2*PI()*[.$C$2]*[.A71])" office:value-type="float" office:value="50.8833006789705" calcext:value-type="float">
            <text:p>50.883300679</text:p>
          </table:table-cell>
          <table:table-cell table:formula="of:=[.$C$4]*SQRT(2)*COS(2*PI()*[.$C$2]*[.A71]+2*PI()/3)" office:value-type="float" office:value="252.781582486262" calcext:value-type="float">
            <text:p>252.7815824863</text:p>
          </table:table-cell>
          <table:table-cell table:formula="of:=[.$C$5]*SQRT(2)*COS(2*PI()*[.$C$2]*[.A71]+4*PI()/3)" office:value-type="float" office:value="-303.664883165233" calcext:value-type="float">
            <text:p>-303.6648831652</text:p>
          </table:table-cell>
          <table:table-cell table:formula="of:=[.$E$3]*SQRT(2)*COS(2*PI()*[.$C$2]*[.A71]+[.$G$3]*PI()/180)" office:value-type="float" office:value="1.1061587104124" calcext:value-type="float">
            <text:p>1.1061587104</text:p>
          </table:table-cell>
          <table:table-cell table:formula="of:=[.$E$4]*SQRT(2)*COS(2*PI()*[.$C$2]*[.A71]+2*PI()/3+[.$G$4]*PI()/180)" office:value-type="float" office:value="5.49525179317962" calcext:value-type="float">
            <text:p>5.4952517932</text:p>
          </table:table-cell>
          <table:table-cell table:formula="of:=[.$E$5]*SQRT(2)*COS(2*PI()*[.$C$2]*[.A71]+4*PI()/3+[.$G$5]*PI()/180)" office:value-type="float" office:value="-6.60141050359202" calcext:value-type="float">
            <text:p>-6.6014105036</text:p>
          </table:table-cell>
          <table:table-cell table:formula="of:=[.$E$3]*SQRT(2)*COS(2*PI()*[.$C$2]*[.A71]+PI()/2+[.$G$3]*PI()/180)" office:value-type="float" office:value="6.9840112333371" calcext:value-type="float">
            <text:p>6.9840112333</text:p>
          </table:table-cell>
          <table:table-cell table:formula="of:=[.$E$4]*SQRT(2)*COS(2*PI()*[.$C$2]*[.A71]+PI()/2+2*PI()/3+[.$G$4]*PI()/180)" office:value-type="float" office:value="-4.44996716050312" calcext:value-type="float">
            <text:p>-4.4499671605</text:p>
          </table:table-cell>
          <table:table-cell table:formula="of:=[.$E$5]*SQRT(2)*COS(2*PI()*[.$C$2]*[.A71]+PI()/2+4*PI()/3+[.$G$5]*PI()/180)" office:value-type="float" office:value="-2.53404407283398" calcext:value-type="float">
            <text:p>-2.5340440728</text:p>
          </table:table-cell>
          <table:table-cell table:formula="of:=[.B71]*[.E71]" office:value-type="float" office:value="56.2850062605764" calcext:value-type="float">
            <text:p>56.2850062606</text:p>
          </table:table-cell>
          <table:table-cell table:formula="of:=[.C71]*[.F71]" office:value-type="float" office:value="1389.09844444042" calcext:value-type="float">
            <text:p>1389.0984444404</text:p>
          </table:table-cell>
          <table:table-cell table:formula="of:=[.D71]*[.G71]" office:value-type="float" office:value="2004.61654929901" calcext:value-type="float">
            <text:p>2004.616549299</text:p>
          </table:table-cell>
          <table:table-cell table:formula="of:=[.B71]*[.H71]" office:value-type="float" office:value="355.369543531199" calcext:value-type="float">
            <text:p>355.3695435312</text:p>
          </table:table-cell>
          <table:table-cell table:formula="of:=[.C71]*[.I71]" office:value-type="float" office:value="-1124.86974084388" calcext:value-type="float">
            <text:p>-1124.8697408439</text:p>
          </table:table-cell>
          <table:table-cell table:formula="of:=[.D71]*[.J71]" office:value-type="float" office:value="769.500197312683" calcext:value-type="float">
            <text:p>769.5001973127</text:p>
          </table:table-cell>
          <table:table-cell table:number-columns-repeated="1008"/>
        </table:table-row>
        <table:table-row table:style-name="ro1">
          <table:table-cell table:formula="of:=[.A71]+1/([.$C$2]*80)" office:value-type="float" office:value="0.01575" calcext:value-type="float">
            <text:p>0.01575</text:p>
          </table:table-cell>
          <table:table-cell table:formula="of:=[.$C$3]*SQRT(2)*COS(2*PI()*[.$C$2]*[.A72])" office:value-type="float" office:value="75.9325679167739" calcext:value-type="float">
            <text:p>75.9325679168</text:p>
          </table:table-cell>
          <table:table-cell table:formula="of:=[.$C$4]*SQRT(2)*COS(2*PI()*[.$C$2]*[.A72]+2*PI()/3)" office:value-type="float" office:value="235.941882855189" calcext:value-type="float">
            <text:p>235.9418828552</text:p>
          </table:table-cell>
          <table:table-cell table:formula="of:=[.$C$5]*SQRT(2)*COS(2*PI()*[.$C$2]*[.A72]+4*PI()/3)" office:value-type="float" office:value="-311.874450771962" calcext:value-type="float">
            <text:p>-311.874450772</text:p>
          </table:table-cell>
          <table:table-cell table:formula="of:=[.$E$3]*SQRT(2)*COS(2*PI()*[.$C$2]*[.A72]+[.$G$3]*PI()/180)" office:value-type="float" office:value="1.65070799819074" calcext:value-type="float">
            <text:p>1.6507079982</text:p>
          </table:table-cell>
          <table:table-cell table:formula="of:=[.$E$4]*SQRT(2)*COS(2*PI()*[.$C$2]*[.A72]+2*PI()/3+[.$G$4]*PI()/180)" office:value-type="float" office:value="5.12917136641714" calcext:value-type="float">
            <text:p>5.1291713664</text:p>
          </table:table-cell>
          <table:table-cell table:formula="of:=[.$E$5]*SQRT(2)*COS(2*PI()*[.$C$2]*[.A72]+4*PI()/3+[.$G$5]*PI()/180)" office:value-type="float" office:value="-6.77987936460787" calcext:value-type="float">
            <text:p>-6.7798793646</text:p>
          </table:table-cell>
          <table:table-cell table:formula="of:=[.$E$3]*SQRT(2)*COS(2*PI()*[.$C$2]*[.A72]+PI()/2+[.$G$3]*PI()/180)" office:value-type="float" office:value="6.8756936453502" calcext:value-type="float">
            <text:p>6.8756936454</text:p>
          </table:table-cell>
          <table:table-cell table:formula="of:=[.$E$4]*SQRT(2)*COS(2*PI()*[.$C$2]*[.A72]+PI()/2+2*PI()/3+[.$G$4]*PI()/180)" office:value-type="float" office:value="-4.86740188333843" calcext:value-type="float">
            <text:p>-4.8674018833</text:p>
          </table:table-cell>
          <table:table-cell table:formula="of:=[.$E$5]*SQRT(2)*COS(2*PI()*[.$C$2]*[.A72]+PI()/2+4*PI()/3+[.$G$5]*PI()/180)" office:value-type="float" office:value="-2.00829176201176" calcext:value-type="float">
            <text:p>-2.008291762</text:p>
          </table:table-cell>
          <table:table-cell table:formula="of:=[.B72]*[.E72]" office:value-type="float" office:value="125.34249718338" calcext:value-type="float">
            <text:p>125.3424971834</text:p>
          </table:table-cell>
          <table:table-cell table:formula="of:=[.C72]*[.F72]" office:value-type="float" office:value="1210.18634967938" calcext:value-type="float">
            <text:p>1210.1863496794</text:p>
          </table:table-cell>
          <table:table-cell table:formula="of:=[.D72]*[.G72]" office:value-type="float" office:value="2114.47115313724" calcext:value-type="float">
            <text:p>2114.4711531372</text:p>
          </table:table-cell>
          <table:table-cell table:formula="of:=[.B72]*[.H72]" office:value-type="float" office:value="522.089074700485" calcext:value-type="float">
            <text:p>522.0890747005</text:p>
          </table:table-cell>
          <table:table-cell table:formula="of:=[.C72]*[.I72]" office:value-type="float" office:value="-1148.42396496776" calcext:value-type="float">
            <text:p>-1148.4239649678</text:p>
          </table:table-cell>
          <table:table-cell table:formula="of:=[.D72]*[.J72]" office:value-type="float" office:value="626.334890267275" calcext:value-type="float">
            <text:p>626.3348902673</text:p>
          </table:table-cell>
          <table:table-cell table:number-columns-repeated="1008"/>
        </table:table-row>
        <table:table-row table:style-name="ro1">
          <table:table-cell table:formula="of:=[.A72]+1/([.$C$2]*80)" office:value-type="float" office:value="0.016" calcext:value-type="float">
            <text:p>0.016</text:p>
          </table:table-cell>
          <table:table-cell table:formula="of:=[.$C$3]*SQRT(2)*COS(2*PI()*[.$C$2]*[.A73])" office:value-type="float" office:value="100.51368562323" calcext:value-type="float">
            <text:p>100.5136856232</text:p>
          </table:table-cell>
          <table:table-cell table:formula="of:=[.$C$4]*SQRT(2)*COS(2*PI()*[.$C$2]*[.A73]+2*PI()/3)" office:value-type="float" office:value="217.647523057674" calcext:value-type="float">
            <text:p>217.6475230577</text:p>
          </table:table-cell>
          <table:table-cell table:formula="of:=[.$C$5]*SQRT(2)*COS(2*PI()*[.$C$2]*[.A73]+4*PI()/3)" office:value-type="float" office:value="-318.161208680904" calcext:value-type="float">
            <text:p>-318.1612086809</text:p>
          </table:table-cell>
          <table:table-cell table:formula="of:=[.$E$3]*SQRT(2)*COS(2*PI()*[.$C$2]*[.A73]+[.$G$3]*PI()/180)" office:value-type="float" office:value="2.18508012224413" calcext:value-type="float">
            <text:p>2.1850801222</text:p>
          </table:table-cell>
          <table:table-cell table:formula="of:=[.$E$4]*SQRT(2)*COS(2*PI()*[.$C$2]*[.A73]+2*PI()/3+[.$G$4]*PI()/180)" office:value-type="float" office:value="4.73146789255814" calcext:value-type="float">
            <text:p>4.7314678926</text:p>
          </table:table-cell>
          <table:table-cell table:formula="of:=[.$E$5]*SQRT(2)*COS(2*PI()*[.$C$2]*[.A73]+4*PI()/3+[.$G$5]*PI()/180)" office:value-type="float" office:value="-6.91654801480226" calcext:value-type="float">
            <text:p>-6.9165480148</text:p>
          </table:table-cell>
          <table:table-cell table:formula="of:=[.$E$3]*SQRT(2)*COS(2*PI()*[.$C$2]*[.A73]+PI()/2+[.$G$3]*PI()/180)" office:value-type="float" office:value="6.72498511963957" calcext:value-type="float">
            <text:p>6.7249851196</text:p>
          </table:table-cell>
          <table:table-cell table:formula="of:=[.$E$4]*SQRT(2)*COS(2*PI()*[.$C$2]*[.A73]+PI()/2+2*PI()/3+[.$G$4]*PI()/180)" office:value-type="float" office:value="-5.2548274549876" calcext:value-type="float">
            <text:p>-5.254827455</text:p>
          </table:table-cell>
          <table:table-cell table:formula="of:=[.$E$5]*SQRT(2)*COS(2*PI()*[.$C$2]*[.A73]+PI()/2+4*PI()/3+[.$G$5]*PI()/180)" office:value-type="float" office:value="-1.47015766465196" calcext:value-type="float">
            <text:p>-1.4701576647</text:p>
          </table:table-cell>
          <table:table-cell table:formula="of:=[.B73]*[.E73]" office:value-type="float" office:value="219.630456468815" calcext:value-type="float">
            <text:p>219.6304564688</text:p>
          </table:table-cell>
          <table:table-cell table:formula="of:=[.C73]*[.F73]" office:value-type="float" office:value="1029.79226724219" calcext:value-type="float">
            <text:p>1029.7922672422</text:p>
          </table:table-cell>
          <table:table-cell table:formula="of:=[.D73]*[.G73]" office:value-type="float" office:value="2200.57727628899" calcext:value-type="float">
            <text:p>2200.577276289</text:p>
          </table:table-cell>
          <table:table-cell table:formula="of:=[.B73]*[.H73]" office:value-type="float" office:value="675.95304013635" calcext:value-type="float">
            <text:p>675.9530401364</text:p>
          </table:table-cell>
          <table:table-cell table:formula="of:=[.C73]*[.I73]" office:value-type="float" office:value="-1143.70017967351" calcext:value-type="float">
            <text:p>-1143.7001796735</text:p>
          </table:table-cell>
          <table:table-cell table:formula="of:=[.D73]*[.J73]" office:value-type="float" office:value="467.747139537162" calcext:value-type="float">
            <text:p>467.7471395372</text:p>
          </table:table-cell>
          <table:table-cell table:number-columns-repeated="1008"/>
        </table:table-row>
        <table:table-row table:style-name="ro1">
          <table:table-cell table:formula="of:=[.A73]+1/([.$C$2]*80)" office:value-type="float" office:value="0.01625" calcext:value-type="float">
            <text:p>0.01625</text:p>
          </table:table-cell>
          <table:table-cell table:formula="of:=[.$C$3]*SQRT(2)*COS(2*PI()*[.$C$2]*[.A74])" office:value-type="float" office:value="124.475103033626" calcext:value-type="float">
            <text:p>124.4751030336</text:p>
          </table:table-cell>
          <table:table-cell table:formula="of:=[.$C$4]*SQRT(2)*COS(2*PI()*[.$C$2]*[.A74]+2*PI()/3)" office:value-type="float" office:value="198.011293905364" calcext:value-type="float">
            <text:p>198.0112939054</text:p>
          </table:table-cell>
          <table:table-cell table:formula="of:=[.$C$5]*SQRT(2)*COS(2*PI()*[.$C$2]*[.A74]+4*PI()/3)" office:value-type="float" office:value="-322.48639693899" calcext:value-type="float">
            <text:p>-322.486396939</text:p>
          </table:table-cell>
          <table:table-cell table:formula="of:=[.$E$3]*SQRT(2)*COS(2*PI()*[.$C$2]*[.A74]+[.$G$3]*PI()/180)" office:value-type="float" office:value="2.70598050073101" calcext:value-type="float">
            <text:p>2.7059805007</text:p>
          </table:table-cell>
          <table:table-cell table:formula="of:=[.$E$4]*SQRT(2)*COS(2*PI()*[.$C$2]*[.A74]+2*PI()/3+[.$G$4]*PI()/180)" office:value-type="float" office:value="4.30459334576878" calcext:value-type="float">
            <text:p>4.3045933458</text:p>
          </table:table-cell>
          <table:table-cell table:formula="of:=[.$E$5]*SQRT(2)*COS(2*PI()*[.$C$2]*[.A74]+4*PI()/3+[.$G$5]*PI()/180)" office:value-type="float" office:value="-7.01057384649978" calcext:value-type="float">
            <text:p>-7.0105738465</text:p>
          </table:table-cell>
          <table:table-cell table:formula="of:=[.$E$3]*SQRT(2)*COS(2*PI()*[.$C$2]*[.A74]+PI()/2+[.$G$3]*PI()/180)" office:value-type="float" office:value="6.53281482438187" calcext:value-type="float">
            <text:p>6.5328148244</text:p>
          </table:table-cell>
          <table:table-cell table:formula="of:=[.$E$4]*SQRT(2)*COS(2*PI()*[.$C$2]*[.A74]+PI()/2+2*PI()/3+[.$G$4]*PI()/180)" office:value-type="float" office:value="-5.60985526796932" calcext:value-type="float">
            <text:p>-5.609855268</text:p>
          </table:table-cell>
          <table:table-cell table:formula="of:=[.$E$5]*SQRT(2)*COS(2*PI()*[.$C$2]*[.A74]+PI()/2+4*PI()/3+[.$G$5]*PI()/180)" office:value-type="float" office:value="-0.922959556412543" calcext:value-type="float">
            <text:p>-0.9229595564</text:p>
          </table:table-cell>
          <table:table-cell table:formula="of:=[.B74]*[.E74]" office:value-type="float" office:value="336.827201635477" calcext:value-type="float">
            <text:p>336.8272016355</text:p>
          </table:table-cell>
          <table:table-cell table:formula="of:=[.C74]*[.F74]" office:value-type="float" office:value="852.358098132094" calcext:value-type="float">
            <text:p>852.3580981321</text:p>
          </table:table-cell>
          <table:table-cell table:formula="of:=[.D74]*[.G74]" office:value-type="float" office:value="2260.81470023243" calcext:value-type="float">
            <text:p>2260.8147002324</text:p>
          </table:table-cell>
          <table:table-cell table:formula="of:=[.B74]*[.H74]" office:value-type="float" office:value="813.172798364536" calcext:value-type="float">
            <text:p>813.1727983645</text:p>
          </table:table-cell>
          <table:table-cell table:formula="of:=[.C74]*[.I74]" office:value-type="float" office:value="-1110.81470023243" calcext:value-type="float">
            <text:p>-1110.8147002324</text:p>
          </table:table-cell>
          <table:table-cell table:formula="of:=[.D74]*[.J74]" office:value-type="float" office:value="297.64190186789" calcext:value-type="float">
            <text:p>297.6419018679</text:p>
          </table:table-cell>
          <table:table-cell table:number-columns-repeated="1008"/>
        </table:table-row>
        <table:table-row table:style-name="ro1">
          <table:table-cell table:formula="of:=[.A74]+1/([.$C$2]*80)" office:value-type="float" office:value="0.0165" calcext:value-type="float">
            <text:p>0.0165</text:p>
          </table:table-cell>
          <table:table-cell table:formula="of:=[.$C$3]*SQRT(2)*COS(2*PI()*[.$C$2]*[.A75])" office:value-type="float" office:value="147.669090041648" calcext:value-type="float">
            <text:p>147.6690900416</text:p>
          </table:table-cell>
          <table:table-cell table:formula="of:=[.$C$4]*SQRT(2)*COS(2*PI()*[.$C$2]*[.A75]+2*PI()/3)" office:value-type="float" office:value="177.15425928069" calcext:value-type="float">
            <text:p>177.1542592807</text:p>
          </table:table-cell>
          <table:table-cell table:formula="of:=[.$C$5]*SQRT(2)*COS(2*PI()*[.$C$2]*[.A75]+4*PI()/3)" office:value-type="float" office:value="-324.823349322338" calcext:value-type="float">
            <text:p>-324.8233493223</text:p>
          </table:table-cell>
          <table:table-cell table:formula="of:=[.$E$3]*SQRT(2)*COS(2*PI()*[.$C$2]*[.A75]+[.$G$3]*PI()/180)" office:value-type="float" office:value="3.21019760960105" calcext:value-type="float">
            <text:p>3.2101976096</text:p>
          </table:table-cell>
          <table:table-cell table:formula="of:=[.$E$4]*SQRT(2)*COS(2*PI()*[.$C$2]*[.A75]+2*PI()/3+[.$G$4]*PI()/180)" office:value-type="float" office:value="3.85117954958021" calcext:value-type="float">
            <text:p>3.8511795496</text:p>
          </table:table-cell>
          <table:table-cell table:formula="of:=[.$E$5]*SQRT(2)*COS(2*PI()*[.$C$2]*[.A75]+4*PI()/3+[.$G$5]*PI()/180)" office:value-type="float" office:value="-7.06137715918126" calcext:value-type="float">
            <text:p>-7.0613771592</text:p>
          </table:table-cell>
          <table:table-cell table:formula="of:=[.$E$3]*SQRT(2)*COS(2*PI()*[.$C$2]*[.A75]+PI()/2+[.$G$3]*PI()/180)" office:value-type="float" office:value="6.3003675533505" calcext:value-type="float">
            <text:p>6.3003675534</text:p>
          </table:table-cell>
          <table:table-cell table:formula="of:=[.$E$4]*SQRT(2)*COS(2*PI()*[.$C$2]*[.A75]+PI()/2+2*PI()/3+[.$G$4]*PI()/180)" office:value-type="float" office:value="-5.93029645775784" calcext:value-type="float">
            <text:p>-5.9302964578</text:p>
          </table:table-cell>
          <table:table-cell table:formula="of:=[.$E$5]*SQRT(2)*COS(2*PI()*[.$C$2]*[.A75]+PI()/2+4*PI()/3+[.$G$5]*PI()/180)" office:value-type="float" office:value="-0.37007109559266" calcext:value-type="float">
            <text:p>-0.3700710956</text:p>
          </table:table-cell>
          <table:table-cell table:formula="of:=[.B75]*[.E75]" office:value-type="float" office:value="474.046959863662" calcext:value-type="float">
            <text:p>474.0469598637</text:p>
          </table:table-cell>
          <table:table-cell table:formula="of:=[.C75]*[.F75]" office:value-type="float" office:value="682.252860462822" calcext:value-type="float">
            <text:p>682.2528604628</text:p>
          </table:table-cell>
          <table:table-cell table:formula="of:=[.D75]*[.G75]" office:value-type="float" office:value="2293.70017967352" calcext:value-type="float">
            <text:p>2293.7001796735</text:p>
          </table:table-cell>
          <table:table-cell table:formula="of:=[.B75]*[.H75]" office:value-type="float" office:value="930.369543531194" calcext:value-type="float">
            <text:p>930.3695435312</text:p>
          </table:table-cell>
          <table:table-cell table:formula="of:=[.C75]*[.I75]" office:value-type="float" office:value="-1050.57727628899" calcext:value-type="float">
            <text:p>-1050.577276289</text:p>
          </table:table-cell>
          <table:table-cell table:formula="of:=[.D75]*[.J75]" office:value-type="float" office:value="120.207732757795" calcext:value-type="float">
            <text:p>120.2077327578</text:p>
          </table:table-cell>
          <table:table-cell table:number-columns-repeated="1008"/>
        </table:table-row>
        <table:table-row table:style-name="ro1">
          <table:table-cell table:formula="of:=[.A75]+1/([.$C$2]*80)" office:value-type="float" office:value="0.01675" calcext:value-type="float">
            <text:p>0.01675</text:p>
          </table:table-cell>
          <table:table-cell table:formula="of:=[.$C$3]*SQRT(2)*COS(2*PI()*[.$C$2]*[.A76])" office:value-type="float" office:value="169.952648004608" calcext:value-type="float">
            <text:p>169.9526480046</text:p>
          </table:table-cell>
          <table:table-cell table:formula="of:=[.$C$4]*SQRT(2)*COS(2*PI()*[.$C$2]*[.A76]+2*PI()/3)" office:value-type="float" office:value="155.205009737781" calcext:value-type="float">
            <text:p>155.2050097378</text:p>
          </table:table-cell>
          <table:table-cell table:formula="of:=[.$C$5]*SQRT(2)*COS(2*PI()*[.$C$2]*[.A76]+4*PI()/3)" office:value-type="float" office:value="-325.15765774239" calcext:value-type="float">
            <text:p>-325.1576577424</text:p>
          </table:table-cell>
          <table:table-cell table:formula="of:=[.$E$3]*SQRT(2)*COS(2*PI()*[.$C$2]*[.A76]+[.$G$3]*PI()/180)" office:value-type="float" office:value="3.69462278270888" calcext:value-type="float">
            <text:p>3.6946227827</text:p>
          </table:table-cell>
          <table:table-cell table:formula="of:=[.$E$4]*SQRT(2)*COS(2*PI()*[.$C$2]*[.A76]+2*PI()/3+[.$G$4]*PI()/180)" office:value-type="float" office:value="3.37402195082133" calcext:value-type="float">
            <text:p>3.3740219508</text:p>
          </table:table-cell>
          <table:table-cell table:formula="of:=[.$E$5]*SQRT(2)*COS(2*PI()*[.$C$2]*[.A76]+4*PI()/3+[.$G$5]*PI()/180)" office:value-type="float" office:value="-7.06864473353021" calcext:value-type="float">
            <text:p>-7.0686447335</text:p>
          </table:table-cell>
          <table:table-cell table:formula="of:=[.$E$3]*SQRT(2)*COS(2*PI()*[.$C$2]*[.A76]+PI()/2+[.$G$3]*PI()/180)" office:value-type="float" office:value="6.0290764212679" calcext:value-type="float">
            <text:p>6.0290764213</text:p>
          </table:table-cell>
          <table:table-cell table:formula="of:=[.$E$4]*SQRT(2)*COS(2*PI()*[.$C$2]*[.A76]+PI()/2+2*PI()/3+[.$G$4]*PI()/180)" office:value-type="float" office:value="-6.21417539786059" calcext:value-type="float">
            <text:p>-6.2141753979</text:p>
          </table:table-cell>
          <table:table-cell table:formula="of:=[.$E$5]*SQRT(2)*COS(2*PI()*[.$C$2]*[.A76]+PI()/2+4*PI()/3+[.$G$5]*PI()/180)" office:value-type="float" office:value="0.185098976592691" calcext:value-type="float">
            <text:p>0.1850989766</text:p>
          </table:table-cell>
          <table:table-cell table:formula="of:=[.B76]*[.E76]" office:value-type="float" office:value="627.910925299529" calcext:value-type="float">
            <text:p>627.9109252995</text:p>
          </table:table-cell>
          <table:table-cell table:formula="of:=[.C76]*[.F76]" office:value-type="float" office:value="523.665109732711" calcext:value-type="float">
            <text:p>523.6651097327</text:p>
          </table:table-cell>
          <table:table-cell table:formula="of:=[.D76]*[.G76]" office:value-type="float" office:value="2298.42396496776" calcext:value-type="float">
            <text:p>2298.4239649678</text:p>
          </table:table-cell>
          <table:table-cell table:formula="of:=[.B76]*[.H76]" office:value-type="float" office:value="1024.65750281663" calcext:value-type="float">
            <text:p>1024.6575028166</text:p>
          </table:table-cell>
          <table:table-cell table:formula="of:=[.C76]*[.I76]" office:value-type="float" office:value="-964.471153137233" calcext:value-type="float">
            <text:p>-964.4711531372</text:p>
          </table:table-cell>
          <table:table-cell table:formula="of:=[.D76]*[.J76]" office:value-type="float" office:value="-60.1863496793929" calcext:value-type="float">
            <text:p>-60.1863496794</text:p>
          </table:table-cell>
          <table:table-cell table:number-columns-repeated="1008"/>
        </table:table-row>
        <table:table-row table:style-name="ro1">
          <table:table-cell table:formula="of:=[.A76]+1/([.$C$2]*80)" office:value-type="float" office:value="0.017" calcext:value-type="float">
            <text:p>0.017</text:p>
          </table:table-cell>
          <table:table-cell table:formula="of:=[.$C$3]*SQRT(2)*COS(2*PI()*[.$C$2]*[.A77])" office:value-type="float" office:value="191.188391377629" calcext:value-type="float">
            <text:p>191.1883913776</text:p>
          </table:table-cell>
          <table:table-cell table:formula="of:=[.$C$4]*SQRT(2)*COS(2*PI()*[.$C$2]*[.A77]+2*PI()/3)" office:value-type="float" office:value="132.298869698937" calcext:value-type="float">
            <text:p>132.2988696989</text:p>
          </table:table-cell>
          <table:table-cell table:formula="of:=[.$C$5]*SQRT(2)*COS(2*PI()*[.$C$2]*[.A77]+4*PI()/3)" office:value-type="float" office:value="-323.487261076566" calcext:value-type="float">
            <text:p>-323.4872610766</text:p>
          </table:table-cell>
          <table:table-cell table:formula="of:=[.$E$3]*SQRT(2)*COS(2*PI()*[.$C$2]*[.A77]+[.$G$3]*PI()/180)" office:value-type="float" office:value="4.15626937777455" calcext:value-type="float">
            <text:p>4.1562693778</text:p>
          </table:table-cell>
          <table:table-cell table:formula="of:=[.$E$4]*SQRT(2)*COS(2*PI()*[.$C$2]*[.A77]+2*PI()/3+[.$G$4]*PI()/180)" office:value-type="float" office:value="2.87606238475949" calcext:value-type="float">
            <text:p>2.8760623848</text:p>
          </table:table-cell>
          <table:table-cell table:formula="of:=[.$E$5]*SQRT(2)*COS(2*PI()*[.$C$2]*[.A77]+4*PI()/3+[.$G$5]*PI()/180)" office:value-type="float" office:value="-7.03233176253404" calcext:value-type="float">
            <text:p>-7.0323317625</text:p>
          </table:table-cell>
          <table:table-cell table:formula="of:=[.$E$3]*SQRT(2)*COS(2*PI()*[.$C$2]*[.A77]+PI()/2+[.$G$3]*PI()/180)" office:value-type="float" office:value="5.72061402817683" calcext:value-type="float">
            <text:p>5.7206140282</text:p>
          </table:table-cell>
          <table:table-cell table:formula="of:=[.$E$4]*SQRT(2)*COS(2*PI()*[.$C$2]*[.A77]+PI()/2+2*PI()/3+[.$G$4]*PI()/180)" office:value-type="float" office:value="-6.45974188021252" calcext:value-type="float">
            <text:p>-6.4597418802</text:p>
          </table:table-cell>
          <table:table-cell table:formula="of:=[.$E$5]*SQRT(2)*COS(2*PI()*[.$C$2]*[.A77]+PI()/2+4*PI()/3+[.$G$5]*PI()/180)" office:value-type="float" office:value="0.739127852035681" calcext:value-type="float">
            <text:p>0.739127852</text:p>
          </table:table-cell>
          <table:table-cell table:formula="of:=[.B77]*[.E77]" office:value-type="float" office:value="794.630456468818" calcext:value-type="float">
            <text:p>794.6304564688</text:p>
          </table:table-cell>
          <table:table-cell table:formula="of:=[.C77]*[.F77]" office:value-type="float" office:value="380.499802687309" calcext:value-type="float">
            <text:p>380.4998026873</text:p>
          </table:table-cell>
          <table:table-cell table:formula="of:=[.D77]*[.G77]" office:value-type="float" office:value="2274.86974084388" calcext:value-type="float">
            <text:p>2274.8697408439</text:p>
          </table:table-cell>
          <table:table-cell table:formula="of:=[.B77]*[.H77]" office:value-type="float" office:value="1093.71499373943" calcext:value-type="float">
            <text:p>1093.7149937394</text:p>
          </table:table-cell>
          <table:table-cell table:formula="of:=[.C77]*[.I77]" office:value-type="float" office:value="-854.616549298999" calcext:value-type="float">
            <text:p>-854.616549299</text:p>
          </table:table-cell>
          <table:table-cell table:formula="of:=[.D77]*[.J77]" office:value-type="float" office:value="-239.098444440428" calcext:value-type="float">
            <text:p>-239.0984444404</text:p>
          </table:table-cell>
          <table:table-cell table:number-columns-repeated="1008"/>
        </table:table-row>
        <table:table-row table:style-name="ro1">
          <table:table-cell table:formula="of:=[.A77]+1/([.$C$2]*80)" office:value-type="float" office:value="0.01725" calcext:value-type="float">
            <text:p>0.01725</text:p>
          </table:table-cell>
          <table:table-cell table:formula="of:=[.$C$3]*SQRT(2)*COS(2*PI()*[.$C$2]*[.A78])" office:value-type="float" office:value="211.245394741216" calcext:value-type="float">
            <text:p>211.2453947412</text:p>
          </table:table-cell>
          <table:table-cell table:formula="of:=[.$C$4]*SQRT(2)*COS(2*PI()*[.$C$2]*[.A78]+2*PI()/3)" office:value-type="float" office:value="108.577063134559" calcext:value-type="float">
            <text:p>108.5770631346</text:p>
          </table:table-cell>
          <table:table-cell table:formula="of:=[.$C$5]*SQRT(2)*COS(2*PI()*[.$C$2]*[.A78]+4*PI()/3)" office:value-type="float" office:value="-319.822457875775" calcext:value-type="float">
            <text:p>-319.8224578758</text:p>
          </table:table-cell>
          <table:table-cell table:formula="of:=[.$E$3]*SQRT(2)*COS(2*PI()*[.$C$2]*[.A78]+[.$G$3]*PI()/180)" office:value-type="float" office:value="4.59229119002644" calcext:value-type="float">
            <text:p>4.59229119</text:p>
          </table:table-cell>
          <table:table-cell table:formula="of:=[.$E$4]*SQRT(2)*COS(2*PI()*[.$C$2]*[.A78]+2*PI()/3+[.$G$4]*PI()/180)" office:value-type="float" office:value="2.36037093770781" calcext:value-type="float">
            <text:p>2.3603709377</text:p>
          </table:table-cell>
          <table:table-cell table:formula="of:=[.$E$5]*SQRT(2)*COS(2*PI()*[.$C$2]*[.A78]+4*PI()/3+[.$G$5]*PI()/180)" office:value-type="float" office:value="-6.95266212773424" calcext:value-type="float">
            <text:p>-6.9526621277</text:p>
          </table:table-cell>
          <table:table-cell table:formula="of:=[.$E$3]*SQRT(2)*COS(2*PI()*[.$C$2]*[.A78]+PI()/2+[.$G$3]*PI()/180)" office:value-type="float" office:value="5.37688214730485" calcext:value-type="float">
            <text:p>5.3768821473</text:p>
          </table:table-cell>
          <table:table-cell table:formula="of:=[.$E$4]*SQRT(2)*COS(2*PI()*[.$C$2]*[.A78]+PI()/2+2*PI()/3+[.$G$4]*PI()/180)" office:value-type="float" office:value="-6.66548190579079" calcext:value-type="float">
            <text:p>-6.6654819058</text:p>
          </table:table-cell>
          <table:table-cell table:formula="of:=[.$E$5]*SQRT(2)*COS(2*PI()*[.$C$2]*[.A78]+PI()/2+4*PI()/3+[.$G$5]*PI()/180)" office:value-type="float" office:value="1.28859975848593" calcext:value-type="float">
            <text:p>1.2885997585</text:p>
          </table:table-cell>
          <table:table-cell table:formula="of:=[.B78]*[.E78]" office:value-type="float" office:value="970.100365203743" calcext:value-type="float">
            <text:p>970.1003652037</text:p>
          </table:table-cell>
          <table:table-cell table:formula="of:=[.C78]*[.F78]" office:value-type="float" office:value="256.282144324479" calcext:value-type="float">
            <text:p>256.2821443245</text:p>
          </table:table-cell>
          <table:table-cell table:formula="of:=[.D78]*[.G78]" office:value-type="float" office:value="2223.61749047178" calcext:value-type="float">
            <text:p>2223.6174904718</text:p>
          </table:table-cell>
          <table:table-cell table:formula="of:=[.B78]*[.H78]" office:value-type="float" office:value="1135.84159168441" calcext:value-type="float">
            <text:p>1135.8415916844</text:p>
          </table:table-cell>
          <table:table-cell table:formula="of:=[.C78]*[.I78]" office:value-type="float" office:value="-723.718449707308" calcext:value-type="float">
            <text:p>-723.7184497073</text:p>
          </table:table-cell>
          <table:table-cell table:formula="of:=[.D78]*[.J78]" office:value-type="float" office:value="-412.1231419771" calcext:value-type="float">
            <text:p>-412.1231419771</text:p>
          </table:table-cell>
          <table:table-cell table:number-columns-repeated="1008"/>
        </table:table-row>
        <table:table-row table:style-name="ro1">
          <table:table-cell table:formula="of:=[.A78]+1/([.$C$2]*80)" office:value-type="float" office:value="0.0175" calcext:value-type="float">
            <text:p>0.0175</text:p>
          </table:table-cell>
          <table:table-cell table:formula="of:=[.$C$3]*SQRT(2)*COS(2*PI()*[.$C$2]*[.A79])" office:value-type="float" office:value="230.000000000001" calcext:value-type="float">
            <text:p>230</text:p>
          </table:table-cell>
          <table:table-cell table:formula="of:=[.$C$4]*SQRT(2)*COS(2*PI()*[.$C$2]*[.A79]+2*PI()/3)" office:value-type="float" office:value="84.1858428704198" calcext:value-type="float">
            <text:p>84.1858428704</text:p>
          </table:table-cell>
          <table:table-cell table:formula="of:=[.$C$5]*SQRT(2)*COS(2*PI()*[.$C$2]*[.A79]+4*PI()/3)" office:value-type="float" office:value="-314.18584287042" calcext:value-type="float">
            <text:p>-314.1858428704</text:p>
          </table:table-cell>
          <table:table-cell table:formula="of:=[.$E$3]*SQRT(2)*COS(2*PI()*[.$C$2]*[.A79]+[.$G$3]*PI()/180)" office:value-type="float" office:value="5.00000000000002" calcext:value-type="float">
            <text:p>5</text:p>
          </table:table-cell>
          <table:table-cell table:formula="of:=[.$E$4]*SQRT(2)*COS(2*PI()*[.$C$2]*[.A79]+2*PI()/3+[.$G$4]*PI()/180)" office:value-type="float" office:value="1.83012701892217" calcext:value-type="float">
            <text:p>1.8301270189</text:p>
          </table:table-cell>
          <table:table-cell table:formula="of:=[.$E$5]*SQRT(2)*COS(2*PI()*[.$C$2]*[.A79]+4*PI()/3+[.$G$5]*PI()/180)" office:value-type="float" office:value="-6.83012701892219" calcext:value-type="float">
            <text:p>-6.8301270189</text:p>
          </table:table-cell>
          <table:table-cell table:formula="of:=[.$E$3]*SQRT(2)*COS(2*PI()*[.$C$2]*[.A79]+PI()/2+[.$G$3]*PI()/180)" office:value-type="float" office:value="4.99999999999998" calcext:value-type="float">
            <text:p>5</text:p>
          </table:table-cell>
          <table:table-cell table:formula="of:=[.$E$4]*SQRT(2)*COS(2*PI()*[.$C$2]*[.A79]+PI()/2+2*PI()/3+[.$G$4]*PI()/180)" office:value-type="float" office:value="-6.8301270189222" calcext:value-type="float">
            <text:p>-6.8301270189</text:p>
          </table:table-cell>
          <table:table-cell table:formula="of:=[.$E$5]*SQRT(2)*COS(2*PI()*[.$C$2]*[.A79]+PI()/2+4*PI()/3+[.$G$5]*PI()/180)" office:value-type="float" office:value="1.83012701892221" calcext:value-type="float">
            <text:p>1.8301270189</text:p>
          </table:table-cell>
          <table:table-cell table:formula="of:=[.B79]*[.E79]" office:value-type="float" office:value="1150.00000000001" calcext:value-type="float">
            <text:p>1150</text:p>
          </table:table-cell>
          <table:table-cell table:formula="of:=[.C79]*[.F79]" office:value-type="float" office:value="154.070785647892" calcext:value-type="float">
            <text:p>154.0707856479</text:p>
          </table:table-cell>
          <table:table-cell table:formula="of:=[.D79]*[.G79]" office:value-type="float" office:value="2145.9292143521" calcext:value-type="float">
            <text:p>2145.9292143521</text:p>
          </table:table-cell>
          <table:table-cell table:formula="of:=[.B79]*[.H79]" office:value-type="float" office:value="1150" calcext:value-type="float">
            <text:p>1150</text:p>
          </table:table-cell>
          <table:table-cell table:formula="of:=[.C79]*[.I79]" office:value-type="float" office:value="-574.999999999993" calcext:value-type="float">
            <text:p>-575</text:p>
          </table:table-cell>
          <table:table-cell table:formula="of:=[.D79]*[.J79]" office:value-type="float" office:value="-575.000000000005" calcext:value-type="float">
            <text:p>-575</text:p>
          </table:table-cell>
          <table:table-cell table:number-columns-repeated="1008"/>
        </table:table-row>
        <table:table-row table:style-name="ro1">
          <table:table-cell table:formula="of:=[.A79]+1/([.$C$2]*80)" office:value-type="float" office:value="0.01775" calcext:value-type="float">
            <text:p>0.01775</text:p>
          </table:table-cell>
          <table:table-cell table:formula="of:=[.$C$3]*SQRT(2)*COS(2*PI()*[.$C$2]*[.A80])" office:value-type="float" office:value="247.336578776025" calcext:value-type="float">
            <text:p>247.336578776</text:p>
          </table:table-cell>
          <table:table-cell table:formula="of:=[.$C$4]*SQRT(2)*COS(2*PI()*[.$C$2]*[.A80]+2*PI()/3)" office:value-type="float" office:value="59.2755888903508" calcext:value-type="float">
            <text:p>59.2755888904</text:p>
          </table:table-cell>
          <table:table-cell table:formula="of:=[.$C$5]*SQRT(2)*COS(2*PI()*[.$C$2]*[.A80]+4*PI()/3)" office:value-type="float" office:value="-306.612167666376" calcext:value-type="float">
            <text:p>-306.6121676664</text:p>
          </table:table-cell>
          <table:table-cell table:formula="of:=[.$E$3]*SQRT(2)*COS(2*PI()*[.$C$2]*[.A80]+[.$G$3]*PI()/180)" office:value-type="float" office:value="5.37688214730488" calcext:value-type="float">
            <text:p>5.3768821473</text:p>
          </table:table-cell>
          <table:table-cell table:formula="of:=[.$E$4]*SQRT(2)*COS(2*PI()*[.$C$2]*[.A80]+2*PI()/3+[.$G$4]*PI()/180)" office:value-type="float" office:value="1.28859975848589" calcext:value-type="float">
            <text:p>1.2885997585</text:p>
          </table:table-cell>
          <table:table-cell table:formula="of:=[.$E$5]*SQRT(2)*COS(2*PI()*[.$C$2]*[.A80]+4*PI()/3+[.$G$5]*PI()/180)" office:value-type="float" office:value="-6.66548190579077" calcext:value-type="float">
            <text:p>-6.6654819058</text:p>
          </table:table-cell>
          <table:table-cell table:formula="of:=[.$E$3]*SQRT(2)*COS(2*PI()*[.$C$2]*[.A80]+PI()/2+[.$G$3]*PI()/180)" office:value-type="float" office:value="4.5922911900264" calcext:value-type="float">
            <text:p>4.59229119</text:p>
          </table:table-cell>
          <table:table-cell table:formula="of:=[.$E$4]*SQRT(2)*COS(2*PI()*[.$C$2]*[.A80]+PI()/2+2*PI()/3+[.$G$4]*PI()/180)" office:value-type="float" office:value="-6.95266212773425" calcext:value-type="float">
            <text:p>-6.9526621277</text:p>
          </table:table-cell>
          <table:table-cell table:formula="of:=[.$E$5]*SQRT(2)*COS(2*PI()*[.$C$2]*[.A80]+PI()/2+4*PI()/3+[.$G$5]*PI()/180)" office:value-type="float" office:value="2.36037093770785" calcext:value-type="float">
            <text:p>2.3603709377</text:p>
          </table:table-cell>
          <table:table-cell table:formula="of:=[.B80]*[.E80]" office:value-type="float" office:value="1329.89963479627" calcext:value-type="float">
            <text:p>1329.8996347963</text:p>
          </table:table-cell>
          <table:table-cell table:formula="of:=[.C80]*[.F80]" office:value-type="float" office:value="76.3825095282147" calcext:value-type="float">
            <text:p>76.3825095282</text:p>
          </table:table-cell>
          <table:table-cell table:formula="of:=[.D80]*[.G80]" office:value-type="float" office:value="2043.71785567551" calcext:value-type="float">
            <text:p>2043.7178556755</text:p>
          </table:table-cell>
          <table:table-cell table:formula="of:=[.B80]*[.H80]" office:value-type="float" office:value="1135.84159168441" calcext:value-type="float">
            <text:p>1135.8415916844</text:p>
          </table:table-cell>
          <table:table-cell table:formula="of:=[.C80]*[.I80]" office:value-type="float" office:value="-412.123141977087" calcext:value-type="float">
            <text:p>-412.1231419771</text:p>
          </table:table-cell>
          <table:table-cell table:formula="of:=[.D80]*[.J80]" office:value-type="float" office:value="-723.718449707319" calcext:value-type="float">
            <text:p>-723.7184497073</text:p>
          </table:table-cell>
          <table:table-cell table:number-columns-repeated="1008"/>
        </table:table-row>
        <table:table-row table:style-name="ro1">
          <table:table-cell table:formula="of:=[.A80]+1/([.$C$2]*80)" office:value-type="float" office:value="0.018" calcext:value-type="float">
            <text:p>0.018</text:p>
          </table:table-cell>
          <table:table-cell table:formula="of:=[.$C$3]*SQRT(2)*COS(2*PI()*[.$C$2]*[.A81])" office:value-type="float" office:value="263.148245296136" calcext:value-type="float">
            <text:p>263.1482452961</text:p>
          </table:table-cell>
          <table:table-cell table:formula="of:=[.$C$4]*SQRT(2)*COS(2*PI()*[.$C$2]*[.A81]+2*PI()/3)" office:value-type="float" office:value="33.9998811936393" calcext:value-type="float">
            <text:p>33.9998811936</text:p>
          </table:table-cell>
          <table:table-cell table:formula="of:=[.$C$5]*SQRT(2)*COS(2*PI()*[.$C$2]*[.A81]+4*PI()/3)" office:value-type="float" office:value="-297.148126489775" calcext:value-type="float">
            <text:p>-297.1481264898</text:p>
          </table:table-cell>
          <table:table-cell table:formula="of:=[.$E$3]*SQRT(2)*COS(2*PI()*[.$C$2]*[.A81]+[.$G$3]*PI()/180)" office:value-type="float" office:value="5.72061402817686" calcext:value-type="float">
            <text:p>5.7206140282</text:p>
          </table:table-cell>
          <table:table-cell table:formula="of:=[.$E$4]*SQRT(2)*COS(2*PI()*[.$C$2]*[.A81]+2*PI()/3+[.$G$4]*PI()/180)" office:value-type="float" office:value="0.739127852035636" calcext:value-type="float">
            <text:p>0.739127852</text:p>
          </table:table-cell>
          <table:table-cell table:formula="of:=[.$E$5]*SQRT(2)*COS(2*PI()*[.$C$2]*[.A81]+4*PI()/3+[.$G$5]*PI()/180)" office:value-type="float" office:value="-6.4597418802125" calcext:value-type="float">
            <text:p>-6.4597418802</text:p>
          </table:table-cell>
          <table:table-cell table:formula="of:=[.$E$3]*SQRT(2)*COS(2*PI()*[.$C$2]*[.A81]+PI()/2+[.$G$3]*PI()/180)" office:value-type="float" office:value="4.15626937777451" calcext:value-type="float">
            <text:p>4.1562693778</text:p>
          </table:table-cell>
          <table:table-cell table:formula="of:=[.$E$4]*SQRT(2)*COS(2*PI()*[.$C$2]*[.A81]+PI()/2+2*PI()/3+[.$G$4]*PI()/180)" office:value-type="float" office:value="-7.03233176253405" calcext:value-type="float">
            <text:p>-7.0323317625</text:p>
          </table:table-cell>
          <table:table-cell table:formula="of:=[.$E$5]*SQRT(2)*COS(2*PI()*[.$C$2]*[.A81]+PI()/2+4*PI()/3+[.$G$5]*PI()/180)" office:value-type="float" office:value="2.87606238475953" calcext:value-type="float">
            <text:p>2.8760623848</text:p>
          </table:table-cell>
          <table:table-cell table:formula="of:=[.B81]*[.E81]" office:value-type="float" office:value="1505.3695435312" calcext:value-type="float">
            <text:p>1505.3695435312</text:p>
          </table:table-cell>
          <table:table-cell table:formula="of:=[.C81]*[.F81]" office:value-type="float" office:value="25.1302591561214" calcext:value-type="float">
            <text:p>25.1302591561</text:p>
          </table:table-cell>
          <table:table-cell table:formula="of:=[.D81]*[.G81]" office:value-type="float" office:value="1919.50019731268" calcext:value-type="float">
            <text:p>1919.5001973127</text:p>
          </table:table-cell>
          <table:table-cell table:formula="of:=[.B81]*[.H81]" office:value-type="float" office:value="1093.71499373942" calcext:value-type="float">
            <text:p>1093.7149937394</text:p>
          </table:table-cell>
          <table:table-cell table:formula="of:=[.C81]*[.I81]" office:value-type="float" office:value="-239.098444440413" calcext:value-type="float">
            <text:p>-239.0984444404</text:p>
          </table:table-cell>
          <table:table-cell table:formula="of:=[.D81]*[.J81]" office:value-type="float" office:value="-854.616549299009" calcext:value-type="float">
            <text:p>-854.616549299</text:p>
          </table:table-cell>
          <table:table-cell table:number-columns-repeated="1008"/>
        </table:table-row>
        <table:table-row table:style-name="ro1">
          <table:table-cell table:formula="of:=[.A81]+1/([.$C$2]*80)" office:value-type="float" office:value="0.01825" calcext:value-type="float">
            <text:p>0.01825</text:p>
          </table:table-cell>
          <table:table-cell table:formula="of:=[.$C$3]*SQRT(2)*COS(2*PI()*[.$C$2]*[.A82])" office:value-type="float" office:value="277.337515378324" calcext:value-type="float">
            <text:p>277.3375153783</text:p>
          </table:table-cell>
          <table:table-cell table:formula="of:=[.$C$4]*SQRT(2)*COS(2*PI()*[.$C$2]*[.A82]+2*PI()/3)" office:value-type="float" office:value="8.51455292326173" calcext:value-type="float">
            <text:p>8.5145529233</text:p>
          </table:table-cell>
          <table:table-cell table:formula="of:=[.$C$5]*SQRT(2)*COS(2*PI()*[.$C$2]*[.A82]+4*PI()/3)" office:value-type="float" office:value="-285.852068301586" calcext:value-type="float">
            <text:p>-285.8520683016</text:p>
          </table:table-cell>
          <table:table-cell table:formula="of:=[.$E$3]*SQRT(2)*COS(2*PI()*[.$C$2]*[.A82]+[.$G$3]*PI()/180)" office:value-type="float" office:value="6.02907642126792" calcext:value-type="float">
            <text:p>6.0290764213</text:p>
          </table:table-cell>
          <table:table-cell table:formula="of:=[.$E$4]*SQRT(2)*COS(2*PI()*[.$C$2]*[.A82]+2*PI()/3+[.$G$4]*PI()/180)" office:value-type="float" office:value="0.185098976592646" calcext:value-type="float">
            <text:p>0.1850989766</text:p>
          </table:table-cell>
          <table:table-cell table:formula="of:=[.$E$5]*SQRT(2)*COS(2*PI()*[.$C$2]*[.A82]+4*PI()/3+[.$G$5]*PI()/180)" office:value-type="float" office:value="-6.21417539786057" calcext:value-type="float">
            <text:p>-6.2141753979</text:p>
          </table:table-cell>
          <table:table-cell table:formula="of:=[.$E$3]*SQRT(2)*COS(2*PI()*[.$C$2]*[.A82]+PI()/2+[.$G$3]*PI()/180)" office:value-type="float" office:value="3.69462278270883" calcext:value-type="float">
            <text:p>3.6946227827</text:p>
          </table:table-cell>
          <table:table-cell table:formula="of:=[.$E$4]*SQRT(2)*COS(2*PI()*[.$C$2]*[.A82]+PI()/2+2*PI()/3+[.$G$4]*PI()/180)" office:value-type="float" office:value="-7.06864473353021" calcext:value-type="float">
            <text:p>-7.0686447335</text:p>
          </table:table-cell>
          <table:table-cell table:formula="of:=[.$E$5]*SQRT(2)*COS(2*PI()*[.$C$2]*[.A82]+PI()/2+4*PI()/3+[.$G$5]*PI()/180)" office:value-type="float" office:value="3.37402195082138" calcext:value-type="float">
            <text:p>3.3740219508</text:p>
          </table:table-cell>
          <table:table-cell table:formula="of:=[.B82]*[.E82]" office:value-type="float" office:value="1672.08907470049" calcext:value-type="float">
            <text:p>1672.0890747005</text:p>
          </table:table-cell>
          <table:table-cell table:formula="of:=[.C82]*[.F82]" office:value-type="float" office:value="1.57603503223967" calcext:value-type="float">
            <text:p>1.5760350322</text:p>
          </table:table-cell>
          <table:table-cell table:formula="of:=[.D82]*[.G82]" office:value-type="float" office:value="1776.33489026728" calcext:value-type="float">
            <text:p>1776.3348902673</text:p>
          </table:table-cell>
          <table:table-cell table:formula="of:=[.B82]*[.H82]" office:value-type="float" office:value="1024.65750281662" calcext:value-type="float">
            <text:p>1024.6575028166</text:p>
          </table:table-cell>
          <table:table-cell table:formula="of:=[.C82]*[.I82]" office:value-type="float" office:value="-60.1863496793783" calcext:value-type="float">
            <text:p>-60.1863496794</text:p>
          </table:table-cell>
          <table:table-cell table:formula="of:=[.D82]*[.J82]" office:value-type="float" office:value="-964.471153137244" calcext:value-type="float">
            <text:p>-964.4711531372</text:p>
          </table:table-cell>
          <table:table-cell table:number-columns-repeated="1008"/>
        </table:table-row>
        <table:table-row table:style-name="ro1">
          <table:table-cell table:formula="of:=[.A82]+1/([.$C$2]*80)" office:value-type="float" office:value="0.0185" calcext:value-type="float">
            <text:p>0.0185</text:p>
          </table:table-cell>
          <table:table-cell table:formula="of:=[.$C$3]*SQRT(2)*COS(2*PI()*[.$C$2]*[.A83])" office:value-type="float" office:value="289.816907454124" calcext:value-type="float">
            <text:p>289.8169074541</text:p>
          </table:table-cell>
          <table:table-cell table:formula="of:=[.$C$4]*SQRT(2)*COS(2*PI()*[.$C$2]*[.A83]+2*PI()/3)" office:value-type="float" office:value="-17.0232703972644" calcext:value-type="float">
            <text:p>-17.0232703973</text:p>
          </table:table-cell>
          <table:table-cell table:formula="of:=[.$C$5]*SQRT(2)*COS(2*PI()*[.$C$2]*[.A83]+4*PI()/3)" office:value-type="float" office:value="-272.793637056859" calcext:value-type="float">
            <text:p>-272.7936370569</text:p>
          </table:table-cell>
          <table:table-cell table:formula="of:=[.$E$3]*SQRT(2)*COS(2*PI()*[.$C$2]*[.A83]+[.$G$3]*PI()/180)" office:value-type="float" office:value="6.30036755335052" calcext:value-type="float">
            <text:p>6.3003675534</text:p>
          </table:table-cell>
          <table:table-cell table:formula="of:=[.$E$4]*SQRT(2)*COS(2*PI()*[.$C$2]*[.A83]+2*PI()/3+[.$G$4]*PI()/180)" office:value-type="float" office:value="-0.370071095592705" calcext:value-type="float">
            <text:p>-0.3700710956</text:p>
          </table:table-cell>
          <table:table-cell table:formula="of:=[.$E$5]*SQRT(2)*COS(2*PI()*[.$C$2]*[.A83]+4*PI()/3+[.$G$5]*PI()/180)" office:value-type="float" office:value="-5.93029645775781" calcext:value-type="float">
            <text:p>-5.9302964578</text:p>
          </table:table-cell>
          <table:table-cell table:formula="of:=[.$E$3]*SQRT(2)*COS(2*PI()*[.$C$2]*[.A83]+PI()/2+[.$G$3]*PI()/180)" office:value-type="float" office:value="3.210197609601" calcext:value-type="float">
            <text:p>3.2101976096</text:p>
          </table:table-cell>
          <table:table-cell table:formula="of:=[.$E$4]*SQRT(2)*COS(2*PI()*[.$C$2]*[.A83]+PI()/2+2*PI()/3+[.$G$4]*PI()/180)" office:value-type="float" office:value="-7.06137715918126" calcext:value-type="float">
            <text:p>-7.0613771592</text:p>
          </table:table-cell>
          <table:table-cell table:formula="of:=[.$E$5]*SQRT(2)*COS(2*PI()*[.$C$2]*[.A83]+PI()/2+4*PI()/3+[.$G$5]*PI()/180)" office:value-type="float" office:value="3.85117954958026" calcext:value-type="float">
            <text:p>3.8511795496</text:p>
          </table:table-cell>
          <table:table-cell table:formula="of:=[.B83]*[.E83]" office:value-type="float" office:value="1825.95304013635" calcext:value-type="float">
            <text:p>1825.9530401364</text:p>
          </table:table-cell>
          <table:table-cell table:formula="of:=[.C83]*[.F83]" office:value-type="float" office:value="6.29982032648652" calcext:value-type="float">
            <text:p>6.2998203265</text:p>
          </table:table-cell>
          <table:table-cell table:formula="of:=[.D83]*[.G83]" office:value-type="float" office:value="1617.74713953716" calcext:value-type="float">
            <text:p>1617.7471395372</text:p>
          </table:table-cell>
          <table:table-cell table:formula="of:=[.B83]*[.H83]" office:value-type="float" office:value="930.369543531184" calcext:value-type="float">
            <text:p>930.3695435312</text:p>
          </table:table-cell>
          <table:table-cell table:formula="of:=[.C83]*[.I83]" office:value-type="float" office:value="120.20773275781" calcext:value-type="float">
            <text:p>120.2077327578</text:p>
          </table:table-cell>
          <table:table-cell table:formula="of:=[.D83]*[.J83]" office:value-type="float" office:value="-1050.577276289" calcext:value-type="float">
            <text:p>-1050.577276289</text:p>
          </table:table-cell>
          <table:table-cell table:number-columns-repeated="1008"/>
        </table:table-row>
        <table:table-row table:style-name="ro1">
          <table:table-cell table:formula="of:=[.A83]+1/([.$C$2]*80)" office:value-type="float" office:value="0.01875" calcext:value-type="float">
            <text:p>0.01875</text:p>
          </table:table-cell>
          <table:table-cell table:formula="of:=[.$C$3]*SQRT(2)*COS(2*PI()*[.$C$2]*[.A84])" office:value-type="float" office:value="300.509481921567" calcext:value-type="float">
            <text:p>300.5094819216</text:p>
          </table:table-cell>
          <table:table-cell table:formula="of:=[.$C$4]*SQRT(2)*COS(2*PI()*[.$C$2]*[.A84]+2*PI()/3)" office:value-type="float" office:value="-42.4561395949796" calcext:value-type="float">
            <text:p>-42.456139595</text:p>
          </table:table-cell>
          <table:table-cell table:formula="of:=[.$C$5]*SQRT(2)*COS(2*PI()*[.$C$2]*[.A84]+4*PI()/3)" office:value-type="float" office:value="-258.053342326588" calcext:value-type="float">
            <text:p>-258.0533423266</text:p>
          </table:table-cell>
          <table:table-cell table:formula="of:=[.$E$3]*SQRT(2)*COS(2*PI()*[.$C$2]*[.A84]+[.$G$3]*PI()/180)" office:value-type="float" office:value="6.53281482438189" calcext:value-type="float">
            <text:p>6.5328148244</text:p>
          </table:table-cell>
          <table:table-cell table:formula="of:=[.$E$4]*SQRT(2)*COS(2*PI()*[.$C$2]*[.A84]+2*PI()/3+[.$G$4]*PI()/180)" office:value-type="float" office:value="-0.922959556412601" calcext:value-type="float">
            <text:p>-0.9229595564</text:p>
          </table:table-cell>
          <table:table-cell table:formula="of:=[.$E$5]*SQRT(2)*COS(2*PI()*[.$C$2]*[.A84]+4*PI()/3+[.$G$5]*PI()/180)" office:value-type="float" office:value="-5.6098552679693" calcext:value-type="float">
            <text:p>-5.609855268</text:p>
          </table:table-cell>
          <table:table-cell table:formula="of:=[.$E$3]*SQRT(2)*COS(2*PI()*[.$C$2]*[.A84]+PI()/2+[.$G$3]*PI()/180)" office:value-type="float" office:value="2.70598050073096" calcext:value-type="float">
            <text:p>2.7059805007</text:p>
          </table:table-cell>
          <table:table-cell table:formula="of:=[.$E$4]*SQRT(2)*COS(2*PI()*[.$C$2]*[.A84]+PI()/2+2*PI()/3+[.$G$4]*PI()/180)" office:value-type="float" office:value="-7.01057384649978" calcext:value-type="float">
            <text:p>-7.0105738465</text:p>
          </table:table-cell>
          <table:table-cell table:formula="of:=[.$E$5]*SQRT(2)*COS(2*PI()*[.$C$2]*[.A84]+PI()/2+4*PI()/3+[.$G$5]*PI()/180)" office:value-type="float" office:value="4.30459334576881" calcext:value-type="float">
            <text:p>4.3045933458</text:p>
          </table:table-cell>
          <table:table-cell table:formula="of:=[.B84]*[.E84]" office:value-type="float" office:value="1963.17279836454" calcext:value-type="float">
            <text:p>1963.1727983645</text:p>
          </table:table-cell>
          <table:table-cell table:formula="of:=[.C84]*[.F84]" office:value-type="float" office:value="39.1852997675738" calcext:value-type="float">
            <text:p>39.1852997676</text:p>
          </table:table-cell>
          <table:table-cell table:formula="of:=[.D84]*[.G84]" office:value-type="float" office:value="1447.64190186789" calcext:value-type="float">
            <text:p>1447.6419018679</text:p>
          </table:table-cell>
          <table:table-cell table:formula="of:=[.B84]*[.H84]" office:value-type="float" office:value="813.172798364524" calcext:value-type="float">
            <text:p>813.1727983645</text:p>
          </table:table-cell>
          <table:table-cell table:formula="of:=[.C84]*[.I84]" office:value-type="float" office:value="297.641901867908" calcext:value-type="float">
            <text:p>297.6419018679</text:p>
          </table:table-cell>
          <table:table-cell table:formula="of:=[.D84]*[.J84]" office:value-type="float" office:value="-1110.81470023243" calcext:value-type="float">
            <text:p>-1110.8147002324</text:p>
          </table:table-cell>
          <table:table-cell table:number-columns-repeated="1008"/>
        </table:table-row>
        <table:table-row table:style-name="ro1">
          <table:table-cell table:formula="of:=[.A84]+1/([.$C$2]*80)" office:value-type="float" office:value="0.019" calcext:value-type="float">
            <text:p>0.019</text:p>
          </table:table-cell>
          <table:table-cell table:formula="of:=[.$C$3]*SQRT(2)*COS(2*PI()*[.$C$2]*[.A85])" office:value-type="float" office:value="309.349315503421" calcext:value-type="float">
            <text:p>309.3493155034</text:p>
          </table:table-cell>
          <table:table-cell table:formula="of:=[.$C$4]*SQRT(2)*COS(2*PI()*[.$C$2]*[.A85]+2*PI()/3)" office:value-type="float" office:value="-67.6272525739927" calcext:value-type="float">
            <text:p>-67.627252574</text:p>
          </table:table-cell>
          <table:table-cell table:formula="of:=[.$C$5]*SQRT(2)*COS(2*PI()*[.$C$2]*[.A85]+4*PI()/3)" office:value-type="float" office:value="-241.722062929428" calcext:value-type="float">
            <text:p>-241.7220629294</text:p>
          </table:table-cell>
          <table:table-cell table:formula="of:=[.$E$3]*SQRT(2)*COS(2*PI()*[.$C$2]*[.A85]+[.$G$3]*PI()/180)" office:value-type="float" office:value="6.72498511963958" calcext:value-type="float">
            <text:p>6.7249851196</text:p>
          </table:table-cell>
          <table:table-cell table:formula="of:=[.$E$4]*SQRT(2)*COS(2*PI()*[.$C$2]*[.A85]+2*PI()/3+[.$G$4]*PI()/180)" office:value-type="float" office:value="-1.47015766465202" calcext:value-type="float">
            <text:p>-1.4701576647</text:p>
          </table:table-cell>
          <table:table-cell table:formula="of:=[.$E$5]*SQRT(2)*COS(2*PI()*[.$C$2]*[.A85]+4*PI()/3+[.$G$5]*PI()/180)" office:value-type="float" office:value="-5.25482745498757" calcext:value-type="float">
            <text:p>-5.254827455</text:p>
          </table:table-cell>
          <table:table-cell table:formula="of:=[.$E$3]*SQRT(2)*COS(2*PI()*[.$C$2]*[.A85]+PI()/2+[.$G$3]*PI()/180)" office:value-type="float" office:value="2.18508012224408" calcext:value-type="float">
            <text:p>2.1850801222</text:p>
          </table:table-cell>
          <table:table-cell table:formula="of:=[.$E$4]*SQRT(2)*COS(2*PI()*[.$C$2]*[.A85]+PI()/2+2*PI()/3+[.$G$4]*PI()/180)" office:value-type="float" office:value="-6.91654801480225" calcext:value-type="float">
            <text:p>-6.9165480148</text:p>
          </table:table-cell>
          <table:table-cell table:formula="of:=[.$E$5]*SQRT(2)*COS(2*PI()*[.$C$2]*[.A85]+PI()/2+4*PI()/3+[.$G$5]*PI()/180)" office:value-type="float" office:value="4.73146789255817" calcext:value-type="float">
            <text:p>4.7314678926</text:p>
          </table:table-cell>
          <table:table-cell table:formula="of:=[.B85]*[.E85]" office:value-type="float" office:value="2080.3695435312" calcext:value-type="float">
            <text:p>2080.3695435312</text:p>
          </table:table-cell>
          <table:table-cell table:formula="of:=[.C85]*[.F85]" office:value-type="float" office:value="99.4227237110131" calcext:value-type="float">
            <text:p>99.422723711</text:p>
          </table:table-cell>
          <table:table-cell table:formula="of:=[.D85]*[.G85]" office:value-type="float" office:value="1270.20773275779" calcext:value-type="float">
            <text:p>1270.2077327578</text:p>
          </table:table-cell>
          <table:table-cell table:formula="of:=[.B85]*[.H85]" office:value-type="float" office:value="675.953040136336" calcext:value-type="float">
            <text:p>675.9530401363</text:p>
          </table:table-cell>
          <table:table-cell table:formula="of:=[.C85]*[.I85]" office:value-type="float" office:value="467.74713953718" calcext:value-type="float">
            <text:p>467.7471395372</text:p>
          </table:table-cell>
          <table:table-cell table:formula="of:=[.D85]*[.J85]" office:value-type="float" office:value="-1143.70017967352" calcext:value-type="float">
            <text:p>-1143.7001796735</text:p>
          </table:table-cell>
          <table:table-cell table:number-columns-repeated="1008"/>
        </table:table-row>
        <table:table-row table:style-name="ro1">
          <table:table-cell table:formula="of:=[.A85]+1/([.$C$2]*80)" office:value-type="float" office:value="0.01925" calcext:value-type="float">
            <text:p>0.01925</text:p>
          </table:table-cell>
          <table:table-cell table:formula="of:=[.$C$3]*SQRT(2)*COS(2*PI()*[.$C$2]*[.A86])" office:value-type="float" office:value="316.28190768611" calcext:value-type="float">
            <text:p>316.2819076861</text:p>
          </table:table-cell>
          <table:table-cell table:formula="of:=[.$C$4]*SQRT(2)*COS(2*PI()*[.$C$2]*[.A86]+2*PI()/3)" office:value-type="float" office:value="-92.3814210525436" calcext:value-type="float">
            <text:p>-92.3814210525</text:p>
          </table:table-cell>
          <table:table-cell table:formula="of:=[.$C$5]*SQRT(2)*COS(2*PI()*[.$C$2]*[.A86]+4*PI()/3)" office:value-type="float" office:value="-223.900486633566" calcext:value-type="float">
            <text:p>-223.9004866336</text:p>
          </table:table-cell>
          <table:table-cell table:formula="of:=[.$E$3]*SQRT(2)*COS(2*PI()*[.$C$2]*[.A86]+[.$G$3]*PI()/180)" office:value-type="float" office:value="6.87569364535021" calcext:value-type="float">
            <text:p>6.8756936454</text:p>
          </table:table-cell>
          <table:table-cell table:formula="of:=[.$E$4]*SQRT(2)*COS(2*PI()*[.$C$2]*[.A86]+2*PI()/3+[.$G$4]*PI()/180)" office:value-type="float" office:value="-2.00829176201182" calcext:value-type="float">
            <text:p>-2.008291762</text:p>
          </table:table-cell>
          <table:table-cell table:formula="of:=[.$E$5]*SQRT(2)*COS(2*PI()*[.$C$2]*[.A86]+4*PI()/3+[.$G$5]*PI()/180)" office:value-type="float" office:value="-4.8674018833384" calcext:value-type="float">
            <text:p>-4.8674018833</text:p>
          </table:table-cell>
          <table:table-cell table:formula="of:=[.$E$3]*SQRT(2)*COS(2*PI()*[.$C$2]*[.A86]+PI()/2+[.$G$3]*PI()/180)" office:value-type="float" office:value="1.65070799819069" calcext:value-type="float">
            <text:p>1.6507079982</text:p>
          </table:table-cell>
          <table:table-cell table:formula="of:=[.$E$4]*SQRT(2)*COS(2*PI()*[.$C$2]*[.A86]+PI()/2+2*PI()/3+[.$G$4]*PI()/180)" office:value-type="float" office:value="-6.77987936460786" calcext:value-type="float">
            <text:p>-6.7798793646</text:p>
          </table:table-cell>
          <table:table-cell table:formula="of:=[.$E$5]*SQRT(2)*COS(2*PI()*[.$C$2]*[.A86]+PI()/2+4*PI()/3+[.$G$5]*PI()/180)" office:value-type="float" office:value="5.12917136641717" calcext:value-type="float">
            <text:p>5.1291713664</text:p>
          </table:table-cell>
          <table:table-cell table:formula="of:=[.B86]*[.E86]" office:value-type="float" office:value="2174.65750281663" calcext:value-type="float">
            <text:p>2174.6575028166</text:p>
          </table:table-cell>
          <table:table-cell table:formula="of:=[.C86]*[.F86]" office:value-type="float" office:value="185.528846862769" calcext:value-type="float">
            <text:p>185.5288468628</text:p>
          </table:table-cell>
          <table:table-cell table:formula="of:=[.D86]*[.G86]" office:value-type="float" office:value="1089.8136503206" calcext:value-type="float">
            <text:p>1089.8136503206</text:p>
          </table:table-cell>
          <table:table-cell table:formula="of:=[.B86]*[.H86]" office:value-type="float" office:value="522.08907470047" calcext:value-type="float">
            <text:p>522.0890747005</text:p>
          </table:table-cell>
          <table:table-cell table:formula="of:=[.C86]*[.I86]" office:value-type="float" office:value="626.334890267291" calcext:value-type="float">
            <text:p>626.3348902673</text:p>
          </table:table-cell>
          <table:table-cell table:formula="of:=[.D86]*[.J86]" office:value-type="float" office:value="-1148.42396496776" calcext:value-type="float">
            <text:p>-1148.4239649678</text:p>
          </table:table-cell>
          <table:table-cell table:number-columns-repeated="1008"/>
        </table:table-row>
        <table:table-row table:style-name="ro1">
          <table:table-cell table:formula="of:=[.A86]+1/([.$C$2]*80)" office:value-type="float" office:value="0.0195" calcext:value-type="float">
            <text:p>0.0195</text:p>
          </table:table-cell>
          <table:table-cell table:formula="of:=[.$C$3]*SQRT(2)*COS(2*PI()*[.$C$2]*[.A87])" office:value-type="float" office:value="321.264516733507" calcext:value-type="float">
            <text:p>321.2645167335</text:p>
          </table:table-cell>
          <table:table-cell table:formula="of:=[.$C$4]*SQRT(2)*COS(2*PI()*[.$C$2]*[.A87]+2*PI()/3)" office:value-type="float" office:value="-116.566027350365" calcext:value-type="float">
            <text:p>-116.5660273504</text:p>
          </table:table-cell>
          <table:table-cell table:formula="of:=[.$C$5]*SQRT(2)*COS(2*PI()*[.$C$2]*[.A87]+4*PI()/3)" office:value-type="float" office:value="-204.698489383141" calcext:value-type="float">
            <text:p>-204.6984893831</text:p>
          </table:table-cell>
          <table:table-cell table:formula="of:=[.$E$3]*SQRT(2)*COS(2*PI()*[.$C$2]*[.A87]+[.$G$3]*PI()/180)" office:value-type="float" office:value="6.98401123333711" calcext:value-type="float">
            <text:p>6.9840112333</text:p>
          </table:table-cell>
          <table:table-cell table:formula="of:=[.$E$4]*SQRT(2)*COS(2*PI()*[.$C$2]*[.A87]+2*PI()/3+[.$G$4]*PI()/180)" office:value-type="float" office:value="-2.53404407283403" calcext:value-type="float">
            <text:p>-2.5340440728</text:p>
          </table:table-cell>
          <table:table-cell table:formula="of:=[.$E$5]*SQRT(2)*COS(2*PI()*[.$C$2]*[.A87]+4*PI()/3+[.$G$5]*PI()/180)" office:value-type="float" office:value="-4.44996716050307" calcext:value-type="float">
            <text:p>-4.4499671605</text:p>
          </table:table-cell>
          <table:table-cell table:formula="of:=[.$E$3]*SQRT(2)*COS(2*PI()*[.$C$2]*[.A87]+PI()/2+[.$G$3]*PI()/180)" office:value-type="float" office:value="1.10615871041234" calcext:value-type="float">
            <text:p>1.1061587104</text:p>
          </table:table-cell>
          <table:table-cell table:formula="of:=[.$E$4]*SQRT(2)*COS(2*PI()*[.$C$2]*[.A87]+PI()/2+2*PI()/3+[.$G$4]*PI()/180)" office:value-type="float" office:value="-6.601410503592" calcext:value-type="float">
            <text:p>-6.6014105036</text:p>
          </table:table-cell>
          <table:table-cell table:formula="of:=[.$E$5]*SQRT(2)*COS(2*PI()*[.$C$2]*[.A87]+PI()/2+4*PI()/3+[.$G$5]*PI()/180)" office:value-type="float" office:value="5.49525179317965" calcext:value-type="float">
            <text:p>5.4952517932</text:p>
          </table:table-cell>
          <table:table-cell table:formula="of:=[.B87]*[.E87]" office:value-type="float" office:value="2243.71499373943" calcext:value-type="float">
            <text:p>2243.7149937394</text:p>
          </table:table-cell>
          <table:table-cell table:formula="of:=[.C87]*[.F87]" office:value-type="float" office:value="295.383450701002" calcext:value-type="float">
            <text:p>295.383450701</text:p>
          </table:table-cell>
          <table:table-cell table:formula="of:=[.D87]*[.G87]" office:value-type="float" office:value="910.901555559567" calcext:value-type="float">
            <text:p>910.9015555596</text:p>
          </table:table-cell>
          <table:table-cell table:formula="of:=[.B87]*[.H87]" office:value-type="float" office:value="355.369543531181" calcext:value-type="float">
            <text:p>355.3695435312</text:p>
          </table:table-cell>
          <table:table-cell table:formula="of:=[.C87]*[.I87]" office:value-type="float" office:value="769.500197312693" calcext:value-type="float">
            <text:p>769.5001973127</text:p>
          </table:table-cell>
          <table:table-cell table:formula="of:=[.D87]*[.J87]" office:value-type="float" office:value="-1124.86974084387" calcext:value-type="float">
            <text:p>-1124.8697408439</text:p>
          </table:table-cell>
          <table:table-cell table:number-columns-repeated="1008"/>
        </table:table-row>
        <table:table-row table:style-name="ro1">
          <table:table-cell table:formula="of:=[.A87]+1/([.$C$2]*80)" office:value-type="float" office:value="0.01975" calcext:value-type="float">
            <text:p>0.01975</text:p>
          </table:table-cell>
          <table:table-cell table:formula="of:=[.$C$3]*SQRT(2)*COS(2*PI()*[.$C$2]*[.A88])" office:value-type="float" office:value="324.26642320395" calcext:value-type="float">
            <text:p>324.266423204</text:p>
          </table:table-cell>
          <table:table-cell table:formula="of:=[.$C$4]*SQRT(2)*COS(2*PI()*[.$C$2]*[.A88]+2*PI()/3)" office:value-type="float" office:value="-140.031965327435" calcext:value-type="float">
            <text:p>-140.0319653274</text:p>
          </table:table-cell>
          <table:table-cell table:formula="of:=[.$C$5]*SQRT(2)*COS(2*PI()*[.$C$2]*[.A88]+4*PI()/3)" office:value-type="float" office:value="-184.234457876514" calcext:value-type="float">
            <text:p>-184.2344578765</text:p>
          </table:table-cell>
          <table:table-cell table:formula="of:=[.$E$3]*SQRT(2)*COS(2*PI()*[.$C$2]*[.A88]+[.$G$3]*PI()/180)" office:value-type="float" office:value="7.04927006965108" calcext:value-type="float">
            <text:p>7.0492700697</text:p>
          </table:table-cell>
          <table:table-cell table:formula="of:=[.$E$4]*SQRT(2)*COS(2*PI()*[.$C$2]*[.A88]+2*PI()/3+[.$G$4]*PI()/180)" office:value-type="float" office:value="-3.04417315929206" calcext:value-type="float">
            <text:p>-3.0441731593</text:p>
          </table:table-cell>
          <table:table-cell table:formula="of:=[.$E$5]*SQRT(2)*COS(2*PI()*[.$C$2]*[.A88]+4*PI()/3+[.$G$5]*PI()/180)" office:value-type="float" office:value="-4.00509691035901" calcext:value-type="float">
            <text:p>-4.0050969104</text:p>
          </table:table-cell>
          <table:table-cell table:formula="of:=[.$E$3]*SQRT(2)*COS(2*PI()*[.$C$2]*[.A88]+PI()/2+[.$G$3]*PI()/180)" office:value-type="float" office:value="0.554789586349204" calcext:value-type="float">
            <text:p>0.5547895863</text:p>
          </table:table-cell>
          <table:table-cell table:formula="of:=[.$E$4]*SQRT(2)*COS(2*PI()*[.$C$2]*[.A88]+PI()/2+2*PI()/3+[.$G$4]*PI()/180)" office:value-type="float" office:value="-6.38224175162974" calcext:value-type="float">
            <text:p>-6.3822417516</text:p>
          </table:table-cell>
          <table:table-cell table:formula="of:=[.$E$5]*SQRT(2)*COS(2*PI()*[.$C$2]*[.A88]+PI()/2+4*PI()/3+[.$G$5]*PI()/180)" office:value-type="float" office:value="5.82745216528052" calcext:value-type="float">
            <text:p>5.8274521653</text:p>
          </table:table-cell>
          <table:table-cell table:formula="of:=[.B88]*[.E88]" office:value-type="float" office:value="2285.84159168441" calcext:value-type="float">
            <text:p>2285.8415916844</text:p>
          </table:table-cell>
          <table:table-cell table:formula="of:=[.C88]*[.F88]" office:value-type="float" office:value="426.281550292694" calcext:value-type="float">
            <text:p>426.2815502927</text:p>
          </table:table-cell>
          <table:table-cell table:formula="of:=[.D88]*[.G88]" office:value-type="float" office:value="737.876858022894" calcext:value-type="float">
            <text:p>737.8768580229</text:p>
          </table:table-cell>
          <table:table-cell table:formula="of:=[.B88]*[.H88]" office:value-type="float" office:value="179.899634796255" calcext:value-type="float">
            <text:p>179.8996347963</text:p>
          </table:table-cell>
          <table:table-cell table:formula="of:=[.C88]*[.I88]" office:value-type="float" office:value="893.717855675522" calcext:value-type="float">
            <text:p>893.7178556755</text:p>
          </table:table-cell>
          <table:table-cell table:formula="of:=[.D88]*[.J88]" office:value-type="float" office:value="-1073.61749047178" calcext:value-type="float">
            <text:p>-1073.6174904718</text:p>
          </table:table-cell>
          <table:table-cell table:number-columns-repeated="1008"/>
        </table:table-row>
        <table:table-row table:style-name="ro1">
          <table:table-cell/>
          <table:table-cell table:formula="of:=SQRT(SUMSQ([.B9:.B88])/80)" office:value-type="float" office:value="230" calcext:value-type="float">
            <text:p>230</text:p>
          </table:table-cell>
          <table:table-cell table:formula="of:=SQRT(SUMSQ([.C9:.C88])/80)" office:value-type="float" office:value="230" calcext:value-type="float">
            <text:p>230</text:p>
          </table:table-cell>
          <table:table-cell table:formula="of:=SQRT(SUMSQ([.D9:.D88])/80)" office:value-type="float" office:value="230" calcext:value-type="float">
            <text:p>230</text:p>
          </table:table-cell>
          <table:table-cell table:formula="of:=SQRT(SUMSQ([.E9:.E88])/80)" office:value-type="float" office:value="5" calcext:value-type="float">
            <text:p>5</text:p>
          </table:table-cell>
          <table:table-cell table:formula="of:=SQRT(SUMSQ([.F9:.F88])/80)" office:value-type="float" office:value="5" calcext:value-type="float">
            <text:p>5</text:p>
          </table:table-cell>
          <table:table-cell table:formula="of:=SQRT(SUMSQ([.G9:.G88])/80)" office:value-type="float" office:value="5" calcext:value-type="float">
            <text:p>5</text:p>
          </table:table-cell>
          <table:table-cell table:formula="of:=SQRT(SUMSQ([.H9:.H88])/80)" office:value-type="float" office:value="5" calcext:value-type="float">
            <text:p>5</text:p>
          </table:table-cell>
          <table:table-cell table:formula="of:=SQRT(SUMSQ([.I9:.I88])/80)" office:value-type="float" office:value="5" calcext:value-type="float">
            <text:p>5</text:p>
          </table:table-cell>
          <table:table-cell table:formula="of:=SQRT(SUMSQ([.J9:.J88])/80)" office:value-type="float" office:value="5" calcext:value-type="float">
            <text:p>5</text:p>
          </table:table-cell>
          <table:table-cell table:formula="of:=SUM([.K9:.K88])/80" office:value-type="float" office:value="1150" calcext:value-type="float">
            <text:p>1150</text:p>
          </table:table-cell>
          <table:table-cell table:formula="of:=SUM([.L9:.L88])/80" office:value-type="float" office:value="1150" calcext:value-type="float">
            <text:p>1150</text:p>
          </table:table-cell>
          <table:table-cell table:formula="of:=SUM([.M9:.M88])/80" office:value-type="float" office:value="1150" calcext:value-type="float">
            <text:p>1150</text:p>
          </table:table-cell>
          <table:table-cell table:formula="of:=SUM([.N9:.N88])/80" office:value-type="float" office:value="0.000000000000161648472385423" calcext:value-type="float">
            <text:p>1.61648472385423E-013</text:p>
          </table:table-cell>
          <table:table-cell table:formula="of:=SUM([.O9:.O88])/80" office:value-type="float" office:value="0.000000000000746069872548105" calcext:value-type="float">
            <text:p>7.46069872548105E-013</text:p>
          </table:table-cell>
          <table:table-cell table:formula="of:=SUM([.P9:.P88])/80" office:value-type="float" office:value="-0.000000000000500222085975111" calcext:value-type="float">
            <text:p>-5.00222085975111E-013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table:formula="of:=[.B89]*[.E89]" office:value-type="float" office:value="1150" calcext:value-type="float">
            <text:p>1150</text:p>
          </table:table-cell>
          <table:table-cell office:value-type="string" calcext:value-type="string">
            <text:p>phV1I1</text:p>
          </table:table-cell>
          <table:table-cell table:formula="of:=ACOS([.K89]/[.C92])" office:value-type="float" office:value="0.000000021073424255447" calcext:value-type="float">
            <text:p>2.1073424255447E-0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table:formula="of:=[.C89]*[.F89]" office:value-type="float" office:value="1150" calcext:value-type="float">
            <text:p>1150</text:p>
          </table:table-cell>
          <table:table-cell office:value-type="string" calcext:value-type="string">
            <text:p>phV2I2</text:p>
          </table:table-cell>
          <table:table-cell table:formula="of:=ACOS([.L89]/[.C93])" office:value-type="string" office:string-value="" calcext:value-type="error">
            <text:p>#VALUE!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table:formula="of:=[.D89]*[.G89]" office:value-type="float" office:value="1150" calcext:value-type="float">
            <text:p>1150</text:p>
          </table:table-cell>
          <table:table-cell office:value-type="string" calcext:value-type="string">
            <text:p>phV3I3</text:p>
          </table:table-cell>
          <table:table-cell table:formula="of:=ACOS([.M89]/[.C94])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6.2988in" svg:height="3.5429in" svg:x="7.9941in" svg:y="0.3559in">
            <draw:object draw:notify-on-update-of-ranges="Sheet1.A9:Sheet1.A88 Sheet1.A8:Sheet1.A8 Sheet1.A9:Sheet1.A88 Sheet1.E8:Sheet1.E8 Sheet1.E9:Sheet1.E88 Sheet1.F8:Sheet1.F8 Sheet1.F9:Sheet1.F88 Sheet1.G8:Sheet1.G8 Sheet1.G9:Sheet1.G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9059in" svg:y="0.3559in">
            <draw:object draw:notify-on-update-of-ranges="Sheet1.A9:Sheet1.A88 Sheet1.A8:Sheet1.A8 Sheet1.A9:Sheet1.A88 Sheet1.B8:Sheet1.B8 Sheet1.B9:Sheet1.B88 Sheet1.C8:Sheet1.C8 Sheet1.C9:Sheet1.C88 Sheet1.D8:Sheet1.D8 Sheet1.D9:Sheet1.D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8894in" svg:y="4.6224in">
            <draw:object draw:notify-on-update-of-ranges="Sheet1.A9:Sheet1.A88 Sheet1.A8:Sheet1.A8 Sheet1.A9:Sheet1.A88 Sheet1.K8:Sheet1.K8 Sheet1.K9:Sheet1.K88 Sheet1.L8:Sheet1.L8 Sheet1.L9:Sheet1.L88 Sheet1.M8:Sheet1.M8 Sheet1.M9:Sheet1.M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8.0004in" svg:y="4.6035in">
            <draw:object draw:notify-on-update-of-ranges="Sheet1.A9:Sheet1.A88 Sheet1.A8:Sheet1.A8 Sheet1.A9:Sheet1.A88 Sheet1.N8:Sheet1.N8 Sheet1.N9:Sheet1.N88 Sheet1.O8:Sheet1.O8 Sheet1.O9:Sheet1.O88 Sheet1.P8:Sheet1.P8 Sheet1.P9:Sheet1.P8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08:44:40.557727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4:30:21.156554098</meta:creation-date>
    <dc:date>2016-04-05T09:55:18.516991412</dc:date>
    <meta:editing-duration>PT2H37M25S</meta:editing-duration>
    <meta:editing-cycles>13</meta:editing-cycles>
    <meta:generator>LibreOffice/4.2.8.2$Linux_X86_64 LibreOffice_project/420m0$Build-2</meta:generator>
    <meta:document-statistic meta:table-count="2" meta:cell-count="13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" chart:style-name="ch1">
        <chart:title svg:x="6.422cm" svg:y="0.316cm" chart:style-name="ch2">
          <text:p>I1(t), I2(t), I3(t)</text:p>
        </chart:title>
        <chart:legend chart:legend-position="end" svg:x="14.365cm" svg:y="3.454cm" style:legend-expansion="high" chart:style-name="ch3"/>
        <chart:plot-area chart:style-name="ch4" table:cell-range-address="Sheet1.A8:Sheet1.A88 Sheet1.E8:Sheet1.G88" chart:data-source-has-labels="both" svg:x="0.32cm" svg:y="1.301cm" svg:width="13.725cm" svg:height="6.538cm">
          <chartooo:coordinate-region svg:x="0.862cm" svg:y="1.5cm" svg:width="13.183cm" svg:height="6.14cm"/>
          <chart:axis chart:dimension="x" chart:name="primary-x" chart:style-name="ch5" chartooo:axis-type="auto">
            <chartooo:date-scale/>
            <chart:title svg:x="7.085cm" svg:y="8.019cm" chart:style-name="ch6">
              <text:p>t</text:p>
            </chart:title>
            <chart:categories table:cell-range-address="Sheet1.A9:Sheet1.A88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A9:Sheet1.A88" chart:label-cell-address="Sheet1.A8:Sheet1.A8" chart:class="chart:line">
            <chart:data-point chart:repeated="80"/>
          </chart:series>
          <chart:series chart:style-name="ch9" chart:values-cell-range-address="Sheet1.E9:Sheet1.E88" chart:label-cell-address="Sheet1.E8:Sheet1.E8" chart:class="chart:line">
            <chart:data-point chart:repeated="80"/>
          </chart:series>
          <chart:series chart:style-name="ch10" chart:values-cell-range-address="Sheet1.F9:Sheet1.F88" chart:label-cell-address="Sheet1.F8:Sheet1.F8" chart:class="chart:line">
            <chart:data-point chart:repeated="80"/>
          </chart:series>
          <chart:series chart:style-name="ch11" chart:values-cell-range-address="Sheet1.G9:Sheet1.G88" chart:label-cell-address="Sheet1.G8:Sheet1.G8" chart:class="chart:line"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Sheet1.A8:Sheet1.A8</svg:desc>
                </draw:g>
              </table:table-cell>
              <table:table-cell office:value-type="string">
                <text:p>I1</text:p>
                <draw:g>
                  <svg:desc>Sheet1.E8:Sheet1.E8</svg:desc>
                </draw:g>
              </table:table-cell>
              <table:table-cell office:value-type="string">
                <text:p>I2</text:p>
                <draw:g>
                  <svg:desc>Sheet1.F8:Sheet1.F8</svg:desc>
                </draw:g>
              </table:table-cell>
              <table:table-cell office:value-type="string">
                <text:p>I3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9:Sheet1.A88</svg:desc>
                </draw:g>
              </table:table-cell>
              <table:table-cell office:value-type="float" office:value="0">
                <text:p>0</text:p>
                <draw:g>
                  <svg:desc>Sheet1.A9:Sheet1.A88</svg:desc>
                </draw:g>
              </table:table-cell>
              <table:table-cell office:value-type="float" office:value="7.07106781186548">
                <text:p>7.07106781186548</text:p>
                <draw:g>
                  <svg:desc>Sheet1.E9:Sheet1.E88</svg:desc>
                </draw:g>
              </table:table-cell>
              <table:table-cell office:value-type="float" office:value="-3.53553390593274">
                <text:p>-3.53553390593274</text:p>
                <draw:g>
                  <svg:desc>Sheet1.F9:Sheet1.F88</svg:desc>
                </draw:g>
              </table:table-cell>
              <table:table-cell office:value-type="float" office:value="-3.53553390593274">
                <text:p>-3.53553390593274</text:p>
                <draw:g>
                  <svg:desc>Sheet1.G9:Sheet1.G88</svg:desc>
                </draw:g>
              </table:table-cell>
            </table:table-row>
            <table:table-row>
              <table:table-cell office:value-type="float" office:value="0.00025">
                <text:p>0</text:p>
              </table:table-cell>
              <table:table-cell office:value-type="float" office:value="0.00025">
                <text:p>0.00025</text:p>
              </table:table-cell>
              <table:table-cell office:value-type="float" office:value="7.04927006965107">
                <text:p>7.04927006965107</text:p>
              </table:table-cell>
              <table:table-cell office:value-type="float" office:value="-4.00509691035903">
                <text:p>-4.00509691035903</text:p>
              </table:table-cell>
              <table:table-cell office:value-type="float" office:value="-3.04417315929204">
                <text:p>-3.04417315929204</text:p>
              </table:table-cell>
            </table:table-row>
            <table:table-row>
              <table:table-cell office:value-type="float" office:value="0.0005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6.9840112333371">
                <text:p>6.9840112333371</text:p>
              </table:table-cell>
              <table:table-cell office:value-type="float" office:value="-4.4499671605031">
                <text:p>-4.4499671605031</text:p>
              </table:table-cell>
              <table:table-cell office:value-type="float" office:value="-2.53404407283401">
                <text:p>-2.53404407283401</text:p>
              </table:table-cell>
            </table:table-row>
            <table:table-row>
              <table:table-cell office:value-type="float" office:value="0.00075">
                <text:p>0</text:p>
              </table:table-cell>
              <table:table-cell office:value-type="float" office:value="0.00075">
                <text:p>0.00075</text:p>
              </table:table-cell>
              <table:table-cell office:value-type="float" office:value="6.87569364535021">
                <text:p>6.87569364535021</text:p>
              </table:table-cell>
              <table:table-cell office:value-type="float" office:value="-4.86740188333842">
                <text:p>-4.86740188333842</text:p>
              </table:table-cell>
              <table:table-cell office:value-type="float" office:value="-2.00829176201178">
                <text:p>-2.00829176201178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6.72498511963957">
                <text:p>6.72498511963957</text:p>
              </table:table-cell>
              <table:table-cell office:value-type="float" office:value="-5.25482745498759">
                <text:p>-5.25482745498759</text:p>
              </table:table-cell>
              <table:table-cell office:value-type="float" office:value="-1.47015766465199">
                <text:p>-1.47015766465199</text:p>
              </table:table-cell>
            </table:table-row>
            <table:table-row>
              <table:table-cell office:value-type="float" office:value="0.00125">
                <text:p>0</text:p>
              </table:table-cell>
              <table:table-cell office:value-type="float" office:value="0.00125">
                <text:p>0.00125</text:p>
              </table:table-cell>
              <table:table-cell office:value-type="float" office:value="6.53281482438188">
                <text:p>6.53281482438188</text:p>
              </table:table-cell>
              <table:table-cell office:value-type="float" office:value="-5.60985526796931">
                <text:p>-5.60985526796931</text:p>
              </table:table-cell>
              <table:table-cell office:value-type="float" office:value="-0.922959556412579">
                <text:p>-0.922959556412579</text:p>
              </table:table-cell>
            </table:table-row>
            <table:table-row>
              <table:table-cell office:value-type="float" office:value="0.0015">
                <text:p>0</text:p>
              </table:table-cell>
              <table:table-cell office:value-type="float" office:value="0.0015">
                <text:p>0.0015</text:p>
              </table:table-cell>
              <table:table-cell office:value-type="float" office:value="6.30036755335051">
                <text:p>6.30036755335051</text:p>
              </table:table-cell>
              <table:table-cell office:value-type="float" office:value="-5.93029645775783">
                <text:p>-5.93029645775783</text:p>
              </table:table-cell>
              <table:table-cell office:value-type="float" office:value="-0.370071095592683">
                <text:p>-0.370071095592683</text:p>
              </table:table-cell>
            </table:table-row>
            <table:table-row>
              <table:table-cell office:value-type="float" office:value="0.00175">
                <text:p>0</text:p>
              </table:table-cell>
              <table:table-cell office:value-type="float" office:value="0.00175">
                <text:p>0.00175</text:p>
              </table:table-cell>
              <table:table-cell office:value-type="float" office:value="6.02907642126791">
                <text:p>6.02907642126791</text:p>
              </table:table-cell>
              <table:table-cell office:value-type="float" office:value="-6.21417539786058">
                <text:p>-6.21417539786058</text:p>
              </table:table-cell>
              <table:table-cell office:value-type="float" office:value="0.185098976592668">
                <text:p>0.185098976592668</text:p>
              </table:table-cell>
            </table:table-row>
            <table:table-row>
              <table:table-cell office:value-type="float" office:value="0.002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5.72061402817684">
                <text:p>5.72061402817684</text:p>
              </table:table-cell>
              <table:table-cell office:value-type="float" office:value="-6.45974188021251">
                <text:p>-6.45974188021251</text:p>
              </table:table-cell>
              <table:table-cell office:value-type="float" office:value="0.739127852035664">
                <text:p>0.739127852035664</text:p>
              </table:table-cell>
            </table:table-row>
            <table:table-row>
              <table:table-cell office:value-type="float" office:value="0.00225">
                <text:p>0</text:p>
              </table:table-cell>
              <table:table-cell office:value-type="float" office:value="0.00225">
                <text:p>0.00225</text:p>
              </table:table-cell>
              <table:table-cell office:value-type="float" office:value="5.37688214730486">
                <text:p>5.37688214730486</text:p>
              </table:table-cell>
              <table:table-cell office:value-type="float" office:value="-6.66548190579078">
                <text:p>-6.66548190579078</text:p>
              </table:table-cell>
              <table:table-cell office:value-type="float" office:value="1.28859975848591">
                <text:p>1.28859975848591</text:p>
              </table:table-cell>
            </table:table-row>
            <table:table-row>
              <table:table-cell office:value-type="float" office:value="0.0025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5">
                <text:p>5</text:p>
              </table:table-cell>
              <table:table-cell office:value-type="float" office:value="-6.83012701892219">
                <text:p>-6.83012701892219</text:p>
              </table:table-cell>
              <table:table-cell office:value-type="float" office:value="1.83012701892219">
                <text:p>1.83012701892219</text:p>
              </table:table-cell>
            </table:table-row>
            <table:table-row>
              <table:table-cell office:value-type="float" office:value="0.00275">
                <text:p>0</text:p>
              </table:table-cell>
              <table:table-cell office:value-type="float" office:value="0.00275">
                <text:p>0.00275</text:p>
              </table:table-cell>
              <table:table-cell office:value-type="float" office:value="4.59229119002641">
                <text:p>4.59229119002641</text:p>
              </table:table-cell>
              <table:table-cell office:value-type="float" office:value="-6.95266212773424">
                <text:p>-6.95266212773424</text:p>
              </table:table-cell>
              <table:table-cell office:value-type="float" office:value="2.36037093770783">
                <text:p>2.36037093770783</text:p>
              </table:table-cell>
            </table:table-row>
            <table:table-row>
              <table:table-cell office:value-type="float" office:value="0.003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4.15626937777453">
                <text:p>4.15626937777453</text:p>
              </table:table-cell>
              <table:table-cell office:value-type="float" office:value="-7.03233176253404">
                <text:p>-7.03233176253404</text:p>
              </table:table-cell>
              <table:table-cell office:value-type="float" office:value="2.8760623847595">
                <text:p>2.8760623847595</text:p>
              </table:table-cell>
            </table:table-row>
            <table:table-row>
              <table:table-cell office:value-type="float" office:value="0.00325">
                <text:p>0</text:p>
              </table:table-cell>
              <table:table-cell office:value-type="float" office:value="0.00325">
                <text:p>0.00325</text:p>
              </table:table-cell>
              <table:table-cell office:value-type="float" office:value="3.69462278270885">
                <text:p>3.69462278270885</text:p>
              </table:table-cell>
              <table:table-cell office:value-type="float" office:value="-7.06864473353021">
                <text:p>-7.06864473353021</text:p>
              </table:table-cell>
              <table:table-cell office:value-type="float" office:value="3.37402195082135">
                <text:p>3.37402195082135</text:p>
              </table:table-cell>
            </table:table-row>
            <table:table-row>
              <table:table-cell office:value-type="float" office:value="0.0035">
                <text:p>0</text:p>
              </table:table-cell>
              <table:table-cell office:value-type="float" office:value="0.0035">
                <text:p>0.0035</text:p>
              </table:table-cell>
              <table:table-cell office:value-type="float" office:value="3.21019760960103">
                <text:p>3.21019760960103</text:p>
              </table:table-cell>
              <table:table-cell office:value-type="float" office:value="-7.06137715918126">
                <text:p>-7.06137715918126</text:p>
              </table:table-cell>
              <table:table-cell office:value-type="float" office:value="3.85117954958023">
                <text:p>3.85117954958023</text:p>
              </table:table-cell>
            </table:table-row>
            <table:table-row>
              <table:table-cell office:value-type="float" office:value="0.00375">
                <text:p>0</text:p>
              </table:table-cell>
              <table:table-cell office:value-type="float" office:value="0.00375">
                <text:p>0.00375</text:p>
              </table:table-cell>
              <table:table-cell office:value-type="float" office:value="2.70598050073098">
                <text:p>2.70598050073098</text:p>
              </table:table-cell>
              <table:table-cell office:value-type="float" office:value="-7.01057384649978">
                <text:p>-7.01057384649978</text:p>
              </table:table-cell>
              <table:table-cell office:value-type="float" office:value="4.30459334576879">
                <text:p>4.30459334576879</text:p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2.1850801222441">
                <text:p>2.1850801222441</text:p>
              </table:table-cell>
              <table:table-cell office:value-type="float" office:value="-6.91654801480226">
                <text:p>-6.91654801480226</text:p>
              </table:table-cell>
              <table:table-cell office:value-type="float" office:value="4.73146789255815">
                <text:p>4.73146789255815</text:p>
              </table:table-cell>
            </table:table-row>
            <table:table-row>
              <table:table-cell office:value-type="float" office:value="0.00425">
                <text:p>0</text:p>
              </table:table-cell>
              <table:table-cell office:value-type="float" office:value="0.00425">
                <text:p>0.00425</text:p>
              </table:table-cell>
              <table:table-cell office:value-type="float" office:value="1.65070799819071">
                <text:p>1.65070799819071</text:p>
              </table:table-cell>
              <table:table-cell office:value-type="float" office:value="-6.77987936460787">
                <text:p>-6.77987936460787</text:p>
              </table:table-cell>
              <table:table-cell office:value-type="float" office:value="5.12917136641715">
                <text:p>5.12917136641715</text:p>
              </table:table-cell>
            </table:table-row>
            <table:table-row>
              <table:table-cell office:value-type="float" office:value="0.0045">
                <text:p>0</text:p>
              </table:table-cell>
              <table:table-cell office:value-type="float" office:value="0.0045">
                <text:p>0.0045</text:p>
              </table:table-cell>
              <table:table-cell office:value-type="float" office:value="1.10615871041237">
                <text:p>1.10615871041237</text:p>
              </table:table-cell>
              <table:table-cell office:value-type="float" office:value="-6.60141050359201">
                <text:p>-6.60141050359201</text:p>
              </table:table-cell>
              <table:table-cell office:value-type="float" office:value="5.49525179317964">
                <text:p>5.49525179317964</text:p>
              </table:table-cell>
            </table:table-row>
            <table:table-row>
              <table:table-cell office:value-type="float" office:value="0.00475">
                <text:p>0</text:p>
              </table:table-cell>
              <table:table-cell office:value-type="float" office:value="0.00475">
                <text:p>0.00475</text:p>
              </table:table-cell>
              <table:table-cell office:value-type="float" office:value="0.554789586349231">
                <text:p>0.554789586349231</text:p>
              </table:table-cell>
              <table:table-cell office:value-type="float" office:value="-6.38224175162975">
                <text:p>-6.38224175162975</text:p>
              </table:table-cell>
              <table:table-cell office:value-type="float" office:value="5.82745216528051">
                <text:p>5.82745216528051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-5.84739180661735E-015">
                <text:p>-5.84739180661735E-015</text:p>
              </table:table-cell>
              <table:table-cell office:value-type="float" office:value="-6.12372435695794">
                <text:p>-6.12372435695794</text:p>
              </table:table-cell>
              <table:table-cell office:value-type="float" office:value="6.12372435695795">
                <text:p>6.12372435695795</text:p>
              </table:table-cell>
            </table:table-row>
            <table:table-row>
              <table:table-cell office:value-type="float" office:value="0.00525">
                <text:p>0</text:p>
              </table:table-cell>
              <table:table-cell office:value-type="float" office:value="0.00525">
                <text:p>0.00525</text:p>
              </table:table-cell>
              <table:table-cell office:value-type="float" office:value="-0.554789586349242">
                <text:p>-0.554789586349242</text:p>
              </table:table-cell>
              <table:table-cell office:value-type="float" office:value="-5.82745216528051">
                <text:p>-5.82745216528051</text:p>
              </table:table-cell>
              <table:table-cell office:value-type="float" office:value="6.38224175162975">
                <text:p>6.38224175162975</text:p>
              </table:table-cell>
            </table:table-row>
            <table:table-row>
              <table:table-cell office:value-type="float" office:value="0.0055">
                <text:p>0</text:p>
              </table:table-cell>
              <table:table-cell office:value-type="float" office:value="0.0055">
                <text:p>0.0055</text:p>
              </table:table-cell>
              <table:table-cell office:value-type="float" office:value="-1.10615871041238">
                <text:p>-1.10615871041238</text:p>
              </table:table-cell>
              <table:table-cell office:value-type="float" office:value="-5.49525179317963">
                <text:p>-5.49525179317963</text:p>
              </table:table-cell>
              <table:table-cell office:value-type="float" office:value="6.60141050359201">
                <text:p>6.60141050359201</text:p>
              </table:table-cell>
            </table:table-row>
            <table:table-row>
              <table:table-cell office:value-type="float" office:value="0.00575">
                <text:p>0</text:p>
              </table:table-cell>
              <table:table-cell office:value-type="float" office:value="0.00575">
                <text:p>0.00575</text:p>
              </table:table-cell>
              <table:table-cell office:value-type="float" office:value="-1.65070799819072">
                <text:p>-1.65070799819072</text:p>
              </table:table-cell>
              <table:table-cell office:value-type="float" office:value="-5.12917136641715">
                <text:p>-5.12917136641715</text:p>
              </table:table-cell>
              <table:table-cell office:value-type="float" office:value="6.77987936460787">
                <text:p>6.77987936460787</text:p>
              </table:table-cell>
            </table:table-row>
            <table:table-row>
              <table:table-cell office:value-type="float" office:value="0.006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-2.18508012224411">
                <text:p>-2.18508012224411</text:p>
              </table:table-cell>
              <table:table-cell office:value-type="float" office:value="-4.73146789255815">
                <text:p>-4.73146789255815</text:p>
              </table:table-cell>
              <table:table-cell office:value-type="float" office:value="6.91654801480226">
                <text:p>6.91654801480226</text:p>
              </table:table-cell>
            </table:table-row>
            <table:table-row>
              <table:table-cell office:value-type="float" office:value="0.00625">
                <text:p>0</text:p>
              </table:table-cell>
              <table:table-cell office:value-type="float" office:value="0.00625">
                <text:p>0.00625</text:p>
              </table:table-cell>
              <table:table-cell office:value-type="float" office:value="-2.70598050073099">
                <text:p>-2.70598050073099</text:p>
              </table:table-cell>
              <table:table-cell office:value-type="float" office:value="-4.30459334576879">
                <text:p>-4.30459334576879</text:p>
              </table:table-cell>
              <table:table-cell office:value-type="float" office:value="7.01057384649978">
                <text:p>7.01057384649978</text:p>
              </table:table-cell>
            </table:table-row>
            <table:table-row>
              <table:table-cell office:value-type="float" office:value="0.0065">
                <text:p>0</text:p>
              </table:table-cell>
              <table:table-cell office:value-type="float" office:value="0.0065">
                <text:p>0.0065</text:p>
              </table:table-cell>
              <table:table-cell office:value-type="float" office:value="-3.21019760960104">
                <text:p>-3.21019760960104</text:p>
              </table:table-cell>
              <table:table-cell office:value-type="float" office:value="-3.85117954958023">
                <text:p>-3.85117954958023</text:p>
              </table:table-cell>
              <table:table-cell office:value-type="float" office:value="7.06137715918126">
                <text:p>7.06137715918126</text:p>
              </table:table-cell>
            </table:table-row>
            <table:table-row>
              <table:table-cell office:value-type="float" office:value="0.00675">
                <text:p>0</text:p>
              </table:table-cell>
              <table:table-cell office:value-type="float" office:value="0.00675">
                <text:p>0.00675</text:p>
              </table:table-cell>
              <table:table-cell office:value-type="float" office:value="-3.69462278270886">
                <text:p>-3.69462278270886</text:p>
              </table:table-cell>
              <table:table-cell office:value-type="float" office:value="-3.37402195082135">
                <text:p>-3.37402195082135</text:p>
              </table:table-cell>
              <table:table-cell office:value-type="float" office:value="7.06864473353021">
                <text:p>7.06864473353021</text:p>
              </table:table-cell>
            </table:table-row>
            <table:table-row>
              <table:table-cell office:value-type="float" office:value="0.007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-4.15626937777454">
                <text:p>-4.15626937777454</text:p>
              </table:table-cell>
              <table:table-cell office:value-type="float" office:value="-2.8760623847595">
                <text:p>-2.8760623847595</text:p>
              </table:table-cell>
              <table:table-cell office:value-type="float" office:value="7.03233176253404">
                <text:p>7.03233176253404</text:p>
              </table:table-cell>
            </table:table-row>
            <table:table-row>
              <table:table-cell office:value-type="float" office:value="0.00725">
                <text:p>0</text:p>
              </table:table-cell>
              <table:table-cell office:value-type="float" office:value="0.00725">
                <text:p>0.00725</text:p>
              </table:table-cell>
              <table:table-cell office:value-type="float" office:value="-4.59229119002643">
                <text:p>-4.59229119002643</text:p>
              </table:table-cell>
              <table:table-cell office:value-type="float" office:value="-2.36037093770782">
                <text:p>-2.36037093770782</text:p>
              </table:table-cell>
              <table:table-cell office:value-type="float" office:value="6.95266212773424">
                <text:p>6.95266212773424</text:p>
              </table:table-cell>
            </table:table-row>
            <table:table-row>
              <table:table-cell office:value-type="float" office:value="0.0075">
                <text:p>0</text:p>
              </table:table-cell>
              <table:table-cell office:value-type="float" office:value="0.0075">
                <text:p>0.0075</text:p>
              </table:table-cell>
              <table:table-cell office:value-type="float" office:value="-5.00000000000001">
                <text:p>-5.00000000000001</text:p>
              </table:table-cell>
              <table:table-cell office:value-type="float" office:value="-1.83012701892218">
                <text:p>-1.83012701892218</text:p>
              </table:table-cell>
              <table:table-cell office:value-type="float" office:value="6.83012701892219">
                <text:p>6.83012701892219</text:p>
              </table:table-cell>
            </table:table-row>
            <table:table-row>
              <table:table-cell office:value-type="float" office:value="0.00775000000000001">
                <text:p>0</text:p>
              </table:table-cell>
              <table:table-cell office:value-type="float" office:value="0.00775000000000001">
                <text:p>0.00775000000000001</text:p>
              </table:table-cell>
              <table:table-cell office:value-type="float" office:value="-5.37688214730487">
                <text:p>-5.37688214730487</text:p>
              </table:table-cell>
              <table:table-cell office:value-type="float" office:value="-1.2885997584859">
                <text:p>-1.2885997584859</text:p>
              </table:table-cell>
              <table:table-cell office:value-type="float" office:value="6.66548190579078">
                <text:p>6.66548190579078</text:p>
              </table:table-cell>
            </table:table-row>
            <table:table-row>
              <table:table-cell office:value-type="float" office:value="0.00800000000000001">
                <text:p>0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-5.72061402817685">
                <text:p>-5.72061402817685</text:p>
              </table:table-cell>
              <table:table-cell office:value-type="float" office:value="-0.73912785203566">
                <text:p>-0.73912785203566</text:p>
              </table:table-cell>
              <table:table-cell office:value-type="float" office:value="6.45974188021251">
                <text:p>6.45974188021251</text:p>
              </table:table-cell>
            </table:table-row>
            <table:table-row>
              <table:table-cell office:value-type="float" office:value="0.00825000000000001">
                <text:p>0</text:p>
              </table:table-cell>
              <table:table-cell office:value-type="float" office:value="0.00825000000000001">
                <text:p>0.00825000000000001</text:p>
              </table:table-cell>
              <table:table-cell office:value-type="float" office:value="-6.02907642126792">
                <text:p>-6.02907642126792</text:p>
              </table:table-cell>
              <table:table-cell office:value-type="float" office:value="-0.185098976592658">
                <text:p>-0.185098976592658</text:p>
              </table:table-cell>
              <table:table-cell office:value-type="float" office:value="6.21417539786058">
                <text:p>6.21417539786058</text:p>
              </table:table-cell>
            </table:table-row>
            <table:table-row>
              <table:table-cell office:value-type="float" office:value="0.00850000000000001">
                <text:p>0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-6.30036755335051">
                <text:p>-6.30036755335051</text:p>
              </table:table-cell>
              <table:table-cell office:value-type="float" office:value="0.370071095592693">
                <text:p>0.370071095592693</text:p>
              </table:table-cell>
              <table:table-cell office:value-type="float" office:value="5.93029645775782">
                <text:p>5.93029645775782</text:p>
              </table:table-cell>
            </table:table-row>
            <table:table-row>
              <table:table-cell office:value-type="float" office:value="0.00875000000000001">
                <text:p>0</text:p>
              </table:table-cell>
              <table:table-cell office:value-type="float" office:value="0.00875000000000001">
                <text:p>0.00875000000000001</text:p>
              </table:table-cell>
              <table:table-cell office:value-type="float" office:value="-6.53281482438189">
                <text:p>-6.53281482438189</text:p>
              </table:table-cell>
              <table:table-cell office:value-type="float" office:value="0.922959556412589">
                <text:p>0.922959556412589</text:p>
              </table:table-cell>
              <table:table-cell office:value-type="float" office:value="5.6098552679693">
                <text:p>5.6098552679693</text:p>
              </table:table-cell>
            </table:table-row>
            <table:table-row>
              <table:table-cell office:value-type="float" office:value="0.00900000000000001">
                <text:p>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-6.72498511963958">
                <text:p>-6.72498511963958</text:p>
              </table:table-cell>
              <table:table-cell office:value-type="float" office:value="1.470157664652">
                <text:p>1.470157664652</text:p>
              </table:table-cell>
              <table:table-cell office:value-type="float" office:value="5.25482745498758">
                <text:p>5.25482745498758</text:p>
              </table:table-cell>
            </table:table-row>
            <table:table-row>
              <table:table-cell office:value-type="float" office:value="0.00925000000000001">
                <text:p>0</text:p>
              </table:table-cell>
              <table:table-cell office:value-type="float" office:value="0.00925000000000001">
                <text:p>0.00925000000000001</text:p>
              </table:table-cell>
              <table:table-cell office:value-type="float" office:value="-6.87569364535021">
                <text:p>-6.87569364535021</text:p>
              </table:table-cell>
              <table:table-cell office:value-type="float" office:value="2.00829176201179">
                <text:p>2.00829176201179</text:p>
              </table:table-cell>
              <table:table-cell office:value-type="float" office:value="4.86740188333841">
                <text:p>4.86740188333841</text:p>
              </table:table-cell>
            </table:table-row>
            <table:table-row>
              <table:table-cell office:value-type="float" office:value="0.00950000000000001">
                <text:p>0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-6.98401123333711">
                <text:p>-6.98401123333711</text:p>
              </table:table-cell>
              <table:table-cell office:value-type="float" office:value="2.53404407283402">
                <text:p>2.53404407283402</text:p>
              </table:table-cell>
              <table:table-cell office:value-type="float" office:value="4.44996716050309">
                <text:p>4.44996716050309</text:p>
              </table:table-cell>
            </table:table-row>
            <table:table-row>
              <table:table-cell office:value-type="float" office:value="0.00975000000000001">
                <text:p>0</text:p>
              </table:table-cell>
              <table:table-cell office:value-type="float" office:value="0.00975000000000001">
                <text:p>0.00975000000000001</text:p>
              </table:table-cell>
              <table:table-cell office:value-type="float" office:value="-7.04927006965108">
                <text:p>-7.04927006965108</text:p>
              </table:table-cell>
              <table:table-cell office:value-type="float" office:value="3.04417315929205">
                <text:p>3.04417315929205</text:p>
              </table:table-cell>
              <table:table-cell office:value-type="float" office:value="4.00509691035903">
                <text:p>4.00509691035903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7.07106781186548">
                <text:p>-7.07106781186548</text:p>
              </table:table-cell>
              <table:table-cell office:value-type="float" office:value="3.53553390593275">
                <text:p>3.53553390593275</text:p>
              </table:table-cell>
              <table:table-cell office:value-type="float" office:value="3.53553390593273">
                <text:p>3.53553390593273</text:p>
              </table:table-cell>
            </table:table-row>
            <table:table-row>
              <table:table-cell office:value-type="float" office:value="0.01025">
                <text:p>0</text:p>
              </table:table-cell>
              <table:table-cell office:value-type="float" office:value="0.01025">
                <text:p>0.01025</text:p>
              </table:table-cell>
              <table:table-cell office:value-type="float" office:value="-7.04927006965107">
                <text:p>-7.04927006965107</text:p>
              </table:table-cell>
              <table:table-cell office:value-type="float" office:value="4.00509691035905">
                <text:p>4.00509691035905</text:p>
              </table:table-cell>
              <table:table-cell office:value-type="float" office:value="3.04417315929202">
                <text:p>3.04417315929202</text:p>
              </table:table-cell>
            </table:table-row>
            <table:table-row>
              <table:table-cell office:value-type="float" office:value="0.0105">
                <text:p>0</text:p>
              </table:table-cell>
              <table:table-cell office:value-type="float" office:value="0.0105">
                <text:p>0.0105</text:p>
              </table:table-cell>
              <table:table-cell office:value-type="float" office:value="-6.9840112333371">
                <text:p>-6.9840112333371</text:p>
              </table:table-cell>
              <table:table-cell office:value-type="float" office:value="4.44996716050311">
                <text:p>4.44996716050311</text:p>
              </table:table-cell>
              <table:table-cell office:value-type="float" office:value="2.53404407283399">
                <text:p>2.53404407283399</text:p>
              </table:table-cell>
            </table:table-row>
            <table:table-row>
              <table:table-cell office:value-type="float" office:value="0.01075">
                <text:p>0</text:p>
              </table:table-cell>
              <table:table-cell office:value-type="float" office:value="0.01075">
                <text:p>0.01075</text:p>
              </table:table-cell>
              <table:table-cell office:value-type="float" office:value="-6.8756936453502">
                <text:p>-6.8756936453502</text:p>
              </table:table-cell>
              <table:table-cell office:value-type="float" office:value="4.86740188333843">
                <text:p>4.86740188333843</text:p>
              </table:table-cell>
              <table:table-cell office:value-type="float" office:value="2.00829176201177">
                <text:p>2.00829176201177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-6.72498511963957">
                <text:p>-6.72498511963957</text:p>
              </table:table-cell>
              <table:table-cell office:value-type="float" office:value="5.2548274549876">
                <text:p>5.2548274549876</text:p>
              </table:table-cell>
              <table:table-cell office:value-type="float" office:value="1.47015766465197">
                <text:p>1.47015766465197</text:p>
              </table:table-cell>
            </table:table-row>
            <table:table-row>
              <table:table-cell office:value-type="float" office:value="0.01125">
                <text:p>0</text:p>
              </table:table-cell>
              <table:table-cell office:value-type="float" office:value="0.01125">
                <text:p>0.01125</text:p>
              </table:table-cell>
              <table:table-cell office:value-type="float" office:value="-6.53281482438188">
                <text:p>-6.53281482438188</text:p>
              </table:table-cell>
              <table:table-cell office:value-type="float" office:value="5.60985526796932">
                <text:p>5.60985526796932</text:p>
              </table:table-cell>
              <table:table-cell office:value-type="float" office:value="0.922959556412555">
                <text:p>0.922959556412555</text:p>
              </table:table-cell>
            </table:table-row>
            <table:table-row>
              <table:table-cell office:value-type="float" office:value="0.0115">
                <text:p>0</text:p>
              </table:table-cell>
              <table:table-cell office:value-type="float" office:value="0.0115">
                <text:p>0.0115</text:p>
              </table:table-cell>
              <table:table-cell office:value-type="float" office:value="-6.3003675533505">
                <text:p>-6.3003675533505</text:p>
              </table:table-cell>
              <table:table-cell office:value-type="float" office:value="5.93029645775783">
                <text:p>5.93029645775783</text:p>
              </table:table-cell>
              <table:table-cell office:value-type="float" office:value="0.370071095592665">
                <text:p>0.370071095592665</text:p>
              </table:table-cell>
            </table:table-row>
            <table:table-row>
              <table:table-cell office:value-type="float" office:value="0.01175">
                <text:p>0</text:p>
              </table:table-cell>
              <table:table-cell office:value-type="float" office:value="0.01175">
                <text:p>0.01175</text:p>
              </table:table-cell>
              <table:table-cell office:value-type="float" office:value="-6.0290764212679">
                <text:p>-6.0290764212679</text:p>
              </table:table-cell>
              <table:table-cell office:value-type="float" office:value="6.21417539786059">
                <text:p>6.21417539786059</text:p>
              </table:table-cell>
              <table:table-cell office:value-type="float" office:value="-0.185098976592686">
                <text:p>-0.185098976592686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-5.72061402817683">
                <text:p>-5.72061402817683</text:p>
              </table:table-cell>
              <table:table-cell office:value-type="float" office:value="6.45974188021252">
                <text:p>6.45974188021252</text:p>
              </table:table-cell>
              <table:table-cell office:value-type="float" office:value="-0.739127852035682">
                <text:p>-0.739127852035682</text:p>
              </table:table-cell>
            </table:table-row>
            <table:table-row>
              <table:table-cell office:value-type="float" office:value="0.01225">
                <text:p>0</text:p>
              </table:table-cell>
              <table:table-cell office:value-type="float" office:value="0.01225">
                <text:p>0.01225</text:p>
              </table:table-cell>
              <table:table-cell office:value-type="float" office:value="-5.37688214730485">
                <text:p>-5.37688214730485</text:p>
              </table:table-cell>
              <table:table-cell office:value-type="float" office:value="6.66548190579079">
                <text:p>6.66548190579079</text:p>
              </table:table-cell>
              <table:table-cell office:value-type="float" office:value="-1.28859975848593">
                <text:p>-1.28859975848593</text:p>
              </table:table-cell>
            </table:table-row>
            <table:table-row>
              <table:table-cell office:value-type="float" office:value="0.0125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-4.99999999999999">
                <text:p>-4.99999999999999</text:p>
              </table:table-cell>
              <table:table-cell office:value-type="float" office:value="6.8301270189222">
                <text:p>6.8301270189222</text:p>
              </table:table-cell>
              <table:table-cell office:value-type="float" office:value="-1.83012701892221">
                <text:p>-1.83012701892221</text:p>
              </table:table-cell>
            </table:table-row>
            <table:table-row>
              <table:table-cell office:value-type="float" office:value="0.01275">
                <text:p>0</text:p>
              </table:table-cell>
              <table:table-cell office:value-type="float" office:value="0.01275">
                <text:p>0.01275</text:p>
              </table:table-cell>
              <table:table-cell office:value-type="float" office:value="-4.5922911900264">
                <text:p>-4.5922911900264</text:p>
              </table:table-cell>
              <table:table-cell office:value-type="float" office:value="6.95266212773425">
                <text:p>6.95266212773425</text:p>
              </table:table-cell>
              <table:table-cell office:value-type="float" office:value="-2.36037093770785">
                <text:p>-2.36037093770785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-4.15626937777452">
                <text:p>-4.15626937777452</text:p>
              </table:table-cell>
              <table:table-cell office:value-type="float" office:value="7.03233176253404">
                <text:p>7.03233176253404</text:p>
              </table:table-cell>
              <table:table-cell office:value-type="float" office:value="-2.87606238475953">
                <text:p>-2.87606238475953</text:p>
              </table:table-cell>
            </table:table-row>
            <table:table-row>
              <table:table-cell office:value-type="float" office:value="0.01325">
                <text:p>0</text:p>
              </table:table-cell>
              <table:table-cell office:value-type="float" office:value="0.01325">
                <text:p>0.01325</text:p>
              </table:table-cell>
              <table:table-cell office:value-type="float" office:value="-3.69462278270884">
                <text:p>-3.69462278270884</text:p>
              </table:table-cell>
              <table:table-cell office:value-type="float" office:value="7.06864473353021">
                <text:p>7.06864473353021</text:p>
              </table:table-cell>
              <table:table-cell office:value-type="float" office:value="-3.37402195082137">
                <text:p>-3.37402195082137</text:p>
              </table:table-cell>
            </table:table-row>
            <table:table-row>
              <table:table-cell office:value-type="float" office:value="0.0135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-3.21019760960101">
                <text:p>-3.21019760960101</text:p>
              </table:table-cell>
              <table:table-cell office:value-type="float" office:value="7.06137715918126">
                <text:p>7.06137715918126</text:p>
              </table:table-cell>
              <table:table-cell office:value-type="float" office:value="-3.85117954958025">
                <text:p>-3.85117954958025</text:p>
              </table:table-cell>
            </table:table-row>
            <table:table-row>
              <table:table-cell office:value-type="float" office:value="0.01375">
                <text:p>0</text:p>
              </table:table-cell>
              <table:table-cell office:value-type="float" office:value="0.01375">
                <text:p>0.01375</text:p>
              </table:table-cell>
              <table:table-cell office:value-type="float" office:value="-2.70598050073097">
                <text:p>-2.70598050073097</text:p>
              </table:table-cell>
              <table:table-cell office:value-type="float" office:value="7.01057384649978">
                <text:p>7.01057384649978</text:p>
              </table:table-cell>
              <table:table-cell office:value-type="float" office:value="-4.3045933457688">
                <text:p>-4.3045933457688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-2.18508012224408">
                <text:p>-2.18508012224408</text:p>
              </table:table-cell>
              <table:table-cell office:value-type="float" office:value="6.91654801480225">
                <text:p>6.91654801480225</text:p>
              </table:table-cell>
              <table:table-cell office:value-type="float" office:value="-4.73146789255816">
                <text:p>-4.73146789255816</text:p>
              </table:table-cell>
            </table:table-row>
            <table:table-row>
              <table:table-cell office:value-type="float" office:value="0.01425">
                <text:p>0</text:p>
              </table:table-cell>
              <table:table-cell office:value-type="float" office:value="0.01425">
                <text:p>0.01425</text:p>
              </table:table-cell>
              <table:table-cell office:value-type="float" office:value="-1.65070799819069">
                <text:p>-1.65070799819069</text:p>
              </table:table-cell>
              <table:table-cell office:value-type="float" office:value="6.77987936460786">
                <text:p>6.77987936460786</text:p>
              </table:table-cell>
              <table:table-cell office:value-type="float" office:value="-5.12917136641716">
                <text:p>-5.12917136641716</text:p>
              </table:table-cell>
            </table:table-row>
            <table:table-row>
              <table:table-cell office:value-type="float" office:value="0.0145">
                <text:p>0</text:p>
              </table:table-cell>
              <table:table-cell office:value-type="float" office:value="0.0145">
                <text:p>0.0145</text:p>
              </table:table-cell>
              <table:table-cell office:value-type="float" office:value="-1.10615871041235">
                <text:p>-1.10615871041235</text:p>
              </table:table-cell>
              <table:table-cell office:value-type="float" office:value="6.601410503592">
                <text:p>6.601410503592</text:p>
              </table:table-cell>
              <table:table-cell office:value-type="float" office:value="-5.49525179317965">
                <text:p>-5.49525179317965</text:p>
              </table:table-cell>
            </table:table-row>
            <table:table-row>
              <table:table-cell office:value-type="float" office:value="0.01475">
                <text:p>0</text:p>
              </table:table-cell>
              <table:table-cell office:value-type="float" office:value="0.01475">
                <text:p>0.01475</text:p>
              </table:table-cell>
              <table:table-cell office:value-type="float" office:value="-0.554789586349209">
                <text:p>-0.554789586349209</text:p>
              </table:table-cell>
              <table:table-cell office:value-type="float" office:value="6.38224175162973">
                <text:p>6.38224175162973</text:p>
              </table:table-cell>
              <table:table-cell office:value-type="float" office:value="-5.82745216528052">
                <text:p>-5.8274521652805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000000000000238225452545872">
                <text:p>0.0000000000000238225452545872</text:p>
              </table:table-cell>
              <table:table-cell office:value-type="float" office:value="6.12372435695794">
                <text:p>6.12372435695794</text:p>
              </table:table-cell>
              <table:table-cell office:value-type="float" office:value="-6.12372435695796">
                <text:p>-6.12372435695796</text:p>
              </table:table-cell>
            </table:table-row>
            <table:table-row>
              <table:table-cell office:value-type="float" office:value="0.01525">
                <text:p>0</text:p>
              </table:table-cell>
              <table:table-cell office:value-type="float" office:value="0.01525">
                <text:p>0.01525</text:p>
              </table:table-cell>
              <table:table-cell office:value-type="float" office:value="0.554789586349263">
                <text:p>0.554789586349263</text:p>
              </table:table-cell>
              <table:table-cell office:value-type="float" office:value="5.8274521652805">
                <text:p>5.8274521652805</text:p>
              </table:table-cell>
              <table:table-cell office:value-type="float" office:value="-6.38224175162976">
                <text:p>-6.38224175162976</text:p>
              </table:table-cell>
            </table:table-row>
            <table:table-row>
              <table:table-cell office:value-type="float" office:value="0.0155">
                <text:p>0</text:p>
              </table:table-cell>
              <table:table-cell office:value-type="float" office:value="0.0155">
                <text:p>0.0155</text:p>
              </table:table-cell>
              <table:table-cell office:value-type="float" office:value="1.1061587104124">
                <text:p>1.1061587104124</text:p>
              </table:table-cell>
              <table:table-cell office:value-type="float" office:value="5.49525179317962">
                <text:p>5.49525179317962</text:p>
              </table:table-cell>
              <table:table-cell office:value-type="float" office:value="-6.60141050359202">
                <text:p>-6.60141050359202</text:p>
              </table:table-cell>
            </table:table-row>
            <table:table-row>
              <table:table-cell office:value-type="float" office:value="0.01575">
                <text:p>0</text:p>
              </table:table-cell>
              <table:table-cell office:value-type="float" office:value="0.01575">
                <text:p>0.01575</text:p>
              </table:table-cell>
              <table:table-cell office:value-type="float" office:value="1.65070799819074">
                <text:p>1.65070799819074</text:p>
              </table:table-cell>
              <table:table-cell office:value-type="float" office:value="5.12917136641714">
                <text:p>5.12917136641714</text:p>
              </table:table-cell>
              <table:table-cell office:value-type="float" office:value="-6.77987936460787">
                <text:p>-6.77987936460787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2.18508012224413">
                <text:p>2.18508012224413</text:p>
              </table:table-cell>
              <table:table-cell office:value-type="float" office:value="4.73146789255814">
                <text:p>4.73146789255814</text:p>
              </table:table-cell>
              <table:table-cell office:value-type="float" office:value="-6.91654801480226">
                <text:p>-6.91654801480226</text:p>
              </table:table-cell>
            </table:table-row>
            <table:table-row>
              <table:table-cell office:value-type="float" office:value="0.01625">
                <text:p>0</text:p>
              </table:table-cell>
              <table:table-cell office:value-type="float" office:value="0.01625">
                <text:p>0.01625</text:p>
              </table:table-cell>
              <table:table-cell office:value-type="float" office:value="2.70598050073101">
                <text:p>2.70598050073101</text:p>
              </table:table-cell>
              <table:table-cell office:value-type="float" office:value="4.30459334576878">
                <text:p>4.30459334576878</text:p>
              </table:table-cell>
              <table:table-cell office:value-type="float" office:value="-7.01057384649978">
                <text:p>-7.01057384649978</text:p>
              </table:table-cell>
            </table:table-row>
            <table:table-row>
              <table:table-cell office:value-type="float" office:value="0.0165">
                <text:p>0</text:p>
              </table:table-cell>
              <table:table-cell office:value-type="float" office:value="0.0165">
                <text:p>0.0165</text:p>
              </table:table-cell>
              <table:table-cell office:value-type="float" office:value="3.21019760960105">
                <text:p>3.21019760960105</text:p>
              </table:table-cell>
              <table:table-cell office:value-type="float" office:value="3.85117954958021">
                <text:p>3.85117954958021</text:p>
              </table:table-cell>
              <table:table-cell office:value-type="float" office:value="-7.06137715918126">
                <text:p>-7.06137715918126</text:p>
              </table:table-cell>
            </table:table-row>
            <table:table-row>
              <table:table-cell office:value-type="float" office:value="0.01675">
                <text:p>0</text:p>
              </table:table-cell>
              <table:table-cell office:value-type="float" office:value="0.01675">
                <text:p>0.01675</text:p>
              </table:table-cell>
              <table:table-cell office:value-type="float" office:value="3.69462278270888">
                <text:p>3.69462278270888</text:p>
              </table:table-cell>
              <table:table-cell office:value-type="float" office:value="3.37402195082133">
                <text:p>3.37402195082133</text:p>
              </table:table-cell>
              <table:table-cell office:value-type="float" office:value="-7.06864473353021">
                <text:p>-7.06864473353021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4.15626937777455">
                <text:p>4.15626937777455</text:p>
              </table:table-cell>
              <table:table-cell office:value-type="float" office:value="2.87606238475949">
                <text:p>2.87606238475949</text:p>
              </table:table-cell>
              <table:table-cell office:value-type="float" office:value="-7.03233176253404">
                <text:p>-7.03233176253404</text:p>
              </table:table-cell>
            </table:table-row>
            <table:table-row>
              <table:table-cell office:value-type="float" office:value="0.01725">
                <text:p>0</text:p>
              </table:table-cell>
              <table:table-cell office:value-type="float" office:value="0.01725">
                <text:p>0.01725</text:p>
              </table:table-cell>
              <table:table-cell office:value-type="float" office:value="4.59229119002644">
                <text:p>4.59229119002644</text:p>
              </table:table-cell>
              <table:table-cell office:value-type="float" office:value="2.36037093770781">
                <text:p>2.36037093770781</text:p>
              </table:table-cell>
              <table:table-cell office:value-type="float" office:value="-6.95266212773424">
                <text:p>-6.95266212773424</text:p>
              </table:table-cell>
            </table:table-row>
            <table:table-row>
              <table:table-cell office:value-type="float" office:value="0.0175">
                <text:p>0</text:p>
              </table:table-cell>
              <table:table-cell office:value-type="float" office:value="0.0175">
                <text:p>0.0175</text:p>
              </table:table-cell>
              <table:table-cell office:value-type="float" office:value="5.00000000000002">
                <text:p>5.00000000000002</text:p>
              </table:table-cell>
              <table:table-cell office:value-type="float" office:value="1.83012701892217">
                <text:p>1.83012701892217</text:p>
              </table:table-cell>
              <table:table-cell office:value-type="float" office:value="-6.83012701892219">
                <text:p>-6.83012701892219</text:p>
              </table:table-cell>
            </table:table-row>
            <table:table-row>
              <table:table-cell office:value-type="float" office:value="0.01775">
                <text:p>0</text:p>
              </table:table-cell>
              <table:table-cell office:value-type="float" office:value="0.01775">
                <text:p>0.01775</text:p>
              </table:table-cell>
              <table:table-cell office:value-type="float" office:value="5.37688214730488">
                <text:p>5.37688214730488</text:p>
              </table:table-cell>
              <table:table-cell office:value-type="float" office:value="1.28859975848589">
                <text:p>1.28859975848589</text:p>
              </table:table-cell>
              <table:table-cell office:value-type="float" office:value="-6.66548190579077">
                <text:p>-6.66548190579077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5.72061402817686">
                <text:p>5.72061402817686</text:p>
              </table:table-cell>
              <table:table-cell office:value-type="float" office:value="0.739127852035636">
                <text:p>0.739127852035636</text:p>
              </table:table-cell>
              <table:table-cell office:value-type="float" office:value="-6.4597418802125">
                <text:p>-6.4597418802125</text:p>
              </table:table-cell>
            </table:table-row>
            <table:table-row>
              <table:table-cell office:value-type="float" office:value="0.01825">
                <text:p>0</text:p>
              </table:table-cell>
              <table:table-cell office:value-type="float" office:value="0.01825">
                <text:p>0.01825</text:p>
              </table:table-cell>
              <table:table-cell office:value-type="float" office:value="6.02907642126792">
                <text:p>6.02907642126792</text:p>
              </table:table-cell>
              <table:table-cell office:value-type="float" office:value="0.185098976592646">
                <text:p>0.185098976592646</text:p>
              </table:table-cell>
              <table:table-cell office:value-type="float" office:value="-6.21417539786057">
                <text:p>-6.21417539786057</text:p>
              </table:table-cell>
            </table:table-row>
            <table:table-row>
              <table:table-cell office:value-type="float" office:value="0.0185">
                <text:p>0</text:p>
              </table:table-cell>
              <table:table-cell office:value-type="float" office:value="0.0185">
                <text:p>0.0185</text:p>
              </table:table-cell>
              <table:table-cell office:value-type="float" office:value="6.30036755335052">
                <text:p>6.30036755335052</text:p>
              </table:table-cell>
              <table:table-cell office:value-type="float" office:value="-0.370071095592705">
                <text:p>-0.370071095592705</text:p>
              </table:table-cell>
              <table:table-cell office:value-type="float" office:value="-5.93029645775781">
                <text:p>-5.93029645775781</text:p>
              </table:table-cell>
            </table:table-row>
            <table:table-row>
              <table:table-cell office:value-type="float" office:value="0.01875">
                <text:p>0</text:p>
              </table:table-cell>
              <table:table-cell office:value-type="float" office:value="0.01875">
                <text:p>0.01875</text:p>
              </table:table-cell>
              <table:table-cell office:value-type="float" office:value="6.53281482438189">
                <text:p>6.53281482438189</text:p>
              </table:table-cell>
              <table:table-cell office:value-type="float" office:value="-0.922959556412601">
                <text:p>-0.922959556412601</text:p>
              </table:table-cell>
              <table:table-cell office:value-type="float" office:value="-5.6098552679693">
                <text:p>-5.6098552679693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6.72498511963958">
                <text:p>6.72498511963958</text:p>
              </table:table-cell>
              <table:table-cell office:value-type="float" office:value="-1.47015766465202">
                <text:p>-1.47015766465202</text:p>
              </table:table-cell>
              <table:table-cell office:value-type="float" office:value="-5.25482745498757">
                <text:p>-5.25482745498757</text:p>
              </table:table-cell>
            </table:table-row>
            <table:table-row>
              <table:table-cell office:value-type="float" office:value="0.01925">
                <text:p>0</text:p>
              </table:table-cell>
              <table:table-cell office:value-type="float" office:value="0.01925">
                <text:p>0.01925</text:p>
              </table:table-cell>
              <table:table-cell office:value-type="float" office:value="6.87569364535021">
                <text:p>6.87569364535021</text:p>
              </table:table-cell>
              <table:table-cell office:value-type="float" office:value="-2.00829176201182">
                <text:p>-2.00829176201182</text:p>
              </table:table-cell>
              <table:table-cell office:value-type="float" office:value="-4.8674018833384">
                <text:p>-4.8674018833384</text:p>
              </table:table-cell>
            </table:table-row>
            <table:table-row>
              <table:table-cell office:value-type="float" office:value="0.0195">
                <text:p>0</text:p>
              </table:table-cell>
              <table:table-cell office:value-type="float" office:value="0.0195">
                <text:p>0.0195</text:p>
              </table:table-cell>
              <table:table-cell office:value-type="float" office:value="6.98401123333711">
                <text:p>6.98401123333711</text:p>
              </table:table-cell>
              <table:table-cell office:value-type="float" office:value="-2.53404407283403">
                <text:p>-2.53404407283403</text:p>
              </table:table-cell>
              <table:table-cell office:value-type="float" office:value="-4.44996716050307">
                <text:p>-4.44996716050307</text:p>
              </table:table-cell>
            </table:table-row>
            <table:table-row>
              <table:table-cell office:value-type="float" office:value="0.01975">
                <text:p>0</text:p>
              </table:table-cell>
              <table:table-cell office:value-type="float" office:value="0.01975">
                <text:p>0.01975</text:p>
              </table:table-cell>
              <table:table-cell office:value-type="float" office:value="7.04927006965108">
                <text:p>7.04927006965108</text:p>
              </table:table-cell>
              <table:table-cell office:value-type="float" office:value="-3.04417315929206">
                <text:p>-3.04417315929206</text:p>
              </table:table-cell>
              <table:table-cell office:value-type="float" office:value="-4.00509691035901">
                <text:p>-4.00509691035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" chart:style-name="ch1">
        <chart:title svg:x="6.184cm" svg:y="0.316cm" chart:style-name="ch2">
          <text:p>V1(t), V2(t), V3(t)</text:p>
        </chart:title>
        <chart:legend chart:legend-position="end" svg:x="14.233cm" svg:y="3.454cm" style:legend-expansion="high" chart:style-name="ch3"/>
        <chart:plot-area chart:style-name="ch4" table:cell-range-address="Sheet1.A8:Sheet1.D88" chart:data-source-has-labels="both" svg:x="0.32cm" svg:y="1.301cm" svg:width="13.593cm" svg:height="6.538cm">
          <chartooo:coordinate-region svg:x="1.232cm" svg:y="1.5cm" svg:width="12.681cm" svg:height="6.14cm"/>
          <chart:axis chart:dimension="x" chart:name="primary-x" chart:style-name="ch5" chartooo:axis-type="auto">
            <chartooo:date-scale/>
            <chart:title svg:x="7.019cm" svg:y="8.019cm" chart:style-name="ch6">
              <text:p>t</text:p>
            </chart:title>
            <chart:categories table:cell-range-address="Sheet1.A9:Sheet1.A88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A9:Sheet1.A88" chart:label-cell-address="Sheet1.A8:Sheet1.A8" chart:class="chart:line">
            <chart:data-point chart:repeated="80"/>
          </chart:series>
          <chart:series chart:style-name="ch9" chart:values-cell-range-address="Sheet1.B9:Sheet1.B88" chart:label-cell-address="Sheet1.B8:Sheet1.B8" chart:class="chart:line">
            <chart:data-point chart:repeated="80"/>
          </chart:series>
          <chart:series chart:style-name="ch10" chart:values-cell-range-address="Sheet1.C9:Sheet1.C88" chart:label-cell-address="Sheet1.C8:Sheet1.C8" chart:class="chart:line">
            <chart:data-point chart:repeated="80"/>
          </chart:series>
          <chart:series chart:style-name="ch11" chart:values-cell-range-address="Sheet1.D9:Sheet1.D88" chart:label-cell-address="Sheet1.D8:Sheet1.D8" chart:class="chart:line"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Sheet1.A8:Sheet1.A8</svg:desc>
                </draw:g>
              </table:table-cell>
              <table:table-cell office:value-type="string">
                <text:p>V1</text:p>
                <draw:g>
                  <svg:desc>Sheet1.B8:Sheet1.B8</svg:desc>
                </draw:g>
              </table:table-cell>
              <table:table-cell office:value-type="string">
                <text:p>V2</text:p>
                <draw:g>
                  <svg:desc>Sheet1.C8:Sheet1.C8</svg:desc>
                </draw:g>
              </table:table-cell>
              <table:table-cell office:value-type="string">
                <text:p>V3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9:Sheet1.A88</svg:desc>
                </draw:g>
              </table:table-cell>
              <table:table-cell office:value-type="float" office:value="0">
                <text:p>0</text:p>
                <draw:g>
                  <svg:desc>Sheet1.A9:Sheet1.A88</svg:desc>
                </draw:g>
              </table:table-cell>
              <table:table-cell office:value-type="float" office:value="325.269119345812">
                <text:p>325.269119345812</text:p>
                <draw:g>
                  <svg:desc>Sheet1.B9:Sheet1.B88</svg:desc>
                </draw:g>
              </table:table-cell>
              <table:table-cell office:value-type="float" office:value="-162.634559672906">
                <text:p>-162.634559672906</text:p>
                <draw:g>
                  <svg:desc>Sheet1.C9:Sheet1.C88</svg:desc>
                </draw:g>
              </table:table-cell>
              <table:table-cell office:value-type="float" office:value="-162.634559672906">
                <text:p>-162.634559672906</text:p>
                <draw:g>
                  <svg:desc>Sheet1.D9:Sheet1.D88</svg:desc>
                </draw:g>
              </table:table-cell>
            </table:table-row>
            <table:table-row>
              <table:table-cell office:value-type="float" office:value="0.00025">
                <text:p>0</text:p>
              </table:table-cell>
              <table:table-cell office:value-type="float" office:value="0.00025">
                <text:p>0.00025</text:p>
              </table:table-cell>
              <table:table-cell office:value-type="float" office:value="324.266423203949">
                <text:p>324.266423203949</text:p>
              </table:table-cell>
              <table:table-cell office:value-type="float" office:value="-184.234457876516">
                <text:p>-184.234457876516</text:p>
              </table:table-cell>
              <table:table-cell office:value-type="float" office:value="-140.031965327434">
                <text:p>-140.031965327434</text:p>
              </table:table-cell>
            </table:table-row>
            <table:table-row>
              <table:table-cell office:value-type="float" office:value="0.0005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321.264516733507">
                <text:p>321.264516733507</text:p>
              </table:table-cell>
              <table:table-cell office:value-type="float" office:value="-204.698489383142">
                <text:p>-204.698489383142</text:p>
              </table:table-cell>
              <table:table-cell office:value-type="float" office:value="-116.566027350364">
                <text:p>-116.566027350364</text:p>
              </table:table-cell>
            </table:table-row>
            <table:table-row>
              <table:table-cell office:value-type="float" office:value="0.00075">
                <text:p>0</text:p>
              </table:table-cell>
              <table:table-cell office:value-type="float" office:value="0.00075">
                <text:p>0.00075</text:p>
              </table:table-cell>
              <table:table-cell office:value-type="float" office:value="316.281907686109">
                <text:p>316.281907686109</text:p>
              </table:table-cell>
              <table:table-cell office:value-type="float" office:value="-223.900486633567">
                <text:p>-223.900486633567</text:p>
              </table:table-cell>
              <table:table-cell office:value-type="float" office:value="-92.3814210525421">
                <text:p>-92.3814210525421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309.34931550342">
                <text:p>309.34931550342</text:p>
              </table:table-cell>
              <table:table-cell office:value-type="float" office:value="-241.722062929429">
                <text:p>-241.722062929429</text:p>
              </table:table-cell>
              <table:table-cell office:value-type="float" office:value="-67.6272525739914">
                <text:p>-67.6272525739914</text:p>
              </table:table-cell>
            </table:table-row>
            <table:table-row>
              <table:table-cell office:value-type="float" office:value="0.00125">
                <text:p>0</text:p>
              </table:table-cell>
              <table:table-cell office:value-type="float" office:value="0.00125">
                <text:p>0.00125</text:p>
              </table:table-cell>
              <table:table-cell office:value-type="float" office:value="300.509481921567">
                <text:p>300.509481921567</text:p>
              </table:table-cell>
              <table:table-cell office:value-type="float" office:value="-258.053342326588">
                <text:p>-258.053342326588</text:p>
              </table:table-cell>
              <table:table-cell office:value-type="float" office:value="-42.4561395949786">
                <text:p>-42.4561395949786</text:p>
              </table:table-cell>
            </table:table-row>
            <table:table-row>
              <table:table-cell office:value-type="float" office:value="0.0015">
                <text:p>0</text:p>
              </table:table-cell>
              <table:table-cell office:value-type="float" office:value="0.0015">
                <text:p>0.0015</text:p>
              </table:table-cell>
              <table:table-cell office:value-type="float" office:value="289.816907454123">
                <text:p>289.816907454123</text:p>
              </table:table-cell>
              <table:table-cell office:value-type="float" office:value="-272.79363705686">
                <text:p>-272.79363705686</text:p>
              </table:table-cell>
              <table:table-cell office:value-type="float" office:value="-17.0232703972634">
                <text:p>-17.0232703972634</text:p>
              </table:table-cell>
            </table:table-row>
            <table:table-row>
              <table:table-cell office:value-type="float" office:value="0.00175">
                <text:p>0</text:p>
              </table:table-cell>
              <table:table-cell office:value-type="float" office:value="0.00175">
                <text:p>0.00175</text:p>
              </table:table-cell>
              <table:table-cell office:value-type="float" office:value="277.337515378324">
                <text:p>277.337515378324</text:p>
              </table:table-cell>
              <table:table-cell office:value-type="float" office:value="-285.852068301587">
                <text:p>-285.852068301587</text:p>
              </table:table-cell>
              <table:table-cell office:value-type="float" office:value="8.51455292326273">
                <text:p>8.51455292326273</text:p>
              </table:table-cell>
            </table:table-row>
            <table:table-row>
              <table:table-cell office:value-type="float" office:value="0.002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263.148245296135">
                <text:p>263.148245296135</text:p>
              </table:table-cell>
              <table:table-cell office:value-type="float" office:value="-297.148126489775">
                <text:p>-297.148126489775</text:p>
              </table:table-cell>
              <table:table-cell office:value-type="float" office:value="33.9998811936405">
                <text:p>33.9998811936405</text:p>
              </table:table-cell>
            </table:table-row>
            <table:table-row>
              <table:table-cell office:value-type="float" office:value="0.00225">
                <text:p>0</text:p>
              </table:table-cell>
              <table:table-cell office:value-type="float" office:value="0.00225">
                <text:p>0.00225</text:p>
              </table:table-cell>
              <table:table-cell office:value-type="float" office:value="247.336578776024">
                <text:p>247.336578776024</text:p>
              </table:table-cell>
              <table:table-cell office:value-type="float" office:value="-306.612167666376">
                <text:p>-306.612167666376</text:p>
              </table:table-cell>
              <table:table-cell office:value-type="float" office:value="59.275588890352">
                <text:p>59.275588890352</text:p>
              </table:table-cell>
            </table:table-row>
            <table:table-row>
              <table:table-cell office:value-type="float" office:value="0.0025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230">
                <text:p>230</text:p>
              </table:table-cell>
              <table:table-cell office:value-type="float" office:value="-314.185842870421">
                <text:p>-314.185842870421</text:p>
              </table:table-cell>
              <table:table-cell office:value-type="float" office:value="84.1858428704207">
                <text:p>84.1858428704207</text:p>
              </table:table-cell>
            </table:table-row>
            <table:table-row>
              <table:table-cell office:value-type="float" office:value="0.00275">
                <text:p>0</text:p>
              </table:table-cell>
              <table:table-cell office:value-type="float" office:value="0.00275">
                <text:p>0.00275</text:p>
              </table:table-cell>
              <table:table-cell office:value-type="float" office:value="211.245394741215">
                <text:p>211.245394741215</text:p>
              </table:table-cell>
              <table:table-cell office:value-type="float" office:value="-319.822457875775">
                <text:p>-319.822457875775</text:p>
              </table:table-cell>
              <table:table-cell office:value-type="float" office:value="108.57706313456">
                <text:p>108.57706313456</text:p>
              </table:table-cell>
            </table:table-row>
            <table:table-row>
              <table:table-cell office:value-type="float" office:value="0.003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191.188391377629">
                <text:p>191.188391377629</text:p>
              </table:table-cell>
              <table:table-cell office:value-type="float" office:value="-323.487261076566">
                <text:p>-323.487261076566</text:p>
              </table:table-cell>
              <table:table-cell office:value-type="float" office:value="132.298869698937">
                <text:p>132.298869698937</text:p>
              </table:table-cell>
            </table:table-row>
            <table:table-row>
              <table:table-cell office:value-type="float" office:value="0.00325">
                <text:p>0</text:p>
              </table:table-cell>
              <table:table-cell office:value-type="float" office:value="0.00325">
                <text:p>0.00325</text:p>
              </table:table-cell>
              <table:table-cell office:value-type="float" office:value="169.952648004607">
                <text:p>169.952648004607</text:p>
              </table:table-cell>
              <table:table-cell office:value-type="float" office:value="-325.15765774239">
                <text:p>-325.15765774239</text:p>
              </table:table-cell>
              <table:table-cell office:value-type="float" office:value="155.205009737782">
                <text:p>155.205009737782</text:p>
              </table:table-cell>
            </table:table-row>
            <table:table-row>
              <table:table-cell office:value-type="float" office:value="0.0035">
                <text:p>0</text:p>
              </table:table-cell>
              <table:table-cell office:value-type="float" office:value="0.0035">
                <text:p>0.0035</text:p>
              </table:table-cell>
              <table:table-cell office:value-type="float" office:value="147.669090041647">
                <text:p>147.669090041647</text:p>
              </table:table-cell>
              <table:table-cell office:value-type="float" office:value="-324.823349322338">
                <text:p>-324.823349322338</text:p>
              </table:table-cell>
              <table:table-cell office:value-type="float" office:value="177.154259280691">
                <text:p>177.154259280691</text:p>
              </table:table-cell>
            </table:table-row>
            <table:table-row>
              <table:table-cell office:value-type="float" office:value="0.00375">
                <text:p>0</text:p>
              </table:table-cell>
              <table:table-cell office:value-type="float" office:value="0.00375">
                <text:p>0.00375</text:p>
              </table:table-cell>
              <table:table-cell office:value-type="float" office:value="124.475103033625">
                <text:p>124.475103033625</text:p>
              </table:table-cell>
              <table:table-cell office:value-type="float" office:value="-322.48639693899">
                <text:p>-322.48639693899</text:p>
              </table:table-cell>
              <table:table-cell office:value-type="float" office:value="198.011293905365">
                <text:p>198.011293905365</text:p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100.513685623229">
                <text:p>100.513685623229</text:p>
              </table:table-cell>
              <table:table-cell office:value-type="float" office:value="-318.161208680904">
                <text:p>-318.161208680904</text:p>
              </table:table-cell>
              <table:table-cell office:value-type="float" office:value="217.647523057675">
                <text:p>217.647523057675</text:p>
              </table:table-cell>
            </table:table-row>
            <table:table-row>
              <table:table-cell office:value-type="float" office:value="0.00425">
                <text:p>0</text:p>
              </table:table-cell>
              <table:table-cell office:value-type="float" office:value="0.00425">
                <text:p>0.00425</text:p>
              </table:table-cell>
              <table:table-cell office:value-type="float" office:value="75.9325679167728">
                <text:p>75.9325679167728</text:p>
              </table:table-cell>
              <table:table-cell office:value-type="float" office:value="-311.874450771962">
                <text:p>-311.874450771962</text:p>
              </table:table-cell>
              <table:table-cell office:value-type="float" office:value="235.941882855189">
                <text:p>235.941882855189</text:p>
              </table:table-cell>
            </table:table-row>
            <table:table-row>
              <table:table-cell office:value-type="float" office:value="0.0045">
                <text:p>0</text:p>
              </table:table-cell>
              <table:table-cell office:value-type="float" office:value="0.0045">
                <text:p>0.0045</text:p>
              </table:table-cell>
              <table:table-cell office:value-type="float" office:value="50.8833006789689">
                <text:p>50.8833006789689</text:p>
              </table:table-cell>
              <table:table-cell office:value-type="float" office:value="-303.664883165232">
                <text:p>-303.664883165232</text:p>
              </table:table-cell>
              <table:table-cell office:value-type="float" office:value="252.781582486263">
                <text:p>252.781582486263</text:p>
              </table:table-cell>
            </table:table-row>
            <table:table-row>
              <table:table-cell office:value-type="float" office:value="0.00475">
                <text:p>0</text:p>
              </table:table-cell>
              <table:table-cell office:value-type="float" office:value="0.00475">
                <text:p>0.00475</text:p>
              </table:table-cell>
              <table:table-cell office:value-type="float" office:value="25.5203209720646">
                <text:p>25.5203209720646</text:p>
              </table:table-cell>
              <table:table-cell office:value-type="float" office:value="-293.583120574968">
                <text:p>-293.583120574968</text:p>
              </table:table-cell>
              <table:table-cell office:value-type="float" office:value="268.062799602903">
                <text:p>268.062799602903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-0.000000000000268980023104398">
                <text:p>-0.000000000000268980023104398</text:p>
              </table:table-cell>
              <table:table-cell office:value-type="float" office:value="-281.691320420065">
                <text:p>-281.691320420065</text:p>
              </table:table-cell>
              <table:table-cell office:value-type="float" office:value="281.691320420066">
                <text:p>281.691320420066</text:p>
              </table:table-cell>
            </table:table-row>
            <table:table-row>
              <table:table-cell office:value-type="float" office:value="0.00525">
                <text:p>0</text:p>
              </table:table-cell>
              <table:table-cell office:value-type="float" office:value="0.00525">
                <text:p>0.00525</text:p>
              </table:table-cell>
              <table:table-cell office:value-type="float" office:value="-25.5203209720651">
                <text:p>-25.5203209720651</text:p>
              </table:table-cell>
              <table:table-cell office:value-type="float" office:value="-268.062799602903">
                <text:p>-268.062799602903</text:p>
              </table:table-cell>
              <table:table-cell office:value-type="float" office:value="293.583120574968">
                <text:p>293.583120574968</text:p>
              </table:table-cell>
            </table:table-row>
            <table:table-row>
              <table:table-cell office:value-type="float" office:value="0.0055">
                <text:p>0</text:p>
              </table:table-cell>
              <table:table-cell office:value-type="float" office:value="0.0055">
                <text:p>0.0055</text:p>
              </table:table-cell>
              <table:table-cell office:value-type="float" office:value="-50.8833006789694">
                <text:p>-50.8833006789694</text:p>
              </table:table-cell>
              <table:table-cell office:value-type="float" office:value="-252.781582486263">
                <text:p>-252.781582486263</text:p>
              </table:table-cell>
              <table:table-cell office:value-type="float" office:value="303.664883165232">
                <text:p>303.664883165232</text:p>
              </table:table-cell>
            </table:table-row>
            <table:table-row>
              <table:table-cell office:value-type="float" office:value="0.00575">
                <text:p>0</text:p>
              </table:table-cell>
              <table:table-cell office:value-type="float" office:value="0.00575">
                <text:p>0.00575</text:p>
              </table:table-cell>
              <table:table-cell office:value-type="float" office:value="-75.9325679167733">
                <text:p>-75.9325679167733</text:p>
              </table:table-cell>
              <table:table-cell office:value-type="float" office:value="-235.941882855189">
                <text:p>-235.941882855189</text:p>
              </table:table-cell>
              <table:table-cell office:value-type="float" office:value="311.874450771962">
                <text:p>311.874450771962</text:p>
              </table:table-cell>
            </table:table-row>
            <table:table-row>
              <table:table-cell office:value-type="float" office:value="0.006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-100.513685623229">
                <text:p>-100.513685623229</text:p>
              </table:table-cell>
              <table:table-cell office:value-type="float" office:value="-217.647523057675">
                <text:p>-217.647523057675</text:p>
              </table:table-cell>
              <table:table-cell office:value-type="float" office:value="318.161208680904">
                <text:p>318.161208680904</text:p>
              </table:table-cell>
            </table:table-row>
            <table:table-row>
              <table:table-cell office:value-type="float" office:value="0.00625">
                <text:p>0</text:p>
              </table:table-cell>
              <table:table-cell office:value-type="float" office:value="0.00625">
                <text:p>0.00625</text:p>
              </table:table-cell>
              <table:table-cell office:value-type="float" office:value="-124.475103033626">
                <text:p>-124.475103033626</text:p>
              </table:table-cell>
              <table:table-cell office:value-type="float" office:value="-198.011293905364">
                <text:p>-198.011293905364</text:p>
              </table:table-cell>
              <table:table-cell office:value-type="float" office:value="322.48639693899">
                <text:p>322.48639693899</text:p>
              </table:table-cell>
            </table:table-row>
            <table:table-row>
              <table:table-cell office:value-type="float" office:value="0.0065">
                <text:p>0</text:p>
              </table:table-cell>
              <table:table-cell office:value-type="float" office:value="0.0065">
                <text:p>0.0065</text:p>
              </table:table-cell>
              <table:table-cell office:value-type="float" office:value="-147.669090041648">
                <text:p>-147.669090041648</text:p>
              </table:table-cell>
              <table:table-cell office:value-type="float" office:value="-177.15425928069">
                <text:p>-177.15425928069</text:p>
              </table:table-cell>
              <table:table-cell office:value-type="float" office:value="324.823349322338">
                <text:p>324.823349322338</text:p>
              </table:table-cell>
            </table:table-row>
            <table:table-row>
              <table:table-cell office:value-type="float" office:value="0.00675">
                <text:p>0</text:p>
              </table:table-cell>
              <table:table-cell office:value-type="float" office:value="0.00675">
                <text:p>0.00675</text:p>
              </table:table-cell>
              <table:table-cell office:value-type="float" office:value="-169.952648004608">
                <text:p>-169.952648004608</text:p>
              </table:table-cell>
              <table:table-cell office:value-type="float" office:value="-155.205009737782">
                <text:p>-155.205009737782</text:p>
              </table:table-cell>
              <table:table-cell office:value-type="float" office:value="325.15765774239">
                <text:p>325.15765774239</text:p>
              </table:table-cell>
            </table:table-row>
            <table:table-row>
              <table:table-cell office:value-type="float" office:value="0.007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-191.188391377629">
                <text:p>-191.188391377629</text:p>
              </table:table-cell>
              <table:table-cell office:value-type="float" office:value="-132.298869698937">
                <text:p>-132.298869698937</text:p>
              </table:table-cell>
              <table:table-cell office:value-type="float" office:value="323.487261076566">
                <text:p>323.487261076566</text:p>
              </table:table-cell>
            </table:table-row>
            <table:table-row>
              <table:table-cell office:value-type="float" office:value="0.00725">
                <text:p>0</text:p>
              </table:table-cell>
              <table:table-cell office:value-type="float" office:value="0.00725">
                <text:p>0.00725</text:p>
              </table:table-cell>
              <table:table-cell office:value-type="float" office:value="-211.245394741216">
                <text:p>-211.245394741216</text:p>
              </table:table-cell>
              <table:table-cell office:value-type="float" office:value="-108.57706313456">
                <text:p>-108.57706313456</text:p>
              </table:table-cell>
              <table:table-cell office:value-type="float" office:value="319.822457875775">
                <text:p>319.822457875775</text:p>
              </table:table-cell>
            </table:table-row>
            <table:table-row>
              <table:table-cell office:value-type="float" office:value="0.0075">
                <text:p>0</text:p>
              </table:table-cell>
              <table:table-cell office:value-type="float" office:value="0.0075">
                <text:p>0.0075</text:p>
              </table:table-cell>
              <table:table-cell office:value-type="float" office:value="-230">
                <text:p>-230</text:p>
              </table:table-cell>
              <table:table-cell office:value-type="float" office:value="-84.1858428704203">
                <text:p>-84.1858428704203</text:p>
              </table:table-cell>
              <table:table-cell office:value-type="float" office:value="314.185842870421">
                <text:p>314.185842870421</text:p>
              </table:table-cell>
            </table:table-row>
            <table:table-row>
              <table:table-cell office:value-type="float" office:value="0.00775000000000001">
                <text:p>0</text:p>
              </table:table-cell>
              <table:table-cell office:value-type="float" office:value="0.00775000000000001">
                <text:p>0.00775000000000001</text:p>
              </table:table-cell>
              <table:table-cell office:value-type="float" office:value="-247.336578776024">
                <text:p>-247.336578776024</text:p>
              </table:table-cell>
              <table:table-cell office:value-type="float" office:value="-59.2755888903516">
                <text:p>-59.2755888903516</text:p>
              </table:table-cell>
              <table:table-cell office:value-type="float" office:value="306.612167666376">
                <text:p>306.612167666376</text:p>
              </table:table-cell>
            </table:table-row>
            <table:table-row>
              <table:table-cell office:value-type="float" office:value="0.00800000000000001">
                <text:p>0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-263.148245296135">
                <text:p>-263.148245296135</text:p>
              </table:table-cell>
              <table:table-cell office:value-type="float" office:value="-33.9998811936404">
                <text:p>-33.9998811936404</text:p>
              </table:table-cell>
              <table:table-cell office:value-type="float" office:value="297.148126489775">
                <text:p>297.148126489775</text:p>
              </table:table-cell>
            </table:table-row>
            <table:table-row>
              <table:table-cell office:value-type="float" office:value="0.00825000000000001">
                <text:p>0</text:p>
              </table:table-cell>
              <table:table-cell office:value-type="float" office:value="0.00825000000000001">
                <text:p>0.00825000000000001</text:p>
              </table:table-cell>
              <table:table-cell office:value-type="float" office:value="-277.337515378324">
                <text:p>-277.337515378324</text:p>
              </table:table-cell>
              <table:table-cell office:value-type="float" office:value="-8.51455292326227">
                <text:p>-8.51455292326227</text:p>
              </table:table-cell>
              <table:table-cell office:value-type="float" office:value="285.852068301586">
                <text:p>285.852068301586</text:p>
              </table:table-cell>
            </table:table-row>
            <table:table-row>
              <table:table-cell office:value-type="float" office:value="0.00850000000000001">
                <text:p>0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-289.816907454124">
                <text:p>-289.816907454124</text:p>
              </table:table-cell>
              <table:table-cell office:value-type="float" office:value="17.0232703972639">
                <text:p>17.0232703972639</text:p>
              </table:table-cell>
              <table:table-cell office:value-type="float" office:value="272.79363705686">
                <text:p>272.79363705686</text:p>
              </table:table-cell>
            </table:table-row>
            <table:table-row>
              <table:table-cell office:value-type="float" office:value="0.00875000000000001">
                <text:p>0</text:p>
              </table:table-cell>
              <table:table-cell office:value-type="float" office:value="0.00875000000000001">
                <text:p>0.00875000000000001</text:p>
              </table:table-cell>
              <table:table-cell office:value-type="float" office:value="-300.509481921567">
                <text:p>-300.509481921567</text:p>
              </table:table-cell>
              <table:table-cell office:value-type="float" office:value="42.4561395949791">
                <text:p>42.4561395949791</text:p>
              </table:table-cell>
              <table:table-cell office:value-type="float" office:value="258.053342326588">
                <text:p>258.053342326588</text:p>
              </table:table-cell>
            </table:table-row>
            <table:table-row>
              <table:table-cell office:value-type="float" office:value="0.00900000000000001">
                <text:p>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-309.349315503421">
                <text:p>-309.349315503421</text:p>
              </table:table-cell>
              <table:table-cell office:value-type="float" office:value="67.6272525739919">
                <text:p>67.6272525739919</text:p>
              </table:table-cell>
              <table:table-cell office:value-type="float" office:value="241.722062929429">
                <text:p>241.722062929429</text:p>
              </table:table-cell>
            </table:table-row>
            <table:table-row>
              <table:table-cell office:value-type="float" office:value="0.00925000000000001">
                <text:p>0</text:p>
              </table:table-cell>
              <table:table-cell office:value-type="float" office:value="0.00925000000000001">
                <text:p>0.00925000000000001</text:p>
              </table:table-cell>
              <table:table-cell office:value-type="float" office:value="-316.28190768611">
                <text:p>-316.28190768611</text:p>
              </table:table-cell>
              <table:table-cell office:value-type="float" office:value="92.3814210525426">
                <text:p>92.3814210525426</text:p>
              </table:table-cell>
              <table:table-cell office:value-type="float" office:value="223.900486633567">
                <text:p>223.900486633567</text:p>
              </table:table-cell>
            </table:table-row>
            <table:table-row>
              <table:table-cell office:value-type="float" office:value="0.00950000000000001">
                <text:p>0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-321.264516733507">
                <text:p>-321.264516733507</text:p>
              </table:table-cell>
              <table:table-cell office:value-type="float" office:value="116.566027350365">
                <text:p>116.566027350365</text:p>
              </table:table-cell>
              <table:table-cell office:value-type="float" office:value="204.698489383142">
                <text:p>204.698489383142</text:p>
              </table:table-cell>
            </table:table-row>
            <table:table-row>
              <table:table-cell office:value-type="float" office:value="0.00975000000000001">
                <text:p>0</text:p>
              </table:table-cell>
              <table:table-cell office:value-type="float" office:value="0.00975000000000001">
                <text:p>0.00975000000000001</text:p>
              </table:table-cell>
              <table:table-cell office:value-type="float" office:value="-324.266423203949">
                <text:p>-324.266423203949</text:p>
              </table:table-cell>
              <table:table-cell office:value-type="float" office:value="140.031965327434">
                <text:p>140.031965327434</text:p>
              </table:table-cell>
              <table:table-cell office:value-type="float" office:value="184.234457876515">
                <text:p>184.234457876515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325.269119345812">
                <text:p>-325.269119345812</text:p>
              </table:table-cell>
              <table:table-cell office:value-type="float" office:value="162.634559672906">
                <text:p>162.634559672906</text:p>
              </table:table-cell>
              <table:table-cell office:value-type="float" office:value="162.634559672905">
                <text:p>162.634559672905</text:p>
              </table:table-cell>
            </table:table-row>
            <table:table-row>
              <table:table-cell office:value-type="float" office:value="0.01025">
                <text:p>0</text:p>
              </table:table-cell>
              <table:table-cell office:value-type="float" office:value="0.01025">
                <text:p>0.01025</text:p>
              </table:table-cell>
              <table:table-cell office:value-type="float" office:value="-324.266423203949">
                <text:p>-324.266423203949</text:p>
              </table:table-cell>
              <table:table-cell office:value-type="float" office:value="184.234457876516">
                <text:p>184.234457876516</text:p>
              </table:table-cell>
              <table:table-cell office:value-type="float" office:value="140.031965327433">
                <text:p>140.031965327433</text:p>
              </table:table-cell>
            </table:table-row>
            <table:table-row>
              <table:table-cell office:value-type="float" office:value="0.0105">
                <text:p>0</text:p>
              </table:table-cell>
              <table:table-cell office:value-type="float" office:value="0.0105">
                <text:p>0.0105</text:p>
              </table:table-cell>
              <table:table-cell office:value-type="float" office:value="-321.264516733507">
                <text:p>-321.264516733507</text:p>
              </table:table-cell>
              <table:table-cell office:value-type="float" office:value="204.698489383143">
                <text:p>204.698489383143</text:p>
              </table:table-cell>
              <table:table-cell office:value-type="float" office:value="116.566027350364">
                <text:p>116.566027350364</text:p>
              </table:table-cell>
            </table:table-row>
            <table:table-row>
              <table:table-cell office:value-type="float" office:value="0.01075">
                <text:p>0</text:p>
              </table:table-cell>
              <table:table-cell office:value-type="float" office:value="0.01075">
                <text:p>0.01075</text:p>
              </table:table-cell>
              <table:table-cell office:value-type="float" office:value="-316.281907686109">
                <text:p>-316.281907686109</text:p>
              </table:table-cell>
              <table:table-cell office:value-type="float" office:value="223.900486633568">
                <text:p>223.900486633568</text:p>
              </table:table-cell>
              <table:table-cell office:value-type="float" office:value="92.3814210525416">
                <text:p>92.3814210525416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-309.34931550342">
                <text:p>-309.34931550342</text:p>
              </table:table-cell>
              <table:table-cell office:value-type="float" office:value="241.72206292943">
                <text:p>241.72206292943</text:p>
              </table:table-cell>
              <table:table-cell office:value-type="float" office:value="67.6272525739906">
                <text:p>67.6272525739906</text:p>
              </table:table-cell>
            </table:table-row>
            <table:table-row>
              <table:table-cell office:value-type="float" office:value="0.01125">
                <text:p>0</text:p>
              </table:table-cell>
              <table:table-cell office:value-type="float" office:value="0.01125">
                <text:p>0.01125</text:p>
              </table:table-cell>
              <table:table-cell office:value-type="float" office:value="-300.509481921566">
                <text:p>-300.509481921566</text:p>
              </table:table-cell>
              <table:table-cell office:value-type="float" office:value="258.053342326589">
                <text:p>258.053342326589</text:p>
              </table:table-cell>
              <table:table-cell office:value-type="float" office:value="42.4561395949775">
                <text:p>42.4561395949775</text:p>
              </table:table-cell>
            </table:table-row>
            <table:table-row>
              <table:table-cell office:value-type="float" office:value="0.0115">
                <text:p>0</text:p>
              </table:table-cell>
              <table:table-cell office:value-type="float" office:value="0.0115">
                <text:p>0.0115</text:p>
              </table:table-cell>
              <table:table-cell office:value-type="float" office:value="-289.816907454123">
                <text:p>-289.816907454123</text:p>
              </table:table-cell>
              <table:table-cell office:value-type="float" office:value="272.79363705686">
                <text:p>272.79363705686</text:p>
              </table:table-cell>
              <table:table-cell office:value-type="float" office:value="17.0232703972626">
                <text:p>17.0232703972626</text:p>
              </table:table-cell>
            </table:table-row>
            <table:table-row>
              <table:table-cell office:value-type="float" office:value="0.01175">
                <text:p>0</text:p>
              </table:table-cell>
              <table:table-cell office:value-type="float" office:value="0.01175">
                <text:p>0.01175</text:p>
              </table:table-cell>
              <table:table-cell office:value-type="float" office:value="-277.337515378323">
                <text:p>-277.337515378323</text:p>
              </table:table-cell>
              <table:table-cell office:value-type="float" office:value="285.852068301587">
                <text:p>285.852068301587</text:p>
              </table:table-cell>
              <table:table-cell office:value-type="float" office:value="-8.51455292326355">
                <text:p>-8.51455292326355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-263.148245296134">
                <text:p>-263.148245296134</text:p>
              </table:table-cell>
              <table:table-cell office:value-type="float" office:value="297.148126489776">
                <text:p>297.148126489776</text:p>
              </table:table-cell>
              <table:table-cell office:value-type="float" office:value="-33.9998811936414">
                <text:p>-33.9998811936414</text:p>
              </table:table-cell>
            </table:table-row>
            <table:table-row>
              <table:table-cell office:value-type="float" office:value="0.01225">
                <text:p>0</text:p>
              </table:table-cell>
              <table:table-cell office:value-type="float" office:value="0.01225">
                <text:p>0.01225</text:p>
              </table:table-cell>
              <table:table-cell office:value-type="float" office:value="-247.336578776023">
                <text:p>-247.336578776023</text:p>
              </table:table-cell>
              <table:table-cell office:value-type="float" office:value="306.612167666376">
                <text:p>306.612167666376</text:p>
              </table:table-cell>
              <table:table-cell office:value-type="float" office:value="-59.2755888903529">
                <text:p>-59.2755888903529</text:p>
              </table:table-cell>
            </table:table-row>
            <table:table-row>
              <table:table-cell office:value-type="float" office:value="0.0125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-229.999999999999">
                <text:p>-229.999999999999</text:p>
              </table:table-cell>
              <table:table-cell office:value-type="float" office:value="314.185842870421">
                <text:p>314.185842870421</text:p>
              </table:table-cell>
              <table:table-cell office:value-type="float" office:value="-84.1858428704218">
                <text:p>-84.1858428704218</text:p>
              </table:table-cell>
            </table:table-row>
            <table:table-row>
              <table:table-cell office:value-type="float" office:value="0.01275">
                <text:p>0</text:p>
              </table:table-cell>
              <table:table-cell office:value-type="float" office:value="0.01275">
                <text:p>0.01275</text:p>
              </table:table-cell>
              <table:table-cell office:value-type="float" office:value="-211.245394741214">
                <text:p>-211.245394741214</text:p>
              </table:table-cell>
              <table:table-cell office:value-type="float" office:value="319.822457875775">
                <text:p>319.822457875775</text:p>
              </table:table-cell>
              <table:table-cell office:value-type="float" office:value="-108.577063134561">
                <text:p>-108.577063134561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-191.188391377628">
                <text:p>-191.188391377628</text:p>
              </table:table-cell>
              <table:table-cell office:value-type="float" office:value="323.487261076566">
                <text:p>323.487261076566</text:p>
              </table:table-cell>
              <table:table-cell office:value-type="float" office:value="-132.298869698939">
                <text:p>-132.298869698939</text:p>
              </table:table-cell>
            </table:table-row>
            <table:table-row>
              <table:table-cell office:value-type="float" office:value="0.01325">
                <text:p>0</text:p>
              </table:table-cell>
              <table:table-cell office:value-type="float" office:value="0.01325">
                <text:p>0.01325</text:p>
              </table:table-cell>
              <table:table-cell office:value-type="float" office:value="-169.952648004607">
                <text:p>-169.952648004607</text:p>
              </table:table-cell>
              <table:table-cell office:value-type="float" office:value="325.15765774239">
                <text:p>325.15765774239</text:p>
              </table:table-cell>
              <table:table-cell office:value-type="float" office:value="-155.205009737783">
                <text:p>-155.205009737783</text:p>
              </table:table-cell>
            </table:table-row>
            <table:table-row>
              <table:table-cell office:value-type="float" office:value="0.0135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-147.669090041646">
                <text:p>-147.669090041646</text:p>
              </table:table-cell>
              <table:table-cell office:value-type="float" office:value="324.823349322338">
                <text:p>324.823349322338</text:p>
              </table:table-cell>
              <table:table-cell office:value-type="float" office:value="-177.154259280691">
                <text:p>-177.154259280691</text:p>
              </table:table-cell>
            </table:table-row>
            <table:table-row>
              <table:table-cell office:value-type="float" office:value="0.01375">
                <text:p>0</text:p>
              </table:table-cell>
              <table:table-cell office:value-type="float" office:value="0.01375">
                <text:p>0.01375</text:p>
              </table:table-cell>
              <table:table-cell office:value-type="float" office:value="-124.475103033624">
                <text:p>-124.475103033624</text:p>
              </table:table-cell>
              <table:table-cell office:value-type="float" office:value="322.48639693899">
                <text:p>322.48639693899</text:p>
              </table:table-cell>
              <table:table-cell office:value-type="float" office:value="-198.011293905365">
                <text:p>-198.011293905365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-100.513685623228">
                <text:p>-100.513685623228</text:p>
              </table:table-cell>
              <table:table-cell office:value-type="float" office:value="318.161208680904">
                <text:p>318.161208680904</text:p>
              </table:table-cell>
              <table:table-cell office:value-type="float" office:value="-217.647523057675">
                <text:p>-217.647523057675</text:p>
              </table:table-cell>
            </table:table-row>
            <table:table-row>
              <table:table-cell office:value-type="float" office:value="0.01425">
                <text:p>0</text:p>
              </table:table-cell>
              <table:table-cell office:value-type="float" office:value="0.01425">
                <text:p>0.01425</text:p>
              </table:table-cell>
              <table:table-cell office:value-type="float" office:value="-75.9325679167718">
                <text:p>-75.9325679167718</text:p>
              </table:table-cell>
              <table:table-cell office:value-type="float" office:value="311.874450771962">
                <text:p>311.874450771962</text:p>
              </table:table-cell>
              <table:table-cell office:value-type="float" office:value="-235.94188285519">
                <text:p>-235.94188285519</text:p>
              </table:table-cell>
            </table:table-row>
            <table:table-row>
              <table:table-cell office:value-type="float" office:value="0.0145">
                <text:p>0</text:p>
              </table:table-cell>
              <table:table-cell office:value-type="float" office:value="0.0145">
                <text:p>0.0145</text:p>
              </table:table-cell>
              <table:table-cell office:value-type="float" office:value="-50.883300678968">
                <text:p>-50.883300678968</text:p>
              </table:table-cell>
              <table:table-cell office:value-type="float" office:value="303.664883165232">
                <text:p>303.664883165232</text:p>
              </table:table-cell>
              <table:table-cell office:value-type="float" office:value="-252.781582486264">
                <text:p>-252.781582486264</text:p>
              </table:table-cell>
            </table:table-row>
            <table:table-row>
              <table:table-cell office:value-type="float" office:value="0.01475">
                <text:p>0</text:p>
              </table:table-cell>
              <table:table-cell office:value-type="float" office:value="0.01475">
                <text:p>0.01475</text:p>
              </table:table-cell>
              <table:table-cell office:value-type="float" office:value="-25.5203209720636">
                <text:p>-25.5203209720636</text:p>
              </table:table-cell>
              <table:table-cell office:value-type="float" office:value="293.583120574968">
                <text:p>293.583120574968</text:p>
              </table:table-cell>
              <table:table-cell office:value-type="float" office:value="-268.062799602904">
                <text:p>-268.062799602904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0000000000109583708171101">
                <text:p>0.00000000000109583708171101</text:p>
              </table:table-cell>
              <table:table-cell office:value-type="float" office:value="281.691320420065">
                <text:p>281.691320420065</text:p>
              </table:table-cell>
              <table:table-cell office:value-type="float" office:value="-281.691320420066">
                <text:p>-281.691320420066</text:p>
              </table:table-cell>
            </table:table-row>
            <table:table-row>
              <table:table-cell office:value-type="float" office:value="0.01525">
                <text:p>0</text:p>
              </table:table-cell>
              <table:table-cell office:value-type="float" office:value="0.01525">
                <text:p>0.01525</text:p>
              </table:table-cell>
              <table:table-cell office:value-type="float" office:value="25.5203209720661">
                <text:p>25.5203209720661</text:p>
              </table:table-cell>
              <table:table-cell office:value-type="float" office:value="268.062799602903">
                <text:p>268.062799602903</text:p>
              </table:table-cell>
              <table:table-cell office:value-type="float" office:value="-293.583120574969">
                <text:p>-293.583120574969</text:p>
              </table:table-cell>
            </table:table-row>
            <table:table-row>
              <table:table-cell office:value-type="float" office:value="0.0155">
                <text:p>0</text:p>
              </table:table-cell>
              <table:table-cell office:value-type="float" office:value="0.0155">
                <text:p>0.0155</text:p>
              </table:table-cell>
              <table:table-cell office:value-type="float" office:value="50.8833006789705">
                <text:p>50.8833006789705</text:p>
              </table:table-cell>
              <table:table-cell office:value-type="float" office:value="252.781582486262">
                <text:p>252.781582486262</text:p>
              </table:table-cell>
              <table:table-cell office:value-type="float" office:value="-303.664883165233">
                <text:p>-303.664883165233</text:p>
              </table:table-cell>
            </table:table-row>
            <table:table-row>
              <table:table-cell office:value-type="float" office:value="0.01575">
                <text:p>0</text:p>
              </table:table-cell>
              <table:table-cell office:value-type="float" office:value="0.01575">
                <text:p>0.01575</text:p>
              </table:table-cell>
              <table:table-cell office:value-type="float" office:value="75.9325679167739">
                <text:p>75.9325679167739</text:p>
              </table:table-cell>
              <table:table-cell office:value-type="float" office:value="235.941882855189">
                <text:p>235.941882855189</text:p>
              </table:table-cell>
              <table:table-cell office:value-type="float" office:value="-311.874450771962">
                <text:p>-311.874450771962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100.51368562323">
                <text:p>100.51368562323</text:p>
              </table:table-cell>
              <table:table-cell office:value-type="float" office:value="217.647523057674">
                <text:p>217.647523057674</text:p>
              </table:table-cell>
              <table:table-cell office:value-type="float" office:value="-318.161208680904">
                <text:p>-318.161208680904</text:p>
              </table:table-cell>
            </table:table-row>
            <table:table-row>
              <table:table-cell office:value-type="float" office:value="0.01625">
                <text:p>0</text:p>
              </table:table-cell>
              <table:table-cell office:value-type="float" office:value="0.01625">
                <text:p>0.01625</text:p>
              </table:table-cell>
              <table:table-cell office:value-type="float" office:value="124.475103033626">
                <text:p>124.475103033626</text:p>
              </table:table-cell>
              <table:table-cell office:value-type="float" office:value="198.011293905364">
                <text:p>198.011293905364</text:p>
              </table:table-cell>
              <table:table-cell office:value-type="float" office:value="-322.48639693899">
                <text:p>-322.48639693899</text:p>
              </table:table-cell>
            </table:table-row>
            <table:table-row>
              <table:table-cell office:value-type="float" office:value="0.0165">
                <text:p>0</text:p>
              </table:table-cell>
              <table:table-cell office:value-type="float" office:value="0.0165">
                <text:p>0.0165</text:p>
              </table:table-cell>
              <table:table-cell office:value-type="float" office:value="147.669090041648">
                <text:p>147.669090041648</text:p>
              </table:table-cell>
              <table:table-cell office:value-type="float" office:value="177.15425928069">
                <text:p>177.15425928069</text:p>
              </table:table-cell>
              <table:table-cell office:value-type="float" office:value="-324.823349322338">
                <text:p>-324.823349322338</text:p>
              </table:table-cell>
            </table:table-row>
            <table:table-row>
              <table:table-cell office:value-type="float" office:value="0.01675">
                <text:p>0</text:p>
              </table:table-cell>
              <table:table-cell office:value-type="float" office:value="0.01675">
                <text:p>0.01675</text:p>
              </table:table-cell>
              <table:table-cell office:value-type="float" office:value="169.952648004608">
                <text:p>169.952648004608</text:p>
              </table:table-cell>
              <table:table-cell office:value-type="float" office:value="155.205009737781">
                <text:p>155.205009737781</text:p>
              </table:table-cell>
              <table:table-cell office:value-type="float" office:value="-325.15765774239">
                <text:p>-325.15765774239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191.188391377629">
                <text:p>191.188391377629</text:p>
              </table:table-cell>
              <table:table-cell office:value-type="float" office:value="132.298869698937">
                <text:p>132.298869698937</text:p>
              </table:table-cell>
              <table:table-cell office:value-type="float" office:value="-323.487261076566">
                <text:p>-323.487261076566</text:p>
              </table:table-cell>
            </table:table-row>
            <table:table-row>
              <table:table-cell office:value-type="float" office:value="0.01725">
                <text:p>0</text:p>
              </table:table-cell>
              <table:table-cell office:value-type="float" office:value="0.01725">
                <text:p>0.01725</text:p>
              </table:table-cell>
              <table:table-cell office:value-type="float" office:value="211.245394741216">
                <text:p>211.245394741216</text:p>
              </table:table-cell>
              <table:table-cell office:value-type="float" office:value="108.577063134559">
                <text:p>108.577063134559</text:p>
              </table:table-cell>
              <table:table-cell office:value-type="float" office:value="-319.822457875775">
                <text:p>-319.822457875775</text:p>
              </table:table-cell>
            </table:table-row>
            <table:table-row>
              <table:table-cell office:value-type="float" office:value="0.0175">
                <text:p>0</text:p>
              </table:table-cell>
              <table:table-cell office:value-type="float" office:value="0.0175">
                <text:p>0.0175</text:p>
              </table:table-cell>
              <table:table-cell office:value-type="float" office:value="230.000000000001">
                <text:p>230.000000000001</text:p>
              </table:table-cell>
              <table:table-cell office:value-type="float" office:value="84.1858428704198">
                <text:p>84.1858428704198</text:p>
              </table:table-cell>
              <table:table-cell office:value-type="float" office:value="-314.18584287042">
                <text:p>-314.18584287042</text:p>
              </table:table-cell>
            </table:table-row>
            <table:table-row>
              <table:table-cell office:value-type="float" office:value="0.01775">
                <text:p>0</text:p>
              </table:table-cell>
              <table:table-cell office:value-type="float" office:value="0.01775">
                <text:p>0.01775</text:p>
              </table:table-cell>
              <table:table-cell office:value-type="float" office:value="247.336578776025">
                <text:p>247.336578776025</text:p>
              </table:table-cell>
              <table:table-cell office:value-type="float" office:value="59.2755888903508">
                <text:p>59.2755888903508</text:p>
              </table:table-cell>
              <table:table-cell office:value-type="float" office:value="-306.612167666376">
                <text:p>-306.612167666376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263.148245296136">
                <text:p>263.148245296136</text:p>
              </table:table-cell>
              <table:table-cell office:value-type="float" office:value="33.9998811936393">
                <text:p>33.9998811936393</text:p>
              </table:table-cell>
              <table:table-cell office:value-type="float" office:value="-297.148126489775">
                <text:p>-297.148126489775</text:p>
              </table:table-cell>
            </table:table-row>
            <table:table-row>
              <table:table-cell office:value-type="float" office:value="0.01825">
                <text:p>0</text:p>
              </table:table-cell>
              <table:table-cell office:value-type="float" office:value="0.01825">
                <text:p>0.01825</text:p>
              </table:table-cell>
              <table:table-cell office:value-type="float" office:value="277.337515378324">
                <text:p>277.337515378324</text:p>
              </table:table-cell>
              <table:table-cell office:value-type="float" office:value="8.51455292326173">
                <text:p>8.51455292326173</text:p>
              </table:table-cell>
              <table:table-cell office:value-type="float" office:value="-285.852068301586">
                <text:p>-285.852068301586</text:p>
              </table:table-cell>
            </table:table-row>
            <table:table-row>
              <table:table-cell office:value-type="float" office:value="0.0185">
                <text:p>0</text:p>
              </table:table-cell>
              <table:table-cell office:value-type="float" office:value="0.0185">
                <text:p>0.0185</text:p>
              </table:table-cell>
              <table:table-cell office:value-type="float" office:value="289.816907454124">
                <text:p>289.816907454124</text:p>
              </table:table-cell>
              <table:table-cell office:value-type="float" office:value="-17.0232703972644">
                <text:p>-17.0232703972644</text:p>
              </table:table-cell>
              <table:table-cell office:value-type="float" office:value="-272.793637056859">
                <text:p>-272.793637056859</text:p>
              </table:table-cell>
            </table:table-row>
            <table:table-row>
              <table:table-cell office:value-type="float" office:value="0.01875">
                <text:p>0</text:p>
              </table:table-cell>
              <table:table-cell office:value-type="float" office:value="0.01875">
                <text:p>0.01875</text:p>
              </table:table-cell>
              <table:table-cell office:value-type="float" office:value="300.509481921567">
                <text:p>300.509481921567</text:p>
              </table:table-cell>
              <table:table-cell office:value-type="float" office:value="-42.4561395949796">
                <text:p>-42.4561395949796</text:p>
              </table:table-cell>
              <table:table-cell office:value-type="float" office:value="-258.053342326588">
                <text:p>-258.053342326588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309.349315503421">
                <text:p>309.349315503421</text:p>
              </table:table-cell>
              <table:table-cell office:value-type="float" office:value="-67.6272525739927">
                <text:p>-67.6272525739927</text:p>
              </table:table-cell>
              <table:table-cell office:value-type="float" office:value="-241.722062929428">
                <text:p>-241.722062929428</text:p>
              </table:table-cell>
            </table:table-row>
            <table:table-row>
              <table:table-cell office:value-type="float" office:value="0.01925">
                <text:p>0</text:p>
              </table:table-cell>
              <table:table-cell office:value-type="float" office:value="0.01925">
                <text:p>0.01925</text:p>
              </table:table-cell>
              <table:table-cell office:value-type="float" office:value="316.28190768611">
                <text:p>316.28190768611</text:p>
              </table:table-cell>
              <table:table-cell office:value-type="float" office:value="-92.3814210525436">
                <text:p>-92.3814210525436</text:p>
              </table:table-cell>
              <table:table-cell office:value-type="float" office:value="-223.900486633566">
                <text:p>-223.900486633566</text:p>
              </table:table-cell>
            </table:table-row>
            <table:table-row>
              <table:table-cell office:value-type="float" office:value="0.0195">
                <text:p>0</text:p>
              </table:table-cell>
              <table:table-cell office:value-type="float" office:value="0.0195">
                <text:p>0.0195</text:p>
              </table:table-cell>
              <table:table-cell office:value-type="float" office:value="321.264516733507">
                <text:p>321.264516733507</text:p>
              </table:table-cell>
              <table:table-cell office:value-type="float" office:value="-116.566027350365">
                <text:p>-116.566027350365</text:p>
              </table:table-cell>
              <table:table-cell office:value-type="float" office:value="-204.698489383141">
                <text:p>-204.698489383141</text:p>
              </table:table-cell>
            </table:table-row>
            <table:table-row>
              <table:table-cell office:value-type="float" office:value="0.01975">
                <text:p>0</text:p>
              </table:table-cell>
              <table:table-cell office:value-type="float" office:value="0.01975">
                <text:p>0.01975</text:p>
              </table:table-cell>
              <table:table-cell office:value-type="float" office:value="324.26642320395">
                <text:p>324.26642320395</text:p>
              </table:table-cell>
              <table:table-cell office:value-type="float" office:value="-140.031965327435">
                <text:p>-140.031965327435</text:p>
              </table:table-cell>
              <table:table-cell office:value-type="float" office:value="-184.234457876514">
                <text:p>-184.234457876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" chart:style-name="ch1">
        <chart:title svg:x="6.184cm" svg:y="0.316cm" chart:style-name="ch2">
          <text:p>P1(t), P2(t), P3(t)</text:p>
        </chart:title>
        <chart:legend chart:legend-position="end" svg:x="14.233cm" svg:y="3.454cm" style:legend-expansion="high" chart:style-name="ch3"/>
        <chart:plot-area chart:style-name="ch4" table:cell-range-address="Sheet1.A8:Sheet1.A88 Sheet1.K8:Sheet1.M88" chart:data-source-has-labels="both" svg:x="0.32cm" svg:y="1.301cm" svg:width="13.593cm" svg:height="6.538cm">
          <chartooo:coordinate-region svg:x="1.312cm" svg:y="1.5cm" svg:width="12.601cm" svg:height="5.079cm"/>
          <chart:axis chart:dimension="x" chart:name="primary-x" chart:style-name="ch5" chartooo:axis-type="auto">
            <chartooo:date-scale/>
            <chart:title svg:x="7.019cm" svg:y="8.019cm" chart:style-name="ch6">
              <text:p>t</text:p>
            </chart:title>
            <chart:categories table:cell-range-address="Sheet1.A9:Sheet1.A88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A9:Sheet1.A88" chart:label-cell-address="Sheet1.A8:Sheet1.A8" chart:class="chart:line">
            <chart:data-point chart:repeated="80"/>
          </chart:series>
          <chart:series chart:style-name="ch9" chart:values-cell-range-address="Sheet1.K9:Sheet1.K88" chart:label-cell-address="Sheet1.K8:Sheet1.K8" chart:class="chart:line">
            <chart:data-point chart:repeated="80"/>
          </chart:series>
          <chart:series chart:style-name="ch10" chart:values-cell-range-address="Sheet1.L9:Sheet1.L88" chart:label-cell-address="Sheet1.L8:Sheet1.L8" chart:class="chart:line">
            <chart:data-point chart:repeated="80"/>
          </chart:series>
          <chart:series chart:style-name="ch11" chart:values-cell-range-address="Sheet1.M9:Sheet1.M88" chart:label-cell-address="Sheet1.M8:Sheet1.M8" chart:class="chart:line"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Sheet1.A8:Sheet1.A8</svg:desc>
                </draw:g>
              </table:table-cell>
              <table:table-cell office:value-type="string">
                <text:p>P1</text:p>
                <draw:g>
                  <svg:desc>Sheet1.K8:Sheet1.K8</svg:desc>
                </draw:g>
              </table:table-cell>
              <table:table-cell office:value-type="string">
                <text:p>P2</text:p>
                <draw:g>
                  <svg:desc>Sheet1.L8:Sheet1.L8</svg:desc>
                </draw:g>
              </table:table-cell>
              <table:table-cell office:value-type="string">
                <text:p>P3</text:p>
                <draw:g>
                  <svg:desc>Sheet1.M8:Sheet1.M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9:Sheet1.A88</svg:desc>
                </draw:g>
              </table:table-cell>
              <table:table-cell office:value-type="float" office:value="0">
                <text:p>0</text:p>
                <draw:g>
                  <svg:desc>Sheet1.A9:Sheet1.A88</svg:desc>
                </draw:g>
              </table:table-cell>
              <table:table-cell office:value-type="float" office:value="2300">
                <text:p>2300</text:p>
                <draw:g>
                  <svg:desc>Sheet1.K9:Sheet1.K88</svg:desc>
                </draw:g>
              </table:table-cell>
              <table:table-cell office:value-type="float" office:value="575">
                <text:p>575</text:p>
                <draw:g>
                  <svg:desc>Sheet1.L9:Sheet1.L88</svg:desc>
                </draw:g>
              </table:table-cell>
              <table:table-cell office:value-type="float" office:value="575.000000000001">
                <text:p>575.000000000001</text:p>
                <draw:g>
                  <svg:desc>Sheet1.M9:Sheet1.M88</svg:desc>
                </draw:g>
              </table:table-cell>
            </table:table-row>
            <table:table-row>
              <table:table-cell office:value-type="float" office:value="0.00025">
                <text:p>0</text:p>
              </table:table-cell>
              <table:table-cell office:value-type="float" office:value="0.00025">
                <text:p>0.00025</text:p>
              </table:table-cell>
              <table:table-cell office:value-type="float" office:value="2285.84159168441">
                <text:p>2285.84159168441</text:p>
              </table:table-cell>
              <table:table-cell office:value-type="float" office:value="737.876858022904">
                <text:p>737.876858022904</text:p>
              </table:table-cell>
              <table:table-cell office:value-type="float" office:value="426.281550292689">
                <text:p>426.281550292689</text:p>
              </table:table-cell>
            </table:table-row>
            <table:table-row>
              <table:table-cell office:value-type="float" office:value="0.0005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2243.71499373943">
                <text:p>2243.71499373943</text:p>
              </table:table-cell>
              <table:table-cell office:value-type="float" office:value="910.901555559576">
                <text:p>910.901555559576</text:p>
              </table:table-cell>
              <table:table-cell office:value-type="float" office:value="295.383450700997">
                <text:p>295.383450700997</text:p>
              </table:table-cell>
            </table:table-row>
            <table:table-row>
              <table:table-cell office:value-type="float" office:value="0.00075">
                <text:p>0</text:p>
              </table:table-cell>
              <table:table-cell office:value-type="float" office:value="0.00075">
                <text:p>0.00075</text:p>
              </table:table-cell>
              <table:table-cell office:value-type="float" office:value="2174.65750281662">
                <text:p>2174.65750281662</text:p>
              </table:table-cell>
              <table:table-cell office:value-type="float" office:value="1089.81365032061">
                <text:p>1089.81365032061</text:p>
              </table:table-cell>
              <table:table-cell office:value-type="float" office:value="185.528846862762">
                <text:p>185.528846862762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2080.36954353119">
                <text:p>2080.36954353119</text:p>
              </table:table-cell>
              <table:table-cell office:value-type="float" office:value="1270.2077327578">
                <text:p>1270.2077327578</text:p>
              </table:table-cell>
              <table:table-cell office:value-type="float" office:value="99.4227237110094">
                <text:p>99.4227237110094</text:p>
              </table:table-cell>
            </table:table-row>
            <table:table-row>
              <table:table-cell office:value-type="float" office:value="0.00125">
                <text:p>0</text:p>
              </table:table-cell>
              <table:table-cell office:value-type="float" office:value="0.00125">
                <text:p>0.00125</text:p>
              </table:table-cell>
              <table:table-cell office:value-type="float" office:value="1963.17279836453">
                <text:p>1963.17279836453</text:p>
              </table:table-cell>
              <table:table-cell office:value-type="float" office:value="1447.6419018679">
                <text:p>1447.6419018679</text:p>
              </table:table-cell>
              <table:table-cell office:value-type="float" office:value="39.185299767572">
                <text:p>39.185299767572</text:p>
              </table:table-cell>
            </table:table-row>
            <table:table-row>
              <table:table-cell office:value-type="float" office:value="0.0015">
                <text:p>0</text:p>
              </table:table-cell>
              <table:table-cell office:value-type="float" office:value="0.0015">
                <text:p>0.0015</text:p>
              </table:table-cell>
              <table:table-cell office:value-type="float" office:value="1825.95304013634">
                <text:p>1825.95304013634</text:p>
              </table:table-cell>
              <table:table-cell office:value-type="float" office:value="1617.74713953717">
                <text:p>1617.74713953717</text:p>
              </table:table-cell>
              <table:table-cell office:value-type="float" office:value="6.29982032648578">
                <text:p>6.29982032648578</text:p>
              </table:table-cell>
            </table:table-row>
            <table:table-row>
              <table:table-cell office:value-type="float" office:value="0.00175">
                <text:p>0</text:p>
              </table:table-cell>
              <table:table-cell office:value-type="float" office:value="0.00175">
                <text:p>0.00175</text:p>
              </table:table-cell>
              <table:table-cell office:value-type="float" office:value="1672.08907470048">
                <text:p>1672.08907470048</text:p>
              </table:table-cell>
              <table:table-cell office:value-type="float" office:value="1776.33489026728">
                <text:p>1776.33489026728</text:p>
              </table:table-cell>
              <table:table-cell office:value-type="float" office:value="1.57603503224004">
                <text:p>1.57603503224004</text:p>
              </table:table-cell>
            </table:table-row>
            <table:table-row>
              <table:table-cell office:value-type="float" office:value="0.002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1505.36954353119">
                <text:p>1505.36954353119</text:p>
              </table:table-cell>
              <table:table-cell office:value-type="float" office:value="1919.50019731269">
                <text:p>1919.50019731269</text:p>
              </table:table-cell>
              <table:table-cell office:value-type="float" office:value="25.1302591561233">
                <text:p>25.1302591561233</text:p>
              </table:table-cell>
            </table:table-row>
            <table:table-row>
              <table:table-cell office:value-type="float" office:value="0.00225">
                <text:p>0</text:p>
              </table:table-cell>
              <table:table-cell office:value-type="float" office:value="0.00225">
                <text:p>0.00225</text:p>
              </table:table-cell>
              <table:table-cell office:value-type="float" office:value="1329.89963479627">
                <text:p>1329.89963479627</text:p>
              </table:table-cell>
              <table:table-cell office:value-type="float" office:value="2043.71785567552">
                <text:p>2043.71785567552</text:p>
              </table:table-cell>
              <table:table-cell office:value-type="float" office:value="76.382509528218">
                <text:p>76.382509528218</text:p>
              </table:table-cell>
            </table:table-row>
            <table:table-row>
              <table:table-cell office:value-type="float" office:value="0.0025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1150">
                <text:p>1150</text:p>
              </table:table-cell>
              <table:table-cell office:value-type="float" office:value="2145.9292143521">
                <text:p>2145.9292143521</text:p>
              </table:table-cell>
              <table:table-cell office:value-type="float" office:value="154.070785647895">
                <text:p>154.070785647895</text:p>
              </table:table-cell>
            </table:table-row>
            <table:table-row>
              <table:table-cell office:value-type="float" office:value="0.00275">
                <text:p>0</text:p>
              </table:table-cell>
              <table:table-cell office:value-type="float" office:value="0.00275">
                <text:p>0.00275</text:p>
              </table:table-cell>
              <table:table-cell office:value-type="float" office:value="970.100365203734">
                <text:p>970.100365203734</text:p>
              </table:table-cell>
              <table:table-cell office:value-type="float" office:value="2223.61749047178">
                <text:p>2223.61749047178</text:p>
              </table:table-cell>
              <table:table-cell office:value-type="float" office:value="256.282144324483">
                <text:p>256.282144324483</text:p>
              </table:table-cell>
            </table:table-row>
            <table:table-row>
              <table:table-cell office:value-type="float" office:value="0.003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794.63045646881">
                <text:p>794.63045646881</text:p>
              </table:table-cell>
              <table:table-cell office:value-type="float" office:value="2274.86974084388">
                <text:p>2274.86974084388</text:p>
              </table:table-cell>
              <table:table-cell office:value-type="float" office:value="380.499802687312">
                <text:p>380.499802687312</text:p>
              </table:table-cell>
            </table:table-row>
            <table:table-row>
              <table:table-cell office:value-type="float" office:value="0.00325">
                <text:p>0</text:p>
              </table:table-cell>
              <table:table-cell office:value-type="float" office:value="0.00325">
                <text:p>0.00325</text:p>
              </table:table-cell>
              <table:table-cell office:value-type="float" office:value="627.91092529952">
                <text:p>627.91092529952</text:p>
              </table:table-cell>
              <table:table-cell office:value-type="float" office:value="2298.42396496776">
                <text:p>2298.42396496776</text:p>
              </table:table-cell>
              <table:table-cell office:value-type="float" office:value="523.665109732719">
                <text:p>523.665109732719</text:p>
              </table:table-cell>
            </table:table-row>
            <table:table-row>
              <table:table-cell office:value-type="float" office:value="0.0035">
                <text:p>0</text:p>
              </table:table-cell>
              <table:table-cell office:value-type="float" office:value="0.0035">
                <text:p>0.0035</text:p>
              </table:table-cell>
              <table:table-cell office:value-type="float" office:value="474.046959863655">
                <text:p>474.046959863655</text:p>
              </table:table-cell>
              <table:table-cell office:value-type="float" office:value="2293.70017967351">
                <text:p>2293.70017967351</text:p>
              </table:table-cell>
              <table:table-cell office:value-type="float" office:value="682.252860462829">
                <text:p>682.252860462829</text:p>
              </table:table-cell>
            </table:table-row>
            <table:table-row>
              <table:table-cell office:value-type="float" office:value="0.00375">
                <text:p>0</text:p>
              </table:table-cell>
              <table:table-cell office:value-type="float" office:value="0.00375">
                <text:p>0.00375</text:p>
              </table:table-cell>
              <table:table-cell office:value-type="float" office:value="336.82720163547">
                <text:p>336.82720163547</text:p>
              </table:table-cell>
              <table:table-cell office:value-type="float" office:value="2260.81470023243">
                <text:p>2260.81470023243</text:p>
              </table:table-cell>
              <table:table-cell office:value-type="float" office:value="852.358098132101">
                <text:p>852.358098132101</text:p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219.63045646881">
                <text:p>219.63045646881</text:p>
              </table:table-cell>
              <table:table-cell office:value-type="float" office:value="2200.57727628899">
                <text:p>2200.57727628899</text:p>
              </table:table-cell>
              <table:table-cell office:value-type="float" office:value="1029.7922672422">
                <text:p>1029.7922672422</text:p>
              </table:table-cell>
            </table:table-row>
            <table:table-row>
              <table:table-cell office:value-type="float" office:value="0.00425">
                <text:p>0</text:p>
              </table:table-cell>
              <table:table-cell office:value-type="float" office:value="0.00425">
                <text:p>0.00425</text:p>
              </table:table-cell>
              <table:table-cell office:value-type="float" office:value="125.342497183376">
                <text:p>125.342497183376</text:p>
              </table:table-cell>
              <table:table-cell office:value-type="float" office:value="2114.47115313724">
                <text:p>2114.47115313724</text:p>
              </table:table-cell>
              <table:table-cell office:value-type="float" office:value="1210.18634967939">
                <text:p>1210.18634967939</text:p>
              </table:table-cell>
            </table:table-row>
            <table:table-row>
              <table:table-cell office:value-type="float" office:value="0.0045">
                <text:p>0</text:p>
              </table:table-cell>
              <table:table-cell office:value-type="float" office:value="0.0045">
                <text:p>0.0045</text:p>
              </table:table-cell>
              <table:table-cell office:value-type="float" office:value="56.285006260573">
                <text:p>56.285006260573</text:p>
              </table:table-cell>
              <table:table-cell office:value-type="float" office:value="2004.616549299">
                <text:p>2004.616549299</text:p>
              </table:table-cell>
              <table:table-cell office:value-type="float" office:value="1389.09844444042">
                <text:p>1389.09844444042</text:p>
              </table:table-cell>
            </table:table-row>
            <table:table-row>
              <table:table-cell office:value-type="float" office:value="0.00475">
                <text:p>0</text:p>
              </table:table-cell>
              <table:table-cell office:value-type="float" office:value="0.00475">
                <text:p>0.00475</text:p>
              </table:table-cell>
              <table:table-cell office:value-type="float" office:value="14.1584083155913">
                <text:p>14.1584083155913</text:p>
              </table:table-cell>
              <table:table-cell office:value-type="float" office:value="1873.71844970731">
                <text:p>1873.71844970731</text:p>
              </table:table-cell>
              <table:table-cell office:value-type="float" office:value="1562.1231419771">
                <text:p>1562.1231419771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1.57283158324441E-027">
                <text:p>1.57283158324441E-027</text:p>
              </table:table-cell>
              <table:table-cell office:value-type="float" office:value="1725">
                <text:p>1725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0.00525">
                <text:p>0</text:p>
              </table:table-cell>
              <table:table-cell office:value-type="float" office:value="0.00525">
                <text:p>0.00525</text:p>
              </table:table-cell>
              <table:table-cell office:value-type="float" office:value="14.1584083155919">
                <text:p>14.1584083155919</text:p>
              </table:table-cell>
              <table:table-cell office:value-type="float" office:value="1562.12314197709">
                <text:p>1562.12314197709</text:p>
              </table:table-cell>
              <table:table-cell office:value-type="float" office:value="1873.71844970731">
                <text:p>1873.71844970731</text:p>
              </table:table-cell>
            </table:table-row>
            <table:table-row>
              <table:table-cell office:value-type="float" office:value="0.0055">
                <text:p>0</text:p>
              </table:table-cell>
              <table:table-cell office:value-type="float" office:value="0.0055">
                <text:p>0.0055</text:p>
              </table:table-cell>
              <table:table-cell office:value-type="float" office:value="56.2850062605741">
                <text:p>56.2850062605741</text:p>
              </table:table-cell>
              <table:table-cell office:value-type="float" office:value="1389.09844444042">
                <text:p>1389.09844444042</text:p>
              </table:table-cell>
              <table:table-cell office:value-type="float" office:value="2004.616549299">
                <text:p>2004.616549299</text:p>
              </table:table-cell>
            </table:table-row>
            <table:table-row>
              <table:table-cell office:value-type="float" office:value="0.00575">
                <text:p>0</text:p>
              </table:table-cell>
              <table:table-cell office:value-type="float" office:value="0.00575">
                <text:p>0.00575</text:p>
              </table:table-cell>
              <table:table-cell office:value-type="float" office:value="125.342497183378">
                <text:p>125.342497183378</text:p>
              </table:table-cell>
              <table:table-cell office:value-type="float" office:value="1210.18634967938">
                <text:p>1210.18634967938</text:p>
              </table:table-cell>
              <table:table-cell office:value-type="float" office:value="2114.47115313724">
                <text:p>2114.47115313724</text:p>
              </table:table-cell>
            </table:table-row>
            <table:table-row>
              <table:table-cell office:value-type="float" office:value="0.006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219.630456468812">
                <text:p>219.630456468812</text:p>
              </table:table-cell>
              <table:table-cell office:value-type="float" office:value="1029.7922672422">
                <text:p>1029.7922672422</text:p>
              </table:table-cell>
              <table:table-cell office:value-type="float" office:value="2200.57727628899">
                <text:p>2200.57727628899</text:p>
              </table:table-cell>
            </table:table-row>
            <table:table-row>
              <table:table-cell office:value-type="float" office:value="0.00625">
                <text:p>0</text:p>
              </table:table-cell>
              <table:table-cell office:value-type="float" office:value="0.00625">
                <text:p>0.00625</text:p>
              </table:table-cell>
              <table:table-cell office:value-type="float" office:value="336.827201635472">
                <text:p>336.827201635472</text:p>
              </table:table-cell>
              <table:table-cell office:value-type="float" office:value="852.358098132098">
                <text:p>852.358098132098</text:p>
              </table:table-cell>
              <table:table-cell office:value-type="float" office:value="2260.81470023243">
                <text:p>2260.81470023243</text:p>
              </table:table-cell>
            </table:table-row>
            <table:table-row>
              <table:table-cell office:value-type="float" office:value="0.0065">
                <text:p>0</text:p>
              </table:table-cell>
              <table:table-cell office:value-type="float" office:value="0.0065">
                <text:p>0.0065</text:p>
              </table:table-cell>
              <table:table-cell office:value-type="float" office:value="474.046959863658">
                <text:p>474.046959863658</text:p>
              </table:table-cell>
              <table:table-cell office:value-type="float" office:value="682.252860462828">
                <text:p>682.252860462828</text:p>
              </table:table-cell>
              <table:table-cell office:value-type="float" office:value="2293.70017967351">
                <text:p>2293.70017967351</text:p>
              </table:table-cell>
            </table:table-row>
            <table:table-row>
              <table:table-cell office:value-type="float" office:value="0.00675">
                <text:p>0</text:p>
              </table:table-cell>
              <table:table-cell office:value-type="float" office:value="0.00675">
                <text:p>0.00675</text:p>
              </table:table-cell>
              <table:table-cell office:value-type="float" office:value="627.910925299524">
                <text:p>627.910925299524</text:p>
              </table:table-cell>
              <table:table-cell office:value-type="float" office:value="523.665109732718">
                <text:p>523.665109732718</text:p>
              </table:table-cell>
              <table:table-cell office:value-type="float" office:value="2298.42396496776">
                <text:p>2298.42396496776</text:p>
              </table:table-cell>
            </table:table-row>
            <table:table-row>
              <table:table-cell office:value-type="float" office:value="0.007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794.630456468813">
                <text:p>794.630456468813</text:p>
              </table:table-cell>
              <table:table-cell office:value-type="float" office:value="380.499802687311">
                <text:p>380.499802687311</text:p>
              </table:table-cell>
              <table:table-cell office:value-type="float" office:value="2274.86974084388">
                <text:p>2274.86974084388</text:p>
              </table:table-cell>
            </table:table-row>
            <table:table-row>
              <table:table-cell office:value-type="float" office:value="0.00725">
                <text:p>0</text:p>
              </table:table-cell>
              <table:table-cell office:value-type="float" office:value="0.00725">
                <text:p>0.00725</text:p>
              </table:table-cell>
              <table:table-cell office:value-type="float" office:value="970.100365203739">
                <text:p>970.100365203739</text:p>
              </table:table-cell>
              <table:table-cell office:value-type="float" office:value="256.282144324481">
                <text:p>256.282144324481</text:p>
              </table:table-cell>
              <table:table-cell office:value-type="float" office:value="2223.61749047178">
                <text:p>2223.61749047178</text:p>
              </table:table-cell>
            </table:table-row>
            <table:table-row>
              <table:table-cell office:value-type="float" office:value="0.0075">
                <text:p>0</text:p>
              </table:table-cell>
              <table:table-cell office:value-type="float" office:value="0.0075">
                <text:p>0.0075</text:p>
              </table:table-cell>
              <table:table-cell office:value-type="float" office:value="1150">
                <text:p>1150</text:p>
              </table:table-cell>
              <table:table-cell office:value-type="float" office:value="154.070785647893">
                <text:p>154.070785647893</text:p>
              </table:table-cell>
              <table:table-cell office:value-type="float" office:value="2145.9292143521">
                <text:p>2145.9292143521</text:p>
              </table:table-cell>
            </table:table-row>
            <table:table-row>
              <table:table-cell office:value-type="float" office:value="0.00775000000000001">
                <text:p>0</text:p>
              </table:table-cell>
              <table:table-cell office:value-type="float" office:value="0.00775000000000001">
                <text:p>0.00775000000000001</text:p>
              </table:table-cell>
              <table:table-cell office:value-type="float" office:value="1329.89963479627">
                <text:p>1329.89963479627</text:p>
              </table:table-cell>
              <table:table-cell office:value-type="float" office:value="76.3825095282168">
                <text:p>76.3825095282168</text:p>
              </table:table-cell>
              <table:table-cell office:value-type="float" office:value="2043.71785567551">
                <text:p>2043.71785567551</text:p>
              </table:table-cell>
            </table:table-row>
            <table:table-row>
              <table:table-cell office:value-type="float" office:value="0.00800000000000001">
                <text:p>0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1505.36954353119">
                <text:p>1505.36954353119</text:p>
              </table:table-cell>
              <table:table-cell office:value-type="float" office:value="25.130259156123">
                <text:p>25.130259156123</text:p>
              </table:table-cell>
              <table:table-cell office:value-type="float" office:value="1919.50019731269">
                <text:p>1919.50019731269</text:p>
              </table:table-cell>
            </table:table-row>
            <table:table-row>
              <table:table-cell office:value-type="float" office:value="0.00825000000000001">
                <text:p>0</text:p>
              </table:table-cell>
              <table:table-cell office:value-type="float" office:value="0.00825000000000001">
                <text:p>0.00825000000000001</text:p>
              </table:table-cell>
              <table:table-cell office:value-type="float" office:value="1672.08907470048">
                <text:p>1672.08907470048</text:p>
              </table:table-cell>
              <table:table-cell office:value-type="float" office:value="1.57603503223987">
                <text:p>1.57603503223987</text:p>
              </table:table-cell>
              <table:table-cell office:value-type="float" office:value="1776.33489026728">
                <text:p>1776.33489026728</text:p>
              </table:table-cell>
            </table:table-row>
            <table:table-row>
              <table:table-cell office:value-type="float" office:value="0.00850000000000001">
                <text:p>0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1825.95304013635">
                <text:p>1825.95304013635</text:p>
              </table:table-cell>
              <table:table-cell office:value-type="float" office:value="6.29982032648612">
                <text:p>6.29982032648612</text:p>
              </table:table-cell>
              <table:table-cell office:value-type="float" office:value="1617.74713953717">
                <text:p>1617.74713953717</text:p>
              </table:table-cell>
            </table:table-row>
            <table:table-row>
              <table:table-cell office:value-type="float" office:value="0.00875000000000001">
                <text:p>0</text:p>
              </table:table-cell>
              <table:table-cell office:value-type="float" office:value="0.00875000000000001">
                <text:p>0.00875000000000001</text:p>
              </table:table-cell>
              <table:table-cell office:value-type="float" office:value="1963.17279836453">
                <text:p>1963.17279836453</text:p>
              </table:table-cell>
              <table:table-cell office:value-type="float" office:value="39.1852997675729">
                <text:p>39.1852997675729</text:p>
              </table:table-cell>
              <table:table-cell office:value-type="float" office:value="1447.6419018679">
                <text:p>1447.6419018679</text:p>
              </table:table-cell>
            </table:table-row>
            <table:table-row>
              <table:table-cell office:value-type="float" office:value="0.00900000000000001">
                <text:p>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2080.36954353119">
                <text:p>2080.36954353119</text:p>
              </table:table-cell>
              <table:table-cell office:value-type="float" office:value="99.4227237110107">
                <text:p>99.4227237110107</text:p>
              </table:table-cell>
              <table:table-cell office:value-type="float" office:value="1270.2077327578">
                <text:p>1270.2077327578</text:p>
              </table:table-cell>
            </table:table-row>
            <table:table-row>
              <table:table-cell office:value-type="float" office:value="0.00925000000000001">
                <text:p>0</text:p>
              </table:table-cell>
              <table:table-cell office:value-type="float" office:value="0.00925000000000001">
                <text:p>0.00925000000000001</text:p>
              </table:table-cell>
              <table:table-cell office:value-type="float" office:value="2174.65750281663">
                <text:p>2174.65750281663</text:p>
              </table:table-cell>
              <table:table-cell office:value-type="float" office:value="185.528846862764">
                <text:p>185.528846862764</text:p>
              </table:table-cell>
              <table:table-cell office:value-type="float" office:value="1089.81365032061">
                <text:p>1089.81365032061</text:p>
              </table:table-cell>
            </table:table-row>
            <table:table-row>
              <table:table-cell office:value-type="float" office:value="0.00950000000000001">
                <text:p>0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2243.71499373943">
                <text:p>2243.71499373943</text:p>
              </table:table-cell>
              <table:table-cell office:value-type="float" office:value="295.383450701">
                <text:p>295.383450701</text:p>
              </table:table-cell>
              <table:table-cell office:value-type="float" office:value="910.901555559574">
                <text:p>910.901555559574</text:p>
              </table:table-cell>
            </table:table-row>
            <table:table-row>
              <table:table-cell office:value-type="float" office:value="0.00975000000000001">
                <text:p>0</text:p>
              </table:table-cell>
              <table:table-cell office:value-type="float" office:value="0.00975000000000001">
                <text:p>0.00975000000000001</text:p>
              </table:table-cell>
              <table:table-cell office:value-type="float" office:value="2285.84159168441">
                <text:p>2285.84159168441</text:p>
              </table:table-cell>
              <table:table-cell office:value-type="float" office:value="426.281550292691">
                <text:p>426.281550292691</text:p>
              </table:table-cell>
              <table:table-cell office:value-type="float" office:value="737.876858022901">
                <text:p>737.876858022901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2300">
                <text:p>2300</text:p>
              </table:table-cell>
              <table:table-cell office:value-type="float" office:value="575.000000000004">
                <text:p>575.000000000004</text:p>
              </table:table-cell>
              <table:table-cell office:value-type="float" office:value="574.999999999996">
                <text:p>574.999999999996</text:p>
              </table:table-cell>
            </table:table-row>
            <table:table-row>
              <table:table-cell office:value-type="float" office:value="0.01025">
                <text:p>0</text:p>
              </table:table-cell>
              <table:table-cell office:value-type="float" office:value="0.01025">
                <text:p>0.01025</text:p>
              </table:table-cell>
              <table:table-cell office:value-type="float" office:value="2285.84159168441">
                <text:p>2285.84159168441</text:p>
              </table:table-cell>
              <table:table-cell office:value-type="float" office:value="737.87685802291">
                <text:p>737.87685802291</text:p>
              </table:table-cell>
              <table:table-cell office:value-type="float" office:value="426.281550292682">
                <text:p>426.281550292682</text:p>
              </table:table-cell>
            </table:table-row>
            <table:table-row>
              <table:table-cell office:value-type="float" office:value="0.0105">
                <text:p>0</text:p>
              </table:table-cell>
              <table:table-cell office:value-type="float" office:value="0.0105">
                <text:p>0.0105</text:p>
              </table:table-cell>
              <table:table-cell office:value-type="float" office:value="2243.71499373942">
                <text:p>2243.71499373942</text:p>
              </table:table-cell>
              <table:table-cell office:value-type="float" office:value="910.901555559581">
                <text:p>910.901555559581</text:p>
              </table:table-cell>
              <table:table-cell office:value-type="float" office:value="295.383450700993">
                <text:p>295.383450700993</text:p>
              </table:table-cell>
            </table:table-row>
            <table:table-row>
              <table:table-cell office:value-type="float" office:value="0.01075">
                <text:p>0</text:p>
              </table:table-cell>
              <table:table-cell office:value-type="float" office:value="0.01075">
                <text:p>0.01075</text:p>
              </table:table-cell>
              <table:table-cell office:value-type="float" office:value="2174.65750281662">
                <text:p>2174.65750281662</text:p>
              </table:table-cell>
              <table:table-cell office:value-type="float" office:value="1089.81365032062">
                <text:p>1089.81365032062</text:p>
              </table:table-cell>
              <table:table-cell office:value-type="float" office:value="185.52884686276">
                <text:p>185.52884686276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2080.36954353119">
                <text:p>2080.36954353119</text:p>
              </table:table-cell>
              <table:table-cell office:value-type="float" office:value="1270.20773275781">
                <text:p>1270.20773275781</text:p>
              </table:table-cell>
              <table:table-cell office:value-type="float" office:value="99.4227237110071">
                <text:p>99.4227237110071</text:p>
              </table:table-cell>
            </table:table-row>
            <table:table-row>
              <table:table-cell office:value-type="float" office:value="0.01125">
                <text:p>0</text:p>
              </table:table-cell>
              <table:table-cell office:value-type="float" office:value="0.01125">
                <text:p>0.01125</text:p>
              </table:table-cell>
              <table:table-cell office:value-type="float" office:value="1963.17279836453">
                <text:p>1963.17279836453</text:p>
              </table:table-cell>
              <table:table-cell office:value-type="float" office:value="1447.6419018679">
                <text:p>1447.6419018679</text:p>
              </table:table-cell>
              <table:table-cell office:value-type="float" office:value="39.18529976757">
                <text:p>39.18529976757</text:p>
              </table:table-cell>
            </table:table-row>
            <table:table-row>
              <table:table-cell office:value-type="float" office:value="0.0115">
                <text:p>0</text:p>
              </table:table-cell>
              <table:table-cell office:value-type="float" office:value="0.0115">
                <text:p>0.0115</text:p>
              </table:table-cell>
              <table:table-cell office:value-type="float" office:value="1825.95304013634">
                <text:p>1825.95304013634</text:p>
              </table:table-cell>
              <table:table-cell office:value-type="float" office:value="1617.74713953717">
                <text:p>1617.74713953717</text:p>
              </table:table-cell>
              <table:table-cell office:value-type="float" office:value="6.29982032648517">
                <text:p>6.29982032648517</text:p>
              </table:table-cell>
            </table:table-row>
            <table:table-row>
              <table:table-cell office:value-type="float" office:value="0.01175">
                <text:p>0</text:p>
              </table:table-cell>
              <table:table-cell office:value-type="float" office:value="0.01175">
                <text:p>0.01175</text:p>
              </table:table-cell>
              <table:table-cell office:value-type="float" office:value="1672.08907470047">
                <text:p>1672.08907470047</text:p>
              </table:table-cell>
              <table:table-cell office:value-type="float" office:value="1776.33489026729">
                <text:p>1776.33489026729</text:p>
              </table:table-cell>
              <table:table-cell office:value-type="float" office:value="1.57603503224035">
                <text:p>1.57603503224035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1505.36954353118">
                <text:p>1505.36954353118</text:p>
              </table:table-cell>
              <table:table-cell office:value-type="float" office:value="1919.50019731269">
                <text:p>1919.50019731269</text:p>
              </table:table-cell>
              <table:table-cell office:value-type="float" office:value="25.1302591561245">
                <text:p>25.1302591561245</text:p>
              </table:table-cell>
            </table:table-row>
            <table:table-row>
              <table:table-cell office:value-type="float" office:value="0.01225">
                <text:p>0</text:p>
              </table:table-cell>
              <table:table-cell office:value-type="float" office:value="0.01225">
                <text:p>0.01225</text:p>
              </table:table-cell>
              <table:table-cell office:value-type="float" office:value="1329.89963479626">
                <text:p>1329.89963479626</text:p>
              </table:table-cell>
              <table:table-cell office:value-type="float" office:value="2043.71785567552">
                <text:p>2043.71785567552</text:p>
              </table:table-cell>
              <table:table-cell office:value-type="float" office:value="76.3825095282201">
                <text:p>76.3825095282201</text:p>
              </table:table-cell>
            </table:table-row>
            <table:table-row>
              <table:table-cell office:value-type="float" office:value="0.0125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1149.99999999999">
                <text:p>1149.99999999999</text:p>
              </table:table-cell>
              <table:table-cell office:value-type="float" office:value="2145.92921435211">
                <text:p>2145.92921435211</text:p>
              </table:table-cell>
              <table:table-cell office:value-type="float" office:value="154.070785647899">
                <text:p>154.070785647899</text:p>
              </table:table-cell>
            </table:table-row>
            <table:table-row>
              <table:table-cell office:value-type="float" office:value="0.01275">
                <text:p>0</text:p>
              </table:table-cell>
              <table:table-cell office:value-type="float" office:value="0.01275">
                <text:p>0.01275</text:p>
              </table:table-cell>
              <table:table-cell office:value-type="float" office:value="970.100365203728">
                <text:p>970.100365203728</text:p>
              </table:table-cell>
              <table:table-cell office:value-type="float" office:value="2223.61749047178">
                <text:p>2223.61749047178</text:p>
              </table:table-cell>
              <table:table-cell office:value-type="float" office:value="256.282144324488">
                <text:p>256.282144324488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794.630456468803">
                <text:p>794.630456468803</text:p>
              </table:table-cell>
              <table:table-cell office:value-type="float" office:value="2274.86974084388">
                <text:p>2274.86974084388</text:p>
              </table:table-cell>
              <table:table-cell office:value-type="float" office:value="380.49980268732">
                <text:p>380.49980268732</text:p>
              </table:table-cell>
            </table:table-row>
            <table:table-row>
              <table:table-cell office:value-type="float" office:value="0.01325">
                <text:p>0</text:p>
              </table:table-cell>
              <table:table-cell office:value-type="float" office:value="0.01325">
                <text:p>0.01325</text:p>
              </table:table-cell>
              <table:table-cell office:value-type="float" office:value="627.910925299515">
                <text:p>627.910925299515</text:p>
              </table:table-cell>
              <table:table-cell office:value-type="float" office:value="2298.42396496776">
                <text:p>2298.42396496776</text:p>
              </table:table-cell>
              <table:table-cell office:value-type="float" office:value="523.665109732724">
                <text:p>523.665109732724</text:p>
              </table:table-cell>
            </table:table-row>
            <table:table-row>
              <table:table-cell office:value-type="float" office:value="0.0135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474.04695986365">
                <text:p>474.04695986365</text:p>
              </table:table-cell>
              <table:table-cell office:value-type="float" office:value="2293.70017967351">
                <text:p>2293.70017967351</text:p>
              </table:table-cell>
              <table:table-cell office:value-type="float" office:value="682.252860462836">
                <text:p>682.252860462836</text:p>
              </table:table-cell>
            </table:table-row>
            <table:table-row>
              <table:table-cell office:value-type="float" office:value="0.01375">
                <text:p>0</text:p>
              </table:table-cell>
              <table:table-cell office:value-type="float" office:value="0.01375">
                <text:p>0.01375</text:p>
              </table:table-cell>
              <table:table-cell office:value-type="float" office:value="336.827201635466">
                <text:p>336.827201635466</text:p>
              </table:table-cell>
              <table:table-cell office:value-type="float" office:value="2260.81470023243">
                <text:p>2260.81470023243</text:p>
              </table:table-cell>
              <table:table-cell office:value-type="float" office:value="852.358098132105">
                <text:p>852.358098132105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219.630456468806">
                <text:p>219.630456468806</text:p>
              </table:table-cell>
              <table:table-cell office:value-type="float" office:value="2200.57727628899">
                <text:p>2200.57727628899</text:p>
              </table:table-cell>
              <table:table-cell office:value-type="float" office:value="1029.7922672422">
                <text:p>1029.7922672422</text:p>
              </table:table-cell>
            </table:table-row>
            <table:table-row>
              <table:table-cell office:value-type="float" office:value="0.01425">
                <text:p>0</text:p>
              </table:table-cell>
              <table:table-cell office:value-type="float" office:value="0.01425">
                <text:p>0.01425</text:p>
              </table:table-cell>
              <table:table-cell office:value-type="float" office:value="125.342497183373">
                <text:p>125.342497183373</text:p>
              </table:table-cell>
              <table:table-cell office:value-type="float" office:value="2114.47115313723">
                <text:p>2114.47115313723</text:p>
              </table:table-cell>
              <table:table-cell office:value-type="float" office:value="1210.18634967939">
                <text:p>1210.18634967939</text:p>
              </table:table-cell>
            </table:table-row>
            <table:table-row>
              <table:table-cell office:value-type="float" office:value="0.0145">
                <text:p>0</text:p>
              </table:table-cell>
              <table:table-cell office:value-type="float" office:value="0.0145">
                <text:p>0.0145</text:p>
              </table:table-cell>
              <table:table-cell office:value-type="float" office:value="56.285006260571">
                <text:p>56.285006260571</text:p>
              </table:table-cell>
              <table:table-cell office:value-type="float" office:value="2004.616549299">
                <text:p>2004.616549299</text:p>
              </table:table-cell>
              <table:table-cell office:value-type="float" office:value="1389.09844444043">
                <text:p>1389.09844444043</text:p>
              </table:table-cell>
            </table:table-row>
            <table:table-row>
              <table:table-cell office:value-type="float" office:value="0.01475">
                <text:p>0</text:p>
              </table:table-cell>
              <table:table-cell office:value-type="float" office:value="0.01475">
                <text:p>0.01475</text:p>
              </table:table-cell>
              <table:table-cell office:value-type="float" office:value="14.1584083155902">
                <text:p>14.1584083155902</text:p>
              </table:table-cell>
              <table:table-cell office:value-type="float" office:value="1873.71844970731">
                <text:p>1873.71844970731</text:p>
              </table:table-cell>
              <table:table-cell office:value-type="float" office:value="1562.1231419771">
                <text:p>1562.1231419771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2.61056284707153E-026">
                <text:p>2.61056284707153E-026</text:p>
              </table:table-cell>
              <table:table-cell office:value-type="float" office:value="1724.99999999999">
                <text:p>1724.99999999999</text:p>
              </table:table-cell>
              <table:table-cell office:value-type="float" office:value="1725.00000000001">
                <text:p>1725.00000000001</text:p>
              </table:table-cell>
            </table:table-row>
            <table:table-row>
              <table:table-cell office:value-type="float" office:value="0.01525">
                <text:p>0</text:p>
              </table:table-cell>
              <table:table-cell office:value-type="float" office:value="0.01525">
                <text:p>0.01525</text:p>
              </table:table-cell>
              <table:table-cell office:value-type="float" office:value="14.158408315593">
                <text:p>14.158408315593</text:p>
              </table:table-cell>
              <table:table-cell office:value-type="float" office:value="1562.12314197709">
                <text:p>1562.12314197709</text:p>
              </table:table-cell>
              <table:table-cell office:value-type="float" office:value="1873.71844970732">
                <text:p>1873.71844970732</text:p>
              </table:table-cell>
            </table:table-row>
            <table:table-row>
              <table:table-cell office:value-type="float" office:value="0.0155">
                <text:p>0</text:p>
              </table:table-cell>
              <table:table-cell office:value-type="float" office:value="0.0155">
                <text:p>0.0155</text:p>
              </table:table-cell>
              <table:table-cell office:value-type="float" office:value="56.2850062605764">
                <text:p>56.2850062605764</text:p>
              </table:table-cell>
              <table:table-cell office:value-type="float" office:value="1389.09844444042">
                <text:p>1389.09844444042</text:p>
              </table:table-cell>
              <table:table-cell office:value-type="float" office:value="2004.61654929901">
                <text:p>2004.61654929901</text:p>
              </table:table-cell>
            </table:table-row>
            <table:table-row>
              <table:table-cell office:value-type="float" office:value="0.01575">
                <text:p>0</text:p>
              </table:table-cell>
              <table:table-cell office:value-type="float" office:value="0.01575">
                <text:p>0.01575</text:p>
              </table:table-cell>
              <table:table-cell office:value-type="float" office:value="125.34249718338">
                <text:p>125.34249718338</text:p>
              </table:table-cell>
              <table:table-cell office:value-type="float" office:value="1210.18634967938">
                <text:p>1210.18634967938</text:p>
              </table:table-cell>
              <table:table-cell office:value-type="float" office:value="2114.47115313724">
                <text:p>2114.47115313724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219.630456468815">
                <text:p>219.630456468815</text:p>
              </table:table-cell>
              <table:table-cell office:value-type="float" office:value="1029.79226724219">
                <text:p>1029.79226724219</text:p>
              </table:table-cell>
              <table:table-cell office:value-type="float" office:value="2200.57727628899">
                <text:p>2200.57727628899</text:p>
              </table:table-cell>
            </table:table-row>
            <table:table-row>
              <table:table-cell office:value-type="float" office:value="0.01625">
                <text:p>0</text:p>
              </table:table-cell>
              <table:table-cell office:value-type="float" office:value="0.01625">
                <text:p>0.01625</text:p>
              </table:table-cell>
              <table:table-cell office:value-type="float" office:value="336.827201635477">
                <text:p>336.827201635477</text:p>
              </table:table-cell>
              <table:table-cell office:value-type="float" office:value="852.358098132094">
                <text:p>852.358098132094</text:p>
              </table:table-cell>
              <table:table-cell office:value-type="float" office:value="2260.81470023243">
                <text:p>2260.81470023243</text:p>
              </table:table-cell>
            </table:table-row>
            <table:table-row>
              <table:table-cell office:value-type="float" office:value="0.0165">
                <text:p>0</text:p>
              </table:table-cell>
              <table:table-cell office:value-type="float" office:value="0.0165">
                <text:p>0.0165</text:p>
              </table:table-cell>
              <table:table-cell office:value-type="float" office:value="474.046959863662">
                <text:p>474.046959863662</text:p>
              </table:table-cell>
              <table:table-cell office:value-type="float" office:value="682.252860462822">
                <text:p>682.252860462822</text:p>
              </table:table-cell>
              <table:table-cell office:value-type="float" office:value="2293.70017967352">
                <text:p>2293.70017967352</text:p>
              </table:table-cell>
            </table:table-row>
            <table:table-row>
              <table:table-cell office:value-type="float" office:value="0.01675">
                <text:p>0</text:p>
              </table:table-cell>
              <table:table-cell office:value-type="float" office:value="0.01675">
                <text:p>0.01675</text:p>
              </table:table-cell>
              <table:table-cell office:value-type="float" office:value="627.910925299529">
                <text:p>627.910925299529</text:p>
              </table:table-cell>
              <table:table-cell office:value-type="float" office:value="523.665109732711">
                <text:p>523.665109732711</text:p>
              </table:table-cell>
              <table:table-cell office:value-type="float" office:value="2298.42396496776">
                <text:p>2298.42396496776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794.630456468818">
                <text:p>794.630456468818</text:p>
              </table:table-cell>
              <table:table-cell office:value-type="float" office:value="380.499802687309">
                <text:p>380.499802687309</text:p>
              </table:table-cell>
              <table:table-cell office:value-type="float" office:value="2274.86974084388">
                <text:p>2274.86974084388</text:p>
              </table:table-cell>
            </table:table-row>
            <table:table-row>
              <table:table-cell office:value-type="float" office:value="0.01725">
                <text:p>0</text:p>
              </table:table-cell>
              <table:table-cell office:value-type="float" office:value="0.01725">
                <text:p>0.01725</text:p>
              </table:table-cell>
              <table:table-cell office:value-type="float" office:value="970.100365203743">
                <text:p>970.100365203743</text:p>
              </table:table-cell>
              <table:table-cell office:value-type="float" office:value="256.282144324479">
                <text:p>256.282144324479</text:p>
              </table:table-cell>
              <table:table-cell office:value-type="float" office:value="2223.61749047178">
                <text:p>2223.61749047178</text:p>
              </table:table-cell>
            </table:table-row>
            <table:table-row>
              <table:table-cell office:value-type="float" office:value="0.0175">
                <text:p>0</text:p>
              </table:table-cell>
              <table:table-cell office:value-type="float" office:value="0.0175">
                <text:p>0.0175</text:p>
              </table:table-cell>
              <table:table-cell office:value-type="float" office:value="1150.00000000001">
                <text:p>1150.00000000001</text:p>
              </table:table-cell>
              <table:table-cell office:value-type="float" office:value="154.070785647892">
                <text:p>154.070785647892</text:p>
              </table:table-cell>
              <table:table-cell office:value-type="float" office:value="2145.9292143521">
                <text:p>2145.9292143521</text:p>
              </table:table-cell>
            </table:table-row>
            <table:table-row>
              <table:table-cell office:value-type="float" office:value="0.01775">
                <text:p>0</text:p>
              </table:table-cell>
              <table:table-cell office:value-type="float" office:value="0.01775">
                <text:p>0.01775</text:p>
              </table:table-cell>
              <table:table-cell office:value-type="float" office:value="1329.89963479627">
                <text:p>1329.89963479627</text:p>
              </table:table-cell>
              <table:table-cell office:value-type="float" office:value="76.3825095282147">
                <text:p>76.3825095282147</text:p>
              </table:table-cell>
              <table:table-cell office:value-type="float" office:value="2043.71785567551">
                <text:p>2043.71785567551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1505.3695435312">
                <text:p>1505.3695435312</text:p>
              </table:table-cell>
              <table:table-cell office:value-type="float" office:value="25.1302591561214">
                <text:p>25.1302591561214</text:p>
              </table:table-cell>
              <table:table-cell office:value-type="float" office:value="1919.50019731268">
                <text:p>1919.50019731268</text:p>
              </table:table-cell>
            </table:table-row>
            <table:table-row>
              <table:table-cell office:value-type="float" office:value="0.01825">
                <text:p>0</text:p>
              </table:table-cell>
              <table:table-cell office:value-type="float" office:value="0.01825">
                <text:p>0.01825</text:p>
              </table:table-cell>
              <table:table-cell office:value-type="float" office:value="1672.08907470049">
                <text:p>1672.08907470049</text:p>
              </table:table-cell>
              <table:table-cell office:value-type="float" office:value="1.57603503223967">
                <text:p>1.57603503223967</text:p>
              </table:table-cell>
              <table:table-cell office:value-type="float" office:value="1776.33489026728">
                <text:p>1776.33489026728</text:p>
              </table:table-cell>
            </table:table-row>
            <table:table-row>
              <table:table-cell office:value-type="float" office:value="0.0185">
                <text:p>0</text:p>
              </table:table-cell>
              <table:table-cell office:value-type="float" office:value="0.0185">
                <text:p>0.0185</text:p>
              </table:table-cell>
              <table:table-cell office:value-type="float" office:value="1825.95304013635">
                <text:p>1825.95304013635</text:p>
              </table:table-cell>
              <table:table-cell office:value-type="float" office:value="6.29982032648652">
                <text:p>6.29982032648652</text:p>
              </table:table-cell>
              <table:table-cell office:value-type="float" office:value="1617.74713953716">
                <text:p>1617.74713953716</text:p>
              </table:table-cell>
            </table:table-row>
            <table:table-row>
              <table:table-cell office:value-type="float" office:value="0.01875">
                <text:p>0</text:p>
              </table:table-cell>
              <table:table-cell office:value-type="float" office:value="0.01875">
                <text:p>0.01875</text:p>
              </table:table-cell>
              <table:table-cell office:value-type="float" office:value="1963.17279836454">
                <text:p>1963.17279836454</text:p>
              </table:table-cell>
              <table:table-cell office:value-type="float" office:value="39.1852997675738">
                <text:p>39.1852997675738</text:p>
              </table:table-cell>
              <table:table-cell office:value-type="float" office:value="1447.64190186789">
                <text:p>1447.64190186789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2080.3695435312">
                <text:p>2080.3695435312</text:p>
              </table:table-cell>
              <table:table-cell office:value-type="float" office:value="99.4227237110131">
                <text:p>99.4227237110131</text:p>
              </table:table-cell>
              <table:table-cell office:value-type="float" office:value="1270.20773275779">
                <text:p>1270.20773275779</text:p>
              </table:table-cell>
            </table:table-row>
            <table:table-row>
              <table:table-cell office:value-type="float" office:value="0.01925">
                <text:p>0</text:p>
              </table:table-cell>
              <table:table-cell office:value-type="float" office:value="0.01925">
                <text:p>0.01925</text:p>
              </table:table-cell>
              <table:table-cell office:value-type="float" office:value="2174.65750281663">
                <text:p>2174.65750281663</text:p>
              </table:table-cell>
              <table:table-cell office:value-type="float" office:value="185.528846862769">
                <text:p>185.528846862769</text:p>
              </table:table-cell>
              <table:table-cell office:value-type="float" office:value="1089.8136503206">
                <text:p>1089.8136503206</text:p>
              </table:table-cell>
            </table:table-row>
            <table:table-row>
              <table:table-cell office:value-type="float" office:value="0.0195">
                <text:p>0</text:p>
              </table:table-cell>
              <table:table-cell office:value-type="float" office:value="0.0195">
                <text:p>0.0195</text:p>
              </table:table-cell>
              <table:table-cell office:value-type="float" office:value="2243.71499373943">
                <text:p>2243.71499373943</text:p>
              </table:table-cell>
              <table:table-cell office:value-type="float" office:value="295.383450701002">
                <text:p>295.383450701002</text:p>
              </table:table-cell>
              <table:table-cell office:value-type="float" office:value="910.901555559567">
                <text:p>910.901555559567</text:p>
              </table:table-cell>
            </table:table-row>
            <table:table-row>
              <table:table-cell office:value-type="float" office:value="0.01975">
                <text:p>0</text:p>
              </table:table-cell>
              <table:table-cell office:value-type="float" office:value="0.01975">
                <text:p>0.01975</text:p>
              </table:table-cell>
              <table:table-cell office:value-type="float" office:value="2285.84159168441">
                <text:p>2285.84159168441</text:p>
              </table:table-cell>
              <table:table-cell office:value-type="float" office:value="426.281550292694">
                <text:p>426.281550292694</text:p>
              </table:table-cell>
              <table:table-cell office:value-type="float" office:value="737.876858022894">
                <text:p>737.8768580228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2" chart:style-name="ch1">
        <chart:title svg:x="6.104cm" svg:y="0.316cm" chart:style-name="ch2">
          <text:p>Q1(t), Q2(t), Q3(t)</text:p>
        </chart:title>
        <chart:legend chart:legend-position="end" svg:x="14.206cm" svg:y="3.454cm" style:legend-expansion="high" chart:style-name="ch3"/>
        <chart:plot-area chart:style-name="ch4" table:cell-range-address="Sheet1.A8:Sheet1.A88 Sheet1.N8:Sheet1.P88" chart:data-source-has-labels="both" svg:x="0.32cm" svg:y="1.301cm" svg:width="13.566cm" svg:height="6.538cm">
          <chartooo:coordinate-region svg:x="1.418cm" svg:y="1.5cm" svg:width="12.468cm" svg:height="6.14cm"/>
          <chart:axis chart:dimension="x" chart:name="primary-x" chart:style-name="ch5" chartooo:axis-type="auto">
            <chartooo:date-scale/>
            <chart:title svg:x="7.006cm" svg:y="8.019cm" chart:style-name="ch6">
              <text:p>t</text:p>
            </chart:title>
            <chart:categories table:cell-range-address="Sheet1.A9:Sheet1.A88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A9:Sheet1.A88" chart:label-cell-address="Sheet1.A8:Sheet1.A8" chart:class="chart:line">
            <chart:data-point chart:repeated="80"/>
          </chart:series>
          <chart:series chart:style-name="ch9" chart:values-cell-range-address="Sheet1.N9:Sheet1.N88" chart:label-cell-address="Sheet1.N8:Sheet1.N8" chart:class="chart:line">
            <chart:data-point chart:repeated="80"/>
          </chart:series>
          <chart:series chart:style-name="ch10" chart:values-cell-range-address="Sheet1.O9:Sheet1.O88" chart:label-cell-address="Sheet1.O8:Sheet1.O8" chart:class="chart:line">
            <chart:data-point chart:repeated="80"/>
          </chart:series>
          <chart:series chart:style-name="ch11" chart:values-cell-range-address="Sheet1.P9:Sheet1.P88" chart:label-cell-address="Sheet1.P8:Sheet1.P8" chart:class="chart:line"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</text:p>
                <draw:g>
                  <svg:desc>Sheet1.A8:Sheet1.A8</svg:desc>
                </draw:g>
              </table:table-cell>
              <table:table-cell office:value-type="string">
                <text:p>Q1</text:p>
                <draw:g>
                  <svg:desc>Sheet1.N8:Sheet1.N8</svg:desc>
                </draw:g>
              </table:table-cell>
              <table:table-cell office:value-type="string">
                <text:p>Q2</text:p>
                <draw:g>
                  <svg:desc>Sheet1.O8:Sheet1.O8</svg:desc>
                </draw:g>
              </table:table-cell>
              <table:table-cell office:value-type="string">
                <text:p>Q3</text:p>
                <draw:g>
                  <svg:desc>Sheet1.P8:Sheet1.P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9:Sheet1.A88</svg:desc>
                </draw:g>
              </table:table-cell>
              <table:table-cell office:value-type="float" office:value="0">
                <text:p>0</text:p>
                <draw:g>
                  <svg:desc>Sheet1.A9:Sheet1.A88</svg:desc>
                </draw:g>
              </table:table-cell>
              <table:table-cell office:value-type="float" office:value="0.000000000000140834381901946">
                <text:p>0.000000000000140834381901946</text:p>
                <draw:g>
                  <svg:desc>Sheet1.N9:Sheet1.N88</svg:desc>
                </draw:g>
              </table:table-cell>
              <table:table-cell office:value-type="float" office:value="995.929214352104">
                <text:p>995.929214352104</text:p>
                <draw:g>
                  <svg:desc>Sheet1.O9:Sheet1.O88</svg:desc>
                </draw:g>
              </table:table-cell>
              <table:table-cell office:value-type="float" office:value="-995.929214352105">
                <text:p>-995.929214352105</text:p>
                <draw:g>
                  <svg:desc>Sheet1.P9:Sheet1.P88</svg:desc>
                </draw:g>
              </table:table-cell>
            </table:table-row>
            <table:table-row>
              <table:table-cell office:value-type="float" office:value="0.00025">
                <text:p>0</text:p>
              </table:table-cell>
              <table:table-cell office:value-type="float" office:value="0.00025">
                <text:p>0.00025</text:p>
              </table:table-cell>
              <table:table-cell office:value-type="float" office:value="-179.899634796265">
                <text:p>-179.899634796265</text:p>
              </table:table-cell>
              <table:table-cell office:value-type="float" office:value="1073.61749047178">
                <text:p>1073.61749047178</text:p>
              </table:table-cell>
              <table:table-cell office:value-type="float" office:value="-893.717855675518">
                <text:p>-893.717855675518</text:p>
              </table:table-cell>
            </table:table-row>
            <table:table-row>
              <table:table-cell office:value-type="float" office:value="0.0005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-355.369543531189">
                <text:p>-355.369543531189</text:p>
              </table:table-cell>
              <table:table-cell office:value-type="float" office:value="1124.86974084388">
                <text:p>1124.86974084388</text:p>
              </table:table-cell>
              <table:table-cell office:value-type="float" office:value="-769.500197312688">
                <text:p>-769.500197312688</text:p>
              </table:table-cell>
            </table:table-row>
            <table:table-row>
              <table:table-cell office:value-type="float" office:value="0.00075">
                <text:p>0</text:p>
              </table:table-cell>
              <table:table-cell office:value-type="float" office:value="0.00075">
                <text:p>0.00075</text:p>
              </table:table-cell>
              <table:table-cell office:value-type="float" office:value="-522.089074700479">
                <text:p>-522.089074700479</text:p>
              </table:table-cell>
              <table:table-cell office:value-type="float" office:value="1148.42396496776">
                <text:p>1148.42396496776</text:p>
              </table:table-cell>
              <table:table-cell office:value-type="float" office:value="-626.334890267281">
                <text:p>-626.334890267281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-675.953040136344">
                <text:p>-675.953040136344</text:p>
              </table:table-cell>
              <table:table-cell office:value-type="float" office:value="1143.70017967351">
                <text:p>1143.70017967351</text:p>
              </table:table-cell>
              <table:table-cell office:value-type="float" office:value="-467.747139537171">
                <text:p>-467.747139537171</text:p>
              </table:table-cell>
            </table:table-row>
            <table:table-row>
              <table:table-cell office:value-type="float" office:value="0.00125">
                <text:p>0</text:p>
              </table:table-cell>
              <table:table-cell office:value-type="float" office:value="0.00125">
                <text:p>0.00125</text:p>
              </table:table-cell>
              <table:table-cell office:value-type="float" office:value="-813.17279836453">
                <text:p>-813.17279836453</text:p>
              </table:table-cell>
              <table:table-cell office:value-type="float" office:value="1110.81470023243">
                <text:p>1110.81470023243</text:p>
              </table:table-cell>
              <table:table-cell office:value-type="float" office:value="-297.641901867901">
                <text:p>-297.641901867901</text:p>
              </table:table-cell>
            </table:table-row>
            <table:table-row>
              <table:table-cell office:value-type="float" office:value="0.0015">
                <text:p>0</text:p>
              </table:table-cell>
              <table:table-cell office:value-type="float" office:value="0.0015">
                <text:p>0.0015</text:p>
              </table:table-cell>
              <table:table-cell office:value-type="float" office:value="-930.369543531189">
                <text:p>-930.369543531189</text:p>
              </table:table-cell>
              <table:table-cell office:value-type="float" office:value="1050.57727628899">
                <text:p>1050.57727628899</text:p>
              </table:table-cell>
              <table:table-cell office:value-type="float" office:value="-120.207732757803">
                <text:p>-120.207732757803</text:p>
              </table:table-cell>
            </table:table-row>
            <table:table-row>
              <table:table-cell office:value-type="float" office:value="0.00175">
                <text:p>0</text:p>
              </table:table-cell>
              <table:table-cell office:value-type="float" office:value="0.00175">
                <text:p>0.00175</text:p>
              </table:table-cell>
              <table:table-cell office:value-type="float" office:value="-1024.65750281662">
                <text:p>-1024.65750281662</text:p>
              </table:table-cell>
              <table:table-cell office:value-type="float" office:value="964.471153137238">
                <text:p>964.471153137238</text:p>
              </table:table-cell>
              <table:table-cell office:value-type="float" office:value="60.1863496793853">
                <text:p>60.1863496793853</text:p>
              </table:table-cell>
            </table:table-row>
            <table:table-row>
              <table:table-cell office:value-type="float" office:value="0.002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-1093.71499373943">
                <text:p>-1093.71499373943</text:p>
              </table:table-cell>
              <table:table-cell office:value-type="float" office:value="854.616549299005">
                <text:p>854.616549299005</text:p>
              </table:table-cell>
              <table:table-cell office:value-type="float" office:value="239.098444440422">
                <text:p>239.098444440422</text:p>
              </table:table-cell>
            </table:table-row>
            <table:table-row>
              <table:table-cell office:value-type="float" office:value="0.00225">
                <text:p>0</text:p>
              </table:table-cell>
              <table:table-cell office:value-type="float" office:value="0.00225">
                <text:p>0.00225</text:p>
              </table:table-cell>
              <table:table-cell office:value-type="float" office:value="-1135.84159168441">
                <text:p>-1135.84159168441</text:p>
              </table:table-cell>
              <table:table-cell office:value-type="float" office:value="723.718449707314">
                <text:p>723.718449707314</text:p>
              </table:table-cell>
              <table:table-cell office:value-type="float" office:value="412.123141977095">
                <text:p>412.123141977095</text:p>
              </table:table-cell>
            </table:table-row>
            <table:table-row>
              <table:table-cell office:value-type="float" office:value="0.0025">
                <text:p>0</text:p>
              </table:table-cell>
              <table:table-cell office:value-type="float" office:value="0.0025">
                <text:p>0.0025</text:p>
              </table:table-cell>
              <table:table-cell office:value-type="float" office:value="-1150">
                <text:p>-1150</text:p>
              </table:table-cell>
              <table:table-cell office:value-type="float" office:value="575">
                <text:p>575</text:p>
              </table:table-cell>
              <table:table-cell office:value-type="float" office:value="574.999999999999">
                <text:p>574.999999999999</text:p>
              </table:table-cell>
            </table:table-row>
            <table:table-row>
              <table:table-cell office:value-type="float" office:value="0.00275">
                <text:p>0</text:p>
              </table:table-cell>
              <table:table-cell office:value-type="float" office:value="0.00275">
                <text:p>0.00275</text:p>
              </table:table-cell>
              <table:table-cell office:value-type="float" office:value="-1135.84159168441">
                <text:p>-1135.84159168441</text:p>
              </table:table-cell>
              <table:table-cell office:value-type="float" office:value="412.123141977094">
                <text:p>412.123141977094</text:p>
              </table:table-cell>
              <table:table-cell office:value-type="float" office:value="723.718449707313">
                <text:p>723.718449707313</text:p>
              </table:table-cell>
            </table:table-row>
            <table:table-row>
              <table:table-cell office:value-type="float" office:value="0.003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-1093.71499373943">
                <text:p>-1093.71499373943</text:p>
              </table:table-cell>
              <table:table-cell office:value-type="float" office:value="239.098444440423">
                <text:p>239.098444440423</text:p>
              </table:table-cell>
              <table:table-cell office:value-type="float" office:value="854.616549299002">
                <text:p>854.616549299002</text:p>
              </table:table-cell>
            </table:table-row>
            <table:table-row>
              <table:table-cell office:value-type="float" office:value="0.00325">
                <text:p>0</text:p>
              </table:table-cell>
              <table:table-cell office:value-type="float" office:value="0.00325">
                <text:p>0.00325</text:p>
              </table:table-cell>
              <table:table-cell office:value-type="float" office:value="-1024.65750281662">
                <text:p>-1024.65750281662</text:p>
              </table:table-cell>
              <table:table-cell office:value-type="float" office:value="60.1863496793862">
                <text:p>60.1863496793862</text:p>
              </table:table-cell>
              <table:table-cell office:value-type="float" office:value="964.471153137237">
                <text:p>964.471153137237</text:p>
              </table:table-cell>
            </table:table-row>
            <table:table-row>
              <table:table-cell office:value-type="float" office:value="0.0035">
                <text:p>0</text:p>
              </table:table-cell>
              <table:table-cell office:value-type="float" office:value="0.0035">
                <text:p>0.0035</text:p>
              </table:table-cell>
              <table:table-cell office:value-type="float" office:value="-930.369543531189">
                <text:p>-930.369543531189</text:p>
              </table:table-cell>
              <table:table-cell office:value-type="float" office:value="-120.207732757802">
                <text:p>-120.207732757802</text:p>
              </table:table-cell>
              <table:table-cell office:value-type="float" office:value="1050.57727628899">
                <text:p>1050.57727628899</text:p>
              </table:table-cell>
            </table:table-row>
            <table:table-row>
              <table:table-cell office:value-type="float" office:value="0.00375">
                <text:p>0</text:p>
              </table:table-cell>
              <table:table-cell office:value-type="float" office:value="0.00375">
                <text:p>0.00375</text:p>
              </table:table-cell>
              <table:table-cell office:value-type="float" office:value="-813.172798364529">
                <text:p>-813.172798364529</text:p>
              </table:table-cell>
              <table:table-cell office:value-type="float" office:value="-297.6419018679">
                <text:p>-297.6419018679</text:p>
              </table:table-cell>
              <table:table-cell office:value-type="float" office:value="1110.81470023243">
                <text:p>1110.81470023243</text:p>
              </table:table-cell>
            </table:table-row>
            <table:table-row>
              <table:table-cell office:value-type="float" office:value="0.004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-675.953040136343">
                <text:p>-675.953040136343</text:p>
              </table:table-cell>
              <table:table-cell office:value-type="float" office:value="-467.747139537172">
                <text:p>-467.747139537172</text:p>
              </table:table-cell>
              <table:table-cell office:value-type="float" office:value="1143.70017967351">
                <text:p>1143.70017967351</text:p>
              </table:table-cell>
            </table:table-row>
            <table:table-row>
              <table:table-cell office:value-type="float" office:value="0.00425">
                <text:p>0</text:p>
              </table:table-cell>
              <table:table-cell office:value-type="float" office:value="0.00425">
                <text:p>0.00425</text:p>
              </table:table-cell>
              <table:table-cell office:value-type="float" office:value="-522.089074700478">
                <text:p>-522.089074700478</text:p>
              </table:table-cell>
              <table:table-cell office:value-type="float" office:value="-626.33489026728">
                <text:p>-626.33489026728</text:p>
              </table:table-cell>
              <table:table-cell office:value-type="float" office:value="1148.42396496776">
                <text:p>1148.42396496776</text:p>
              </table:table-cell>
            </table:table-row>
            <table:table-row>
              <table:table-cell office:value-type="float" office:value="0.0045">
                <text:p>0</text:p>
              </table:table-cell>
              <table:table-cell office:value-type="float" office:value="0.0045">
                <text:p>0.0045</text:p>
              </table:table-cell>
              <table:table-cell office:value-type="float" office:value="-355.369543531188">
                <text:p>-355.369543531188</text:p>
              </table:table-cell>
              <table:table-cell office:value-type="float" office:value="-769.500197312687">
                <text:p>-769.500197312687</text:p>
              </table:table-cell>
              <table:table-cell office:value-type="float" office:value="1124.86974084388">
                <text:p>1124.86974084388</text:p>
              </table:table-cell>
            </table:table-row>
            <table:table-row>
              <table:table-cell office:value-type="float" office:value="0.00475">
                <text:p>0</text:p>
              </table:table-cell>
              <table:table-cell office:value-type="float" office:value="0.00475">
                <text:p>0.00475</text:p>
              </table:table-cell>
              <table:table-cell office:value-type="float" office:value="-179.899634796264">
                <text:p>-179.899634796264</text:p>
              </table:table-cell>
              <table:table-cell office:value-type="float" office:value="-893.717855675517">
                <text:p>-893.717855675517</text:p>
              </table:table-cell>
              <table:table-cell office:value-type="float" office:value="1073.61749047178">
                <text:p>1073.61749047178</text:p>
              </table:table-cell>
            </table:table-row>
            <table:table-row>
              <table:table-cell office:value-type="float" office:value="0.005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00000000190197598340834">
                <text:p>0.00000000000190197598340834</text:p>
              </table:table-cell>
              <table:table-cell office:value-type="float" office:value="-995.929214352106">
                <text:p>-995.929214352106</text:p>
              </table:table-cell>
              <table:table-cell office:value-type="float" office:value="995.929214352104">
                <text:p>995.929214352104</text:p>
              </table:table-cell>
            </table:table-row>
            <table:table-row>
              <table:table-cell office:value-type="float" office:value="0.00525">
                <text:p>0</text:p>
              </table:table-cell>
              <table:table-cell office:value-type="float" office:value="0.00525">
                <text:p>0.00525</text:p>
              </table:table-cell>
              <table:table-cell office:value-type="float" office:value="179.899634796267">
                <text:p>179.899634796267</text:p>
              </table:table-cell>
              <table:table-cell office:value-type="float" office:value="-1073.61749047178">
                <text:p>-1073.61749047178</text:p>
              </table:table-cell>
              <table:table-cell office:value-type="float" office:value="893.717855675516">
                <text:p>893.717855675516</text:p>
              </table:table-cell>
            </table:table-row>
            <table:table-row>
              <table:table-cell office:value-type="float" office:value="0.0055">
                <text:p>0</text:p>
              </table:table-cell>
              <table:table-cell office:value-type="float" office:value="0.0055">
                <text:p>0.0055</text:p>
              </table:table-cell>
              <table:table-cell office:value-type="float" office:value="355.369543531192">
                <text:p>355.369543531192</text:p>
              </table:table-cell>
              <table:table-cell office:value-type="float" office:value="-1124.86974084388">
                <text:p>-1124.86974084388</text:p>
              </table:table-cell>
              <table:table-cell office:value-type="float" office:value="769.500197312687">
                <text:p>769.500197312687</text:p>
              </table:table-cell>
            </table:table-row>
            <table:table-row>
              <table:table-cell office:value-type="float" office:value="0.00575">
                <text:p>0</text:p>
              </table:table-cell>
              <table:table-cell office:value-type="float" office:value="0.00575">
                <text:p>0.00575</text:p>
              </table:table-cell>
              <table:table-cell office:value-type="float" office:value="522.089074700481">
                <text:p>522.089074700481</text:p>
              </table:table-cell>
              <table:table-cell office:value-type="float" office:value="-1148.42396496776">
                <text:p>-1148.42396496776</text:p>
              </table:table-cell>
              <table:table-cell office:value-type="float" office:value="626.33489026728">
                <text:p>626.33489026728</text:p>
              </table:table-cell>
            </table:table-row>
            <table:table-row>
              <table:table-cell office:value-type="float" office:value="0.006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675.953040136346">
                <text:p>675.953040136346</text:p>
              </table:table-cell>
              <table:table-cell office:value-type="float" office:value="-1143.70017967351">
                <text:p>-1143.70017967351</text:p>
              </table:table-cell>
              <table:table-cell office:value-type="float" office:value="467.74713953717">
                <text:p>467.74713953717</text:p>
              </table:table-cell>
            </table:table-row>
            <table:table-row>
              <table:table-cell office:value-type="float" office:value="0.00625">
                <text:p>0</text:p>
              </table:table-cell>
              <table:table-cell office:value-type="float" office:value="0.00625">
                <text:p>0.00625</text:p>
              </table:table-cell>
              <table:table-cell office:value-type="float" office:value="813.172798364532">
                <text:p>813.172798364532</text:p>
              </table:table-cell>
              <table:table-cell office:value-type="float" office:value="-1110.81470023243">
                <text:p>-1110.81470023243</text:p>
              </table:table-cell>
              <table:table-cell office:value-type="float" office:value="297.641901867897">
                <text:p>297.641901867897</text:p>
              </table:table-cell>
            </table:table-row>
            <table:table-row>
              <table:table-cell office:value-type="float" office:value="0.0065">
                <text:p>0</text:p>
              </table:table-cell>
              <table:table-cell office:value-type="float" office:value="0.0065">
                <text:p>0.0065</text:p>
              </table:table-cell>
              <table:table-cell office:value-type="float" office:value="930.369543531191">
                <text:p>930.369543531191</text:p>
              </table:table-cell>
              <table:table-cell office:value-type="float" office:value="-1050.57727628899">
                <text:p>-1050.57727628899</text:p>
              </table:table-cell>
              <table:table-cell office:value-type="float" office:value="120.207732757799">
                <text:p>120.207732757799</text:p>
              </table:table-cell>
            </table:table-row>
            <table:table-row>
              <table:table-cell office:value-type="float" office:value="0.00675">
                <text:p>0</text:p>
              </table:table-cell>
              <table:table-cell office:value-type="float" office:value="0.00675">
                <text:p>0.00675</text:p>
              </table:table-cell>
              <table:table-cell office:value-type="float" office:value="1024.65750281662">
                <text:p>1024.65750281662</text:p>
              </table:table-cell>
              <table:table-cell office:value-type="float" office:value="-964.471153137237">
                <text:p>-964.471153137237</text:p>
              </table:table-cell>
              <table:table-cell office:value-type="float" office:value="-60.1863496793871">
                <text:p>-60.1863496793871</text:p>
              </table:table-cell>
            </table:table-row>
            <table:table-row>
              <table:table-cell office:value-type="float" office:value="0.007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1093.71499373943">
                <text:p>1093.71499373943</text:p>
              </table:table-cell>
              <table:table-cell office:value-type="float" office:value="-854.616549299002">
                <text:p>-854.616549299002</text:p>
              </table:table-cell>
              <table:table-cell office:value-type="float" office:value="-239.098444440424">
                <text:p>-239.098444440424</text:p>
              </table:table-cell>
            </table:table-row>
            <table:table-row>
              <table:table-cell office:value-type="float" office:value="0.00725">
                <text:p>0</text:p>
              </table:table-cell>
              <table:table-cell office:value-type="float" office:value="0.00725">
                <text:p>0.00725</text:p>
              </table:table-cell>
              <table:table-cell office:value-type="float" office:value="1135.84159168441">
                <text:p>1135.84159168441</text:p>
              </table:table-cell>
              <table:table-cell office:value-type="float" office:value="-723.718449707311">
                <text:p>-723.718449707311</text:p>
              </table:table-cell>
              <table:table-cell office:value-type="float" office:value="-412.123141977097">
                <text:p>-412.123141977097</text:p>
              </table:table-cell>
            </table:table-row>
            <table:table-row>
              <table:table-cell office:value-type="float" office:value="0.0075">
                <text:p>0</text:p>
              </table:table-cell>
              <table:table-cell office:value-type="float" office:value="0.0075">
                <text:p>0.0075</text:p>
              </table:table-cell>
              <table:table-cell office:value-type="float" office:value="1150">
                <text:p>1150</text:p>
              </table:table-cell>
              <table:table-cell office:value-type="float" office:value="-574.999999999996">
                <text:p>-574.999999999996</text:p>
              </table:table-cell>
              <table:table-cell office:value-type="float" office:value="-575.000000000002">
                <text:p>-575.000000000002</text:p>
              </table:table-cell>
            </table:table-row>
            <table:table-row>
              <table:table-cell office:value-type="float" office:value="0.00775000000000001">
                <text:p>0</text:p>
              </table:table-cell>
              <table:table-cell office:value-type="float" office:value="0.00775000000000001">
                <text:p>0.00775000000000001</text:p>
              </table:table-cell>
              <table:table-cell office:value-type="float" office:value="1135.84159168441">
                <text:p>1135.84159168441</text:p>
              </table:table-cell>
              <table:table-cell office:value-type="float" office:value="-412.123141977092">
                <text:p>-412.123141977092</text:p>
              </table:table-cell>
              <table:table-cell office:value-type="float" office:value="-723.718449707313">
                <text:p>-723.718449707313</text:p>
              </table:table-cell>
            </table:table-row>
            <table:table-row>
              <table:table-cell office:value-type="float" office:value="0.00800000000000001">
                <text:p>0</text:p>
              </table:table-cell>
              <table:table-cell office:value-type="float" office:value="0.00800000000000001">
                <text:p>0.00800000000000001</text:p>
              </table:table-cell>
              <table:table-cell office:value-type="float" office:value="1093.71499373943">
                <text:p>1093.71499373943</text:p>
              </table:table-cell>
              <table:table-cell office:value-type="float" office:value="-239.098444440421">
                <text:p>-239.098444440421</text:p>
              </table:table-cell>
              <table:table-cell office:value-type="float" office:value="-854.616549299004">
                <text:p>-854.616549299004</text:p>
              </table:table-cell>
            </table:table-row>
            <table:table-row>
              <table:table-cell office:value-type="float" office:value="0.00825000000000001">
                <text:p>0</text:p>
              </table:table-cell>
              <table:table-cell office:value-type="float" office:value="0.00825000000000001">
                <text:p>0.00825000000000001</text:p>
              </table:table-cell>
              <table:table-cell office:value-type="float" office:value="1024.65750281662">
                <text:p>1024.65750281662</text:p>
              </table:table-cell>
              <table:table-cell office:value-type="float" office:value="-60.1863496793821">
                <text:p>-60.1863496793821</text:p>
              </table:table-cell>
              <table:table-cell office:value-type="float" office:value="-964.471153137239">
                <text:p>-964.471153137239</text:p>
              </table:table-cell>
            </table:table-row>
            <table:table-row>
              <table:table-cell office:value-type="float" office:value="0.00850000000000001">
                <text:p>0</text:p>
              </table:table-cell>
              <table:table-cell office:value-type="float" office:value="0.00850000000000001">
                <text:p>0.00850000000000001</text:p>
              </table:table-cell>
              <table:table-cell office:value-type="float" office:value="930.369543531188">
                <text:p>930.369543531188</text:p>
              </table:table-cell>
              <table:table-cell office:value-type="float" office:value="120.207732757806">
                <text:p>120.207732757806</text:p>
              </table:table-cell>
              <table:table-cell office:value-type="float" office:value="-1050.57727628899">
                <text:p>-1050.57727628899</text:p>
              </table:table-cell>
            </table:table-row>
            <table:table-row>
              <table:table-cell office:value-type="float" office:value="0.00875000000000001">
                <text:p>0</text:p>
              </table:table-cell>
              <table:table-cell office:value-type="float" office:value="0.00875000000000001">
                <text:p>0.00875000000000001</text:p>
              </table:table-cell>
              <table:table-cell office:value-type="float" office:value="813.172798364526">
                <text:p>813.172798364526</text:p>
              </table:table-cell>
              <table:table-cell office:value-type="float" office:value="297.641901867904">
                <text:p>297.641901867904</text:p>
              </table:table-cell>
              <table:table-cell office:value-type="float" office:value="-1110.81470023243">
                <text:p>-1110.81470023243</text:p>
              </table:table-cell>
            </table:table-row>
            <table:table-row>
              <table:table-cell office:value-type="float" office:value="0.00900000000000001">
                <text:p>0</text:p>
              </table:table-cell>
              <table:table-cell office:value-type="float" office:value="0.00900000000000001">
                <text:p>0.00900000000000001</text:p>
              </table:table-cell>
              <table:table-cell office:value-type="float" office:value="675.953040136341">
                <text:p>675.953040136341</text:p>
              </table:table-cell>
              <table:table-cell office:value-type="float" office:value="467.747139537174">
                <text:p>467.747139537174</text:p>
              </table:table-cell>
              <table:table-cell office:value-type="float" office:value="-1143.70017967351">
                <text:p>-1143.70017967351</text:p>
              </table:table-cell>
            </table:table-row>
            <table:table-row>
              <table:table-cell office:value-type="float" office:value="0.00925000000000001">
                <text:p>0</text:p>
              </table:table-cell>
              <table:table-cell office:value-type="float" office:value="0.00925000000000001">
                <text:p>0.00925000000000001</text:p>
              </table:table-cell>
              <table:table-cell office:value-type="float" office:value="522.089074700475">
                <text:p>522.089074700475</text:p>
              </table:table-cell>
              <table:table-cell office:value-type="float" office:value="626.334890267284">
                <text:p>626.334890267284</text:p>
              </table:table-cell>
              <table:table-cell office:value-type="float" office:value="-1148.42396496776">
                <text:p>-1148.42396496776</text:p>
              </table:table-cell>
            </table:table-row>
            <table:table-row>
              <table:table-cell office:value-type="float" office:value="0.00950000000000001">
                <text:p>0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355.369543531184">
                <text:p>355.369543531184</text:p>
              </table:table-cell>
              <table:table-cell office:value-type="float" office:value="769.50019731269">
                <text:p>769.50019731269</text:p>
              </table:table-cell>
              <table:table-cell office:value-type="float" office:value="-1124.86974084388">
                <text:p>-1124.86974084388</text:p>
              </table:table-cell>
            </table:table-row>
            <table:table-row>
              <table:table-cell office:value-type="float" office:value="0.00975000000000001">
                <text:p>0</text:p>
              </table:table-cell>
              <table:table-cell office:value-type="float" office:value="0.00975000000000001">
                <text:p>0.00975000000000001</text:p>
              </table:table-cell>
              <table:table-cell office:value-type="float" office:value="179.899634796261">
                <text:p>179.899634796261</text:p>
              </table:table-cell>
              <table:table-cell office:value-type="float" office:value="893.71785567552">
                <text:p>893.71785567552</text:p>
              </table:table-cell>
              <table:table-cell office:value-type="float" office:value="-1073.61749047178">
                <text:p>-1073.61749047178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.00000000000366311758491474">
                <text:p>-0.00000000000366311758491474</text:p>
              </table:table-cell>
              <table:table-cell office:value-type="float" office:value="995.929214352107">
                <text:p>995.929214352107</text:p>
              </table:table-cell>
              <table:table-cell office:value-type="float" office:value="-995.929214352101">
                <text:p>-995.929214352101</text:p>
              </table:table-cell>
            </table:table-row>
            <table:table-row>
              <table:table-cell office:value-type="float" office:value="0.01025">
                <text:p>0</text:p>
              </table:table-cell>
              <table:table-cell office:value-type="float" office:value="0.01025">
                <text:p>0.01025</text:p>
              </table:table-cell>
              <table:table-cell office:value-type="float" office:value="-179.89963479627">
                <text:p>-179.89963479627</text:p>
              </table:table-cell>
              <table:table-cell office:value-type="float" office:value="1073.61749047178">
                <text:p>1073.61749047178</text:p>
              </table:table-cell>
              <table:table-cell office:value-type="float" office:value="-893.717855675512">
                <text:p>-893.717855675512</text:p>
              </table:table-cell>
            </table:table-row>
            <table:table-row>
              <table:table-cell office:value-type="float" office:value="0.0105">
                <text:p>0</text:p>
              </table:table-cell>
              <table:table-cell office:value-type="float" office:value="0.0105">
                <text:p>0.0105</text:p>
              </table:table-cell>
              <table:table-cell office:value-type="float" office:value="-355.369543531195">
                <text:p>-355.369543531195</text:p>
              </table:table-cell>
              <table:table-cell office:value-type="float" office:value="1124.86974084388">
                <text:p>1124.86974084388</text:p>
              </table:table-cell>
              <table:table-cell office:value-type="float" office:value="-769.500197312683">
                <text:p>-769.500197312683</text:p>
              </table:table-cell>
            </table:table-row>
            <table:table-row>
              <table:table-cell office:value-type="float" office:value="0.01075">
                <text:p>0</text:p>
              </table:table-cell>
              <table:table-cell office:value-type="float" office:value="0.01075">
                <text:p>0.01075</text:p>
              </table:table-cell>
              <table:table-cell office:value-type="float" office:value="-522.089074700485">
                <text:p>-522.089074700485</text:p>
              </table:table-cell>
              <table:table-cell office:value-type="float" office:value="1148.42396496776">
                <text:p>1148.42396496776</text:p>
              </table:table-cell>
              <table:table-cell office:value-type="float" office:value="-626.334890267278">
                <text:p>-626.334890267278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-675.953040136349">
                <text:p>-675.953040136349</text:p>
              </table:table-cell>
              <table:table-cell office:value-type="float" office:value="1143.70017967351">
                <text:p>1143.70017967351</text:p>
              </table:table-cell>
              <table:table-cell office:value-type="float" office:value="-467.747139537166">
                <text:p>-467.747139537166</text:p>
              </table:table-cell>
            </table:table-row>
            <table:table-row>
              <table:table-cell office:value-type="float" office:value="0.01125">
                <text:p>0</text:p>
              </table:table-cell>
              <table:table-cell office:value-type="float" office:value="0.01125">
                <text:p>0.01125</text:p>
              </table:table-cell>
              <table:table-cell office:value-type="float" office:value="-813.172798364533">
                <text:p>-813.172798364533</text:p>
              </table:table-cell>
              <table:table-cell office:value-type="float" office:value="1110.81470023243">
                <text:p>1110.81470023243</text:p>
              </table:table-cell>
              <table:table-cell office:value-type="float" office:value="-297.641901867893">
                <text:p>-297.641901867893</text:p>
              </table:table-cell>
            </table:table-row>
            <table:table-row>
              <table:table-cell office:value-type="float" office:value="0.0115">
                <text:p>0</text:p>
              </table:table-cell>
              <table:table-cell office:value-type="float" office:value="0.0115">
                <text:p>0.0115</text:p>
              </table:table-cell>
              <table:table-cell office:value-type="float" office:value="-930.369543531193">
                <text:p>-930.369543531193</text:p>
              </table:table-cell>
              <table:table-cell office:value-type="float" office:value="1050.57727628899">
                <text:p>1050.57727628899</text:p>
              </table:table-cell>
              <table:table-cell office:value-type="float" office:value="-120.207732757797">
                <text:p>-120.207732757797</text:p>
              </table:table-cell>
            </table:table-row>
            <table:table-row>
              <table:table-cell office:value-type="float" office:value="0.01175">
                <text:p>0</text:p>
              </table:table-cell>
              <table:table-cell office:value-type="float" office:value="0.01175">
                <text:p>0.01175</text:p>
              </table:table-cell>
              <table:table-cell office:value-type="float" office:value="-1024.65750281663">
                <text:p>-1024.65750281663</text:p>
              </table:table-cell>
              <table:table-cell office:value-type="float" office:value="964.471153137235">
                <text:p>964.471153137235</text:p>
              </table:table-cell>
              <table:table-cell office:value-type="float" office:value="60.1863496793912">
                <text:p>60.1863496793912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-1093.71499373943">
                <text:p>-1093.71499373943</text:p>
              </table:table-cell>
              <table:table-cell office:value-type="float" office:value="854.616549298999">
                <text:p>854.616549298999</text:p>
              </table:table-cell>
              <table:table-cell office:value-type="float" office:value="239.098444440428">
                <text:p>239.098444440428</text:p>
              </table:table-cell>
            </table:table-row>
            <table:table-row>
              <table:table-cell office:value-type="float" office:value="0.01225">
                <text:p>0</text:p>
              </table:table-cell>
              <table:table-cell office:value-type="float" office:value="0.01225">
                <text:p>0.01225</text:p>
              </table:table-cell>
              <table:table-cell office:value-type="float" office:value="-1135.84159168441">
                <text:p>-1135.84159168441</text:p>
              </table:table-cell>
              <table:table-cell office:value-type="float" office:value="723.718449707308">
                <text:p>723.718449707308</text:p>
              </table:table-cell>
              <table:table-cell office:value-type="float" office:value="412.123141977101">
                <text:p>412.123141977101</text:p>
              </table:table-cell>
            </table:table-row>
            <table:table-row>
              <table:table-cell office:value-type="float" office:value="0.0125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-1150">
                <text:p>-1150</text:p>
              </table:table-cell>
              <table:table-cell office:value-type="float" office:value="574.999999999997">
                <text:p>574.999999999997</text:p>
              </table:table-cell>
              <table:table-cell office:value-type="float" office:value="575.000000000006">
                <text:p>575.000000000006</text:p>
              </table:table-cell>
            </table:table-row>
            <table:table-row>
              <table:table-cell office:value-type="float" office:value="0.01275">
                <text:p>0</text:p>
              </table:table-cell>
              <table:table-cell office:value-type="float" office:value="0.01275">
                <text:p>0.01275</text:p>
              </table:table-cell>
              <table:table-cell office:value-type="float" office:value="-1135.84159168441">
                <text:p>-1135.84159168441</text:p>
              </table:table-cell>
              <table:table-cell office:value-type="float" office:value="412.123141977091">
                <text:p>412.123141977091</text:p>
              </table:table-cell>
              <table:table-cell office:value-type="float" office:value="723.71844970732">
                <text:p>723.71844970732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-1093.71499373942">
                <text:p>-1093.71499373942</text:p>
              </table:table-cell>
              <table:table-cell office:value-type="float" office:value="239.098444440417">
                <text:p>239.098444440417</text:p>
              </table:table-cell>
              <table:table-cell office:value-type="float" office:value="854.61654929901">
                <text:p>854.61654929901</text:p>
              </table:table-cell>
            </table:table-row>
            <table:table-row>
              <table:table-cell office:value-type="float" office:value="0.01325">
                <text:p>0</text:p>
              </table:table-cell>
              <table:table-cell office:value-type="float" office:value="0.01325">
                <text:p>0.01325</text:p>
              </table:table-cell>
              <table:table-cell office:value-type="float" office:value="-1024.65750281662">
                <text:p>-1024.65750281662</text:p>
              </table:table-cell>
              <table:table-cell office:value-type="float" office:value="60.1863496793783">
                <text:p>60.1863496793783</text:p>
              </table:table-cell>
              <table:table-cell office:value-type="float" office:value="964.471153137241">
                <text:p>964.471153137241</text:p>
              </table:table-cell>
            </table:table-row>
            <table:table-row>
              <table:table-cell office:value-type="float" office:value="0.0135">
                <text:p>0</text:p>
              </table:table-cell>
              <table:table-cell office:value-type="float" office:value="0.0135">
                <text:p>0.0135</text:p>
              </table:table-cell>
              <table:table-cell office:value-type="float" office:value="-930.369543531185">
                <text:p>-930.369543531185</text:p>
              </table:table-cell>
              <table:table-cell office:value-type="float" office:value="-120.20773275781">
                <text:p>-120.20773275781</text:p>
              </table:table-cell>
              <table:table-cell office:value-type="float" office:value="1050.57727628899">
                <text:p>1050.57727628899</text:p>
              </table:table-cell>
            </table:table-row>
            <table:table-row>
              <table:table-cell office:value-type="float" office:value="0.01375">
                <text:p>0</text:p>
              </table:table-cell>
              <table:table-cell office:value-type="float" office:value="0.01375">
                <text:p>0.01375</text:p>
              </table:table-cell>
              <table:table-cell office:value-type="float" office:value="-813.172798364525">
                <text:p>-813.172798364525</text:p>
              </table:table-cell>
              <table:table-cell office:value-type="float" office:value="-297.641901867904">
                <text:p>-297.641901867904</text:p>
              </table:table-cell>
              <table:table-cell office:value-type="float" office:value="1110.81470023243">
                <text:p>1110.81470023243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-675.953040136338">
                <text:p>-675.953040136338</text:p>
              </table:table-cell>
              <table:table-cell office:value-type="float" office:value="-467.747139537176">
                <text:p>-467.747139537176</text:p>
              </table:table-cell>
              <table:table-cell office:value-type="float" office:value="1143.70017967351">
                <text:p>1143.70017967351</text:p>
              </table:table-cell>
            </table:table-row>
            <table:table-row>
              <table:table-cell office:value-type="float" office:value="0.01425">
                <text:p>0</text:p>
              </table:table-cell>
              <table:table-cell office:value-type="float" office:value="0.01425">
                <text:p>0.01425</text:p>
              </table:table-cell>
              <table:table-cell office:value-type="float" office:value="-522.089074700471">
                <text:p>-522.089074700471</text:p>
              </table:table-cell>
              <table:table-cell office:value-type="float" office:value="-626.334890267287">
                <text:p>-626.334890267287</text:p>
              </table:table-cell>
              <table:table-cell office:value-type="float" office:value="1148.42396496776">
                <text:p>1148.42396496776</text:p>
              </table:table-cell>
            </table:table-row>
            <table:table-row>
              <table:table-cell office:value-type="float" office:value="0.0145">
                <text:p>0</text:p>
              </table:table-cell>
              <table:table-cell office:value-type="float" office:value="0.0145">
                <text:p>0.0145</text:p>
              </table:table-cell>
              <table:table-cell office:value-type="float" office:value="-355.369543531182">
                <text:p>-355.369543531182</text:p>
              </table:table-cell>
              <table:table-cell office:value-type="float" office:value="-769.500197312693">
                <text:p>-769.500197312693</text:p>
              </table:table-cell>
              <table:table-cell office:value-type="float" office:value="1124.86974084388">
                <text:p>1124.86974084388</text:p>
              </table:table-cell>
            </table:table-row>
            <table:table-row>
              <table:table-cell office:value-type="float" office:value="0.01475">
                <text:p>0</text:p>
              </table:table-cell>
              <table:table-cell office:value-type="float" office:value="0.01475">
                <text:p>0.01475</text:p>
              </table:table-cell>
              <table:table-cell office:value-type="float" office:value="-179.899634796257">
                <text:p>-179.899634796257</text:p>
              </table:table-cell>
              <table:table-cell office:value-type="float" office:value="-893.717855675522">
                <text:p>-893.717855675522</text:p>
              </table:table-cell>
              <table:table-cell office:value-type="float" office:value="1073.61749047178">
                <text:p>1073.61749047178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0000000000774873831553532">
                <text:p>0.00000000000774873831553532</text:p>
              </table:table-cell>
              <table:table-cell office:value-type="float" office:value="-995.929214352108">
                <text:p>-995.929214352108</text:p>
              </table:table-cell>
              <table:table-cell office:value-type="float" office:value="995.929214352103">
                <text:p>995.929214352103</text:p>
              </table:table-cell>
            </table:table-row>
            <table:table-row>
              <table:table-cell office:value-type="float" office:value="0.01525">
                <text:p>0</text:p>
              </table:table-cell>
              <table:table-cell office:value-type="float" office:value="0.01525">
                <text:p>0.01525</text:p>
              </table:table-cell>
              <table:table-cell office:value-type="float" office:value="179.899634796274">
                <text:p>179.899634796274</text:p>
              </table:table-cell>
              <table:table-cell office:value-type="float" office:value="-1073.61749047178">
                <text:p>-1073.61749047178</text:p>
              </table:table-cell>
              <table:table-cell office:value-type="float" office:value="893.717855675514">
                <text:p>893.717855675514</text:p>
              </table:table-cell>
            </table:table-row>
            <table:table-row>
              <table:table-cell office:value-type="float" office:value="0.0155">
                <text:p>0</text:p>
              </table:table-cell>
              <table:table-cell office:value-type="float" office:value="0.0155">
                <text:p>0.0155</text:p>
              </table:table-cell>
              <table:table-cell office:value-type="float" office:value="355.369543531199">
                <text:p>355.369543531199</text:p>
              </table:table-cell>
              <table:table-cell office:value-type="float" office:value="-1124.86974084388">
                <text:p>-1124.86974084388</text:p>
              </table:table-cell>
              <table:table-cell office:value-type="float" office:value="769.500197312683">
                <text:p>769.500197312683</text:p>
              </table:table-cell>
            </table:table-row>
            <table:table-row>
              <table:table-cell office:value-type="float" office:value="0.01575">
                <text:p>0</text:p>
              </table:table-cell>
              <table:table-cell office:value-type="float" office:value="0.01575">
                <text:p>0.01575</text:p>
              </table:table-cell>
              <table:table-cell office:value-type="float" office:value="522.089074700485">
                <text:p>522.089074700485</text:p>
              </table:table-cell>
              <table:table-cell office:value-type="float" office:value="-1148.42396496776">
                <text:p>-1148.42396496776</text:p>
              </table:table-cell>
              <table:table-cell office:value-type="float" office:value="626.334890267275">
                <text:p>626.334890267275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675.95304013635">
                <text:p>675.95304013635</text:p>
              </table:table-cell>
              <table:table-cell office:value-type="float" office:value="-1143.70017967351">
                <text:p>-1143.70017967351</text:p>
              </table:table-cell>
              <table:table-cell office:value-type="float" office:value="467.747139537162">
                <text:p>467.747139537162</text:p>
              </table:table-cell>
            </table:table-row>
            <table:table-row>
              <table:table-cell office:value-type="float" office:value="0.01625">
                <text:p>0</text:p>
              </table:table-cell>
              <table:table-cell office:value-type="float" office:value="0.01625">
                <text:p>0.01625</text:p>
              </table:table-cell>
              <table:table-cell office:value-type="float" office:value="813.172798364536">
                <text:p>813.172798364536</text:p>
              </table:table-cell>
              <table:table-cell office:value-type="float" office:value="-1110.81470023243">
                <text:p>-1110.81470023243</text:p>
              </table:table-cell>
              <table:table-cell office:value-type="float" office:value="297.64190186789">
                <text:p>297.64190186789</text:p>
              </table:table-cell>
            </table:table-row>
            <table:table-row>
              <table:table-cell office:value-type="float" office:value="0.0165">
                <text:p>0</text:p>
              </table:table-cell>
              <table:table-cell office:value-type="float" office:value="0.0165">
                <text:p>0.0165</text:p>
              </table:table-cell>
              <table:table-cell office:value-type="float" office:value="930.369543531194">
                <text:p>930.369543531194</text:p>
              </table:table-cell>
              <table:table-cell office:value-type="float" office:value="-1050.57727628899">
                <text:p>-1050.57727628899</text:p>
              </table:table-cell>
              <table:table-cell office:value-type="float" office:value="120.207732757795">
                <text:p>120.207732757795</text:p>
              </table:table-cell>
            </table:table-row>
            <table:table-row>
              <table:table-cell office:value-type="float" office:value="0.01675">
                <text:p>0</text:p>
              </table:table-cell>
              <table:table-cell office:value-type="float" office:value="0.01675">
                <text:p>0.01675</text:p>
              </table:table-cell>
              <table:table-cell office:value-type="float" office:value="1024.65750281663">
                <text:p>1024.65750281663</text:p>
              </table:table-cell>
              <table:table-cell office:value-type="float" office:value="-964.471153137233">
                <text:p>-964.471153137233</text:p>
              </table:table-cell>
              <table:table-cell office:value-type="float" office:value="-60.1863496793929">
                <text:p>-60.1863496793929</text:p>
              </table:table-cell>
            </table:table-row>
            <table:table-row>
              <table:table-cell office:value-type="float" office:value="0.017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1093.71499373943">
                <text:p>1093.71499373943</text:p>
              </table:table-cell>
              <table:table-cell office:value-type="float" office:value="-854.616549298999">
                <text:p>-854.616549298999</text:p>
              </table:table-cell>
              <table:table-cell office:value-type="float" office:value="-239.098444440428">
                <text:p>-239.098444440428</text:p>
              </table:table-cell>
            </table:table-row>
            <table:table-row>
              <table:table-cell office:value-type="float" office:value="0.01725">
                <text:p>0</text:p>
              </table:table-cell>
              <table:table-cell office:value-type="float" office:value="0.01725">
                <text:p>0.01725</text:p>
              </table:table-cell>
              <table:table-cell office:value-type="float" office:value="1135.84159168441">
                <text:p>1135.84159168441</text:p>
              </table:table-cell>
              <table:table-cell office:value-type="float" office:value="-723.718449707308">
                <text:p>-723.718449707308</text:p>
              </table:table-cell>
              <table:table-cell office:value-type="float" office:value="-412.1231419771">
                <text:p>-412.1231419771</text:p>
              </table:table-cell>
            </table:table-row>
            <table:table-row>
              <table:table-cell office:value-type="float" office:value="0.0175">
                <text:p>0</text:p>
              </table:table-cell>
              <table:table-cell office:value-type="float" office:value="0.0175">
                <text:p>0.0175</text:p>
              </table:table-cell>
              <table:table-cell office:value-type="float" office:value="1150">
                <text:p>1150</text:p>
              </table:table-cell>
              <table:table-cell office:value-type="float" office:value="-574.999999999993">
                <text:p>-574.999999999993</text:p>
              </table:table-cell>
              <table:table-cell office:value-type="float" office:value="-575.000000000005">
                <text:p>-575.000000000005</text:p>
              </table:table-cell>
            </table:table-row>
            <table:table-row>
              <table:table-cell office:value-type="float" office:value="0.01775">
                <text:p>0</text:p>
              </table:table-cell>
              <table:table-cell office:value-type="float" office:value="0.01775">
                <text:p>0.01775</text:p>
              </table:table-cell>
              <table:table-cell office:value-type="float" office:value="1135.84159168441">
                <text:p>1135.84159168441</text:p>
              </table:table-cell>
              <table:table-cell office:value-type="float" office:value="-412.123141977087">
                <text:p>-412.123141977087</text:p>
              </table:table-cell>
              <table:table-cell office:value-type="float" office:value="-723.718449707319">
                <text:p>-723.718449707319</text:p>
              </table:table-cell>
            </table:table-row>
            <table:table-row>
              <table:table-cell office:value-type="float" office:value="0.018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1093.71499373942">
                <text:p>1093.71499373942</text:p>
              </table:table-cell>
              <table:table-cell office:value-type="float" office:value="-239.098444440413">
                <text:p>-239.098444440413</text:p>
              </table:table-cell>
              <table:table-cell office:value-type="float" office:value="-854.616549299009">
                <text:p>-854.616549299009</text:p>
              </table:table-cell>
            </table:table-row>
            <table:table-row>
              <table:table-cell office:value-type="float" office:value="0.01825">
                <text:p>0</text:p>
              </table:table-cell>
              <table:table-cell office:value-type="float" office:value="0.01825">
                <text:p>0.01825</text:p>
              </table:table-cell>
              <table:table-cell office:value-type="float" office:value="1024.65750281662">
                <text:p>1024.65750281662</text:p>
              </table:table-cell>
              <table:table-cell office:value-type="float" office:value="-60.1863496793783">
                <text:p>-60.1863496793783</text:p>
              </table:table-cell>
              <table:table-cell office:value-type="float" office:value="-964.471153137244">
                <text:p>-964.471153137244</text:p>
              </table:table-cell>
            </table:table-row>
            <table:table-row>
              <table:table-cell office:value-type="float" office:value="0.0185">
                <text:p>0</text:p>
              </table:table-cell>
              <table:table-cell office:value-type="float" office:value="0.0185">
                <text:p>0.0185</text:p>
              </table:table-cell>
              <table:table-cell office:value-type="float" office:value="930.369543531184">
                <text:p>930.369543531184</text:p>
              </table:table-cell>
              <table:table-cell office:value-type="float" office:value="120.20773275781">
                <text:p>120.20773275781</text:p>
              </table:table-cell>
              <table:table-cell office:value-type="float" office:value="-1050.577276289">
                <text:p>-1050.577276289</text:p>
              </table:table-cell>
            </table:table-row>
            <table:table-row>
              <table:table-cell office:value-type="float" office:value="0.01875">
                <text:p>0</text:p>
              </table:table-cell>
              <table:table-cell office:value-type="float" office:value="0.01875">
                <text:p>0.01875</text:p>
              </table:table-cell>
              <table:table-cell office:value-type="float" office:value="813.172798364524">
                <text:p>813.172798364524</text:p>
              </table:table-cell>
              <table:table-cell office:value-type="float" office:value="297.641901867908">
                <text:p>297.641901867908</text:p>
              </table:table-cell>
              <table:table-cell office:value-type="float" office:value="-1110.81470023243">
                <text:p>-1110.81470023243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675.953040136336">
                <text:p>675.953040136336</text:p>
              </table:table-cell>
              <table:table-cell office:value-type="float" office:value="467.74713953718">
                <text:p>467.74713953718</text:p>
              </table:table-cell>
              <table:table-cell office:value-type="float" office:value="-1143.70017967352">
                <text:p>-1143.70017967352</text:p>
              </table:table-cell>
            </table:table-row>
            <table:table-row>
              <table:table-cell office:value-type="float" office:value="0.01925">
                <text:p>0</text:p>
              </table:table-cell>
              <table:table-cell office:value-type="float" office:value="0.01925">
                <text:p>0.01925</text:p>
              </table:table-cell>
              <table:table-cell office:value-type="float" office:value="522.08907470047">
                <text:p>522.08907470047</text:p>
              </table:table-cell>
              <table:table-cell office:value-type="float" office:value="626.334890267291">
                <text:p>626.334890267291</text:p>
              </table:table-cell>
              <table:table-cell office:value-type="float" office:value="-1148.42396496776">
                <text:p>-1148.42396496776</text:p>
              </table:table-cell>
            </table:table-row>
            <table:table-row>
              <table:table-cell office:value-type="float" office:value="0.0195">
                <text:p>0</text:p>
              </table:table-cell>
              <table:table-cell office:value-type="float" office:value="0.0195">
                <text:p>0.0195</text:p>
              </table:table-cell>
              <table:table-cell office:value-type="float" office:value="355.369543531181">
                <text:p>355.369543531181</text:p>
              </table:table-cell>
              <table:table-cell office:value-type="float" office:value="769.500197312693">
                <text:p>769.500197312693</text:p>
              </table:table-cell>
              <table:table-cell office:value-type="float" office:value="-1124.86974084387">
                <text:p>-1124.86974084387</text:p>
              </table:table-cell>
            </table:table-row>
            <table:table-row>
              <table:table-cell office:value-type="float" office:value="0.01975">
                <text:p>0</text:p>
              </table:table-cell>
              <table:table-cell office:value-type="float" office:value="0.01975">
                <text:p>0.01975</text:p>
              </table:table-cell>
              <table:table-cell office:value-type="float" office:value="179.899634796255">
                <text:p>179.899634796255</text:p>
              </table:table-cell>
              <table:table-cell office:value-type="float" office:value="893.717855675522">
                <text:p>893.717855675522</text:p>
              </table:table-cell>
              <table:table-cell office:value-type="float" office:value="-1073.61749047178">
                <text:p>-1073.617490471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